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  <style:font-face style:name="Ubuntu Mono1" svg:font-family="'Ubuntu Mono'"/>
    <style:font-face style:name="Ubuntu Mono2" svg:font-family="'Ubuntu Mono'" style:font-adornments="Standard" style:font-pitch="fixed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1.977cm"/>
    </style:style>
    <style:style style:name="co3" style:family="table-column">
      <style:table-column-properties fo:break-before="auto" style:column-width="2.034cm"/>
    </style:style>
    <style:style style:name="co4" style:family="table-column">
      <style:table-column-properties fo:break-before="auto" style:column-width="1.967cm"/>
    </style:style>
    <style:style style:name="co5" style:family="table-column">
      <style:table-column-properties fo:break-before="auto" style:column-width="2.064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1.815cm"/>
    </style:style>
    <style:style style:name="co8" style:family="table-column">
      <style:table-column-properties fo:break-before="auto" style:column-width="2.041cm"/>
    </style:style>
    <style:style style:name="co9" style:family="table-column">
      <style:table-column-properties fo:break-before="auto" style:column-width="2.057cm"/>
    </style:style>
    <style:style style:name="co10" style:family="table-column">
      <style:table-column-properties fo:break-before="auto" style:column-width="2.092cm"/>
    </style:style>
    <style:style style:name="co11" style:family="table-column">
      <style:table-column-properties fo:break-before="auto" style:column-width="0.601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04cm"/>
    </style:style>
    <style:style style:name="co14" style:family="table-column">
      <style:table-column-properties fo:break-before="auto" style:column-width="2.286cm"/>
    </style:style>
    <style:style style:name="co15" style:family="table-column">
      <style:table-column-properties fo:break-before="auto" style:column-width="2.3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104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44" style:family="table-cell" style:parent-style-name="Default"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Ubuntu Mono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666666" fo:wrap-option="wrap" fo:border="0.06pt solid #000000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999999" fo:wrap-option="wrap" fo:border="0.06pt solid #000000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 Mono" fo:font-size="12pt" style:font-size-asian="12pt" style:font-size-complex="12pt"/>
    </style:style>
    <style:style style:name="ce1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Ubuntu Mono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71" style:family="table-cell" style:parent-style-name="Default" style:data-style-name="N11">
      <style:table-cell-properties fo:background-color="#81d41a"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7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3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36" style:family="table-cell" style:parent-style-name="Default" style:data-style-name="N11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7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3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49" style:family="table-cell" style:parent-style-name="Default" style:data-style-name="N11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2" style:family="table-cell" style:parent-style-name="Default" style:data-style-name="N11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6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9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7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7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2" style:family="table-cell" style:parent-style-name="Default" style:data-style-name="N3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1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11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15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1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2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19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2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23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2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27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3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31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22" style:family="table-cell" style:parent-style-name="Default">
      <style:text-properties style:text-line-through-style="none" style:text-line-through-type="none" style:font-name="Ubuntu Mono" fo:font-size="12pt" style:font-size-asian="12pt" style:font-size-complex="12pt"/>
    </style:style>
    <style:style style:name="ce13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24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3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37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0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2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6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34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8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3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1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2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3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4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5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6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7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42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9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0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2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3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4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5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6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7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8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9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70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71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5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5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5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5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5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6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6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3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transparent"/>
      <style:text-properties style:font-name="Ubuntu Mono" fo:font-size="12pt" style:font-size-asian="12pt" style:font-size-complex="12pt"/>
    </style:style>
    <style:style style:name="ce1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Ubuntu Mono" fo:font-size="12pt" style:font-size-asian="12pt" style:font-size-complex="12pt"/>
    </style:style>
    <style:style style:name="ce183" style:family="table-cell" style:parent-style-name="Default" style:data-style-name="N11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4" style:family="table-cell" style:parent-style-name="Default" style:data-style-name="N11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6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8" style:family="table-cell" style:parent-style-name="Default" style:data-style-name="N11">
      <style:table-cell-properties fo:background-color="transparent" fo:wrap-option="wrap" fo:border="none"/>
      <style:text-properties fo:color="#ffbf00" style:text-outline="false" style:text-line-through-style="none" style:text-line-through-type="none" style:font-name="Ubuntu Mono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9" style:family="table-cell" style:parent-style-name="Default" style:data-style-name="N11">
      <style:table-cell-properties fo:background-color="transparent" fo:wrap-option="wrap" fo:border="none"/>
      <style:text-properties style:use-window-font-color="true" style:text-outline="false" style:text-line-through-style="solid" style:text-line-through-type="singl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1" style:family="table-cell" style:parent-style-name="Default" style:data-style-name="N11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2" style:family="table-cell" style:parent-style-name="Default" style:data-style-name="N11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fo:color="#9900ff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3" style:family="table-cell" style:parent-style-name="Default" style:data-style-name="N11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4" style:family="table-cell" style:parent-style-name="Default" style:data-style-name="N3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6" style:family="table-cell" style:parent-style-name="Default" style:data-style-name="N11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7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64" style:family="table-cell" style:parent-style-name="Default"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ext-properties style:font-name="Ubuntu Mono1" fo:font-size="12pt" style:font-size-asian="12pt" style:font-size-complex="12pt"/>
    </style:style>
    <style:style style:name="ce26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>
      <style:table-cell-properties fo:background-color="#666666"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ackground-color="#999999"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 Mono1" fo:font-size="12pt" style:font-size-asian="12pt" style:font-size-complex="12pt"/>
    </style:style>
    <style:style style:name="ce27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7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7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7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7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7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7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7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7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8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8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8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8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8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8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8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8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8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9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9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9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Ubuntu Mono1" fo:font-size="12pt" style:font-size-asian="12pt" style:font-size-complex="12pt"/>
    </style:style>
    <style:style style:name="ce29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9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9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9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0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0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0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0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0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0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0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0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1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1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1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1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1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1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1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17" style:family="table-cell" style:parent-style-name="Default" style:data-style-name="N11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1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1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20" style:family="table-cell" style:parent-style-name="Default" style:data-style-name="N11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2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2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2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2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2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2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2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2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2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3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3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3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4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4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4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4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4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4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4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4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4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4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5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5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5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5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5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5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5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5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5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6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6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6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6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6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6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6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6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6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6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7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7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7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73" style:family="table-cell" style:parent-style-name="Default" style:data-style-name="N3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7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7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7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7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7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8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8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8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8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8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9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9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9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9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9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9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9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9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9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0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0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0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0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0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0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0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0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0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0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1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1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1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1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1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1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2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2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2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2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2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2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2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2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3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3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3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3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5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5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5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5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5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5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5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5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5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6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8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8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8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8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8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9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9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9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9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9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9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1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1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1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1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1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1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1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2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2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2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4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4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4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4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4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4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4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4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4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4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6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6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6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7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7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7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7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7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7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7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8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8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9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9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0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0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0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0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0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0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0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0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0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2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2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2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2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2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2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26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2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40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4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4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4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4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4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4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47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4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4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5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5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5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5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5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56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5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5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7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7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7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6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4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2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0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8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7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5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3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2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9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5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9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9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9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9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9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9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9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9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0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0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0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0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0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0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0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0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0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1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1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1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13" style:family="table-cell" style:parent-style-name="Default">
      <style:text-properties style:text-line-through-style="none" style:text-line-through-type="none" style:font-name="Ubuntu Mono1" fo:font-size="12pt" style:font-size-asian="12pt" style:font-size-complex="12pt"/>
    </style:style>
    <style:style style:name="ce171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1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1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1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1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1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2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2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2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2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2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2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2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2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2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2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3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3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3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3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3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3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3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3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3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3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4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4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4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4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4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4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46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4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4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4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5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5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5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53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5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5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5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58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5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6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6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6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6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6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6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6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6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6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7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7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7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7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7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7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7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7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7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7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8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8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8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8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8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8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8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8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8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8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9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9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9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9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9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9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9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9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9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79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0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0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0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0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0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0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0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0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0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0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1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1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1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1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1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1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1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1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1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1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2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2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2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2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2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2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2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2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2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2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30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3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3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3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3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35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3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3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3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4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4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4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4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4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4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4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4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4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5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5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52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5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5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5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5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5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5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5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6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6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6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6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6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6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6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6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6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6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7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7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7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7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7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7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7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7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7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7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8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8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8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8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8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8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8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8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8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8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9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9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9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9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9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9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9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9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9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89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0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0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0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0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0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0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0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0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0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0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1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1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1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1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14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1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1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1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1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1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2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2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2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23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2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2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2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2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2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30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3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3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3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3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3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3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3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3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3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4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4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4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4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4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4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4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4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4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4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5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5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5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5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5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5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5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5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5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5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6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6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6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6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6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6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6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6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6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6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7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7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7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7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7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7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7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7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7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7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8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8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8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8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8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8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8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8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8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8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9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9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9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9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9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9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96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9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9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99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0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01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0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0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0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0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0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0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0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0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1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1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1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1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1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1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17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1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1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2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2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2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2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2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2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2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2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2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2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3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3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3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3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3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3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3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3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3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3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4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4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4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4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4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4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4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4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4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4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5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5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5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5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5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5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5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5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5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5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6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6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6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6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6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6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6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6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6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6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7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7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7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7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7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7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7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7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7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79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8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81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8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8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8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8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8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8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8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9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9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9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9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9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9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9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97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9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09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0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0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0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0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0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0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0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0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0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0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1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1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1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1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1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1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1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1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1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1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2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2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2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2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2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2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2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2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2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2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3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3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3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3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3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3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3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3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3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3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4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4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4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4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4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4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4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4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4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4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5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5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5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5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5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5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5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5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5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5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6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6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6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63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6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6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6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6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6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7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7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72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7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7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7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7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7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7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7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8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81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8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8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8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8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8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8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8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8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9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9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9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9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9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9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9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9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9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19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0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0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0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0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0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0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0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0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0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0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1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1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1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1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1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1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1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1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1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1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2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2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2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2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2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2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2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2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2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2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3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3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3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3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3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3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3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3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3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3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4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4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4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4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4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45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4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4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4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49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5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5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5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5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5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5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5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5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5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60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6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6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6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6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6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6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6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6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6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7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7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7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7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7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7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7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7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7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7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8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8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8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8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8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8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8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8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8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8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9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9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9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9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9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9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9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9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9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29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0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0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0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0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0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0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0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0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0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0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1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1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1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1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1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1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1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1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1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1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2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2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2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2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2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2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2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2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28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2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30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3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3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3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3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3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3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3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3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4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4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4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4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4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4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4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47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4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4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5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5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5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5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5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5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5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5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5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5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6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6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6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6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6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6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6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6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6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6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7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7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7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7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7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7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7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7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7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7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8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8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8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8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8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8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8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8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8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8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9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9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9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9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9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9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9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9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9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39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0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0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0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0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0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0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0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0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0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0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1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11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1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1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1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1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1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1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1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2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2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22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2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24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2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2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2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2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2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3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3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3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3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3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3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3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3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3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3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4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4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4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4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4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4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4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4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4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4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5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5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5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5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5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5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5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5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5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5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6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6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6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6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6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6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6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6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6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6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7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7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7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7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7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7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7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7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7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7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8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8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8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8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8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8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8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8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8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8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9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9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9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9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9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9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9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9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9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49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0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0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0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0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0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0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0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0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0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1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1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1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1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1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1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1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1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1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1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2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2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2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2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2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2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2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2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2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2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3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3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3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3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3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3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3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3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3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3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4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4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4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4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4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4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4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4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4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4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5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5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5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5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5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5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5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5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5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5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6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6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6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6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6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6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6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6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6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6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7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7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7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7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7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7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7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7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8" style:family="table-cell" style:parent-style-name="Default">
      <style:table-cell-properties fo:background-color="transparent"/>
      <style:text-properties style:font-name="Ubuntu Mono1" fo:font-size="12pt" style:font-size-asian="12pt" style:font-size-complex="12pt"/>
    </style:style>
    <style:style style:name="ce257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Ubuntu Mono1" fo:font-size="12pt" style:font-size-asian="12pt" style:font-size-complex="12pt"/>
    </style:style>
    <style:style style:name="ce2580" style:family="table-cell" style:parent-style-name="Default" style:data-style-name="N11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81" style:family="table-cell" style:parent-style-name="Default" style:data-style-name="N11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8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8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8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8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8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8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8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8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9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9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92" style:family="table-cell" style:parent-style-name="Default" style:data-style-name="N11">
      <style:table-cell-properties fo:background-color="transparent" fo:wrap-option="wrap" fo:border="none"/>
      <style:text-properties fo:color="#ffbf00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93" style:family="table-cell" style:parent-style-name="Default" style:data-style-name="N11">
      <style:table-cell-properties fo:background-color="transparent" fo:wrap-option="wrap" fo:border="none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9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9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9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9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9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59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0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0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0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0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0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0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0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0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0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0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1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1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1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1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14" style:family="table-cell" style:parent-style-name="Default" style:data-style-name="N11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15" style:family="table-cell" style:parent-style-name="Default" style:data-style-name="N11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16" style:family="table-cell" style:parent-style-name="Default" style:data-style-name="N11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1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1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1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2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2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2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2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2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2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2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27" style:family="table-cell" style:parent-style-name="Default" style:data-style-name="N3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2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3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3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3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3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3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3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3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3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3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3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4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4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4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4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4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4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4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4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4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4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5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5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5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5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5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5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5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5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58" style:family="table-cell" style:parent-style-name="Default" style:data-style-name="N11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5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6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6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6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6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6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6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6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6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6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6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7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7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7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7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7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7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7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7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7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7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8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8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8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8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8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8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8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8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8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8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9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9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9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9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9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9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9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9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9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</office:automatic-styles>
  <office:body>
    <office:spreadsheet>
      <table:calculation-settings table:automatic-find-labels="false" table:use-regular-expressions="false" table:use-wildcards="true"/>
      <table:table table:name="season3-202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7" table:default-cell-style-name="ce2"/>
        <table:table-column table:style-name="co1" table:default-cell-style-name="ce2"/>
        <table:table-column table:style-name="co8" table:default-cell-style-name="ce2"/>
        <table:table-column table:style-name="co9" table:default-cell-style-name="ce2"/>
        <table:table-column table:style-name="co2" table:default-cell-style-name="ce2"/>
        <table:table-column table:style-name="co5" table:number-columns-repeated="3" table:default-cell-style-name="ce2"/>
        <table:table-column table:style-name="co10" table:default-cell-style-name="ce2"/>
        <table:table-column table:style-name="co5" table:default-cell-style-name="ce2"/>
        <table:table-column table:style-name="co3" table:default-cell-style-name="ce2"/>
        <table:table-column table:style-name="co8" table:default-cell-style-name="ce2"/>
        <table:table-column table:style-name="co2" table:number-columns-repeated="2" table:default-cell-style-name="ce2"/>
        <table:table-column table:style-name="co11" table:default-cell-style-name="ce2"/>
        <table:table-column table:style-name="co12" table:number-columns-repeated="997" table:default-cell-style-name="ce2"/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3" calcext:value-type="float">
            <text:p>3</text:p>
          </table:table-cell>
          <table:table-cell table:style-name="ce20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32659200" calcext:value-type="float" table:number-columns-spanned="2" table:number-rows-spanned="1">
            <text:p>32.659.2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2051760" calcext:value-type="float" table:number-columns-spanned="2" table:number-rows-spanned="1">
            <text:p>2.051.760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3" calcext:value-type="float">
            <text:p>3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3" calcext:value-type="float">
            <text:p>3</text:p>
          </table:table-cell>
          <table:table-cell table:style-name="ce44" table:number-columns-repeated="9"/>
          <table:table-cell table:number-columns-repeated="997"/>
        </table:table-row>
        <table:table-row table:style-name="ro2">
          <table:table-cell table:style-name="ce44"/>
          <table:table-cell table:style-name="ce47" office:value-type="string" calcext:value-type="string">
            <text:p>MN1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1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Andre</text:p>
          </table:table-cell>
          <table:table-cell table:style-name="ce13" office:value-type="percentage" office:value="0.1478" calcext:value-type="percentage">
            <text:p>14,78 %</text:p>
          </table:table-cell>
          <table:table-cell table:style-name="ce13" office:value-type="percentage" office:value="0.1294" calcext:value-type="percentage">
            <text:p>12,94 %</text:p>
          </table:table-cell>
          <table:table-cell table:style-name="ce13" office:value-type="percentage" office:value="0.1201" calcext:value-type="percentage">
            <text:p>12,01 %</text:p>
          </table:table-cell>
          <table:table-cell table:style-name="ce13" office:value-type="percentage" office:value="0.1108" calcext:value-type="percentage">
            <text:p>11,08 %</text:p>
          </table:table-cell>
          <table:table-cell table:style-name="ce13" office:value-type="percentage" office:value="0.091" calcext:value-type="percentage">
            <text:p>9,10 %</text:p>
          </table:table-cell>
          <table:table-cell table:style-name="ce13" office:value-type="percentage" office:value="0.0785" calcext:value-type="percentage">
            <text:p>7,85 %</text:p>
          </table:table-cell>
          <table:table-cell table:style-name="ce13" office:value-type="percentage" office:value="0.0653" calcext:value-type="percentage">
            <text:p>6,53 %</text:p>
          </table:table-cell>
          <table:table-cell table:style-name="ce13" office:value-type="percentage" office:value="0.0524" calcext:value-type="percentage">
            <text:p>5,24 %</text:p>
          </table:table-cell>
          <table:table-cell table:style-name="ce13" office:value-type="percentage" office:value="0.1642" calcext:value-type="percentage">
            <text:p>16,42 %</text:p>
          </table:table-cell>
          <table:table-cell table:style-name="ce13" office:value-type="percentage" office:value="0.0244" calcext:value-type="percentage">
            <text:p>2,44 %</text:p>
          </table:table-cell>
          <table:table-cell table:style-name="ce13" office:value-type="percentage" office:value="0.0161" calcext:value-type="percentage">
            <text:p>1,61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12" table:formula="of:=[.$C$108]" office:value-type="string" office:string-value="X" calcext:value-type="string">
            <text:p>X</text:p>
          </table:table-cell>
          <table:table-cell table:style-name="ce112" table:formula="of:=[.$D$108]" office:value-type="string" office:string-value="X" calcext:value-type="string">
            <text:p>X</text:p>
          </table:table-cell>
          <table:table-cell table:style-name="ce111" table:formula="of:=[.$E$108]" office:value-type="percentage" office:value="1" calcext:value-type="percentage">
            <text:p>100,00 %</text:p>
          </table:table-cell>
          <table:table-cell table:style-name="ce112" table:formula="of:=[.$F$108]" office:value-type="string" office:string-value="X" calcext:value-type="string">
            <text:p>X</text:p>
          </table:table-cell>
          <table:table-cell table:style-name="ce112" table:formula="of:=[.$G$108]" office:value-type="string" office:string-value="X" calcext:value-type="string">
            <text:p>X</text:p>
          </table:table-cell>
          <table:table-cell table:style-name="ce112" table:formula="of:=[.$H$108]" office:value-type="string" office:string-value="X" calcext:value-type="string">
            <text:p>X</text:p>
          </table:table-cell>
          <table:table-cell table:style-name="ce112" table:formula="of:=[.$I$108]" office:value-type="string" office:string-value="X" calcext:value-type="string">
            <text:p>X</text:p>
          </table:table-cell>
          <table:table-cell table:style-name="ce112" table:formula="of:=[.$J$108]" office:value-type="string" office:string-value="X" calcext:value-type="string">
            <text:p>X</text:p>
          </table:table-cell>
          <table:table-cell table:style-name="ce161" table:formula="of:=[.$K$108]" office:value-type="string" office:string-value="NM" calcext:value-type="string">
            <text:p>NM</text:p>
          </table:table-cell>
          <table:table-cell table:style-name="ce112" table:formula="of:=[.$L$108]" office:value-type="string" office:string-value="NM" calcext:value-type="string">
            <text:p>NM</text:p>
          </table:table-cell>
          <table:table-cell table:style-name="ce112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3" office:value-type="percentage" office:value="0.0676" calcext:value-type="percentage">
            <text:p>6,76 %</text:p>
          </table:table-cell>
          <table:table-cell table:style-name="ce13" office:value-type="percentage" office:value="0.0658" calcext:value-type="percentage">
            <text:p>6,58 %</text:p>
          </table:table-cell>
          <table:table-cell table:style-name="ce13" office:value-type="percentage" office:value="0.0655" calcext:value-type="percentage">
            <text:p>6,55 %</text:p>
          </table:table-cell>
          <table:table-cell table:style-name="ce13" office:value-type="percentage" office:value="0.0679" calcext:value-type="percentage">
            <text:p>6,79 %</text:p>
          </table:table-cell>
          <table:table-cell table:style-name="ce13" office:value-type="percentage" office:value="0.0653" calcext:value-type="percentage">
            <text:p>6,53 %</text:p>
          </table:table-cell>
          <table:table-cell table:style-name="ce13" office:value-type="percentage" office:value="0.0629" calcext:value-type="percentage">
            <text:p>6,29 %</text:p>
          </table:table-cell>
          <table:table-cell table:style-name="ce13" office:value-type="percentage" office:value="0.0662" calcext:value-type="percentage">
            <text:p>6,62 %</text:p>
          </table:table-cell>
          <table:table-cell table:style-name="ce13" office:value-type="percentage" office:value="0.3111" calcext:value-type="percentage">
            <text:p>31,11 %</text:p>
          </table:table-cell>
          <table:table-cell table:style-name="ce13" office:value-type="percentage" office:value="0.0778" calcext:value-type="percentage">
            <text:p>7,78 %</text:p>
          </table:table-cell>
          <table:table-cell table:style-name="ce13" office:value-type="percentage" office:value="0.0636" calcext:value-type="percentage">
            <text:p>6,36 %</text:p>
          </table:table-cell>
          <table:table-cell table:style-name="ce13" office:value-type="percentage" office:value="0.0861" calcext:value-type="percentage">
            <text:p>8,61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11" table:formula="of:=[.$C$109]" office:value-type="percentage" office:value="1" calcext:value-type="percentage">
            <text:p>100,00 %</text:p>
          </table:table-cell>
          <table:table-cell table:style-name="ce112" table:formula="of:=[.$D$109]" office:value-type="string" office:string-value="X" calcext:value-type="string">
            <text:p>X</text:p>
          </table:table-cell>
          <table:table-cell table:style-name="ce112" table:formula="of:=[.$E$109]" office:value-type="string" office:string-value="X" calcext:value-type="string">
            <text:p>X</text:p>
          </table:table-cell>
          <table:table-cell table:style-name="ce112" table:formula="of:=[.$F$109]" office:value-type="string" office:string-value="X" calcext:value-type="string">
            <text:p>X</text:p>
          </table:table-cell>
          <table:table-cell table:style-name="ce112" table:formula="of:=[.$G$109]" office:value-type="string" office:string-value="X" calcext:value-type="string">
            <text:p>X</text:p>
          </table:table-cell>
          <table:table-cell table:style-name="ce112" table:formula="of:=[.$H$109]" office:value-type="string" office:string-value="X" calcext:value-type="string">
            <text:p>X</text:p>
          </table:table-cell>
          <table:table-cell table:style-name="ce112" table:formula="of:=[.$I$109]" office:value-type="string" office:string-value="X" calcext:value-type="string">
            <text:p>X</text:p>
          </table:table-cell>
          <table:table-cell table:style-name="ce161" table:formula="of:=[.$J$109]" office:value-type="string" office:string-value="NM" calcext:value-type="string">
            <text:p>NM</text:p>
          </table:table-cell>
          <table:table-cell table:style-name="ce112" table:formula="of:=[.$K$109]" office:value-type="string" office:string-value="X" calcext:value-type="string">
            <text:p>X</text:p>
          </table:table-cell>
          <table:table-cell table:style-name="ce112" table:formula="of:=[.$L$109]" office:value-type="string" office:string-value="NM" calcext:value-type="string">
            <text:p>NM</text:p>
          </table:table-cell>
          <table:table-cell table:style-name="ce112" table:formula="of:=[.$M$109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Dustin</text:p>
          </table:table-cell>
          <table:table-cell table:style-name="ce13" office:value-type="percentage" office:value="0.0574" calcext:value-type="percentage">
            <text:p>5,74 %</text:p>
          </table:table-cell>
          <table:table-cell table:style-name="ce13" office:value-type="percentage" office:value="0.0589" calcext:value-type="percentage">
            <text:p>5,89 %</text:p>
          </table:table-cell>
          <table:table-cell table:style-name="ce13" office:value-type="percentage" office:value="0.0594" calcext:value-type="percentage">
            <text:p>5,94 %</text:p>
          </table:table-cell>
          <table:table-cell table:style-name="ce13" office:value-type="percentage" office:value="0.0641" calcext:value-type="percentage">
            <text:p>6,41 %</text:p>
          </table:table-cell>
          <table:table-cell table:style-name="ce13" office:value-type="percentage" office:value="0.059" calcext:value-type="percentage">
            <text:p>5,90 %</text:p>
          </table:table-cell>
          <table:table-cell table:style-name="ce13" office:value-type="percentage" office:value="0.0625" calcext:value-type="percentage">
            <text:p>6,25 %</text:p>
          </table:table-cell>
          <table:table-cell table:style-name="ce13" office:value-type="percentage" office:value="0.063" calcext:value-type="percentage">
            <text:p>6,30 %</text:p>
          </table:table-cell>
          <table:table-cell table:style-name="ce13" office:value-type="percentage" office:value="0.0657" calcext:value-type="percentage">
            <text:p>6,57 %</text:p>
          </table:table-cell>
          <table:table-cell table:style-name="ce13" office:value-type="percentage" office:value="0.0787" calcext:value-type="percentage">
            <text:p>7,87 %</text:p>
          </table:table-cell>
          <table:table-cell table:style-name="ce13" office:value-type="percentage" office:value="0.3375" calcext:value-type="percentage">
            <text:p>33,75 %</text:p>
          </table:table-cell>
          <table:table-cell table:style-name="ce13" office:value-type="percentage" office:value="0.0939" calcext:value-type="percentage">
            <text:p>9,39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12" table:formula="of:=[.$C$110]" office:value-type="string" office:string-value="X" calcext:value-type="string">
            <text:p>X</text:p>
          </table:table-cell>
          <table:table-cell table:style-name="ce112" table:formula="of:=[.$D$110]" office:value-type="string" office:string-value="X" calcext:value-type="string">
            <text:p>X</text:p>
          </table:table-cell>
          <table:table-cell table:style-name="ce112" table:formula="of:=[.$E$110]" office:value-type="string" office:string-value="X" calcext:value-type="string">
            <text:p>X</text:p>
          </table:table-cell>
          <table:table-cell table:style-name="ce112" table:formula="of:=[.$F$110]" office:value-type="string" office:string-value="X" calcext:value-type="string">
            <text:p>X</text:p>
          </table:table-cell>
          <table:table-cell table:style-name="ce112" table:formula="of:=[.$G$110]" office:value-type="string" office:string-value="X" calcext:value-type="string">
            <text:p>X</text:p>
          </table:table-cell>
          <table:table-cell table:style-name="ce112" table:formula="of:=[.$H$110]" office:value-type="string" office:string-value="X" calcext:value-type="string">
            <text:p>X</text:p>
          </table:table-cell>
          <table:table-cell table:style-name="ce111" table:formula="of:=[.$I$110]" office:value-type="percentage" office:value="1" calcext:value-type="percentage">
            <text:p>100,00 %</text:p>
          </table:table-cell>
          <table:table-cell table:style-name="ce112" table:formula="of:=[.$J$110]" office:value-type="string" office:string-value="X" calcext:value-type="string">
            <text:p>X</text:p>
          </table:table-cell>
          <table:table-cell table:style-name="ce112" table:formula="of:=[.$K$110]" office:value-type="string" office:string-value="X" calcext:value-type="string">
            <text:p>X</text:p>
          </table:table-cell>
          <table:table-cell table:style-name="ce161" table:formula="of:=[.$L$110]" office:value-type="string" office:string-value="NM" calcext:value-type="string">
            <text:p>NM</text:p>
          </table:table-cell>
          <table:table-cell table:style-name="ce111" table:formula="of:=[.$M$110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3">
          <table:table-cell table:style-name="ce44"/>
          <table:table-cell table:style-name="ce48" office:value-type="string" calcext:value-type="string">
            <text:p>Jordi</text:p>
          </table:table-cell>
          <table:table-cell table:style-name="ce13" office:value-type="percentage" office:value="0.0608" calcext:value-type="percentage">
            <text:p>6,08 %</text:p>
          </table:table-cell>
          <table:table-cell table:style-name="ce13" office:value-type="percentage" office:value="0.295" calcext:value-type="percentage">
            <text:p>29,50 %</text:p>
          </table:table-cell>
          <table:table-cell table:style-name="ce13" office:value-type="percentage" office:value="0.0628" calcext:value-type="percentage">
            <text:p>6,28 %</text:p>
          </table:table-cell>
          <table:table-cell table:style-name="ce13" office:value-type="percentage" office:value="0.0678" calcext:value-type="percentage">
            <text:p>6,78 %</text:p>
          </table:table-cell>
          <table:table-cell table:style-name="ce13" office:value-type="percentage" office:value="0.0623" calcext:value-type="percentage">
            <text:p>6,23 %</text:p>
          </table:table-cell>
          <table:table-cell table:style-name="ce13" office:value-type="percentage" office:value="0.0659" calcext:value-type="percentage">
            <text:p>6,59 %</text:p>
          </table:table-cell>
          <table:table-cell table:style-name="ce13" office:value-type="percentage" office:value="0.0665" calcext:value-type="percentage">
            <text:p>6,65 %</text:p>
          </table:table-cell>
          <table:table-cell table:style-name="ce13" office:value-type="percentage" office:value="0.0692" calcext:value-type="percentage">
            <text:p>6,92 %</text:p>
          </table:table-cell>
          <table:table-cell table:style-name="ce13" office:value-type="percentage" office:value="0.0825" calcext:value-type="percentage">
            <text:p>8,25 %</text:p>
          </table:table-cell>
          <table:table-cell table:style-name="ce13" office:value-type="percentage" office:value="0.0695" calcext:value-type="percentage">
            <text:p>6,95 %</text:p>
          </table:table-cell>
          <table:table-cell table:style-name="ce13" office:value-type="percentage" office:value="0.0977" calcext:value-type="percentage">
            <text:p>9,77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12" table:formula="of:=[.$C$111]" office:value-type="string" office:string-value="X" calcext:value-type="string">
            <text:p>X</text:p>
          </table:table-cell>
          <table:table-cell table:style-name="ce142" table:formula="of:=[.$D$111]" office:value-type="percentage" office:value="1" calcext:value-type="percentage">
            <text:p>100,00 %</text:p>
          </table:table-cell>
          <table:table-cell table:style-name="ce112" table:formula="of:=[.$E$111]" office:value-type="string" office:string-value="X" calcext:value-type="string">
            <text:p>X</text:p>
          </table:table-cell>
          <table:table-cell table:style-name="ce112" table:formula="of:=[.$F$111]" office:value-type="string" office:string-value="X" calcext:value-type="string">
            <text:p>X</text:p>
          </table:table-cell>
          <table:table-cell table:style-name="ce112" table:formula="of:=[.$G$111]" office:value-type="string" office:string-value="X" calcext:value-type="string">
            <text:p>X</text:p>
          </table:table-cell>
          <table:table-cell table:style-name="ce112" table:formula="of:=[.$H$111]" office:value-type="string" office:string-value="X" calcext:value-type="string">
            <text:p>X</text:p>
          </table:table-cell>
          <table:table-cell table:style-name="ce112" table:formula="of:=[.$I$111]" office:value-type="string" office:string-value="X" calcext:value-type="string">
            <text:p>X</text:p>
          </table:table-cell>
          <table:table-cell table:style-name="ce112" table:formula="of:=[.$J$111]" office:value-type="string" office:string-value="X" calcext:value-type="string">
            <text:p>X</text:p>
          </table:table-cell>
          <table:table-cell table:style-name="ce112" table:formula="of:=[.$K$111]" office:value-type="string" office:string-value="NM" calcext:value-type="string">
            <text:p>NM</text:p>
          </table:table-cell>
          <table:table-cell table:style-name="ce112" table:formula="of:=[.$L$111]" office:value-type="string" office:string-value="NM" calcext:value-type="string">
            <text:p>NM</text:p>
          </table:table-cell>
          <table:table-cell table:style-name="ce255" table:formula="of:=[.$M$111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3">
          <table:table-cell table:style-name="ce44"/>
          <table:table-cell table:style-name="ce48" office:value-type="string" calcext:value-type="string">
            <text:p>Leon</text:p>
          </table:table-cell>
          <table:table-cell table:style-name="ce13" office:value-type="percentage" office:value="0.058" calcext:value-type="percentage">
            <text:p>5,80 %</text:p>
          </table:table-cell>
          <table:table-cell table:style-name="ce13" office:value-type="percentage" office:value="0.0594" calcext:value-type="percentage">
            <text:p>5,94 %</text:p>
          </table:table-cell>
          <table:table-cell table:style-name="ce13" office:value-type="percentage" office:value="0.06" calcext:value-type="percentage">
            <text:p>6,00 %</text:p>
          </table:table-cell>
          <table:table-cell table:style-name="ce13" office:value-type="percentage" office:value="0.3322" calcext:value-type="percentage">
            <text:p>33,22 %</text:p>
          </table:table-cell>
          <table:table-cell table:style-name="ce13" office:value-type="percentage" office:value="0.059" calcext:value-type="percentage">
            <text:p>5,90 %</text:p>
          </table:table-cell>
          <table:table-cell table:style-name="ce13" office:value-type="percentage" office:value="0.0629" calcext:value-type="percentage">
            <text:p>6,29 %</text:p>
          </table:table-cell>
          <table:table-cell table:style-name="ce13" office:value-type="percentage" office:value="0.0634" calcext:value-type="percentage">
            <text:p>6,34 %</text:p>
          </table:table-cell>
          <table:table-cell table:style-name="ce13" office:value-type="percentage" office:value="0.066" calcext:value-type="percentage">
            <text:p>6,60 %</text:p>
          </table:table-cell>
          <table:table-cell table:style-name="ce13" office:value-type="percentage" office:value="0.0789" calcext:value-type="percentage">
            <text:p>7,89 %</text:p>
          </table:table-cell>
          <table:table-cell table:style-name="ce13" office:value-type="percentage" office:value="0.0663" calcext:value-type="percentage">
            <text:p>6,63 %</text:p>
          </table:table-cell>
          <table:table-cell table:style-name="ce13" office:value-type="percentage" office:value="0.0639" calcext:value-type="percentage">
            <text:p>6,39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12" table:formula="of:=[.$C$112]" office:value-type="string" office:string-value="X" calcext:value-type="string">
            <text:p>X</text:p>
          </table:table-cell>
          <table:table-cell table:style-name="ce112" table:formula="of:=[.$D$112]" office:value-type="string" office:string-value="X" calcext:value-type="string">
            <text:p>X</text:p>
          </table:table-cell>
          <table:table-cell table:style-name="ce112" table:formula="of:=[.$E$112]" office:value-type="string" office:string-value="X" calcext:value-type="string">
            <text:p>X</text:p>
          </table:table-cell>
          <table:table-cell table:style-name="ce142" table:formula="of:=[.$F$112]" office:value-type="percentage" office:value="1" calcext:value-type="percentage">
            <text:p>100,00 %</text:p>
          </table:table-cell>
          <table:table-cell table:style-name="ce112" table:formula="of:=[.$G$112]" office:value-type="string" office:string-value="X" calcext:value-type="string">
            <text:p>X</text:p>
          </table:table-cell>
          <table:table-cell table:style-name="ce112" table:formula="of:=[.$H$112]" office:value-type="string" office:string-value="X" calcext:value-type="string">
            <text:p>X</text:p>
          </table:table-cell>
          <table:table-cell table:style-name="ce112" table:formula="of:=[.$I$112]" office:value-type="string" office:string-value="X" calcext:value-type="string">
            <text:p>X</text:p>
          </table:table-cell>
          <table:table-cell table:style-name="ce112" table:formula="of:=[.$J$112]" office:value-type="string" office:string-value="NM" calcext:value-type="string">
            <text:p>NM</text:p>
          </table:table-cell>
          <table:table-cell table:style-name="ce112" table:formula="of:=[.$K$112]" office:value-type="string" office:string-value="X" calcext:value-type="string">
            <text:p>X</text:p>
          </table:table-cell>
          <table:table-cell table:style-name="ce112" table:formula="of:=[.$L$112]" office:value-type="string" office:string-value="NM" calcext:value-type="string">
            <text:p>NM</text:p>
          </table:table-cell>
          <table:table-cell table:style-name="ce112" table:formula="of:=[.$M$112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4">
          <table:table-cell table:style-name="ce44"/>
          <table:table-cell table:style-name="ce48" office:value-type="string" calcext:value-type="string">
            <text:p>Marius</text:p>
          </table:table-cell>
          <table:table-cell table:style-name="ce13" office:value-type="percentage" office:value="0.0604" calcext:value-type="percentage">
            <text:p>6,04 %</text:p>
          </table:table-cell>
          <table:table-cell table:style-name="ce13" office:value-type="percentage" office:value="0.0619" calcext:value-type="percentage">
            <text:p>6,19 %</text:p>
          </table:table-cell>
          <table:table-cell table:style-name="ce13" office:value-type="percentage" office:value="0.2994" calcext:value-type="percentage">
            <text:p>29,94 %</text:p>
          </table:table-cell>
          <table:table-cell table:style-name="ce13" office:value-type="percentage" office:value="0.0675" calcext:value-type="percentage">
            <text:p>6,75 %</text:p>
          </table:table-cell>
          <table:table-cell table:style-name="ce13" office:value-type="percentage" office:value="0.0619" calcext:value-type="percentage">
            <text:p>6,19 %</text:p>
          </table:table-cell>
          <table:table-cell table:style-name="ce13" office:value-type="percentage" office:value="0.0655" calcext:value-type="percentage">
            <text:p>6,55 %</text:p>
          </table:table-cell>
          <table:table-cell table:style-name="ce13" office:value-type="percentage" office:value="0.0661" calcext:value-type="percentage">
            <text:p>6,61 %</text:p>
          </table:table-cell>
          <table:table-cell table:style-name="ce13" office:value-type="percentage" office:value="0.0688" calcext:value-type="percentage">
            <text:p>6,88 %</text:p>
          </table:table-cell>
          <table:table-cell table:style-name="ce13" office:value-type="percentage" office:value="0.082" calcext:value-type="percentage">
            <text:p>8,20 %</text:p>
          </table:table-cell>
          <table:table-cell table:style-name="ce13" office:value-type="percentage" office:value="0.0691" calcext:value-type="percentage">
            <text:p>6,91 %</text:p>
          </table:table-cell>
          <table:table-cell table:style-name="ce13" office:value-type="percentage" office:value="0.0973" calcext:value-type="percentage">
            <text:p>9,73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12" table:formula="of:=[.$C$113]" office:value-type="string" office:string-value="NM" calcext:value-type="string">
            <text:p>NM</text:p>
          </table:table-cell>
          <table:table-cell table:style-name="ce112" table:formula="of:=[.$D$113]" office:value-type="string" office:string-value="NM" calcext:value-type="string">
            <text:p>NM</text:p>
          </table:table-cell>
          <table:table-cell table:style-name="ce161" table:formula="of:=[.$E$113]" office:value-type="string" office:string-value="NM" calcext:value-type="string">
            <text:p>NM</text:p>
          </table:table-cell>
          <table:table-cell table:style-name="ce112" table:formula="of:=[.$F$113]" office:value-type="string" office:string-value="NM" calcext:value-type="string">
            <text:p>NM</text:p>
          </table:table-cell>
          <table:table-cell table:style-name="ce112" table:formula="of:=[.$G$113]" office:value-type="string" office:string-value="NM" calcext:value-type="string">
            <text:p>NM</text:p>
          </table:table-cell>
          <table:table-cell table:style-name="ce112" table:formula="of:=[.$H$113]" office:value-type="string" office:string-value="NM" calcext:value-type="string">
            <text:p>NM</text:p>
          </table:table-cell>
          <table:table-cell table:style-name="ce112" table:formula="of:=[.$I$113]" office:value-type="string" office:string-value="NM" calcext:value-type="string">
            <text:p>NM</text:p>
          </table:table-cell>
          <table:table-cell table:style-name="ce112" table:formula="of:=[.$J$113]" office:value-type="string" office:string-value="NM" calcext:value-type="string">
            <text:p>NM</text:p>
          </table:table-cell>
          <table:table-cell table:style-name="ce112" table:formula="of:=[.$K$113]" office:value-type="string" office:string-value="NM" calcext:value-type="string">
            <text:p>NM</text:p>
          </table:table-cell>
          <table:table-cell table:style-name="ce111" table:formula="of:=[.$L$113]" office:value-type="string" office:string-value="PM" calcext:value-type="string">
            <text:p>PM</text:p>
          </table:table-cell>
          <table:table-cell table:style-name="ce112" table:formula="of:=[.$M$113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Max</text:p>
          </table:table-cell>
          <table:table-cell table:style-name="ce13" office:value-type="percentage" office:value="0.059" calcext:value-type="percentage">
            <text:p>5,90 %</text:p>
          </table:table-cell>
          <table:table-cell table:style-name="ce13" office:value-type="percentage" office:value="0.0605" calcext:value-type="percentage">
            <text:p>6,05 %</text:p>
          </table:table-cell>
          <table:table-cell table:style-name="ce13" office:value-type="percentage" office:value="0.0611" calcext:value-type="percentage">
            <text:p>6,11 %</text:p>
          </table:table-cell>
          <table:table-cell table:style-name="ce13" office:value-type="percentage" office:value="0.066" calcext:value-type="percentage">
            <text:p>6,60 %</text:p>
          </table:table-cell>
          <table:table-cell table:style-name="ce13" office:value-type="percentage" office:value="0.0606" calcext:value-type="percentage">
            <text:p>6,06 %</text:p>
          </table:table-cell>
          <table:table-cell table:style-name="ce13" office:value-type="percentage" office:value="0.3163" calcext:value-type="percentage">
            <text:p>31,63 %</text:p>
          </table:table-cell>
          <table:table-cell table:style-name="ce13" office:value-type="percentage" office:value="0.0648" calcext:value-type="percentage">
            <text:p>6,48 %</text:p>
          </table:table-cell>
          <table:table-cell table:style-name="ce13" office:value-type="percentage" office:value="0.0674" calcext:value-type="percentage">
            <text:p>6,74 %</text:p>
          </table:table-cell>
          <table:table-cell table:style-name="ce13" office:value-type="percentage" office:value="0.0806" calcext:value-type="percentage">
            <text:p>8,06 %</text:p>
          </table:table-cell>
          <table:table-cell table:style-name="ce13" office:value-type="percentage" office:value="0.0678" calcext:value-type="percentage">
            <text:p>6,78 %</text:p>
          </table:table-cell>
          <table:table-cell table:style-name="ce13" office:value-type="percentage" office:value="0.0958" calcext:value-type="percentage">
            <text:p>9,58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12" table:formula="of:=[.$C$114]" office:value-type="string" office:string-value="X" calcext:value-type="string">
            <text:p>X</text:p>
          </table:table-cell>
          <table:table-cell table:style-name="ce112" table:formula="of:=[.$D$114]" office:value-type="string" office:string-value="X" calcext:value-type="string">
            <text:p>X</text:p>
          </table:table-cell>
          <table:table-cell table:style-name="ce112" table:formula="of:=[.$E$114]" office:value-type="string" office:string-value="X" calcext:value-type="string">
            <text:p>X</text:p>
          </table:table-cell>
          <table:table-cell table:style-name="ce112" table:formula="of:=[.$F$114]" office:value-type="string" office:string-value="NM" calcext:value-type="string">
            <text:p>NM</text:p>
          </table:table-cell>
          <table:table-cell table:style-name="ce112" table:formula="of:=[.$G$114]" office:value-type="string" office:string-value="X" calcext:value-type="string">
            <text:p>X</text:p>
          </table:table-cell>
          <table:table-cell table:style-name="ce161" table:formula="of:=[.$H$114]" office:value-type="string" office:string-value="NM" calcext:value-type="string">
            <text:p>NM</text:p>
          </table:table-cell>
          <table:table-cell table:style-name="ce112" table:formula="of:=[.$I$114]" office:value-type="string" office:string-value="X" calcext:value-type="string">
            <text:p>X</text:p>
          </table:table-cell>
          <table:table-cell table:style-name="ce162" table:formula="of:=[.$J$114]" office:value-type="percentage" office:value="1" calcext:value-type="percentage">
            <text:p>100,00 %</text:p>
          </table:table-cell>
          <table:table-cell table:style-name="ce112" table:formula="of:=[.$K$114]" office:value-type="string" office:string-value="X" calcext:value-type="string">
            <text:p>X</text:p>
          </table:table-cell>
          <table:table-cell table:style-name="ce112" table:formula="of:=[.$L$114]" office:value-type="string" office:string-value="NM" calcext:value-type="string">
            <text:p>NM</text:p>
          </table:table-cell>
          <table:table-cell table:style-name="ce112" table:formula="of:=[.$M$114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3">
          <table:table-cell table:style-name="ce44"/>
          <table:table-cell table:style-name="ce48" office:value-type="string" calcext:value-type="string">
            <text:p>Mike</text:p>
          </table:table-cell>
          <table:table-cell table:style-name="ce13" office:value-type="percentage" office:value="0.0632" calcext:value-type="percentage">
            <text:p>6,32 %</text:p>
          </table:table-cell>
          <table:table-cell table:style-name="ce13" office:value-type="percentage" office:value="0.0647" calcext:value-type="percentage">
            <text:p>6,47 %</text:p>
          </table:table-cell>
          <table:table-cell table:style-name="ce13" office:value-type="percentage" office:value="0.0653" calcext:value-type="percentage">
            <text:p>6,53 %</text:p>
          </table:table-cell>
          <table:table-cell table:style-name="ce83" office:value-type="string" calcext:value-type="string">
            <text:p>NM</text:p>
          </table:table-cell>
          <table:table-cell table:style-name="ce13" office:value-type="percentage" office:value="0.3354" calcext:value-type="percentage">
            <text:p>33,54 %</text:p>
          </table:table-cell>
          <table:table-cell table:style-name="ce13" office:value-type="percentage" office:value="0.0685" calcext:value-type="percentage">
            <text:p>6,85 %</text:p>
          </table:table-cell>
          <table:table-cell table:style-name="ce13" office:value-type="percentage" office:value="0.0691" calcext:value-type="percentage">
            <text:p>6,91 %</text:p>
          </table:table-cell>
          <table:table-cell table:style-name="ce13" office:value-type="percentage" office:value="0.0719" calcext:value-type="percentage">
            <text:p>7,19 %</text:p>
          </table:table-cell>
          <table:table-cell table:style-name="ce13" office:value-type="percentage" office:value="0.0864" calcext:value-type="percentage">
            <text:p>8,64 %</text:p>
          </table:table-cell>
          <table:table-cell table:style-name="ce13" office:value-type="percentage" office:value="0.0723" calcext:value-type="percentage">
            <text:p>7,23 %</text:p>
          </table:table-cell>
          <table:table-cell table:style-name="ce13" office:value-type="percentage" office:value="0.1031" calcext:value-type="percentage">
            <text:p>10,31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12" table:formula="of:=[.$C$115]" office:value-type="string" office:string-value="X" calcext:value-type="string">
            <text:p>X</text:p>
          </table:table-cell>
          <table:table-cell table:style-name="ce112" table:formula="of:=[.$D$115]" office:value-type="string" office:string-value="X" calcext:value-type="string">
            <text:p>X</text:p>
          </table:table-cell>
          <table:table-cell table:style-name="ce112" table:formula="of:=[.$E$115]" office:value-type="string" office:string-value="X" calcext:value-type="string">
            <text:p>X</text:p>
          </table:table-cell>
          <table:table-cell table:style-name="ce112" table:formula="of:=[.$F$115]" office:value-type="string" office:string-value="NM" calcext:value-type="string">
            <text:p>NM</text:p>
          </table:table-cell>
          <table:table-cell table:style-name="ce152" table:formula="of:=[.$G$115]" office:value-type="percentage" office:value="1" calcext:value-type="percentage">
            <text:p>100,00 %</text:p>
          </table:table-cell>
          <table:table-cell table:style-name="ce112" table:formula="of:=[.$H$115]" office:value-type="string" office:string-value="X" calcext:value-type="string">
            <text:p>X</text:p>
          </table:table-cell>
          <table:table-cell table:style-name="ce112" table:formula="of:=[.$I$115]" office:value-type="string" office:string-value="X" calcext:value-type="string">
            <text:p>X</text:p>
          </table:table-cell>
          <table:table-cell table:style-name="ce112" table:formula="of:=[.$J$115]" office:value-type="string" office:string-value="X" calcext:value-type="string">
            <text:p>X</text:p>
          </table:table-cell>
          <table:table-cell table:style-name="ce112" table:formula="of:=[.$K$115]" office:value-type="string" office:string-value="X" calcext:value-type="string">
            <text:p>X</text:p>
          </table:table-cell>
          <table:table-cell table:style-name="ce112" table:formula="of:=[.$L$115]" office:value-type="string" office:string-value="NM" calcext:value-type="string">
            <text:p>NM</text:p>
          </table:table-cell>
          <table:table-cell table:style-name="ce112" table:formula="of:=[.$M$115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Tim</text:p>
          </table:table-cell>
          <table:table-cell table:style-name="ce13" office:value-type="percentage" office:value="0.0586" calcext:value-type="percentage">
            <text:p>5,86 %</text:p>
          </table:table-cell>
          <table:table-cell table:style-name="ce13" office:value-type="percentage" office:value="0.0602" calcext:value-type="percentage">
            <text:p>6,02 %</text:p>
          </table:table-cell>
          <table:table-cell table:style-name="ce13" office:value-type="percentage" office:value="0.0607" calcext:value-type="percentage">
            <text:p>6,07 %</text:p>
          </table:table-cell>
          <table:table-cell table:style-name="ce13" office:value-type="percentage" office:value="0.0655" calcext:value-type="percentage">
            <text:p>6,55 %</text:p>
          </table:table-cell>
          <table:table-cell table:style-name="ce13" office:value-type="percentage" office:value="0.0603" calcext:value-type="percentage">
            <text:p>6,03 %</text:p>
          </table:table-cell>
          <table:table-cell table:style-name="ce13" office:value-type="percentage" office:value="0.0638" calcext:value-type="percentage">
            <text:p>6,38 %</text:p>
          </table:table-cell>
          <table:table-cell table:style-name="ce13" office:value-type="percentage" office:value="0.3209" calcext:value-type="percentage">
            <text:p>32,09 %</text:p>
          </table:table-cell>
          <table:table-cell table:style-name="ce13" office:value-type="percentage" office:value="0.067" calcext:value-type="percentage">
            <text:p>6,70 %</text:p>
          </table:table-cell>
          <table:table-cell table:style-name="ce13" office:value-type="percentage" office:value="0.0801" calcext:value-type="percentage">
            <text:p>8,01 %</text:p>
          </table:table-cell>
          <table:table-cell table:style-name="ce13" office:value-type="percentage" office:value="0.0674" calcext:value-type="percentage">
            <text:p>6,74 %</text:p>
          </table:table-cell>
          <table:table-cell table:style-name="ce13" office:value-type="percentage" office:value="0.0954" calcext:value-type="percentage">
            <text:p>9,54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12" table:formula="of:=[.$C$116]" office:value-type="string" office:string-value="X" calcext:value-type="string">
            <text:p>X</text:p>
          </table:table-cell>
          <table:table-cell table:style-name="ce112" table:formula="of:=[.$D$116]" office:value-type="string" office:string-value="X" calcext:value-type="string">
            <text:p>X</text:p>
          </table:table-cell>
          <table:table-cell table:style-name="ce112" table:formula="of:=[.$E$116]" office:value-type="string" office:string-value="X" calcext:value-type="string">
            <text:p>X</text:p>
          </table:table-cell>
          <table:table-cell table:style-name="ce112" table:formula="of:=[.$F$116]" office:value-type="string" office:string-value="X" calcext:value-type="string">
            <text:p>X</text:p>
          </table:table-cell>
          <table:table-cell table:style-name="ce112" table:formula="of:=[.$G$116]" office:value-type="string" office:string-value="X" calcext:value-type="string">
            <text:p>X</text:p>
          </table:table-cell>
          <table:table-cell table:style-name="ce111" table:formula="of:=[.$H$116]" office:value-type="percentage" office:value="1" calcext:value-type="percentage">
            <text:p>100,00 %</text:p>
          </table:table-cell>
          <table:table-cell table:style-name="ce161" table:formula="of:=[.$I$116]" office:value-type="string" office:string-value="X" calcext:value-type="string">
            <text:p>X</text:p>
          </table:table-cell>
          <table:table-cell table:style-name="ce112" table:formula="of:=[.$J$116]" office:value-type="string" office:string-value="X" calcext:value-type="string">
            <text:p>X</text:p>
          </table:table-cell>
          <table:table-cell table:style-name="ce112" table:formula="of:=[.$K$116]" office:value-type="string" office:string-value="X" calcext:value-type="string">
            <text:p>X</text:p>
          </table:table-cell>
          <table:table-cell table:style-name="ce112" table:formula="of:=[.$L$116]" office:value-type="string" office:string-value="NM" calcext:value-type="string">
            <text:p>NM</text:p>
          </table:table-cell>
          <table:table-cell table:style-name="ce112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3" office:value-type="percentage" office:value="0.288" calcext:value-type="percentage">
            <text:p>28,80 %</text:p>
          </table:table-cell>
          <table:table-cell table:style-name="ce13" office:value-type="percentage" office:value="0.0628" calcext:value-type="percentage">
            <text:p>6,28 %</text:p>
          </table:table-cell>
          <table:table-cell table:style-name="ce13" office:value-type="percentage" office:value="0.0634" calcext:value-type="percentage">
            <text:p>6,34 %</text:p>
          </table:table-cell>
          <table:table-cell table:style-name="ce13" office:value-type="percentage" office:value="0.0685" calcext:value-type="percentage">
            <text:p>6,85 %</text:p>
          </table:table-cell>
          <table:table-cell table:style-name="ce13" office:value-type="percentage" office:value="0.0629" calcext:value-type="percentage">
            <text:p>6,29 %</text:p>
          </table:table-cell>
          <table:table-cell table:style-name="ce13" office:value-type="percentage" office:value="0.0664" calcext:value-type="percentage">
            <text:p>6,64 %</text:p>
          </table:table-cell>
          <table:table-cell table:style-name="ce13" office:value-type="percentage" office:value="0.067" calcext:value-type="percentage">
            <text:p>6,70 %</text:p>
          </table:table-cell>
          <table:table-cell table:style-name="ce13" office:value-type="percentage" office:value="0.0696" calcext:value-type="percentage">
            <text:p>6,96 %</text:p>
          </table:table-cell>
          <table:table-cell table:style-name="ce13" office:value-type="percentage" office:value="0.083" calcext:value-type="percentage">
            <text:p>8,30 %</text:p>
          </table:table-cell>
          <table:table-cell table:style-name="ce13" office:value-type="percentage" office:value="0.0701" calcext:value-type="percentage">
            <text:p>7,01 %</text:p>
          </table:table-cell>
          <table:table-cell table:style-name="ce13" office:value-type="percentage" office:value="0.0983" calcext:value-type="percentage">
            <text:p>9,83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61" table:formula="of:=[.$C$117]" office:value-type="string" office:string-value="X" calcext:value-type="string">
            <text:p>X</text:p>
          </table:table-cell>
          <table:table-cell table:style-name="ce112" table:formula="of:=[.$D$117]" office:value-type="string" office:string-value="X" calcext:value-type="string">
            <text:p>X</text:p>
          </table:table-cell>
          <table:table-cell table:style-name="ce112" table:formula="of:=[.$E$117]" office:value-type="string" office:string-value="X" calcext:value-type="string">
            <text:p>X</text:p>
          </table:table-cell>
          <table:table-cell table:style-name="ce112" table:formula="of:=[.$F$117]" office:value-type="string" office:string-value="X" calcext:value-type="string">
            <text:p>X</text:p>
          </table:table-cell>
          <table:table-cell table:style-name="ce112" table:formula="of:=[.$G$117]" office:value-type="string" office:string-value="X" calcext:value-type="string">
            <text:p>X</text:p>
          </table:table-cell>
          <table:table-cell table:style-name="ce112" table:formula="of:=[.$H$117]" office:value-type="string" office:string-value="X" calcext:value-type="string">
            <text:p>X</text:p>
          </table:table-cell>
          <table:table-cell table:style-name="ce112" table:formula="of:=[.$I$117]" office:value-type="string" office:string-value="X" calcext:value-type="string">
            <text:p>X</text:p>
          </table:table-cell>
          <table:table-cell table:style-name="ce112" table:formula="of:=[.$J$117]" office:value-type="string" office:string-value="X" calcext:value-type="string">
            <text:p>X</text:p>
          </table:table-cell>
          <table:table-cell table:style-name="ce111" table:formula="of:=[.$K$117]" office:value-type="percentage" office:value="1" calcext:value-type="percentage">
            <text:p>100,00 %</text:p>
          </table:table-cell>
          <table:table-cell table:style-name="ce112" table:formula="of:=[.$L$117]" office:value-type="string" office:string-value="NM" calcext:value-type="string">
            <text:p>NM</text:p>
          </table:table-cell>
          <table:table-cell table:style-name="ce112" table:formula="of:=[.$M$117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5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2" calcext:value-type="float">
            <text:p>2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9433600" calcext:value-type="float" table:number-columns-spanned="2" table:number-rows-spanned="1">
            <text:p>29.433.6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507210" calcext:value-type="float" table:number-columns-spanned="2" table:number-rows-spanned="1">
            <text:p>507.210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2" calcext:value-type="float">
            <text:p>2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2" calcext:value-type="float">
            <text:p>2</text:p>
          </table:table-cell>
          <table:table-cell table:style-name="ce44" table:number-columns-repeated="9"/>
          <table:table-cell table:number-columns-repeated="997"/>
        </table:table-row>
        <table:table-row table:style-name="ro2">
          <table:table-cell table:style-name="ce44"/>
          <table:table-cell table:style-name="ce47" office:value-type="string" calcext:value-type="string">
            <text:p>MN2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2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Andre</text:p>
          </table:table-cell>
          <table:table-cell table:style-name="ce57" office:value-type="percentage" office:value="0.2012" calcext:value-type="percentage">
            <text:p>20,12 %</text:p>
          </table:table-cell>
          <table:table-cell table:style-name="ce57" office:value-type="percentage" office:value="0.1416" calcext:value-type="percentage">
            <text:p>14,16 %</text:p>
          </table:table-cell>
          <table:table-cell table:style-name="ce57" office:value-type="percentage" office:value="0.1279" calcext:value-type="percentage">
            <text:p>12,79 %</text:p>
          </table:table-cell>
          <table:table-cell table:style-name="ce57" office:value-type="percentage" office:value="0.1145" calcext:value-type="percentage">
            <text:p>11,45 %</text:p>
          </table:table-cell>
          <table:table-cell table:style-name="ce57" office:value-type="percentage" office:value="0.0707" calcext:value-type="percentage">
            <text:p>7,07 %</text:p>
          </table:table-cell>
          <table:table-cell table:style-name="ce57" office:value-type="percentage" office:value="0.0654" calcext:value-type="percentage">
            <text:p>6,54 %</text:p>
          </table:table-cell>
          <table:table-cell table:style-name="ce57" office:value-type="percentage" office:value="0.071" calcext:value-type="percentage">
            <text:p>7,10 %</text:p>
          </table:table-cell>
          <table:table-cell table:style-name="ce57" office:value-type="percentage" office:value="0.0455" calcext:value-type="percentage">
            <text:p>4,55 %</text:p>
          </table:table-cell>
          <table:table-cell table:style-name="ce57" office:value-type="percentage" office:value="0.1208" calcext:value-type="percentage">
            <text:p>12,08 %</text:p>
          </table:table-cell>
          <table:table-cell table:style-name="ce57" office:value-type="percentage" office:value="0.0257" calcext:value-type="percentage">
            <text:p>2,57 %</text:p>
          </table:table-cell>
          <table:table-cell table:style-name="ce57" office:value-type="percentage" office:value="0.0157" calcext:value-type="percentage">
            <text:p>1,57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43" table:formula="of:=[.$C$108]" office:value-type="string" office:string-value="X" calcext:value-type="string">
            <text:p>X</text:p>
          </table:table-cell>
          <table:table-cell table:style-name="ce116" table:formula="of:=[.$D$108]" office:value-type="string" office:string-value="X" calcext:value-type="string">
            <text:p>X</text:p>
          </table:table-cell>
          <table:table-cell table:style-name="ce115" table:formula="of:=[.$E$108]" office:value-type="percentage" office:value="1" calcext:value-type="percentage">
            <text:p>100,00 %</text:p>
          </table:table-cell>
          <table:table-cell table:style-name="ce116" table:formula="of:=[.$F$108]" office:value-type="string" office:string-value="X" calcext:value-type="string">
            <text:p>X</text:p>
          </table:table-cell>
          <table:table-cell table:style-name="ce116" table:formula="of:=[.$G$108]" office:value-type="string" office:string-value="X" calcext:value-type="string">
            <text:p>X</text:p>
          </table:table-cell>
          <table:table-cell table:style-name="ce116" table:formula="of:=[.$H$108]" office:value-type="string" office:string-value="X" calcext:value-type="string">
            <text:p>X</text:p>
          </table:table-cell>
          <table:table-cell table:style-name="ce116" table:formula="of:=[.$I$108]" office:value-type="string" office:string-value="X" calcext:value-type="string">
            <text:p>X</text:p>
          </table:table-cell>
          <table:table-cell table:style-name="ce116" table:formula="of:=[.$J$108]" office:value-type="string" office:string-value="X" calcext:value-type="string">
            <text:p>X</text:p>
          </table:table-cell>
          <table:table-cell table:style-name="ce116" table:formula="of:=[.$K$108]" office:value-type="string" office:string-value="NM" calcext:value-type="string">
            <text:p>NM</text:p>
          </table:table-cell>
          <table:table-cell table:style-name="ce116" table:formula="of:=[.$L$108]" office:value-type="string" office:string-value="NM" calcext:value-type="string">
            <text:p>NM</text:p>
          </table:table-cell>
          <table:table-cell table:style-name="ce116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7" office:value-type="percentage" office:value="0.0542" calcext:value-type="percentage">
            <text:p>5,42 %</text:p>
          </table:table-cell>
          <table:table-cell table:style-name="ce57" office:value-type="percentage" office:value="0.0582" calcext:value-type="percentage">
            <text:p>5,82 %</text:p>
          </table:table-cell>
          <table:table-cell table:style-name="ce57" office:value-type="percentage" office:value="0.0564" calcext:value-type="percentage">
            <text:p>5,64 %</text:p>
          </table:table-cell>
          <table:table-cell table:style-name="ce57" office:value-type="percentage" office:value="0.0575" calcext:value-type="percentage">
            <text:p>5,75 %</text:p>
          </table:table-cell>
          <table:table-cell table:style-name="ce57" office:value-type="percentage" office:value="0.0386" calcext:value-type="percentage">
            <text:p>3,86 %</text:p>
          </table:table-cell>
          <table:table-cell table:style-name="ce57" office:value-type="percentage" office:value="0.042" calcext:value-type="percentage">
            <text:p>4,20 %</text:p>
          </table:table-cell>
          <table:table-cell table:style-name="ce57" office:value-type="percentage" office:value="0.0564" calcext:value-type="percentage">
            <text:p>5,64 %</text:p>
          </table:table-cell>
          <table:table-cell table:style-name="ce57" office:value-type="percentage" office:value="0.4386" calcext:value-type="percentage">
            <text:p>43,86 %</text:p>
          </table:table-cell>
          <table:table-cell table:style-name="ce57" office:value-type="percentage" office:value="0.0674" calcext:value-type="percentage">
            <text:p>6,74 %</text:p>
          </table:table-cell>
          <table:table-cell table:style-name="ce57" office:value-type="percentage" office:value="0.0566" calcext:value-type="percentage">
            <text:p>5,66 %</text:p>
          </table:table-cell>
          <table:table-cell table:style-name="ce57" office:value-type="percentage" office:value="0.0742" calcext:value-type="percentage">
            <text:p>7,42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15" table:formula="of:=[.$C$109]" office:value-type="percentage" office:value="1" calcext:value-type="percentage">
            <text:p>100,00 %</text:p>
          </table:table-cell>
          <table:table-cell table:style-name="ce116" table:formula="of:=[.$D$109]" office:value-type="string" office:string-value="X" calcext:value-type="string">
            <text:p>X</text:p>
          </table:table-cell>
          <table:table-cell table:style-name="ce116" table:formula="of:=[.$E$109]" office:value-type="string" office:string-value="X" calcext:value-type="string">
            <text:p>X</text:p>
          </table:table-cell>
          <table:table-cell table:style-name="ce116" table:formula="of:=[.$F$109]" office:value-type="string" office:string-value="X" calcext:value-type="string">
            <text:p>X</text:p>
          </table:table-cell>
          <table:table-cell table:style-name="ce116" table:formula="of:=[.$G$109]" office:value-type="string" office:string-value="X" calcext:value-type="string">
            <text:p>X</text:p>
          </table:table-cell>
          <table:table-cell table:style-name="ce116" table:formula="of:=[.$H$109]" office:value-type="string" office:string-value="X" calcext:value-type="string">
            <text:p>X</text:p>
          </table:table-cell>
          <table:table-cell table:style-name="ce116" table:formula="of:=[.$I$109]" office:value-type="string" office:string-value="X" calcext:value-type="string">
            <text:p>X</text:p>
          </table:table-cell>
          <table:table-cell table:style-name="ce143" table:formula="of:=[.$J$109]" office:value-type="string" office:string-value="NM" calcext:value-type="string">
            <text:p>NM</text:p>
          </table:table-cell>
          <table:table-cell table:style-name="ce116" table:formula="of:=[.$K$109]" office:value-type="string" office:string-value="X" calcext:value-type="string">
            <text:p>X</text:p>
          </table:table-cell>
          <table:table-cell table:style-name="ce116" table:formula="of:=[.$L$109]" office:value-type="string" office:string-value="NM" calcext:value-type="string">
            <text:p>NM</text:p>
          </table:table-cell>
          <table:table-cell table:style-name="ce116" table:formula="of:=[.$M$109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Dustin</text:p>
          </table:table-cell>
          <table:table-cell table:style-name="ce57" office:value-type="percentage" office:value="0.0652" calcext:value-type="percentage">
            <text:p>6,52 %</text:p>
          </table:table-cell>
          <table:table-cell table:style-name="ce57" office:value-type="percentage" office:value="0.0663" calcext:value-type="percentage">
            <text:p>6,63 %</text:p>
          </table:table-cell>
          <table:table-cell table:style-name="ce57" office:value-type="percentage" office:value="0.0732" calcext:value-type="percentage">
            <text:p>7,32 %</text:p>
          </table:table-cell>
          <table:table-cell table:style-name="ce57" office:value-type="percentage" office:value="0.0708" calcext:value-type="percentage">
            <text:p>7,08 %</text:p>
          </table:table-cell>
          <table:table-cell table:style-name="ce57" office:value-type="percentage" office:value="0.0552" calcext:value-type="percentage">
            <text:p>5,52 %</text:p>
          </table:table-cell>
          <table:table-cell table:style-name="ce57" office:value-type="percentage" office:value="0.0585" calcext:value-type="percentage">
            <text:p>5,85 %</text:p>
          </table:table-cell>
          <table:table-cell table:style-name="ce57" office:value-type="percentage" office:value="0.0718" calcext:value-type="percentage">
            <text:p>7,18 %</text:p>
          </table:table-cell>
          <table:table-cell table:style-name="ce57" office:value-type="percentage" office:value="0.0654" calcext:value-type="percentage">
            <text:p>6,54 %</text:p>
          </table:table-cell>
          <table:table-cell table:style-name="ce57" office:value-type="percentage" office:value="0.0881" calcext:value-type="percentage">
            <text:p>8,81 %</text:p>
          </table:table-cell>
          <table:table-cell table:style-name="ce57" office:value-type="percentage" office:value="0.2859" calcext:value-type="percentage">
            <text:p>28,59 %</text:p>
          </table:table-cell>
          <table:table-cell table:style-name="ce57" office:value-type="percentage" office:value="0.0997" calcext:value-type="percentage">
            <text:p>9,97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16" table:formula="of:=[.$C$110]" office:value-type="string" office:string-value="X" calcext:value-type="string">
            <text:p>X</text:p>
          </table:table-cell>
          <table:table-cell table:style-name="ce116" table:formula="of:=[.$D$110]" office:value-type="string" office:string-value="X" calcext:value-type="string">
            <text:p>X</text:p>
          </table:table-cell>
          <table:table-cell table:style-name="ce143" table:formula="of:=[.$E$110]" office:value-type="string" office:string-value="X" calcext:value-type="string">
            <text:p>X</text:p>
          </table:table-cell>
          <table:table-cell table:style-name="ce116" table:formula="of:=[.$F$110]" office:value-type="string" office:string-value="X" calcext:value-type="string">
            <text:p>X</text:p>
          </table:table-cell>
          <table:table-cell table:style-name="ce116" table:formula="of:=[.$G$110]" office:value-type="string" office:string-value="X" calcext:value-type="string">
            <text:p>X</text:p>
          </table:table-cell>
          <table:table-cell table:style-name="ce116" table:formula="of:=[.$H$110]" office:value-type="string" office:string-value="X" calcext:value-type="string">
            <text:p>X</text:p>
          </table:table-cell>
          <table:table-cell table:style-name="ce115" table:formula="of:=[.$I$110]" office:value-type="percentage" office:value="1" calcext:value-type="percentage">
            <text:p>100,00 %</text:p>
          </table:table-cell>
          <table:table-cell table:style-name="ce116" table:formula="of:=[.$J$110]" office:value-type="string" office:string-value="X" calcext:value-type="string">
            <text:p>X</text:p>
          </table:table-cell>
          <table:table-cell table:style-name="ce116" table:formula="of:=[.$K$110]" office:value-type="string" office:string-value="X" calcext:value-type="string">
            <text:p>X</text:p>
          </table:table-cell>
          <table:table-cell table:style-name="ce116" table:formula="of:=[.$L$110]" office:value-type="string" office:string-value="NM" calcext:value-type="string">
            <text:p>NM</text:p>
          </table:table-cell>
          <table:table-cell table:style-name="ce115" table:formula="of:=[.$M$110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Jordi</text:p>
          </table:table-cell>
          <table:table-cell table:style-name="ce57" office:value-type="percentage" office:value="0.0681" calcext:value-type="percentage">
            <text:p>6,81 %</text:p>
          </table:table-cell>
          <table:table-cell table:style-name="ce57" office:value-type="percentage" office:value="0.2486" calcext:value-type="percentage">
            <text:p>24,86 %</text:p>
          </table:table-cell>
          <table:table-cell table:style-name="ce57" office:value-type="percentage" office:value="0.0696" calcext:value-type="percentage">
            <text:p>6,96 %</text:p>
          </table:table-cell>
          <table:table-cell table:style-name="ce57" office:value-type="percentage" office:value="0.0734" calcext:value-type="percentage">
            <text:p>7,34 %</text:p>
          </table:table-cell>
          <table:table-cell table:style-name="ce57" office:value-type="percentage" office:value="0.0568" calcext:value-type="percentage">
            <text:p>5,68 %</text:p>
          </table:table-cell>
          <table:table-cell table:style-name="ce57" office:value-type="percentage" office:value="0.0601" calcext:value-type="percentage">
            <text:p>6,01 %</text:p>
          </table:table-cell>
          <table:table-cell table:style-name="ce57" office:value-type="percentage" office:value="0.076" calcext:value-type="percentage">
            <text:p>7,60 %</text:p>
          </table:table-cell>
          <table:table-cell table:style-name="ce57" office:value-type="percentage" office:value="0.0672" calcext:value-type="percentage">
            <text:p>6,72 %</text:p>
          </table:table-cell>
          <table:table-cell table:style-name="ce57" office:value-type="percentage" office:value="0.0901" calcext:value-type="percentage">
            <text:p>9,01 %</text:p>
          </table:table-cell>
          <table:table-cell table:style-name="ce57" office:value-type="percentage" office:value="0.0877" calcext:value-type="percentage">
            <text:p>8,77 %</text:p>
          </table:table-cell>
          <table:table-cell table:style-name="ce57" office:value-type="percentage" office:value="0.1023" calcext:value-type="percentage">
            <text:p>10,23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16" table:formula="of:=[.$C$111]" office:value-type="string" office:string-value="X" calcext:value-type="string">
            <text:p>X</text:p>
          </table:table-cell>
          <table:table-cell table:style-name="ce115" table:formula="of:=[.$D$111]" office:value-type="percentage" office:value="1" calcext:value-type="percentage">
            <text:p>100,00 %</text:p>
          </table:table-cell>
          <table:table-cell table:style-name="ce116" table:formula="of:=[.$E$111]" office:value-type="string" office:string-value="X" calcext:value-type="string">
            <text:p>X</text:p>
          </table:table-cell>
          <table:table-cell table:style-name="ce116" table:formula="of:=[.$F$111]" office:value-type="string" office:string-value="X" calcext:value-type="string">
            <text:p>X</text:p>
          </table:table-cell>
          <table:table-cell table:style-name="ce116" table:formula="of:=[.$G$111]" office:value-type="string" office:string-value="X" calcext:value-type="string">
            <text:p>X</text:p>
          </table:table-cell>
          <table:table-cell table:style-name="ce116" table:formula="of:=[.$H$111]" office:value-type="string" office:string-value="X" calcext:value-type="string">
            <text:p>X</text:p>
          </table:table-cell>
          <table:table-cell table:style-name="ce116" table:formula="of:=[.$I$111]" office:value-type="string" office:string-value="X" calcext:value-type="string">
            <text:p>X</text:p>
          </table:table-cell>
          <table:table-cell table:style-name="ce116" table:formula="of:=[.$J$111]" office:value-type="string" office:string-value="X" calcext:value-type="string">
            <text:p>X</text:p>
          </table:table-cell>
          <table:table-cell table:style-name="ce116" table:formula="of:=[.$K$111]" office:value-type="string" office:string-value="NM" calcext:value-type="string">
            <text:p>NM</text:p>
          </table:table-cell>
          <table:table-cell table:style-name="ce143" table:formula="of:=[.$L$111]" office:value-type="string" office:string-value="NM" calcext:value-type="string">
            <text:p>NM</text:p>
          </table:table-cell>
          <table:table-cell table:style-name="ce256" table:formula="of:=[.$M$111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Leon</text:p>
          </table:table-cell>
          <table:table-cell table:style-name="ce57" office:value-type="percentage" office:value="0.0694" calcext:value-type="percentage">
            <text:p>6,94 %</text:p>
          </table:table-cell>
          <table:table-cell table:style-name="ce57" office:value-type="percentage" office:value="0.0793" calcext:value-type="percentage">
            <text:p>7,93 %</text:p>
          </table:table-cell>
          <table:table-cell table:style-name="ce57" office:value-type="percentage" office:value="0.0718" calcext:value-type="percentage">
            <text:p>7,18 %</text:p>
          </table:table-cell>
          <table:table-cell table:style-name="ce57" office:value-type="percentage" office:value="0.3052" calcext:value-type="percentage">
            <text:p>30,52 %</text:p>
          </table:table-cell>
          <table:table-cell table:style-name="ce57" office:value-type="percentage" office:value="0.057" calcext:value-type="percentage">
            <text:p>5,70 %</text:p>
          </table:table-cell>
          <table:table-cell table:style-name="ce57" office:value-type="percentage" office:value="0.0615" calcext:value-type="percentage">
            <text:p>6,15 %</text:p>
          </table:table-cell>
          <table:table-cell table:style-name="ce57" office:value-type="percentage" office:value="0.0766" calcext:value-type="percentage">
            <text:p>7,66 %</text:p>
          </table:table-cell>
          <table:table-cell table:style-name="ce102" office:value-type="string" calcext:value-type="string">
            <text:p>NM</text:p>
          </table:table-cell>
          <table:table-cell table:style-name="ce57" office:value-type="percentage" office:value="0.0931" calcext:value-type="percentage">
            <text:p>9,31 %</text:p>
          </table:table-cell>
          <table:table-cell table:style-name="ce57" office:value-type="percentage" office:value="0.0798" calcext:value-type="percentage">
            <text:p>7,98 %</text:p>
          </table:table-cell>
          <table:table-cell table:style-name="ce57" office:value-type="percentage" office:value="0.1063" calcext:value-type="percentage">
            <text:p>10,63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16" table:formula="of:=[.$C$112]" office:value-type="string" office:string-value="X" calcext:value-type="string">
            <text:p>X</text:p>
          </table:table-cell>
          <table:table-cell table:style-name="ce143" table:formula="of:=[.$D$112]" office:value-type="string" office:string-value="X" calcext:value-type="string">
            <text:p>X</text:p>
          </table:table-cell>
          <table:table-cell table:style-name="ce116" table:formula="of:=[.$E$112]" office:value-type="string" office:string-value="X" calcext:value-type="string">
            <text:p>X</text:p>
          </table:table-cell>
          <table:table-cell table:style-name="ce115" table:formula="of:=[.$F$112]" office:value-type="percentage" office:value="1" calcext:value-type="percentage">
            <text:p>100,00 %</text:p>
          </table:table-cell>
          <table:table-cell table:style-name="ce116" table:formula="of:=[.$G$112]" office:value-type="string" office:string-value="X" calcext:value-type="string">
            <text:p>X</text:p>
          </table:table-cell>
          <table:table-cell table:style-name="ce116" table:formula="of:=[.$H$112]" office:value-type="string" office:string-value="X" calcext:value-type="string">
            <text:p>X</text:p>
          </table:table-cell>
          <table:table-cell table:style-name="ce116" table:formula="of:=[.$I$112]" office:value-type="string" office:string-value="X" calcext:value-type="string">
            <text:p>X</text:p>
          </table:table-cell>
          <table:table-cell table:style-name="ce116" table:formula="of:=[.$J$112]" office:value-type="string" office:string-value="NM" calcext:value-type="string">
            <text:p>NM</text:p>
          </table:table-cell>
          <table:table-cell table:style-name="ce116" table:formula="of:=[.$K$112]" office:value-type="string" office:string-value="X" calcext:value-type="string">
            <text:p>X</text:p>
          </table:table-cell>
          <table:table-cell table:style-name="ce116" table:formula="of:=[.$L$112]" office:value-type="string" office:string-value="NM" calcext:value-type="string">
            <text:p>NM</text:p>
          </table:table-cell>
          <table:table-cell table:style-name="ce116" table:formula="of:=[.$M$112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7" office:value-type="percentage" office:value="0.067" calcext:value-type="percentage">
            <text:p>6,70 %</text:p>
          </table:table-cell>
          <table:table-cell table:style-name="ce57" office:value-type="percentage" office:value="0.0685" calcext:value-type="percentage">
            <text:p>6,85 %</text:p>
          </table:table-cell>
          <table:table-cell table:style-name="ce57" office:value-type="percentage" office:value="0.2562" calcext:value-type="percentage">
            <text:p>25,62 %</text:p>
          </table:table-cell>
          <table:table-cell table:style-name="ce57" office:value-type="percentage" office:value="0.0722" calcext:value-type="percentage">
            <text:p>7,22 %</text:p>
          </table:table-cell>
          <table:table-cell table:style-name="ce57" office:value-type="percentage" office:value="0.0566" calcext:value-type="percentage">
            <text:p>5,66 %</text:p>
          </table:table-cell>
          <table:table-cell table:style-name="ce57" office:value-type="percentage" office:value="0.06" calcext:value-type="percentage">
            <text:p>6,00 %</text:p>
          </table:table-cell>
          <table:table-cell table:style-name="ce57" office:value-type="percentage" office:value="0.0831" calcext:value-type="percentage">
            <text:p>8,31 %</text:p>
          </table:table-cell>
          <table:table-cell table:style-name="ce57" office:value-type="percentage" office:value="0.067" calcext:value-type="percentage">
            <text:p>6,70 %</text:p>
          </table:table-cell>
          <table:table-cell table:style-name="ce57" office:value-type="percentage" office:value="0.0895" calcext:value-type="percentage">
            <text:p>8,95 %</text:p>
          </table:table-cell>
          <table:table-cell table:style-name="ce57" office:value-type="percentage" office:value="0.0783" calcext:value-type="percentage">
            <text:p>7,83 %</text:p>
          </table:table-cell>
          <table:table-cell table:style-name="ce57" office:value-type="percentage" office:value="0.1018" calcext:value-type="percentage">
            <text:p>10,18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16" table:formula="of:=[.$C$113]" office:value-type="string" office:string-value="NM" calcext:value-type="string">
            <text:p>NM</text:p>
          </table:table-cell>
          <table:table-cell table:style-name="ce116" table:formula="of:=[.$D$113]" office:value-type="string" office:string-value="NM" calcext:value-type="string">
            <text:p>NM</text:p>
          </table:table-cell>
          <table:table-cell table:style-name="ce116" table:formula="of:=[.$E$113]" office:value-type="string" office:string-value="NM" calcext:value-type="string">
            <text:p>NM</text:p>
          </table:table-cell>
          <table:table-cell table:style-name="ce116" table:formula="of:=[.$F$113]" office:value-type="string" office:string-value="NM" calcext:value-type="string">
            <text:p>NM</text:p>
          </table:table-cell>
          <table:table-cell table:style-name="ce116" table:formula="of:=[.$G$113]" office:value-type="string" office:string-value="NM" calcext:value-type="string">
            <text:p>NM</text:p>
          </table:table-cell>
          <table:table-cell table:style-name="ce116" table:formula="of:=[.$H$113]" office:value-type="string" office:string-value="NM" calcext:value-type="string">
            <text:p>NM</text:p>
          </table:table-cell>
          <table:table-cell table:style-name="ce143" table:formula="of:=[.$I$113]" office:value-type="string" office:string-value="NM" calcext:value-type="string">
            <text:p>NM</text:p>
          </table:table-cell>
          <table:table-cell table:style-name="ce116" table:formula="of:=[.$J$113]" office:value-type="string" office:string-value="NM" calcext:value-type="string">
            <text:p>NM</text:p>
          </table:table-cell>
          <table:table-cell table:style-name="ce116" table:formula="of:=[.$K$113]" office:value-type="string" office:string-value="NM" calcext:value-type="string">
            <text:p>NM</text:p>
          </table:table-cell>
          <table:table-cell table:style-name="ce115" table:formula="of:=[.$L$113]" office:value-type="string" office:string-value="PM" calcext:value-type="string">
            <text:p>PM</text:p>
          </table:table-cell>
          <table:table-cell table:style-name="ce116" table:formula="of:=[.$M$113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Max</text:p>
          </table:table-cell>
          <table:table-cell table:style-name="ce57" office:value-type="percentage" office:value="0.051" calcext:value-type="percentage">
            <text:p>5,10 %</text:p>
          </table:table-cell>
          <table:table-cell table:style-name="ce57" office:value-type="percentage" office:value="0.0556" calcext:value-type="percentage">
            <text:p>5,56 %</text:p>
          </table:table-cell>
          <table:table-cell table:style-name="ce57" office:value-type="percentage" office:value="0.0568" calcext:value-type="percentage">
            <text:p>5,68 %</text:p>
          </table:table-cell>
          <table:table-cell table:style-name="ce57" office:value-type="percentage" office:value="0.059" calcext:value-type="percentage">
            <text:p>5,90 %</text:p>
          </table:table-cell>
          <table:table-cell table:style-name="ce57" office:value-type="percentage" office:value="0.04" calcext:value-type="percentage">
            <text:p>4,00 %</text:p>
          </table:table-cell>
          <table:table-cell table:style-name="ce57" office:value-type="percentage" office:value="0.4112" calcext:value-type="percentage">
            <text:p>41,12 %</text:p>
          </table:table-cell>
          <table:table-cell table:style-name="ce57" office:value-type="percentage" office:value="0.0602" calcext:value-type="percentage">
            <text:p>6,02 %</text:p>
          </table:table-cell>
          <table:table-cell table:style-name="ce57" office:value-type="percentage" office:value="0.0473" calcext:value-type="percentage">
            <text:p>4,73 %</text:p>
          </table:table-cell>
          <table:table-cell table:style-name="ce57" office:value-type="percentage" office:value="0.0713" calcext:value-type="percentage">
            <text:p>7,13 %</text:p>
          </table:table-cell>
          <table:table-cell table:style-name="ce57" office:value-type="percentage" office:value="0.063" calcext:value-type="percentage">
            <text:p>6,30 %</text:p>
          </table:table-cell>
          <table:table-cell table:style-name="ce57" office:value-type="percentage" office:value="0.0845" calcext:value-type="percentage">
            <text:p>8,45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16" table:formula="of:=[.$C$114]" office:value-type="string" office:string-value="X" calcext:value-type="string">
            <text:p>X</text:p>
          </table:table-cell>
          <table:table-cell table:style-name="ce116" table:formula="of:=[.$D$114]" office:value-type="string" office:string-value="X" calcext:value-type="string">
            <text:p>X</text:p>
          </table:table-cell>
          <table:table-cell table:style-name="ce116" table:formula="of:=[.$E$114]" office:value-type="string" office:string-value="X" calcext:value-type="string">
            <text:p>X</text:p>
          </table:table-cell>
          <table:table-cell table:style-name="ce116" table:formula="of:=[.$F$114]" office:value-type="string" office:string-value="NM" calcext:value-type="string">
            <text:p>NM</text:p>
          </table:table-cell>
          <table:table-cell table:style-name="ce116" table:formula="of:=[.$G$114]" office:value-type="string" office:string-value="X" calcext:value-type="string">
            <text:p>X</text:p>
          </table:table-cell>
          <table:table-cell table:style-name="ce143" table:formula="of:=[.$H$114]" office:value-type="string" office:string-value="NM" calcext:value-type="string">
            <text:p>NM</text:p>
          </table:table-cell>
          <table:table-cell table:style-name="ce116" table:formula="of:=[.$I$114]" office:value-type="string" office:string-value="X" calcext:value-type="string">
            <text:p>X</text:p>
          </table:table-cell>
          <table:table-cell table:style-name="ce163" table:formula="of:=[.$J$114]" office:value-type="percentage" office:value="1" calcext:value-type="percentage">
            <text:p>100,00 %</text:p>
          </table:table-cell>
          <table:table-cell table:style-name="ce116" table:formula="of:=[.$K$114]" office:value-type="string" office:string-value="X" calcext:value-type="string">
            <text:p>X</text:p>
          </table:table-cell>
          <table:table-cell table:style-name="ce116" table:formula="of:=[.$L$114]" office:value-type="string" office:string-value="NM" calcext:value-type="string">
            <text:p>NM</text:p>
          </table:table-cell>
          <table:table-cell table:style-name="ce116" table:formula="of:=[.$M$114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3">
          <table:table-cell table:style-name="ce44"/>
          <table:table-cell table:style-name="ce48" office:value-type="string" calcext:value-type="string">
            <text:p>Mike</text:p>
          </table:table-cell>
          <table:table-cell table:style-name="ce57" office:value-type="percentage" office:value="0.0537" calcext:value-type="percentage">
            <text:p>5,37 %</text:p>
          </table:table-cell>
          <table:table-cell table:style-name="ce57" office:value-type="percentage" office:value="0.0587" calcext:value-type="percentage">
            <text:p>5,87 %</text:p>
          </table:table-cell>
          <table:table-cell table:style-name="ce57" office:value-type="percentage" office:value="0.0599" calcext:value-type="percentage">
            <text:p>5,99 %</text:p>
          </table:table-cell>
          <table:table-cell table:style-name="ce57" office:value-type="string" calcext:value-type="string">
            <text:p>NM</text:p>
          </table:table-cell>
          <table:table-cell table:style-name="ce57" office:value-type="percentage" office:value="0.4394" calcext:value-type="percentage">
            <text:p>43,94 %</text:p>
          </table:table-cell>
          <table:table-cell table:style-name="ce57" office:value-type="percentage" office:value="0.0448" calcext:value-type="percentage">
            <text:p>4,48 %</text:p>
          </table:table-cell>
          <table:table-cell table:style-name="ce57" office:value-type="percentage" office:value="0.0633" calcext:value-type="percentage">
            <text:p>6,33 %</text:p>
          </table:table-cell>
          <table:table-cell table:style-name="ce57" office:value-type="percentage" office:value="0.0486" calcext:value-type="percentage">
            <text:p>4,86 %</text:p>
          </table:table-cell>
          <table:table-cell table:style-name="ce57" office:value-type="percentage" office:value="0.0755" calcext:value-type="percentage">
            <text:p>7,55 %</text:p>
          </table:table-cell>
          <table:table-cell table:style-name="ce57" office:value-type="percentage" office:value="0.0663" calcext:value-type="percentage">
            <text:p>6,63 %</text:p>
          </table:table-cell>
          <table:table-cell table:style-name="ce57" office:value-type="percentage" office:value="0.0898" calcext:value-type="percentage">
            <text:p>8,98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16" table:formula="of:=[.$C$115]" office:value-type="string" office:string-value="X" calcext:value-type="string">
            <text:p>X</text:p>
          </table:table-cell>
          <table:table-cell table:style-name="ce116" table:formula="of:=[.$D$115]" office:value-type="string" office:string-value="X" calcext:value-type="string">
            <text:p>X</text:p>
          </table:table-cell>
          <table:table-cell table:style-name="ce116" table:formula="of:=[.$E$115]" office:value-type="string" office:string-value="X" calcext:value-type="string">
            <text:p>X</text:p>
          </table:table-cell>
          <table:table-cell table:style-name="ce116" table:formula="of:=[.$F$115]" office:value-type="string" office:string-value="NM" calcext:value-type="string">
            <text:p>NM</text:p>
          </table:table-cell>
          <table:table-cell table:style-name="ce153" table:formula="of:=[.$G$115]" office:value-type="percentage" office:value="1" calcext:value-type="percentage">
            <text:p>100,00 %</text:p>
          </table:table-cell>
          <table:table-cell table:style-name="ce116" table:formula="of:=[.$H$115]" office:value-type="string" office:string-value="X" calcext:value-type="string">
            <text:p>X</text:p>
          </table:table-cell>
          <table:table-cell table:style-name="ce116" table:formula="of:=[.$I$115]" office:value-type="string" office:string-value="X" calcext:value-type="string">
            <text:p>X</text:p>
          </table:table-cell>
          <table:table-cell table:style-name="ce116" table:formula="of:=[.$J$115]" office:value-type="string" office:string-value="X" calcext:value-type="string">
            <text:p>X</text:p>
          </table:table-cell>
          <table:table-cell table:style-name="ce116" table:formula="of:=[.$K$115]" office:value-type="string" office:string-value="X" calcext:value-type="string">
            <text:p>X</text:p>
          </table:table-cell>
          <table:table-cell table:style-name="ce116" table:formula="of:=[.$L$115]" office:value-type="string" office:string-value="NM" calcext:value-type="string">
            <text:p>NM</text:p>
          </table:table-cell>
          <table:table-cell table:style-name="ce116" table:formula="of:=[.$M$115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Tim</text:p>
          </table:table-cell>
          <table:table-cell table:style-name="ce57" office:value-type="percentage" office:value="0.0665" calcext:value-type="percentage">
            <text:p>6,65 %</text:p>
          </table:table-cell>
          <table:table-cell table:style-name="ce57" office:value-type="percentage" office:value="0.0667" calcext:value-type="percentage">
            <text:p>6,67 %</text:p>
          </table:table-cell>
          <table:table-cell table:style-name="ce57" office:value-type="percentage" office:value="0.0686" calcext:value-type="percentage">
            <text:p>6,86 %</text:p>
          </table:table-cell>
          <table:table-cell table:style-name="ce57" office:value-type="percentage" office:value="0.0789" calcext:value-type="percentage">
            <text:p>7,89 %</text:p>
          </table:table-cell>
          <table:table-cell table:style-name="ce57" office:value-type="percentage" office:value="0.0558" calcext:value-type="percentage">
            <text:p>5,58 %</text:p>
          </table:table-cell>
          <table:table-cell table:style-name="ce57" office:value-type="percentage" office:value="0.059" calcext:value-type="percentage">
            <text:p>5,90 %</text:p>
          </table:table-cell>
          <table:table-cell table:style-name="ce57" office:value-type="percentage" office:value="0.2715" calcext:value-type="percentage">
            <text:p>27,15 %</text:p>
          </table:table-cell>
          <table:table-cell table:style-name="ce57" office:value-type="percentage" office:value="0.0658" calcext:value-type="percentage">
            <text:p>6,58 %</text:p>
          </table:table-cell>
          <table:table-cell table:style-name="ce57" office:value-type="percentage" office:value="0.0889" calcext:value-type="percentage">
            <text:p>8,89 %</text:p>
          </table:table-cell>
          <table:table-cell table:style-name="ce57" office:value-type="percentage" office:value="0.0778" calcext:value-type="percentage">
            <text:p>7,78 %</text:p>
          </table:table-cell>
          <table:table-cell table:style-name="ce57" office:value-type="percentage" office:value="0.1006" calcext:value-type="percentage">
            <text:p>10,06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16" table:formula="of:=[.$C$116]" office:value-type="string" office:string-value="X" calcext:value-type="string">
            <text:p>X</text:p>
          </table:table-cell>
          <table:table-cell table:style-name="ce116" table:formula="of:=[.$D$116]" office:value-type="string" office:string-value="X" calcext:value-type="string">
            <text:p>X</text:p>
          </table:table-cell>
          <table:table-cell table:style-name="ce116" table:formula="of:=[.$E$116]" office:value-type="string" office:string-value="X" calcext:value-type="string">
            <text:p>X</text:p>
          </table:table-cell>
          <table:table-cell table:style-name="ce143" table:formula="of:=[.$F$116]" office:value-type="string" office:string-value="X" calcext:value-type="string">
            <text:p>X</text:p>
          </table:table-cell>
          <table:table-cell table:style-name="ce116" table:formula="of:=[.$G$116]" office:value-type="string" office:string-value="X" calcext:value-type="string">
            <text:p>X</text:p>
          </table:table-cell>
          <table:table-cell table:style-name="ce115" table:formula="of:=[.$H$116]" office:value-type="percentage" office:value="1" calcext:value-type="percentage">
            <text:p>100,00 %</text:p>
          </table:table-cell>
          <table:table-cell table:style-name="ce116" table:formula="of:=[.$I$116]" office:value-type="string" office:string-value="X" calcext:value-type="string">
            <text:p>X</text:p>
          </table:table-cell>
          <table:table-cell table:style-name="ce116" table:formula="of:=[.$J$116]" office:value-type="string" office:string-value="X" calcext:value-type="string">
            <text:p>X</text:p>
          </table:table-cell>
          <table:table-cell table:style-name="ce116" table:formula="of:=[.$K$116]" office:value-type="string" office:string-value="X" calcext:value-type="string">
            <text:p>X</text:p>
          </table:table-cell>
          <table:table-cell table:style-name="ce116" table:formula="of:=[.$L$116]" office:value-type="string" office:string-value="NM" calcext:value-type="string">
            <text:p>NM</text:p>
          </table:table-cell>
          <table:table-cell table:style-name="ce116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3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57" office:value-type="percentage" office:value="0.2226" calcext:value-type="percentage">
            <text:p>22,26 %</text:p>
          </table:table-cell>
          <table:table-cell table:style-name="ce57" office:value-type="percentage" office:value="0.0718" calcext:value-type="percentage">
            <text:p>7,18 %</text:p>
          </table:table-cell>
          <table:table-cell table:style-name="ce57" office:value-type="percentage" office:value="0.0731" calcext:value-type="percentage">
            <text:p>7,31 %</text:p>
          </table:table-cell>
          <table:table-cell table:style-name="ce57" office:value-type="percentage" office:value="0.0768" calcext:value-type="percentage">
            <text:p>7,68 %</text:p>
          </table:table-cell>
          <table:table-cell table:style-name="ce57" office:value-type="percentage" office:value="0.0574" calcext:value-type="percentage">
            <text:p>5,74 %</text:p>
          </table:table-cell>
          <table:table-cell table:style-name="ce57" office:value-type="percentage" office:value="0.061" calcext:value-type="percentage">
            <text:p>6,10 %</text:p>
          </table:table-cell>
          <table:table-cell table:style-name="ce57" office:value-type="percentage" office:value="0.0773" calcext:value-type="percentage">
            <text:p>7,73 %</text:p>
          </table:table-cell>
          <table:table-cell table:style-name="ce57" office:value-type="percentage" office:value="0.0682" calcext:value-type="percentage">
            <text:p>6,82 %</text:p>
          </table:table-cell>
          <table:table-cell table:style-name="ce57" office:value-type="percentage" office:value="0.1075" calcext:value-type="percentage">
            <text:p>10,75 %</text:p>
          </table:table-cell>
          <table:table-cell table:style-name="ce57" office:value-type="percentage" office:value="0.0813" calcext:value-type="percentage">
            <text:p>8,13 %</text:p>
          </table:table-cell>
          <table:table-cell table:style-name="ce57" office:value-type="percentage" office:value="0.103" calcext:value-type="percentage">
            <text:p>10,30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16" table:formula="of:=[.$C$117]" office:value-type="string" office:string-value="X" calcext:value-type="string">
            <text:p>X</text:p>
          </table:table-cell>
          <table:table-cell table:style-name="ce116" table:formula="of:=[.$D$117]" office:value-type="string" office:string-value="X" calcext:value-type="string">
            <text:p>X</text:p>
          </table:table-cell>
          <table:table-cell table:style-name="ce116" table:formula="of:=[.$E$117]" office:value-type="string" office:string-value="X" calcext:value-type="string">
            <text:p>X</text:p>
          </table:table-cell>
          <table:table-cell table:style-name="ce116" table:formula="of:=[.$F$117]" office:value-type="string" office:string-value="X" calcext:value-type="string">
            <text:p>X</text:p>
          </table:table-cell>
          <table:table-cell table:style-name="ce116" table:formula="of:=[.$G$117]" office:value-type="string" office:string-value="X" calcext:value-type="string">
            <text:p>X</text:p>
          </table:table-cell>
          <table:table-cell table:style-name="ce116" table:formula="of:=[.$H$117]" office:value-type="string" office:string-value="X" calcext:value-type="string">
            <text:p>X</text:p>
          </table:table-cell>
          <table:table-cell table:style-name="ce116" table:formula="of:=[.$I$117]" office:value-type="string" office:string-value="X" calcext:value-type="string">
            <text:p>X</text:p>
          </table:table-cell>
          <table:table-cell table:style-name="ce116" table:formula="of:=[.$J$117]" office:value-type="string" office:string-value="X" calcext:value-type="string">
            <text:p>X</text:p>
          </table:table-cell>
          <table:table-cell table:style-name="ce171" table:formula="of:=[.$K$117]" office:value-type="percentage" office:value="1" calcext:value-type="percentage">
            <text:p>100,00 %</text:p>
          </table:table-cell>
          <table:table-cell table:style-name="ce116" table:formula="of:=[.$L$117]" office:value-type="string" office:string-value="NM" calcext:value-type="string">
            <text:p>NM</text:p>
          </table:table-cell>
          <table:table-cell table:style-name="ce116" table:formula="of:=[.$M$117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2" calcext:value-type="float">
            <text:p>2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6560800" calcext:value-type="float" table:number-columns-spanned="2" table:number-rows-spanned="1">
            <text:p>26.560.8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21660" calcext:value-type="float" table:number-columns-spanned="2" table:number-rows-spanned="1">
            <text:p>121.660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2" calcext:value-type="float">
            <text:p>2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2" calcext:value-type="float">
            <text:p>2</text:p>
          </table:table-cell>
          <table:table-cell table:style-name="ce44" table:number-columns-repeated="9"/>
          <table:table-cell table:number-columns-repeated="997"/>
        </table:table-row>
        <table:table-row table:style-name="ro2">
          <table:table-cell table:style-name="ce44"/>
          <table:table-cell table:style-name="ce47" office:value-type="string" calcext:value-type="string">
            <text:p>MN3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3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Andre</text:p>
          </table:table-cell>
          <table:table-cell table:style-name="ce58" office:value-type="percentage" office:value="0.1147" calcext:value-type="percentage">
            <text:p>11,47 %</text:p>
          </table:table-cell>
          <table:table-cell table:style-name="ce58" office:value-type="percentage" office:value="0.1269" calcext:value-type="percentage">
            <text:p>12,69 %</text:p>
          </table:table-cell>
          <table:table-cell table:style-name="ce58" office:value-type="percentage" office:value="0.0832" calcext:value-type="percentage">
            <text:p>8,32 %</text:p>
          </table:table-cell>
          <table:table-cell table:style-name="ce58" office:value-type="percentage" office:value="0.1267" calcext:value-type="percentage">
            <text:p>12,67 %</text:p>
          </table:table-cell>
          <table:table-cell table:style-name="ce58" office:value-type="percentage" office:value="0.0419" calcext:value-type="percentage">
            <text:p>4,19 %</text:p>
          </table:table-cell>
          <table:table-cell table:style-name="ce58" office:value-type="percentage" office:value="0.0836" calcext:value-type="percentage">
            <text:p>8,36 %</text:p>
          </table:table-cell>
          <table:table-cell table:style-name="ce58" office:value-type="percentage" office:value="0.0899" calcext:value-type="percentage">
            <text:p>8,99 %</text:p>
          </table:table-cell>
          <table:table-cell table:style-name="ce58" office:value-type="percentage" office:value="0.1132" calcext:value-type="percentage">
            <text:p>11,32 %</text:p>
          </table:table-cell>
          <table:table-cell table:style-name="ce68" office:value-type="string" calcext:value-type="string">
            <text:p>NM</text:p>
          </table:table-cell>
          <table:table-cell table:style-name="ce58" office:value-type="percentage" office:value="0.0931" calcext:value-type="percentage">
            <text:p>9,31 %</text:p>
          </table:table-cell>
          <table:table-cell table:style-name="ce58" office:value-type="percentage" office:value="0.1268" calcext:value-type="percentage">
            <text:p>12,68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20" table:formula="of:=[.$C$108]" office:value-type="string" office:string-value="X" calcext:value-type="string">
            <text:p>X</text:p>
          </table:table-cell>
          <table:table-cell table:style-name="ce120" table:formula="of:=[.$D$108]" office:value-type="string" office:string-value="X" calcext:value-type="string">
            <text:p>X</text:p>
          </table:table-cell>
          <table:table-cell table:style-name="ce119" table:formula="of:=[.$E$108]" office:value-type="percentage" office:value="1" calcext:value-type="percentage">
            <text:p>100,00 %</text:p>
          </table:table-cell>
          <table:table-cell table:style-name="ce120" table:formula="of:=[.$F$108]" office:value-type="string" office:string-value="X" calcext:value-type="string">
            <text:p>X</text:p>
          </table:table-cell>
          <table:table-cell table:style-name="ce120" table:formula="of:=[.$G$108]" office:value-type="string" office:string-value="X" calcext:value-type="string">
            <text:p>X</text:p>
          </table:table-cell>
          <table:table-cell table:style-name="ce120" table:formula="of:=[.$H$108]" office:value-type="string" office:string-value="X" calcext:value-type="string">
            <text:p>X</text:p>
          </table:table-cell>
          <table:table-cell table:style-name="ce120" table:formula="of:=[.$I$108]" office:value-type="string" office:string-value="X" calcext:value-type="string">
            <text:p>X</text:p>
          </table:table-cell>
          <table:table-cell table:style-name="ce120" table:formula="of:=[.$J$108]" office:value-type="string" office:string-value="X" calcext:value-type="string">
            <text:p>X</text:p>
          </table:table-cell>
          <table:table-cell table:style-name="ce144" table:formula="of:=[.$K$108]" office:value-type="string" office:string-value="NM" calcext:value-type="string">
            <text:p>NM</text:p>
          </table:table-cell>
          <table:table-cell table:style-name="ce120" table:formula="of:=[.$L$108]" office:value-type="string" office:string-value="NM" calcext:value-type="string">
            <text:p>NM</text:p>
          </table:table-cell>
          <table:table-cell table:style-name="ce120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8" office:value-type="percentage" office:value="0.1168" calcext:value-type="percentage">
            <text:p>11,68 %</text:p>
          </table:table-cell>
          <table:table-cell table:style-name="ce58" office:value-type="percentage" office:value="0.1529" calcext:value-type="percentage">
            <text:p>15,29 %</text:p>
          </table:table-cell>
          <table:table-cell table:style-name="ce58" office:value-type="percentage" office:value="0.1027" calcext:value-type="percentage">
            <text:p>10,27 %</text:p>
          </table:table-cell>
          <table:table-cell table:style-name="ce58" office:value-type="percentage" office:value="0.1206" calcext:value-type="percentage">
            <text:p>12,06 %</text:p>
          </table:table-cell>
          <table:table-cell table:style-name="ce58" office:value-type="percentage" office:value="0.0305" calcext:value-type="percentage">
            <text:p>3,05 %</text:p>
          </table:table-cell>
          <table:table-cell table:style-name="ce58" office:value-type="percentage" office:value="0.0125" calcext:value-type="percentage">
            <text:p>1,25 %</text:p>
          </table:table-cell>
          <table:table-cell table:style-name="ce58" office:value-type="percentage" office:value="0.0573" calcext:value-type="percentage">
            <text:p>5,73 %</text:p>
          </table:table-cell>
          <table:table-cell table:style-name="ce58" office:value-type="percentage" office:value="0.3249" calcext:value-type="percentage">
            <text:p>32,49 %</text:p>
          </table:table-cell>
          <table:table-cell table:style-name="ce58" office:value-type="percentage" office:value="0.045" calcext:value-type="percentage">
            <text:p>4,50 %</text:p>
          </table:table-cell>
          <table:table-cell table:style-name="ce58" office:value-type="percentage" office:value="0.0222" calcext:value-type="percentage">
            <text:p>2,22 %</text:p>
          </table:table-cell>
          <table:table-cell table:style-name="ce58" office:value-type="percentage" office:value="0.0146" calcext:value-type="percentage">
            <text:p>1,46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19" table:formula="of:=[.$C$109]" office:value-type="percentage" office:value="1" calcext:value-type="percentage">
            <text:p>100,00 %</text:p>
          </table:table-cell>
          <table:table-cell table:style-name="ce120" table:formula="of:=[.$D$109]" office:value-type="string" office:string-value="X" calcext:value-type="string">
            <text:p>X</text:p>
          </table:table-cell>
          <table:table-cell table:style-name="ce120" table:formula="of:=[.$E$109]" office:value-type="string" office:string-value="X" calcext:value-type="string">
            <text:p>X</text:p>
          </table:table-cell>
          <table:table-cell table:style-name="ce120" table:formula="of:=[.$F$109]" office:value-type="string" office:string-value="X" calcext:value-type="string">
            <text:p>X</text:p>
          </table:table-cell>
          <table:table-cell table:style-name="ce120" table:formula="of:=[.$G$109]" office:value-type="string" office:string-value="X" calcext:value-type="string">
            <text:p>X</text:p>
          </table:table-cell>
          <table:table-cell table:style-name="ce144" table:formula="of:=[.$H$109]" office:value-type="string" office:string-value="X" calcext:value-type="string">
            <text:p>X</text:p>
          </table:table-cell>
          <table:table-cell table:style-name="ce120" table:formula="of:=[.$I$109]" office:value-type="string" office:string-value="X" calcext:value-type="string">
            <text:p>X</text:p>
          </table:table-cell>
          <table:table-cell table:style-name="ce120" table:formula="of:=[.$J$109]" office:value-type="string" office:string-value="NM" calcext:value-type="string">
            <text:p>NM</text:p>
          </table:table-cell>
          <table:table-cell table:style-name="ce120" table:formula="of:=[.$K$109]" office:value-type="string" office:string-value="X" calcext:value-type="string">
            <text:p>X</text:p>
          </table:table-cell>
          <table:table-cell table:style-name="ce120" table:formula="of:=[.$L$109]" office:value-type="string" office:string-value="NM" calcext:value-type="string">
            <text:p>NM</text:p>
          </table:table-cell>
          <table:table-cell table:style-name="ce120" table:formula="of:=[.$M$109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Dustin</text:p>
          </table:table-cell>
          <table:table-cell table:style-name="ce58" office:value-type="percentage" office:value="0.0598" calcext:value-type="percentage">
            <text:p>5,98 %</text:p>
          </table:table-cell>
          <table:table-cell table:style-name="ce58" office:value-type="percentage" office:value="0.0886" calcext:value-type="percentage">
            <text:p>8,86 %</text:p>
          </table:table-cell>
          <table:table-cell table:style-name="ce58" office:value-type="percentage" office:value="0.0622" calcext:value-type="percentage">
            <text:p>6,22 %</text:p>
          </table:table-cell>
          <table:table-cell table:style-name="ce58" office:value-type="percentage" office:value="0.0853" calcext:value-type="percentage">
            <text:p>8,53 %</text:p>
          </table:table-cell>
          <table:table-cell table:style-name="ce58" office:value-type="percentage" office:value="0.0234" calcext:value-type="percentage">
            <text:p>2,34 %</text:p>
          </table:table-cell>
          <table:table-cell table:style-name="ce58" office:value-type="percentage" office:value="0.0591" calcext:value-type="percentage">
            <text:p>5,91 %</text:p>
          </table:table-cell>
          <table:table-cell table:style-name="ce58" office:value-type="percentage" office:value="0.0545" calcext:value-type="percentage">
            <text:p>5,45 %</text:p>
          </table:table-cell>
          <table:table-cell table:style-name="ce58" office:value-type="percentage" office:value="0.0716" calcext:value-type="percentage">
            <text:p>7,16 %</text:p>
          </table:table-cell>
          <table:table-cell table:style-name="ce58" office:value-type="percentage" office:value="0.0844" calcext:value-type="percentage">
            <text:p>8,44 %</text:p>
          </table:table-cell>
          <table:table-cell table:style-name="ce58" office:value-type="percentage" office:value="0.334" calcext:value-type="percentage">
            <text:p>33,40 %</text:p>
          </table:table-cell>
          <table:table-cell table:style-name="ce58" office:value-type="percentage" office:value="0.077" calcext:value-type="percentage">
            <text:p>7,70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20" table:formula="of:=[.$C$110]" office:value-type="string" office:string-value="X" calcext:value-type="string">
            <text:p>X</text:p>
          </table:table-cell>
          <table:table-cell table:style-name="ce120" table:formula="of:=[.$D$110]" office:value-type="string" office:string-value="X" calcext:value-type="string">
            <text:p>X</text:p>
          </table:table-cell>
          <table:table-cell table:style-name="ce120" table:formula="of:=[.$E$110]" office:value-type="string" office:string-value="X" calcext:value-type="string">
            <text:p>X</text:p>
          </table:table-cell>
          <table:table-cell table:style-name="ce120" table:formula="of:=[.$F$110]" office:value-type="string" office:string-value="X" calcext:value-type="string">
            <text:p>X</text:p>
          </table:table-cell>
          <table:table-cell table:style-name="ce120" table:formula="of:=[.$G$110]" office:value-type="string" office:string-value="X" calcext:value-type="string">
            <text:p>X</text:p>
          </table:table-cell>
          <table:table-cell table:style-name="ce120" table:formula="of:=[.$H$110]" office:value-type="string" office:string-value="X" calcext:value-type="string">
            <text:p>X</text:p>
          </table:table-cell>
          <table:table-cell table:style-name="ce119" table:formula="of:=[.$I$110]" office:value-type="percentage" office:value="1" calcext:value-type="percentage">
            <text:p>100,00 %</text:p>
          </table:table-cell>
          <table:table-cell table:style-name="ce120" table:formula="of:=[.$J$110]" office:value-type="string" office:string-value="X" calcext:value-type="string">
            <text:p>X</text:p>
          </table:table-cell>
          <table:table-cell table:style-name="ce120" table:formula="of:=[.$K$110]" office:value-type="string" office:string-value="X" calcext:value-type="string">
            <text:p>X</text:p>
          </table:table-cell>
          <table:table-cell table:style-name="ce144" table:formula="of:=[.$L$110]" office:value-type="string" office:string-value="NM" calcext:value-type="string">
            <text:p>NM</text:p>
          </table:table-cell>
          <table:table-cell table:style-name="ce119" table:formula="of:=[.$M$110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Jordi</text:p>
          </table:table-cell>
          <table:table-cell table:style-name="ce58" office:value-type="percentage" office:value="0.0813" calcext:value-type="percentage">
            <text:p>8,13 %</text:p>
          </table:table-cell>
          <table:table-cell table:style-name="ce58" office:value-type="percentage" office:value="0.137" calcext:value-type="percentage">
            <text:p>13,70 %</text:p>
          </table:table-cell>
          <table:table-cell table:style-name="ce58" office:value-type="percentage" office:value="0.0816" calcext:value-type="percentage">
            <text:p>8,16 %</text:p>
          </table:table-cell>
          <table:table-cell table:style-name="ce58" office:value-type="percentage" office:value="0.0357" calcext:value-type="percentage">
            <text:p>3,57 %</text:p>
          </table:table-cell>
          <table:table-cell table:style-name="ce58" office:value-type="percentage" office:value="0.0404" calcext:value-type="percentage">
            <text:p>4,04 %</text:p>
          </table:table-cell>
          <table:table-cell table:style-name="ce58" office:value-type="percentage" office:value="0.0739" calcext:value-type="percentage">
            <text:p>7,39 %</text:p>
          </table:table-cell>
          <table:table-cell table:style-name="ce58" office:value-type="percentage" office:value="0.0875" calcext:value-type="percentage">
            <text:p>8,75 %</text:p>
          </table:table-cell>
          <table:table-cell table:style-name="ce58" office:value-type="percentage" office:value="0.1013" calcext:value-type="percentage">
            <text:p>10,13 %</text:p>
          </table:table-cell>
          <table:table-cell table:style-name="ce58" office:value-type="percentage" office:value="0.133" calcext:value-type="percentage">
            <text:p>13,30 %</text:p>
          </table:table-cell>
          <table:table-cell table:style-name="ce58" office:value-type="percentage" office:value="0.1048" calcext:value-type="percentage">
            <text:p>10,48 %</text:p>
          </table:table-cell>
          <table:table-cell table:style-name="ce58" office:value-type="percentage" office:value="0.1234" calcext:value-type="percentage">
            <text:p>12,34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20" table:formula="of:=[.$C$111]" office:value-type="string" office:string-value="X" calcext:value-type="string">
            <text:p>X</text:p>
          </table:table-cell>
          <table:table-cell table:style-name="ce119" table:formula="of:=[.$D$111]" office:value-type="percentage" office:value="1" calcext:value-type="percentage">
            <text:p>100,00 %</text:p>
          </table:table-cell>
          <table:table-cell table:style-name="ce120" table:formula="of:=[.$E$111]" office:value-type="string" office:string-value="X" calcext:value-type="string">
            <text:p>X</text:p>
          </table:table-cell>
          <table:table-cell table:style-name="ce144" table:formula="of:=[.$F$111]" office:value-type="string" office:string-value="X" calcext:value-type="string">
            <text:p>X</text:p>
          </table:table-cell>
          <table:table-cell table:style-name="ce120" table:formula="of:=[.$G$111]" office:value-type="string" office:string-value="X" calcext:value-type="string">
            <text:p>X</text:p>
          </table:table-cell>
          <table:table-cell table:style-name="ce120" table:formula="of:=[.$H$111]" office:value-type="string" office:string-value="X" calcext:value-type="string">
            <text:p>X</text:p>
          </table:table-cell>
          <table:table-cell table:style-name="ce120" table:formula="of:=[.$I$111]" office:value-type="string" office:string-value="X" calcext:value-type="string">
            <text:p>X</text:p>
          </table:table-cell>
          <table:table-cell table:style-name="ce120" table:formula="of:=[.$J$111]" office:value-type="string" office:string-value="X" calcext:value-type="string">
            <text:p>X</text:p>
          </table:table-cell>
          <table:table-cell table:style-name="ce120" table:formula="of:=[.$K$111]" office:value-type="string" office:string-value="NM" calcext:value-type="string">
            <text:p>NM</text:p>
          </table:table-cell>
          <table:table-cell table:style-name="ce120" table:formula="of:=[.$L$111]" office:value-type="string" office:string-value="NM" calcext:value-type="string">
            <text:p>NM</text:p>
          </table:table-cell>
          <table:table-cell table:style-name="ce257" table:formula="of:=[.$M$111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Leon</text:p>
          </table:table-cell>
          <table:table-cell table:style-name="ce58" office:value-type="percentage" office:value="0.0908" calcext:value-type="percentage">
            <text:p>9,08 %</text:p>
          </table:table-cell>
          <table:table-cell table:style-name="ce68" office:value-type="string" calcext:value-type="string">
            <text:p>X</text:p>
          </table:table-cell>
          <table:table-cell table:style-name="ce58" office:value-type="percentage" office:value="0.0925" calcext:value-type="percentage">
            <text:p>9,25 %</text:p>
          </table:table-cell>
          <table:table-cell table:style-name="ce58" office:value-type="percentage" office:value="0.1806" calcext:value-type="percentage">
            <text:p>18,06 %</text:p>
          </table:table-cell>
          <table:table-cell table:style-name="ce58" office:value-type="percentage" office:value="0.0618" calcext:value-type="percentage">
            <text:p>6,18 %</text:p>
          </table:table-cell>
          <table:table-cell table:style-name="ce58" office:value-type="percentage" office:value="0.0744" calcext:value-type="percentage">
            <text:p>7,44 %</text:p>
          </table:table-cell>
          <table:table-cell table:style-name="ce58" office:value-type="percentage" office:value="0.0987" calcext:value-type="percentage">
            <text:p>9,87 %</text:p>
          </table:table-cell>
          <table:table-cell table:style-name="ce58" office:value-type="string" calcext:value-type="string">
            <text:p>NM</text:p>
          </table:table-cell>
          <table:table-cell table:style-name="ce58" office:value-type="percentage" office:value="0.1562" calcext:value-type="percentage">
            <text:p>15,62 %</text:p>
          </table:table-cell>
          <table:table-cell table:style-name="ce58" office:value-type="percentage" office:value="0.1035" calcext:value-type="percentage">
            <text:p>10,35 %</text:p>
          </table:table-cell>
          <table:table-cell table:style-name="ce58" office:value-type="percentage" office:value="0.1414" calcext:value-type="percentage">
            <text:p>14,14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20" table:formula="of:=[.$C$112]" office:value-type="string" office:string-value="X" calcext:value-type="string">
            <text:p>X</text:p>
          </table:table-cell>
          <table:table-cell table:style-name="ce144" table:formula="of:=[.$D$112]" office:value-type="string" office:string-value="X" calcext:value-type="string">
            <text:p>X</text:p>
          </table:table-cell>
          <table:table-cell table:style-name="ce120" table:formula="of:=[.$E$112]" office:value-type="string" office:string-value="X" calcext:value-type="string">
            <text:p>X</text:p>
          </table:table-cell>
          <table:table-cell table:style-name="ce119" table:formula="of:=[.$F$112]" office:value-type="percentage" office:value="1" calcext:value-type="percentage">
            <text:p>100,00 %</text:p>
          </table:table-cell>
          <table:table-cell table:style-name="ce120" table:formula="of:=[.$G$112]" office:value-type="string" office:string-value="X" calcext:value-type="string">
            <text:p>X</text:p>
          </table:table-cell>
          <table:table-cell table:style-name="ce120" table:formula="of:=[.$H$112]" office:value-type="string" office:string-value="X" calcext:value-type="string">
            <text:p>X</text:p>
          </table:table-cell>
          <table:table-cell table:style-name="ce120" table:formula="of:=[.$I$112]" office:value-type="string" office:string-value="X" calcext:value-type="string">
            <text:p>X</text:p>
          </table:table-cell>
          <table:table-cell table:style-name="ce120" table:formula="of:=[.$J$112]" office:value-type="string" office:string-value="NM" calcext:value-type="string">
            <text:p>NM</text:p>
          </table:table-cell>
          <table:table-cell table:style-name="ce120" table:formula="of:=[.$K$112]" office:value-type="string" office:string-value="X" calcext:value-type="string">
            <text:p>X</text:p>
          </table:table-cell>
          <table:table-cell table:style-name="ce120" table:formula="of:=[.$L$112]" office:value-type="string" office:string-value="NM" calcext:value-type="string">
            <text:p>NM</text:p>
          </table:table-cell>
          <table:table-cell table:style-name="ce120" table:formula="of:=[.$M$112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4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8" office:value-type="percentage" office:value="0.051" calcext:value-type="percentage">
            <text:p>5,10 %</text:p>
          </table:table-cell>
          <table:table-cell table:style-name="ce58" office:value-type="percentage" office:value="0.0845" calcext:value-type="percentage">
            <text:p>8,45 %</text:p>
          </table:table-cell>
          <table:table-cell table:style-name="ce58" office:value-type="percentage" office:value="0.3186" calcext:value-type="percentage">
            <text:p>31,86 %</text:p>
          </table:table-cell>
          <table:table-cell table:style-name="ce58" office:value-type="percentage" office:value="0.0837" calcext:value-type="percentage">
            <text:p>8,37 %</text:p>
          </table:table-cell>
          <table:table-cell table:style-name="ce58" office:value-type="percentage" office:value="0.0225" calcext:value-type="percentage">
            <text:p>2,25 %</text:p>
          </table:table-cell>
          <table:table-cell table:style-name="ce58" office:value-type="percentage" office:value="0.0595" calcext:value-type="percentage">
            <text:p>5,95 %</text:p>
          </table:table-cell>
          <table:table-cell table:style-name="ce58" office:value-type="percentage" office:value="0.0634" calcext:value-type="percentage">
            <text:p>6,34 %</text:p>
          </table:table-cell>
          <table:table-cell table:style-name="ce58" office:value-type="percentage" office:value="0.0795" calcext:value-type="percentage">
            <text:p>7,95 %</text:p>
          </table:table-cell>
          <table:table-cell table:style-name="ce58" office:value-type="percentage" office:value="0.0918" calcext:value-type="percentage">
            <text:p>9,18 %</text:p>
          </table:table-cell>
          <table:table-cell table:style-name="ce58" office:value-type="percentage" office:value="0.0582" calcext:value-type="percentage">
            <text:p>5,82 %</text:p>
          </table:table-cell>
          <table:table-cell table:style-name="ce58" office:value-type="percentage" office:value="0.0874" calcext:value-type="percentage">
            <text:p>8,74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20" table:formula="of:=[.$C$113]" office:value-type="string" office:string-value="NM" calcext:value-type="string">
            <text:p>NM</text:p>
          </table:table-cell>
          <table:table-cell table:style-name="ce120" table:formula="of:=[.$D$113]" office:value-type="string" office:string-value="NM" calcext:value-type="string">
            <text:p>NM</text:p>
          </table:table-cell>
          <table:table-cell table:style-name="ce144" table:formula="of:=[.$E$113]" office:value-type="string" office:string-value="NM" calcext:value-type="string">
            <text:p>NM</text:p>
          </table:table-cell>
          <table:table-cell table:style-name="ce120" table:formula="of:=[.$F$113]" office:value-type="string" office:string-value="NM" calcext:value-type="string">
            <text:p>NM</text:p>
          </table:table-cell>
          <table:table-cell table:style-name="ce120" table:formula="of:=[.$G$113]" office:value-type="string" office:string-value="NM" calcext:value-type="string">
            <text:p>NM</text:p>
          </table:table-cell>
          <table:table-cell table:style-name="ce120" table:formula="of:=[.$H$113]" office:value-type="string" office:string-value="NM" calcext:value-type="string">
            <text:p>NM</text:p>
          </table:table-cell>
          <table:table-cell table:style-name="ce120" table:formula="of:=[.$I$113]" office:value-type="string" office:string-value="NM" calcext:value-type="string">
            <text:p>NM</text:p>
          </table:table-cell>
          <table:table-cell table:style-name="ce120" table:formula="of:=[.$J$113]" office:value-type="string" office:string-value="NM" calcext:value-type="string">
            <text:p>NM</text:p>
          </table:table-cell>
          <table:table-cell table:style-name="ce120" table:formula="of:=[.$K$113]" office:value-type="string" office:string-value="NM" calcext:value-type="string">
            <text:p>NM</text:p>
          </table:table-cell>
          <table:table-cell table:style-name="ce119" table:formula="of:=[.$L$113]" office:value-type="string" office:string-value="PM" calcext:value-type="string">
            <text:p>PM</text:p>
          </table:table-cell>
          <table:table-cell table:style-name="ce120" table:formula="of:=[.$M$113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3">
          <table:table-cell table:style-name="ce44"/>
          <table:table-cell table:style-name="ce48" office:value-type="string" calcext:value-type="string">
            <text:p>Max</text:p>
          </table:table-cell>
          <table:table-cell table:style-name="ce58" office:value-type="percentage" office:value="0.0525" calcext:value-type="percentage">
            <text:p>5,25 %</text:p>
          </table:table-cell>
          <table:table-cell table:style-name="ce58" office:value-type="percentage" office:value="0.0715" calcext:value-type="percentage">
            <text:p>7,15 %</text:p>
          </table:table-cell>
          <table:table-cell table:style-name="ce58" office:value-type="percentage" office:value="0.0557" calcext:value-type="percentage">
            <text:p>5,57 %</text:p>
          </table:table-cell>
          <table:table-cell table:style-name="ce58" office:value-type="percentage" office:value="0.0695" calcext:value-type="percentage">
            <text:p>6,95 %</text:p>
          </table:table-cell>
          <table:table-cell table:style-name="ce58" office:value-type="percentage" office:value="0.0228" calcext:value-type="percentage">
            <text:p>2,28 %</text:p>
          </table:table-cell>
          <table:table-cell table:style-name="ce58" office:value-type="percentage" office:value="0.4163" calcext:value-type="percentage">
            <text:p>41,63 %</text:p>
          </table:table-cell>
          <table:table-cell table:style-name="ce58" office:value-type="percentage" office:value="0.0601" calcext:value-type="percentage">
            <text:p>6,01 %</text:p>
          </table:table-cell>
          <table:table-cell table:style-name="ce58" office:value-type="percentage" office:value="0.0106" calcext:value-type="percentage">
            <text:p>1,06 %</text:p>
          </table:table-cell>
          <table:table-cell table:style-name="ce58" office:value-type="percentage" office:value="0.088" calcext:value-type="percentage">
            <text:p>8,80 %</text:p>
          </table:table-cell>
          <table:table-cell table:style-name="ce58" office:value-type="percentage" office:value="0.0635" calcext:value-type="percentage">
            <text:p>6,35 %</text:p>
          </table:table-cell>
          <table:table-cell table:style-name="ce58" office:value-type="percentage" office:value="0.0896" calcext:value-type="percentage">
            <text:p>8,96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20" table:formula="of:=[.$C$114]" office:value-type="string" office:string-value="X" calcext:value-type="string">
            <text:p>X</text:p>
          </table:table-cell>
          <table:table-cell table:style-name="ce120" table:formula="of:=[.$D$114]" office:value-type="string" office:string-value="X" calcext:value-type="string">
            <text:p>X</text:p>
          </table:table-cell>
          <table:table-cell table:style-name="ce120" table:formula="of:=[.$E$114]" office:value-type="string" office:string-value="X" calcext:value-type="string">
            <text:p>X</text:p>
          </table:table-cell>
          <table:table-cell table:style-name="ce120" table:formula="of:=[.$F$114]" office:value-type="string" office:string-value="NM" calcext:value-type="string">
            <text:p>NM</text:p>
          </table:table-cell>
          <table:table-cell table:style-name="ce120" table:formula="of:=[.$G$114]" office:value-type="string" office:string-value="X" calcext:value-type="string">
            <text:p>X</text:p>
          </table:table-cell>
          <table:table-cell table:style-name="ce120" table:formula="of:=[.$H$114]" office:value-type="string" office:string-value="NM" calcext:value-type="string">
            <text:p>NM</text:p>
          </table:table-cell>
          <table:table-cell table:style-name="ce120" table:formula="of:=[.$I$114]" office:value-type="string" office:string-value="X" calcext:value-type="string">
            <text:p>X</text:p>
          </table:table-cell>
          <table:table-cell table:style-name="ce164" table:formula="of:=[.$J$114]" office:value-type="percentage" office:value="1" calcext:value-type="percentage">
            <text:p>100,00 %</text:p>
          </table:table-cell>
          <table:table-cell table:style-name="ce120" table:formula="of:=[.$K$114]" office:value-type="string" office:string-value="X" calcext:value-type="string">
            <text:p>X</text:p>
          </table:table-cell>
          <table:table-cell table:style-name="ce120" table:formula="of:=[.$L$114]" office:value-type="string" office:string-value="NM" calcext:value-type="string">
            <text:p>NM</text:p>
          </table:table-cell>
          <table:table-cell table:style-name="ce120" table:formula="of:=[.$M$114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3">
          <table:table-cell table:style-name="ce44"/>
          <table:table-cell table:style-name="ce48" office:value-type="string" calcext:value-type="string">
            <text:p>Mike</text:p>
          </table:table-cell>
          <table:table-cell table:style-name="ce58" office:value-type="percentage" office:value="0.0226" calcext:value-type="percentage">
            <text:p>2,26 %</text:p>
          </table:table-cell>
          <table:table-cell table:style-name="ce58" office:value-type="percentage" office:value="0.0601" calcext:value-type="percentage">
            <text:p>6,01 %</text:p>
          </table:table-cell>
          <table:table-cell table:style-name="ce58" office:value-type="percentage" office:value="0.0247" calcext:value-type="percentage">
            <text:p>2,47 %</text:p>
          </table:table-cell>
          <table:table-cell table:style-name="ce58" office:value-type="string" calcext:value-type="string">
            <text:p>NM</text:p>
          </table:table-cell>
          <table:table-cell table:style-name="ce58" office:value-type="percentage" office:value="0.6768" calcext:value-type="percentage">
            <text:p>67,68 %</text:p>
          </table:table-cell>
          <table:table-cell table:style-name="ce58" office:value-type="percentage" office:value="0.0263" calcext:value-type="percentage">
            <text:p>2,63 %</text:p>
          </table:table-cell>
          <table:table-cell table:style-name="ce58" office:value-type="percentage" office:value="0.0259" calcext:value-type="percentage">
            <text:p>2,59 %</text:p>
          </table:table-cell>
          <table:table-cell table:style-name="ce58" office:value-type="percentage" office:value="0.0396" calcext:value-type="percentage">
            <text:p>3,96 %</text:p>
          </table:table-cell>
          <table:table-cell table:style-name="ce58" office:value-type="percentage" office:value="0.0499" calcext:value-type="percentage">
            <text:p>4,99 %</text:p>
          </table:table-cell>
          <table:table-cell table:style-name="ce58" office:value-type="percentage" office:value="0.0212" calcext:value-type="percentage">
            <text:p>2,12 %</text:p>
          </table:table-cell>
          <table:table-cell table:style-name="ce58" office:value-type="percentage" office:value="0.0529" calcext:value-type="percentage">
            <text:p>5,29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20" table:formula="of:=[.$C$115]" office:value-type="string" office:string-value="X" calcext:value-type="string">
            <text:p>X</text:p>
          </table:table-cell>
          <table:table-cell table:style-name="ce120" table:formula="of:=[.$D$115]" office:value-type="string" office:string-value="X" calcext:value-type="string">
            <text:p>X</text:p>
          </table:table-cell>
          <table:table-cell table:style-name="ce120" table:formula="of:=[.$E$115]" office:value-type="string" office:string-value="X" calcext:value-type="string">
            <text:p>X</text:p>
          </table:table-cell>
          <table:table-cell table:style-name="ce120" table:formula="of:=[.$F$115]" office:value-type="string" office:string-value="NM" calcext:value-type="string">
            <text:p>NM</text:p>
          </table:table-cell>
          <table:table-cell table:style-name="ce154" table:formula="of:=[.$G$115]" office:value-type="percentage" office:value="1" calcext:value-type="percentage">
            <text:p>100,00 %</text:p>
          </table:table-cell>
          <table:table-cell table:style-name="ce120" table:formula="of:=[.$H$115]" office:value-type="string" office:string-value="X" calcext:value-type="string">
            <text:p>X</text:p>
          </table:table-cell>
          <table:table-cell table:style-name="ce120" table:formula="of:=[.$I$115]" office:value-type="string" office:string-value="X" calcext:value-type="string">
            <text:p>X</text:p>
          </table:table-cell>
          <table:table-cell table:style-name="ce120" table:formula="of:=[.$J$115]" office:value-type="string" office:string-value="X" calcext:value-type="string">
            <text:p>X</text:p>
          </table:table-cell>
          <table:table-cell table:style-name="ce120" table:formula="of:=[.$K$115]" office:value-type="string" office:string-value="X" calcext:value-type="string">
            <text:p>X</text:p>
          </table:table-cell>
          <table:table-cell table:style-name="ce120" table:formula="of:=[.$L$115]" office:value-type="string" office:string-value="NM" calcext:value-type="string">
            <text:p>NM</text:p>
          </table:table-cell>
          <table:table-cell table:style-name="ce120" table:formula="of:=[.$M$115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Tim</text:p>
          </table:table-cell>
          <table:table-cell table:style-name="ce58" office:value-type="percentage" office:value="0.0532" calcext:value-type="percentage">
            <text:p>5,32 %</text:p>
          </table:table-cell>
          <table:table-cell table:style-name="ce58" office:value-type="percentage" office:value="0.0822" calcext:value-type="percentage">
            <text:p>8,22 %</text:p>
          </table:table-cell>
          <table:table-cell table:style-name="ce58" office:value-type="percentage" office:value="0.0523" calcext:value-type="percentage">
            <text:p>5,23 %</text:p>
          </table:table-cell>
          <table:table-cell table:style-name="ce58" office:value-type="percentage" office:value="0.0981" calcext:value-type="percentage">
            <text:p>9,81 %</text:p>
          </table:table-cell>
          <table:table-cell table:style-name="ce58" office:value-type="percentage" office:value="0.0177" calcext:value-type="percentage">
            <text:p>1,77 %</text:p>
          </table:table-cell>
          <table:table-cell table:style-name="ce58" office:value-type="percentage" office:value="0.0585" calcext:value-type="percentage">
            <text:p>5,85 %</text:p>
          </table:table-cell>
          <table:table-cell table:style-name="ce58" office:value-type="percentage" office:value="0.3268" calcext:value-type="percentage">
            <text:p>32,68 %</text:p>
          </table:table-cell>
          <table:table-cell table:style-name="ce58" office:value-type="percentage" office:value="0.0772" calcext:value-type="percentage">
            <text:p>7,72 %</text:p>
          </table:table-cell>
          <table:table-cell table:style-name="ce58" office:value-type="percentage" office:value="0.0914" calcext:value-type="percentage">
            <text:p>9,14 %</text:p>
          </table:table-cell>
          <table:table-cell table:style-name="ce58" office:value-type="percentage" office:value="0.0571" calcext:value-type="percentage">
            <text:p>5,71 %</text:p>
          </table:table-cell>
          <table:table-cell table:style-name="ce58" office:value-type="percentage" office:value="0.0856" calcext:value-type="percentage">
            <text:p>8,56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20" table:formula="of:=[.$C$116]" office:value-type="string" office:string-value="X" calcext:value-type="string">
            <text:p>X</text:p>
          </table:table-cell>
          <table:table-cell table:style-name="ce120" table:formula="of:=[.$D$116]" office:value-type="string" office:string-value="X" calcext:value-type="string">
            <text:p>X</text:p>
          </table:table-cell>
          <table:table-cell table:style-name="ce120" table:formula="of:=[.$E$116]" office:value-type="string" office:string-value="X" calcext:value-type="string">
            <text:p>X</text:p>
          </table:table-cell>
          <table:table-cell table:style-name="ce120" table:formula="of:=[.$F$116]" office:value-type="string" office:string-value="X" calcext:value-type="string">
            <text:p>X</text:p>
          </table:table-cell>
          <table:table-cell table:style-name="ce120" table:formula="of:=[.$G$116]" office:value-type="string" office:string-value="X" calcext:value-type="string">
            <text:p>X</text:p>
          </table:table-cell>
          <table:table-cell table:style-name="ce119" table:formula="of:=[.$H$116]" office:value-type="percentage" office:value="1" calcext:value-type="percentage">
            <text:p>100,00 %</text:p>
          </table:table-cell>
          <table:table-cell table:style-name="ce144" table:formula="of:=[.$I$116]" office:value-type="string" office:string-value="X" calcext:value-type="string">
            <text:p>X</text:p>
          </table:table-cell>
          <table:table-cell table:style-name="ce120" table:formula="of:=[.$J$116]" office:value-type="string" office:string-value="X" calcext:value-type="string">
            <text:p>X</text:p>
          </table:table-cell>
          <table:table-cell table:style-name="ce120" table:formula="of:=[.$K$116]" office:value-type="string" office:string-value="X" calcext:value-type="string">
            <text:p>X</text:p>
          </table:table-cell>
          <table:table-cell table:style-name="ce120" table:formula="of:=[.$L$116]" office:value-type="string" office:string-value="NM" calcext:value-type="string">
            <text:p>NM</text:p>
          </table:table-cell>
          <table:table-cell table:style-name="ce120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58" office:value-type="percentage" office:value="0.285" calcext:value-type="percentage">
            <text:p>28,50 %</text:p>
          </table:table-cell>
          <table:table-cell table:style-name="ce58" office:value-type="percentage" office:value="0.0855" calcext:value-type="percentage">
            <text:p>8,55 %</text:p>
          </table:table-cell>
          <table:table-cell table:style-name="ce58" office:value-type="percentage" office:value="0.0518" calcext:value-type="percentage">
            <text:p>5,18 %</text:p>
          </table:table-cell>
          <table:table-cell table:style-name="ce58" office:value-type="percentage" office:value="0.0864" calcext:value-type="percentage">
            <text:p>8,64 %</text:p>
          </table:table-cell>
          <table:table-cell table:style-name="ce58" office:value-type="percentage" office:value="0.0203" calcext:value-type="percentage">
            <text:p>2,03 %</text:p>
          </table:table-cell>
          <table:table-cell table:style-name="ce58" office:value-type="percentage" office:value="0.0559" calcext:value-type="percentage">
            <text:p>5,59 %</text:p>
          </table:table-cell>
          <table:table-cell table:style-name="ce58" office:value-type="percentage" office:value="0.0558" calcext:value-type="percentage">
            <text:p>5,58 %</text:p>
          </table:table-cell>
          <table:table-cell table:style-name="ce58" office:value-type="percentage" office:value="0.0759" calcext:value-type="percentage">
            <text:p>7,59 %</text:p>
          </table:table-cell>
          <table:table-cell table:style-name="ce58" office:value-type="percentage" office:value="0.1389" calcext:value-type="percentage">
            <text:p>13,89 %</text:p>
          </table:table-cell>
          <table:table-cell table:style-name="ce58" office:value-type="percentage" office:value="0.0589" calcext:value-type="percentage">
            <text:p>5,89 %</text:p>
          </table:table-cell>
          <table:table-cell table:style-name="ce58" office:value-type="percentage" office:value="0.0857" calcext:value-type="percentage">
            <text:p>8,57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44" table:formula="of:=[.$C$117]" office:value-type="string" office:string-value="X" calcext:value-type="string">
            <text:p>X</text:p>
          </table:table-cell>
          <table:table-cell table:style-name="ce120" table:formula="of:=[.$D$117]" office:value-type="string" office:string-value="X" calcext:value-type="string">
            <text:p>X</text:p>
          </table:table-cell>
          <table:table-cell table:style-name="ce120" table:formula="of:=[.$E$117]" office:value-type="string" office:string-value="X" calcext:value-type="string">
            <text:p>X</text:p>
          </table:table-cell>
          <table:table-cell table:style-name="ce120" table:formula="of:=[.$F$117]" office:value-type="string" office:string-value="X" calcext:value-type="string">
            <text:p>X</text:p>
          </table:table-cell>
          <table:table-cell table:style-name="ce120" table:formula="of:=[.$G$117]" office:value-type="string" office:string-value="X" calcext:value-type="string">
            <text:p>X</text:p>
          </table:table-cell>
          <table:table-cell table:style-name="ce120" table:formula="of:=[.$H$117]" office:value-type="string" office:string-value="X" calcext:value-type="string">
            <text:p>X</text:p>
          </table:table-cell>
          <table:table-cell table:style-name="ce120" table:formula="of:=[.$I$117]" office:value-type="string" office:string-value="X" calcext:value-type="string">
            <text:p>X</text:p>
          </table:table-cell>
          <table:table-cell table:style-name="ce120" table:formula="of:=[.$J$117]" office:value-type="string" office:string-value="X" calcext:value-type="string">
            <text:p>X</text:p>
          </table:table-cell>
          <table:table-cell table:style-name="ce119" table:formula="of:=[.$K$117]" office:value-type="percentage" office:value="1" calcext:value-type="percentage">
            <text:p>100,00 %</text:p>
          </table:table-cell>
          <table:table-cell table:style-name="ce120" table:formula="of:=[.$L$117]" office:value-type="string" office:string-value="NM" calcext:value-type="string">
            <text:p>NM</text:p>
          </table:table-cell>
          <table:table-cell table:style-name="ce120" table:formula="of:=[.$M$117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3" calcext:value-type="float">
            <text:p>3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6560800" calcext:value-type="float" table:number-columns-spanned="2" table:number-rows-spanned="1">
            <text:p>26.560.8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26990" calcext:value-type="float" table:number-columns-spanned="2" table:number-rows-spanned="1">
            <text:p>26.990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3" calcext:value-type="float">
            <text:p>3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3" calcext:value-type="float">
            <text:p>3</text:p>
          </table:table-cell>
          <table:table-cell table:style-name="ce44" table:number-columns-repeated="9"/>
          <table:table-cell table:number-columns-repeated="997"/>
        </table:table-row>
        <table:table-row table:style-name="ro2">
          <table:table-cell table:style-name="ce44"/>
          <table:table-cell table:style-name="ce47" office:value-type="string" calcext:value-type="string">
            <text:p>MN4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4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3">
          <table:table-cell table:style-name="ce44"/>
          <table:table-cell table:style-name="ce48" office:value-type="string" calcext:value-type="string">
            <text:p>Andre</text:p>
          </table:table-cell>
          <table:table-cell table:style-name="ce54" office:value-type="percentage" office:value="0.0654" calcext:value-type="percentage">
            <text:p>6,54 %</text:p>
          </table:table-cell>
          <table:table-cell table:style-name="ce54" office:value-type="percentage" office:value="0.1299" calcext:value-type="percentage">
            <text:p>12,99 %</text:p>
          </table:table-cell>
          <table:table-cell table:style-name="ce54" office:value-type="percentage" office:value="0.1764" calcext:value-type="percentage">
            <text:p>17,64 %</text:p>
          </table:table-cell>
          <table:table-cell table:style-name="ce54" office:value-type="percentage" office:value="0.1209" calcext:value-type="percentage">
            <text:p>12,09 %</text:p>
          </table:table-cell>
          <table:table-cell table:style-name="ce54" office:value-type="percentage" office:value="0.0264" calcext:value-type="percentage">
            <text:p>2,64 %</text:p>
          </table:table-cell>
          <table:table-cell table:style-name="ce54" office:value-type="percentage" office:value="0.0932" calcext:value-type="percentage">
            <text:p>9,32 %</text:p>
          </table:table-cell>
          <table:table-cell table:style-name="ce54" office:value-type="percentage" office:value="0.1025" calcext:value-type="percentage">
            <text:p>10,25 %</text:p>
          </table:table-cell>
          <table:table-cell table:style-name="ce54" office:value-type="percentage" office:value="0.0843" calcext:value-type="percentage">
            <text:p>8,43 %</text:p>
          </table:table-cell>
          <table:table-cell table:style-name="ce54" office:value-type="string" calcext:value-type="string">
            <text:p>NM</text:p>
          </table:table-cell>
          <table:table-cell table:style-name="ce54" office:value-type="percentage" office:value="0.0779" calcext:value-type="percentage">
            <text:p>7,79 %</text:p>
          </table:table-cell>
          <table:table-cell table:style-name="ce54" office:value-type="percentage" office:value="0.123" calcext:value-type="percentage">
            <text:p>12,30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24" table:formula="of:=[.$C$108]" office:value-type="string" office:string-value="X" calcext:value-type="string">
            <text:p>X</text:p>
          </table:table-cell>
          <table:table-cell table:style-name="ce124" table:formula="of:=[.$D$108]" office:value-type="string" office:string-value="X" calcext:value-type="string">
            <text:p>X</text:p>
          </table:table-cell>
          <table:table-cell table:style-name="ce148" table:formula="of:=[.$E$108]" office:value-type="percentage" office:value="1" calcext:value-type="percentage">
            <text:p>100,00 %</text:p>
          </table:table-cell>
          <table:table-cell table:style-name="ce124" table:formula="of:=[.$F$108]" office:value-type="string" office:string-value="X" calcext:value-type="string">
            <text:p>X</text:p>
          </table:table-cell>
          <table:table-cell table:style-name="ce124" table:formula="of:=[.$G$108]" office:value-type="string" office:string-value="X" calcext:value-type="string">
            <text:p>X</text:p>
          </table:table-cell>
          <table:table-cell table:style-name="ce124" table:formula="of:=[.$H$108]" office:value-type="string" office:string-value="X" calcext:value-type="string">
            <text:p>X</text:p>
          </table:table-cell>
          <table:table-cell table:style-name="ce124" table:formula="of:=[.$I$108]" office:value-type="string" office:string-value="X" calcext:value-type="string">
            <text:p>X</text:p>
          </table:table-cell>
          <table:table-cell table:style-name="ce124" table:formula="of:=[.$J$108]" office:value-type="string" office:string-value="X" calcext:value-type="string">
            <text:p>X</text:p>
          </table:table-cell>
          <table:table-cell table:style-name="ce124" table:formula="of:=[.$K$108]" office:value-type="string" office:string-value="NM" calcext:value-type="string">
            <text:p>NM</text:p>
          </table:table-cell>
          <table:table-cell table:style-name="ce124" table:formula="of:=[.$L$108]" office:value-type="string" office:string-value="NM" calcext:value-type="string">
            <text:p>NM</text:p>
          </table:table-cell>
          <table:table-cell table:style-name="ce124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4" office:value-type="percentage" office:value="0.0704" calcext:value-type="percentage">
            <text:p>7,04 %</text:p>
          </table:table-cell>
          <table:table-cell table:style-name="ce54" office:value-type="percentage" office:value="0.1254" calcext:value-type="percentage">
            <text:p>12,54 %</text:p>
          </table:table-cell>
          <table:table-cell table:style-name="ce54" office:value-type="percentage" office:value="0.1063" calcext:value-type="percentage">
            <text:p>10,63 %</text:p>
          </table:table-cell>
          <table:table-cell table:style-name="ce54" office:value-type="percentage" office:value="0.0808" calcext:value-type="percentage">
            <text:p>8,08 %</text:p>
          </table:table-cell>
          <table:table-cell table:style-name="ce54" office:value-type="percentage" office:value="0.0093" calcext:value-type="percentage">
            <text:p>0,93 %</text:p>
          </table:table-cell>
          <table:table-cell table:style-name="ce54" office:value-type="percentage" office:value="0.0009" calcext:value-type="percentage">
            <text:p>0,09 %</text:p>
          </table:table-cell>
          <table:table-cell table:style-name="ce54" office:value-type="percentage" office:value="0.0565" calcext:value-type="percentage">
            <text:p>5,65 %</text:p>
          </table:table-cell>
          <table:table-cell table:style-name="ce54" office:value-type="percentage" office:value="0.4919" calcext:value-type="percentage">
            <text:p>49,19 %</text:p>
          </table:table-cell>
          <table:table-cell table:style-name="ce54" office:value-type="percentage" office:value="0.0325" calcext:value-type="percentage">
            <text:p>3,25 %</text:p>
          </table:table-cell>
          <table:table-cell table:style-name="ce54" office:value-type="percentage" office:value="0.0145" calcext:value-type="percentage">
            <text:p>1,45 %</text:p>
          </table:table-cell>
          <table:table-cell table:style-name="ce54" office:value-type="percentage" office:value="0.0116" calcext:value-type="percentage">
            <text:p>1,16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23" table:formula="of:=[.$C$109]" office:value-type="percentage" office:value="1" calcext:value-type="percentage">
            <text:p>100,00 %</text:p>
          </table:table-cell>
          <table:table-cell table:style-name="ce124" table:formula="of:=[.$D$109]" office:value-type="string" office:string-value="X" calcext:value-type="string">
            <text:p>X</text:p>
          </table:table-cell>
          <table:table-cell table:style-name="ce124" table:formula="of:=[.$E$109]" office:value-type="string" office:string-value="X" calcext:value-type="string">
            <text:p>X</text:p>
          </table:table-cell>
          <table:table-cell table:style-name="ce124" table:formula="of:=[.$F$109]" office:value-type="string" office:string-value="X" calcext:value-type="string">
            <text:p>X</text:p>
          </table:table-cell>
          <table:table-cell table:style-name="ce124" table:formula="of:=[.$G$109]" office:value-type="string" office:string-value="X" calcext:value-type="string">
            <text:p>X</text:p>
          </table:table-cell>
          <table:table-cell table:style-name="ce124" table:formula="of:=[.$H$109]" office:value-type="string" office:string-value="X" calcext:value-type="string">
            <text:p>X</text:p>
          </table:table-cell>
          <table:table-cell table:style-name="ce124" table:formula="of:=[.$I$109]" office:value-type="string" office:string-value="X" calcext:value-type="string">
            <text:p>X</text:p>
          </table:table-cell>
          <table:table-cell table:style-name="ce145" table:formula="of:=[.$J$109]" office:value-type="string" office:string-value="NM" calcext:value-type="string">
            <text:p>NM</text:p>
          </table:table-cell>
          <table:table-cell table:style-name="ce124" table:formula="of:=[.$K$109]" office:value-type="string" office:string-value="X" calcext:value-type="string">
            <text:p>X</text:p>
          </table:table-cell>
          <table:table-cell table:style-name="ce124" table:formula="of:=[.$L$109]" office:value-type="string" office:string-value="NM" calcext:value-type="string">
            <text:p>NM</text:p>
          </table:table-cell>
          <table:table-cell table:style-name="ce124" table:formula="of:=[.$M$109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Dustin</text:p>
          </table:table-cell>
          <table:table-cell table:style-name="ce54" office:value-type="percentage" office:value="0.0342" calcext:value-type="percentage">
            <text:p>3,42 %</text:p>
          </table:table-cell>
          <table:table-cell table:style-name="ce54" office:value-type="percentage" office:value="0.0837" calcext:value-type="percentage">
            <text:p>8,37 %</text:p>
          </table:table-cell>
          <table:table-cell table:style-name="ce54" office:value-type="percentage" office:value="0.0477" calcext:value-type="percentage">
            <text:p>4,77 %</text:p>
          </table:table-cell>
          <table:table-cell table:style-name="ce54" office:value-type="percentage" office:value="0.0811" calcext:value-type="percentage">
            <text:p>8,11 %</text:p>
          </table:table-cell>
          <table:table-cell table:style-name="ce54" office:value-type="percentage" office:value="0.0109" calcext:value-type="percentage">
            <text:p>1,09 %</text:p>
          </table:table-cell>
          <table:table-cell table:style-name="ce54" office:value-type="percentage" office:value="0.0543" calcext:value-type="percentage">
            <text:p>5,43 %</text:p>
          </table:table-cell>
          <table:table-cell table:style-name="ce54" office:value-type="percentage" office:value="0.0545" calcext:value-type="percentage">
            <text:p>5,45 %</text:p>
          </table:table-cell>
          <table:table-cell table:style-name="ce54" office:value-type="percentage" office:value="0.0408" calcext:value-type="percentage">
            <text:p>4,08 %</text:p>
          </table:table-cell>
          <table:table-cell table:style-name="ce54" office:value-type="percentage" office:value="0.0704" calcext:value-type="percentage">
            <text:p>7,04 %</text:p>
          </table:table-cell>
          <table:table-cell table:style-name="ce54" office:value-type="percentage" office:value="0.4593" calcext:value-type="percentage">
            <text:p>45,93 %</text:p>
          </table:table-cell>
          <table:table-cell table:style-name="ce54" office:value-type="percentage" office:value="0.0631" calcext:value-type="percentage">
            <text:p>6,31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24" table:formula="of:=[.$C$110]" office:value-type="string" office:string-value="X" calcext:value-type="string">
            <text:p>X</text:p>
          </table:table-cell>
          <table:table-cell table:style-name="ce124" table:formula="of:=[.$D$110]" office:value-type="string" office:string-value="X" calcext:value-type="string">
            <text:p>X</text:p>
          </table:table-cell>
          <table:table-cell table:style-name="ce124" table:formula="of:=[.$E$110]" office:value-type="string" office:string-value="X" calcext:value-type="string">
            <text:p>X</text:p>
          </table:table-cell>
          <table:table-cell table:style-name="ce124" table:formula="of:=[.$F$110]" office:value-type="string" office:string-value="X" calcext:value-type="string">
            <text:p>X</text:p>
          </table:table-cell>
          <table:table-cell table:style-name="ce124" table:formula="of:=[.$G$110]" office:value-type="string" office:string-value="X" calcext:value-type="string">
            <text:p>X</text:p>
          </table:table-cell>
          <table:table-cell table:style-name="ce124" table:formula="of:=[.$H$110]" office:value-type="string" office:string-value="X" calcext:value-type="string">
            <text:p>X</text:p>
          </table:table-cell>
          <table:table-cell table:style-name="ce123" table:formula="of:=[.$I$110]" office:value-type="percentage" office:value="1" calcext:value-type="percentage">
            <text:p>100,00 %</text:p>
          </table:table-cell>
          <table:table-cell table:style-name="ce124" table:formula="of:=[.$J$110]" office:value-type="string" office:string-value="X" calcext:value-type="string">
            <text:p>X</text:p>
          </table:table-cell>
          <table:table-cell table:style-name="ce124" table:formula="of:=[.$K$110]" office:value-type="string" office:string-value="X" calcext:value-type="string">
            <text:p>X</text:p>
          </table:table-cell>
          <table:table-cell table:style-name="ce145" table:formula="of:=[.$L$110]" office:value-type="string" office:string-value="NM" calcext:value-type="string">
            <text:p>NM</text:p>
          </table:table-cell>
          <table:table-cell table:style-name="ce123" table:formula="of:=[.$M$110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Jordi</text:p>
          </table:table-cell>
          <table:table-cell table:style-name="ce54" office:value-type="percentage" office:value="0.0748" calcext:value-type="percentage">
            <text:p>7,48 %</text:p>
          </table:table-cell>
          <table:table-cell table:style-name="ce54" office:value-type="percentage" office:value="0.097" calcext:value-type="percentage">
            <text:p>9,70 %</text:p>
          </table:table-cell>
          <table:table-cell table:style-name="ce54" office:value-type="percentage" office:value="0.0903" calcext:value-type="percentage">
            <text:p>9,03 %</text:p>
          </table:table-cell>
          <table:table-cell table:style-name="ce54" office:value-type="percentage" office:value="0.0173" calcext:value-type="percentage">
            <text:p>1,73 %</text:p>
          </table:table-cell>
          <table:table-cell table:style-name="ce54" office:value-type="percentage" office:value="0.0267" calcext:value-type="percentage">
            <text:p>2,67 %</text:p>
          </table:table-cell>
          <table:table-cell table:style-name="ce54" office:value-type="percentage" office:value="0.0915" calcext:value-type="percentage">
            <text:p>9,15 %</text:p>
          </table:table-cell>
          <table:table-cell table:style-name="ce54" office:value-type="percentage" office:value="0.1075" calcext:value-type="percentage">
            <text:p>10,75 %</text:p>
          </table:table-cell>
          <table:table-cell table:style-name="ce54" office:value-type="percentage" office:value="0.0663" calcext:value-type="percentage">
            <text:p>6,63 %</text:p>
          </table:table-cell>
          <table:table-cell table:style-name="ce54" office:value-type="percentage" office:value="0.2517" calcext:value-type="percentage">
            <text:p>25,17 %</text:p>
          </table:table-cell>
          <table:table-cell table:style-name="ce54" office:value-type="percentage" office:value="0.0559" calcext:value-type="percentage">
            <text:p>5,59 %</text:p>
          </table:table-cell>
          <table:table-cell table:style-name="ce54" office:value-type="percentage" office:value="0.1214" calcext:value-type="percentage">
            <text:p>12,14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24" table:formula="of:=[.$C$111]" office:value-type="string" office:string-value="X" calcext:value-type="string">
            <text:p>X</text:p>
          </table:table-cell>
          <table:table-cell table:style-name="ce123" table:formula="of:=[.$D$111]" office:value-type="percentage" office:value="1" calcext:value-type="percentage">
            <text:p>100,00 %</text:p>
          </table:table-cell>
          <table:table-cell table:style-name="ce124" table:formula="of:=[.$E$111]" office:value-type="string" office:string-value="X" calcext:value-type="string">
            <text:p>X</text:p>
          </table:table-cell>
          <table:table-cell table:style-name="ce124" table:formula="of:=[.$F$111]" office:value-type="string" office:string-value="X" calcext:value-type="string">
            <text:p>X</text:p>
          </table:table-cell>
          <table:table-cell table:style-name="ce124" table:formula="of:=[.$G$111]" office:value-type="string" office:string-value="X" calcext:value-type="string">
            <text:p>X</text:p>
          </table:table-cell>
          <table:table-cell table:style-name="ce124" table:formula="of:=[.$H$111]" office:value-type="string" office:string-value="X" calcext:value-type="string">
            <text:p>X</text:p>
          </table:table-cell>
          <table:table-cell table:style-name="ce124" table:formula="of:=[.$I$111]" office:value-type="string" office:string-value="X" calcext:value-type="string">
            <text:p>X</text:p>
          </table:table-cell>
          <table:table-cell table:style-name="ce124" table:formula="of:=[.$J$111]" office:value-type="string" office:string-value="X" calcext:value-type="string">
            <text:p>X</text:p>
          </table:table-cell>
          <table:table-cell table:style-name="ce145" table:formula="of:=[.$K$111]" office:value-type="string" office:string-value="NM" calcext:value-type="string">
            <text:p>NM</text:p>
          </table:table-cell>
          <table:table-cell table:style-name="ce124" table:formula="of:=[.$L$111]" office:value-type="string" office:string-value="NM" calcext:value-type="string">
            <text:p>NM</text:p>
          </table:table-cell>
          <table:table-cell table:style-name="ce258" table:formula="of:=[.$M$111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Leon</text:p>
          </table:table-cell>
          <table:table-cell table:style-name="ce54" office:value-type="percentage" office:value="0.0861" calcext:value-type="percentage">
            <text:p>8,61 %</text:p>
          </table:table-cell>
          <table:table-cell table:style-name="ce54" office:value-type="string" calcext:value-type="string">
            <text:p>X</text:p>
          </table:table-cell>
          <table:table-cell table:style-name="ce54" office:value-type="percentage" office:value="0.1148" calcext:value-type="percentage">
            <text:p>11,48 %</text:p>
          </table:table-cell>
          <table:table-cell table:style-name="ce54" office:value-type="percentage" office:value="0.1377" calcext:value-type="percentage">
            <text:p>13,77 %</text:p>
          </table:table-cell>
          <table:table-cell table:style-name="ce54" office:value-type="percentage" office:value="0.0479" calcext:value-type="percentage">
            <text:p>4,79 %</text:p>
          </table:table-cell>
          <table:table-cell table:style-name="ce54" office:value-type="percentage" office:value="0.0979" calcext:value-type="percentage">
            <text:p>9,79 %</text:p>
          </table:table-cell>
          <table:table-cell table:style-name="ce54" office:value-type="percentage" office:value="0.127" calcext:value-type="percentage">
            <text:p>12,70 %</text:p>
          </table:table-cell>
          <table:table-cell table:style-name="ce54" office:value-type="string" calcext:value-type="string">
            <text:p>NM</text:p>
          </table:table-cell>
          <table:table-cell table:style-name="ce54" office:value-type="percentage" office:value="0.1447" calcext:value-type="percentage">
            <text:p>14,47 %</text:p>
          </table:table-cell>
          <table:table-cell table:style-name="ce54" office:value-type="percentage" office:value="0.0964" calcext:value-type="percentage">
            <text:p>9,64 %</text:p>
          </table:table-cell>
          <table:table-cell table:style-name="ce54" office:value-type="percentage" office:value="0.1475" calcext:value-type="percentage">
            <text:p>14,75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24" table:formula="of:=[.$C$112]" office:value-type="string" office:string-value="X" calcext:value-type="string">
            <text:p>X</text:p>
          </table:table-cell>
          <table:table-cell table:style-name="ce145" table:formula="of:=[.$D$112]" office:value-type="string" office:string-value="X" calcext:value-type="string">
            <text:p>X</text:p>
          </table:table-cell>
          <table:table-cell table:style-name="ce124" table:formula="of:=[.$E$112]" office:value-type="string" office:string-value="X" calcext:value-type="string">
            <text:p>X</text:p>
          </table:table-cell>
          <table:table-cell table:style-name="ce123" table:formula="of:=[.$F$112]" office:value-type="percentage" office:value="1" calcext:value-type="percentage">
            <text:p>100,00 %</text:p>
          </table:table-cell>
          <table:table-cell table:style-name="ce124" table:formula="of:=[.$G$112]" office:value-type="string" office:string-value="X" calcext:value-type="string">
            <text:p>X</text:p>
          </table:table-cell>
          <table:table-cell table:style-name="ce124" table:formula="of:=[.$H$112]" office:value-type="string" office:string-value="X" calcext:value-type="string">
            <text:p>X</text:p>
          </table:table-cell>
          <table:table-cell table:style-name="ce124" table:formula="of:=[.$I$112]" office:value-type="string" office:string-value="X" calcext:value-type="string">
            <text:p>X</text:p>
          </table:table-cell>
          <table:table-cell table:style-name="ce124" table:formula="of:=[.$J$112]" office:value-type="string" office:string-value="NM" calcext:value-type="string">
            <text:p>NM</text:p>
          </table:table-cell>
          <table:table-cell table:style-name="ce124" table:formula="of:=[.$K$112]" office:value-type="string" office:string-value="X" calcext:value-type="string">
            <text:p>X</text:p>
          </table:table-cell>
          <table:table-cell table:style-name="ce124" table:formula="of:=[.$L$112]" office:value-type="string" office:string-value="NM" calcext:value-type="string">
            <text:p>NM</text:p>
          </table:table-cell>
          <table:table-cell table:style-name="ce124" table:formula="of:=[.$M$112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4" office:value-type="percentage" office:value="0.0553" calcext:value-type="percentage">
            <text:p>5,53 %</text:p>
          </table:table-cell>
          <table:table-cell table:style-name="ce54" office:value-type="percentage" office:value="0.1095" calcext:value-type="percentage">
            <text:p>10,95 %</text:p>
          </table:table-cell>
          <table:table-cell table:style-name="ce54" office:value-type="percentage" office:value="0.1397" calcext:value-type="percentage">
            <text:p>13,97 %</text:p>
          </table:table-cell>
          <table:table-cell table:style-name="ce54" office:value-type="percentage" office:value="0.1677" calcext:value-type="percentage">
            <text:p>16,77 %</text:p>
          </table:table-cell>
          <table:table-cell table:style-name="ce54" office:value-type="percentage" office:value="0.0184" calcext:value-type="percentage">
            <text:p>1,84 %</text:p>
          </table:table-cell>
          <table:table-cell table:style-name="ce54" office:value-type="percentage" office:value="0.0804" calcext:value-type="percentage">
            <text:p>8,04 %</text:p>
          </table:table-cell>
          <table:table-cell table:style-name="ce54" office:value-type="percentage" office:value="0.09" calcext:value-type="percentage">
            <text:p>9,00 %</text:p>
          </table:table-cell>
          <table:table-cell table:style-name="ce54" office:value-type="percentage" office:value="0.0819" calcext:value-type="percentage">
            <text:p>8,19 %</text:p>
          </table:table-cell>
          <table:table-cell table:style-name="ce54" office:value-type="percentage" office:value="0.0917" calcext:value-type="percentage">
            <text:p>9,17 %</text:p>
          </table:table-cell>
          <table:table-cell table:style-name="ce54" office:value-type="percentage" office:value="0.059" calcext:value-type="percentage">
            <text:p>5,90 %</text:p>
          </table:table-cell>
          <table:table-cell table:style-name="ce54" office:value-type="percentage" office:value="0.1063" calcext:value-type="percentage">
            <text:p>10,63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24" table:formula="of:=[.$C$113]" office:value-type="string" office:string-value="NM" calcext:value-type="string">
            <text:p>NM</text:p>
          </table:table-cell>
          <table:table-cell table:style-name="ce124" table:formula="of:=[.$D$113]" office:value-type="string" office:string-value="NM" calcext:value-type="string">
            <text:p>NM</text:p>
          </table:table-cell>
          <table:table-cell table:style-name="ce124" table:formula="of:=[.$E$113]" office:value-type="string" office:string-value="NM" calcext:value-type="string">
            <text:p>NM</text:p>
          </table:table-cell>
          <table:table-cell table:style-name="ce145" table:formula="of:=[.$F$113]" office:value-type="string" office:string-value="NM" calcext:value-type="string">
            <text:p>NM</text:p>
          </table:table-cell>
          <table:table-cell table:style-name="ce124" table:formula="of:=[.$G$113]" office:value-type="string" office:string-value="NM" calcext:value-type="string">
            <text:p>NM</text:p>
          </table:table-cell>
          <table:table-cell table:style-name="ce124" table:formula="of:=[.$H$113]" office:value-type="string" office:string-value="NM" calcext:value-type="string">
            <text:p>NM</text:p>
          </table:table-cell>
          <table:table-cell table:style-name="ce124" table:formula="of:=[.$I$113]" office:value-type="string" office:string-value="NM" calcext:value-type="string">
            <text:p>NM</text:p>
          </table:table-cell>
          <table:table-cell table:style-name="ce124" table:formula="of:=[.$J$113]" office:value-type="string" office:string-value="NM" calcext:value-type="string">
            <text:p>NM</text:p>
          </table:table-cell>
          <table:table-cell table:style-name="ce124" table:formula="of:=[.$K$113]" office:value-type="string" office:string-value="NM" calcext:value-type="string">
            <text:p>NM</text:p>
          </table:table-cell>
          <table:table-cell table:style-name="ce123" table:formula="of:=[.$L$113]" office:value-type="string" office:string-value="PM" calcext:value-type="string">
            <text:p>PM</text:p>
          </table:table-cell>
          <table:table-cell table:style-name="ce124" table:formula="of:=[.$M$113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Max</text:p>
          </table:table-cell>
          <table:table-cell table:style-name="ce54" office:value-type="percentage" office:value="0.0531" calcext:value-type="percentage">
            <text:p>5,31 %</text:p>
          </table:table-cell>
          <table:table-cell table:style-name="ce54" office:value-type="percentage" office:value="0.0946" calcext:value-type="percentage">
            <text:p>9,46 %</text:p>
          </table:table-cell>
          <table:table-cell table:style-name="ce54" office:value-type="percentage" office:value="0.0748" calcext:value-type="percentage">
            <text:p>7,48 %</text:p>
          </table:table-cell>
          <table:table-cell table:style-name="ce54" office:value-type="percentage" office:value="0.0976" calcext:value-type="percentage">
            <text:p>9,76 %</text:p>
          </table:table-cell>
          <table:table-cell table:style-name="ce54" office:value-type="percentage" office:value="0.0237" calcext:value-type="percentage">
            <text:p>2,37 %</text:p>
          </table:table-cell>
          <table:table-cell table:style-name="ce54" office:value-type="percentage" office:value="0.2929" calcext:value-type="percentage">
            <text:p>29,29 %</text:p>
          </table:table-cell>
          <table:table-cell table:style-name="ce54" office:value-type="percentage" office:value="0.1202" calcext:value-type="percentage">
            <text:p>12,02 %</text:p>
          </table:table-cell>
          <table:table-cell table:style-name="ce54" office:value-type="percentage" office:value="0.0012" calcext:value-type="percentage">
            <text:p>0,12 %</text:p>
          </table:table-cell>
          <table:table-cell table:style-name="ce54" office:value-type="percentage" office:value="0.0897" calcext:value-type="percentage">
            <text:p>8,97 %</text:p>
          </table:table-cell>
          <table:table-cell table:style-name="ce54" office:value-type="percentage" office:value="0.0572" calcext:value-type="percentage">
            <text:p>5,72 %</text:p>
          </table:table-cell>
          <table:table-cell table:style-name="ce54" office:value-type="percentage" office:value="0.095" calcext:value-type="percentage">
            <text:p>9,50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24" table:formula="of:=[.$C$114]" office:value-type="string" office:string-value="X" calcext:value-type="string">
            <text:p>X</text:p>
          </table:table-cell>
          <table:table-cell table:style-name="ce124" table:formula="of:=[.$D$114]" office:value-type="string" office:string-value="X" calcext:value-type="string">
            <text:p>X</text:p>
          </table:table-cell>
          <table:table-cell table:style-name="ce124" table:formula="of:=[.$E$114]" office:value-type="string" office:string-value="X" calcext:value-type="string">
            <text:p>X</text:p>
          </table:table-cell>
          <table:table-cell table:style-name="ce124" table:formula="of:=[.$F$114]" office:value-type="string" office:string-value="NM" calcext:value-type="string">
            <text:p>NM</text:p>
          </table:table-cell>
          <table:table-cell table:style-name="ce124" table:formula="of:=[.$G$114]" office:value-type="string" office:string-value="X" calcext:value-type="string">
            <text:p>X</text:p>
          </table:table-cell>
          <table:table-cell table:style-name="ce124" table:formula="of:=[.$H$114]" office:value-type="string" office:string-value="NM" calcext:value-type="string">
            <text:p>NM</text:p>
          </table:table-cell>
          <table:table-cell table:style-name="ce145" table:formula="of:=[.$I$114]" office:value-type="string" office:string-value="X" calcext:value-type="string">
            <text:p>X</text:p>
          </table:table-cell>
          <table:table-cell table:style-name="ce165" table:formula="of:=[.$J$114]" office:value-type="percentage" office:value="1" calcext:value-type="percentage">
            <text:p>100,00 %</text:p>
          </table:table-cell>
          <table:table-cell table:style-name="ce124" table:formula="of:=[.$K$114]" office:value-type="string" office:string-value="X" calcext:value-type="string">
            <text:p>X</text:p>
          </table:table-cell>
          <table:table-cell table:style-name="ce124" table:formula="of:=[.$L$114]" office:value-type="string" office:string-value="NM" calcext:value-type="string">
            <text:p>NM</text:p>
          </table:table-cell>
          <table:table-cell table:style-name="ce124" table:formula="of:=[.$M$114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3">
          <table:table-cell table:style-name="ce44"/>
          <table:table-cell table:style-name="ce48" office:value-type="string" calcext:value-type="string">
            <text:p>Mike</text:p>
          </table:table-cell>
          <table:table-cell table:style-name="ce54" office:value-type="percentage" office:value="0.008" calcext:value-type="percentage">
            <text:p>0,80 %</text:p>
          </table:table-cell>
          <table:table-cell table:style-name="ce54" office:value-type="percentage" office:value="0.0488" calcext:value-type="percentage">
            <text:p>4,88 %</text:p>
          </table:table-cell>
          <table:table-cell table:style-name="ce54" office:value-type="percentage" office:value="0.019" calcext:value-type="percentage">
            <text:p>1,90 %</text:p>
          </table:table-cell>
          <table:table-cell table:style-name="ce54" office:value-type="string" calcext:value-type="string">
            <text:p>NM</text:p>
          </table:table-cell>
          <table:table-cell table:style-name="ce54" office:value-type="percentage" office:value="0.7851" calcext:value-type="percentage">
            <text:p>78,51 %</text:p>
          </table:table-cell>
          <table:table-cell table:style-name="ce54" office:value-type="percentage" office:value="0.0272" calcext:value-type="percentage">
            <text:p>2,72 %</text:p>
          </table:table-cell>
          <table:table-cell table:style-name="ce54" office:value-type="percentage" office:value="0.0218" calcext:value-type="percentage">
            <text:p>2,18 %</text:p>
          </table:table-cell>
          <table:table-cell table:style-name="ce54" office:value-type="percentage" office:value="0.0133" calcext:value-type="percentage">
            <text:p>1,33 %</text:p>
          </table:table-cell>
          <table:table-cell table:style-name="ce54" office:value-type="percentage" office:value="0.0304" calcext:value-type="percentage">
            <text:p>3,04 %</text:p>
          </table:table-cell>
          <table:table-cell table:style-name="ce54" office:value-type="percentage" office:value="0.009" calcext:value-type="percentage">
            <text:p>0,90 %</text:p>
          </table:table-cell>
          <table:table-cell table:style-name="ce54" office:value-type="percentage" office:value="0.0375" calcext:value-type="percentage">
            <text:p>3,75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24" table:formula="of:=[.$C$115]" office:value-type="string" office:string-value="X" calcext:value-type="string">
            <text:p>X</text:p>
          </table:table-cell>
          <table:table-cell table:style-name="ce124" table:formula="of:=[.$D$115]" office:value-type="string" office:string-value="X" calcext:value-type="string">
            <text:p>X</text:p>
          </table:table-cell>
          <table:table-cell table:style-name="ce124" table:formula="of:=[.$E$115]" office:value-type="string" office:string-value="X" calcext:value-type="string">
            <text:p>X</text:p>
          </table:table-cell>
          <table:table-cell table:style-name="ce124" table:formula="of:=[.$F$115]" office:value-type="string" office:string-value="NM" calcext:value-type="string">
            <text:p>NM</text:p>
          </table:table-cell>
          <table:table-cell table:style-name="ce155" table:formula="of:=[.$G$115]" office:value-type="percentage" office:value="1" calcext:value-type="percentage">
            <text:p>100,00 %</text:p>
          </table:table-cell>
          <table:table-cell table:style-name="ce124" table:formula="of:=[.$H$115]" office:value-type="string" office:string-value="X" calcext:value-type="string">
            <text:p>X</text:p>
          </table:table-cell>
          <table:table-cell table:style-name="ce124" table:formula="of:=[.$I$115]" office:value-type="string" office:string-value="X" calcext:value-type="string">
            <text:p>X</text:p>
          </table:table-cell>
          <table:table-cell table:style-name="ce124" table:formula="of:=[.$J$115]" office:value-type="string" office:string-value="X" calcext:value-type="string">
            <text:p>X</text:p>
          </table:table-cell>
          <table:table-cell table:style-name="ce124" table:formula="of:=[.$K$115]" office:value-type="string" office:string-value="X" calcext:value-type="string">
            <text:p>X</text:p>
          </table:table-cell>
          <table:table-cell table:style-name="ce124" table:formula="of:=[.$L$115]" office:value-type="string" office:string-value="NM" calcext:value-type="string">
            <text:p>NM</text:p>
          </table:table-cell>
          <table:table-cell table:style-name="ce124" table:formula="of:=[.$M$115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3">
          <table:table-cell table:style-name="ce44"/>
          <table:table-cell table:style-name="ce48" office:value-type="string" calcext:value-type="string">
            <text:p>Tim</text:p>
          </table:table-cell>
          <table:table-cell table:style-name="ce54" office:value-type="percentage" office:value="0.0592" calcext:value-type="percentage">
            <text:p>5,92 %</text:p>
          </table:table-cell>
          <table:table-cell table:style-name="ce54" office:value-type="percentage" office:value="0.1093" calcext:value-type="percentage">
            <text:p>10,93 %</text:p>
          </table:table-cell>
          <table:table-cell table:style-name="ce54" office:value-type="percentage" office:value="0.0853" calcext:value-type="percentage">
            <text:p>8,53 %</text:p>
          </table:table-cell>
          <table:table-cell table:style-name="ce54" office:value-type="percentage" office:value="0.0979" calcext:value-type="percentage">
            <text:p>9,79 %</text:p>
          </table:table-cell>
          <table:table-cell table:style-name="ce54" office:value-type="percentage" office:value="0.0127" calcext:value-type="percentage">
            <text:p>1,27 %</text:p>
          </table:table-cell>
          <table:table-cell table:style-name="ce54" office:value-type="percentage" office:value="0.1193" calcext:value-type="percentage">
            <text:p>11,93 %</text:p>
          </table:table-cell>
          <table:table-cell table:style-name="ce54" office:value-type="percentage" office:value="0.1681" calcext:value-type="percentage">
            <text:p>16,81 %</text:p>
          </table:table-cell>
          <table:table-cell table:style-name="ce54" office:value-type="percentage" office:value="0.0808" calcext:value-type="percentage">
            <text:p>8,08 %</text:p>
          </table:table-cell>
          <table:table-cell table:style-name="ce54" office:value-type="percentage" office:value="0.1016" calcext:value-type="percentage">
            <text:p>10,16 %</text:p>
          </table:table-cell>
          <table:table-cell table:style-name="ce54" office:value-type="percentage" office:value="0.0619" calcext:value-type="percentage">
            <text:p>6,19 %</text:p>
          </table:table-cell>
          <table:table-cell table:style-name="ce54" office:value-type="percentage" office:value="0.1037" calcext:value-type="percentage">
            <text:p>10,37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24" table:formula="of:=[.$C$116]" office:value-type="string" office:string-value="X" calcext:value-type="string">
            <text:p>X</text:p>
          </table:table-cell>
          <table:table-cell table:style-name="ce124" table:formula="of:=[.$D$116]" office:value-type="string" office:string-value="X" calcext:value-type="string">
            <text:p>X</text:p>
          </table:table-cell>
          <table:table-cell table:style-name="ce124" table:formula="of:=[.$E$116]" office:value-type="string" office:string-value="X" calcext:value-type="string">
            <text:p>X</text:p>
          </table:table-cell>
          <table:table-cell table:style-name="ce124" table:formula="of:=[.$F$116]" office:value-type="string" office:string-value="X" calcext:value-type="string">
            <text:p>X</text:p>
          </table:table-cell>
          <table:table-cell table:style-name="ce124" table:formula="of:=[.$G$116]" office:value-type="string" office:string-value="X" calcext:value-type="string">
            <text:p>X</text:p>
          </table:table-cell>
          <table:table-cell table:style-name="ce148" table:formula="of:=[.$H$116]" office:value-type="percentage" office:value="1" calcext:value-type="percentage">
            <text:p>100,00 %</text:p>
          </table:table-cell>
          <table:table-cell table:style-name="ce124" table:formula="of:=[.$I$116]" office:value-type="string" office:string-value="X" calcext:value-type="string">
            <text:p>X</text:p>
          </table:table-cell>
          <table:table-cell table:style-name="ce124" table:formula="of:=[.$J$116]" office:value-type="string" office:string-value="X" calcext:value-type="string">
            <text:p>X</text:p>
          </table:table-cell>
          <table:table-cell table:style-name="ce124" table:formula="of:=[.$K$116]" office:value-type="string" office:string-value="X" calcext:value-type="string">
            <text:p>X</text:p>
          </table:table-cell>
          <table:table-cell table:style-name="ce124" table:formula="of:=[.$L$116]" office:value-type="string" office:string-value="NM" calcext:value-type="string">
            <text:p>NM</text:p>
          </table:table-cell>
          <table:table-cell table:style-name="ce124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54" office:value-type="percentage" office:value="0.4283" calcext:value-type="percentage">
            <text:p>42,83 %</text:p>
          </table:table-cell>
          <table:table-cell table:style-name="ce54" office:value-type="percentage" office:value="0.081" calcext:value-type="percentage">
            <text:p>8,10 %</text:p>
          </table:table-cell>
          <table:table-cell table:style-name="ce54" office:value-type="percentage" office:value="0.0554" calcext:value-type="percentage">
            <text:p>5,54 %</text:p>
          </table:table-cell>
          <table:table-cell table:style-name="ce54" office:value-type="percentage" office:value="0.0812" calcext:value-type="percentage">
            <text:p>8,12 %</text:p>
          </table:table-cell>
          <table:table-cell table:style-name="ce54" office:value-type="percentage" office:value="0.0076" calcext:value-type="percentage">
            <text:p>0,76 %</text:p>
          </table:table-cell>
          <table:table-cell table:style-name="ce54" office:value-type="percentage" office:value="0.0543" calcext:value-type="percentage">
            <text:p>5,43 %</text:p>
          </table:table-cell>
          <table:table-cell table:style-name="ce54" office:value-type="percentage" office:value="0.0566" calcext:value-type="percentage">
            <text:p>5,66 %</text:p>
          </table:table-cell>
          <table:table-cell table:style-name="ce54" office:value-type="percentage" office:value="0.0517" calcext:value-type="percentage">
            <text:p>5,17 %</text:p>
          </table:table-cell>
          <table:table-cell table:style-name="ce54" office:value-type="percentage" office:value="0.0735" calcext:value-type="percentage">
            <text:p>7,35 %</text:p>
          </table:table-cell>
          <table:table-cell table:style-name="ce54" office:value-type="percentage" office:value="0.0365" calcext:value-type="percentage">
            <text:p>3,65 %</text:p>
          </table:table-cell>
          <table:table-cell table:style-name="ce54" office:value-type="percentage" office:value="0.0739" calcext:value-type="percentage">
            <text:p>7,39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45" table:formula="of:=[.$C$117]" office:value-type="string" office:string-value="X" calcext:value-type="string">
            <text:p>X</text:p>
          </table:table-cell>
          <table:table-cell table:style-name="ce124" table:formula="of:=[.$D$117]" office:value-type="string" office:string-value="X" calcext:value-type="string">
            <text:p>X</text:p>
          </table:table-cell>
          <table:table-cell table:style-name="ce124" table:formula="of:=[.$E$117]" office:value-type="string" office:string-value="X" calcext:value-type="string">
            <text:p>X</text:p>
          </table:table-cell>
          <table:table-cell table:style-name="ce124" table:formula="of:=[.$F$117]" office:value-type="string" office:string-value="X" calcext:value-type="string">
            <text:p>X</text:p>
          </table:table-cell>
          <table:table-cell table:style-name="ce124" table:formula="of:=[.$G$117]" office:value-type="string" office:string-value="X" calcext:value-type="string">
            <text:p>X</text:p>
          </table:table-cell>
          <table:table-cell table:style-name="ce124" table:formula="of:=[.$H$117]" office:value-type="string" office:string-value="X" calcext:value-type="string">
            <text:p>X</text:p>
          </table:table-cell>
          <table:table-cell table:style-name="ce124" table:formula="of:=[.$I$117]" office:value-type="string" office:string-value="X" calcext:value-type="string">
            <text:p>X</text:p>
          </table:table-cell>
          <table:table-cell table:style-name="ce124" table:formula="of:=[.$J$117]" office:value-type="string" office:string-value="X" calcext:value-type="string">
            <text:p>X</text:p>
          </table:table-cell>
          <table:table-cell table:style-name="ce123" table:formula="of:=[.$K$117]" office:value-type="percentage" office:value="1" calcext:value-type="percentage">
            <text:p>100,00 %</text:p>
          </table:table-cell>
          <table:table-cell table:style-name="ce124" table:formula="of:=[.$L$117]" office:value-type="string" office:string-value="NM" calcext:value-type="string">
            <text:p>NM</text:p>
          </table:table-cell>
          <table:table-cell table:style-name="ce124" table:formula="of:=[.$M$117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2" calcext:value-type="float">
            <text:p>2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3688000" calcext:value-type="float" table:number-columns-spanned="2" table:number-rows-spanned="1">
            <text:p>23.688.0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924" calcext:value-type="float" table:number-columns-spanned="2" table:number-rows-spanned="1">
            <text:p>1.924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2" calcext:value-type="float">
            <text:p>2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2" calcext:value-type="float">
            <text:p>2</text:p>
          </table:table-cell>
          <table:table-cell table:style-name="ce44" table:number-columns-repeated="9"/>
          <table:table-cell table:number-columns-repeated="997"/>
        </table:table-row>
        <table:table-row table:style-name="ro2">
          <table:table-cell table:style-name="ce44"/>
          <table:table-cell table:style-name="ce47" office:value-type="string" calcext:value-type="string">
            <text:p>MN5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5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Andre</text:p>
          </table:table-cell>
          <table:table-cell table:style-name="ce15" office:value-type="percentage" office:value="0.1055" calcext:value-type="percentage">
            <text:p>10,55 %</text:p>
          </table:table-cell>
          <table:table-cell table:style-name="ce15" office:value-type="percentage" office:value="0.0816" calcext:value-type="percentage">
            <text:p>8,16 %</text:p>
          </table:table-cell>
          <table:table-cell table:style-name="ce15" office:value-type="percentage" office:value="0.2999" calcext:value-type="percentage">
            <text:p>29,99 %</text:p>
          </table:table-cell>
          <table:table-cell table:style-name="ce15" office:value-type="percentage" office:value="0.0676" calcext:value-type="percentage">
            <text:p>6,76 %</text:p>
          </table:table-cell>
          <table:table-cell table:style-name="ce15" office:value-type="percentage" office:value="0.0234" calcext:value-type="percentage">
            <text:p>2,34 %</text:p>
          </table:table-cell>
          <table:table-cell table:style-name="ce15" office:value-type="percentage" office:value="0.0936" calcext:value-type="percentage">
            <text:p>9,36 %</text:p>
          </table:table-cell>
          <table:table-cell table:style-name="ce15" office:value-type="percentage" office:value="0.0593" calcext:value-type="percentage">
            <text:p>5,93 %</text:p>
          </table:table-cell>
          <table:table-cell table:style-name="ce15" office:value-type="percentage" office:value="0.1705" calcext:value-type="percentage">
            <text:p>17,05 %</text:p>
          </table:table-cell>
          <table:table-cell table:style-name="ce15" office:value-type="string" calcext:value-type="string">
            <text:p>NM</text:p>
          </table:table-cell>
          <table:table-cell table:style-name="ce15" office:value-type="percentage" office:value="0.0988" calcext:value-type="percentage">
            <text:p>9,88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28" table:formula="of:=[.$C$108]" office:value-type="string" office:string-value="X" calcext:value-type="string">
            <text:p>X</text:p>
          </table:table-cell>
          <table:table-cell table:style-name="ce128" table:formula="of:=[.$D$108]" office:value-type="string" office:string-value="X" calcext:value-type="string">
            <text:p>X</text:p>
          </table:table-cell>
          <table:table-cell table:style-name="ce127" table:formula="of:=[.$E$108]" office:value-type="percentage" office:value="1" calcext:value-type="percentage">
            <text:p>100,00 %</text:p>
          </table:table-cell>
          <table:table-cell table:style-name="ce128" table:formula="of:=[.$F$108]" office:value-type="string" office:string-value="X" calcext:value-type="string">
            <text:p>X</text:p>
          </table:table-cell>
          <table:table-cell table:style-name="ce149" table:formula="of:=[.$G$108]" office:value-type="string" office:string-value="X" calcext:value-type="string">
            <text:p>X</text:p>
          </table:table-cell>
          <table:table-cell table:style-name="ce128" table:formula="of:=[.$H$108]" office:value-type="string" office:string-value="X" calcext:value-type="string">
            <text:p>X</text:p>
          </table:table-cell>
          <table:table-cell table:style-name="ce128" table:formula="of:=[.$I$108]" office:value-type="string" office:string-value="X" calcext:value-type="string">
            <text:p>X</text:p>
          </table:table-cell>
          <table:table-cell table:style-name="ce128" table:formula="of:=[.$J$108]" office:value-type="string" office:string-value="X" calcext:value-type="string">
            <text:p>X</text:p>
          </table:table-cell>
          <table:table-cell table:style-name="ce128" table:formula="of:=[.$K$108]" office:value-type="string" office:string-value="NM" calcext:value-type="string">
            <text:p>NM</text:p>
          </table:table-cell>
          <table:table-cell table:style-name="ce128" table:formula="of:=[.$L$108]" office:value-type="string" office:string-value="NM" calcext:value-type="string">
            <text:p>NM</text:p>
          </table:table-cell>
          <table:table-cell table:style-name="ce128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5" office:value-type="percentage" office:value="0.0364" calcext:value-type="percentage">
            <text:p>3,64 %</text:p>
          </table:table-cell>
          <table:table-cell table:style-name="ce15" office:value-type="percentage" office:value="0.1902" calcext:value-type="percentage">
            <text:p>19,02 %</text:p>
          </table:table-cell>
          <table:table-cell table:style-name="ce15" office:value-type="percentage" office:value="0.1486" calcext:value-type="percentage">
            <text:p>14,86 %</text:p>
          </table:table-cell>
          <table:table-cell table:style-name="ce15" office:value-type="percentage" office:value="0.1325" calcext:value-type="percentage">
            <text:p>13,25 %</text:p>
          </table:table-cell>
          <table:table-cell table:style-name="ce15" office:value-type="percentage" office:value="0.039" calcext:value-type="percentage">
            <text:p>3,90 %</text:p>
          </table:table-cell>
          <table:table-cell table:style-name="ce15" office:value-type="percentage" office:value="0.0187" calcext:value-type="percentage">
            <text:p>1,87 %</text:p>
          </table:table-cell>
          <table:table-cell table:style-name="ce15" office:value-type="percentage" office:value="0.1253" calcext:value-type="percentage">
            <text:p>12,53 %</text:p>
          </table:table-cell>
          <table:table-cell table:style-name="ce103" office:value-type="string" calcext:value-type="string">
            <text:p>NM</text:p>
          </table:table-cell>
          <table:table-cell table:style-name="ce15" office:value-type="percentage" office:value="0.1544" calcext:value-type="percentage">
            <text:p>15,44 %</text:p>
          </table:table-cell>
          <table:table-cell table:style-name="ce15" office:value-type="percentage" office:value="0.1549" calcext:value-type="percentage">
            <text:p>15,49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27" table:formula="of:=[.$C$109]" office:value-type="percentage" office:value="1" calcext:value-type="percentage">
            <text:p>100,00 %</text:p>
          </table:table-cell>
          <table:table-cell table:style-name="ce128" table:formula="of:=[.$D$109]" office:value-type="string" office:string-value="X" calcext:value-type="string">
            <text:p>X</text:p>
          </table:table-cell>
          <table:table-cell table:style-name="ce128" table:formula="of:=[.$E$109]" office:value-type="string" office:string-value="X" calcext:value-type="string">
            <text:p>X</text:p>
          </table:table-cell>
          <table:table-cell table:style-name="ce128" table:formula="of:=[.$F$109]" office:value-type="string" office:string-value="X" calcext:value-type="string">
            <text:p>X</text:p>
          </table:table-cell>
          <table:table-cell table:style-name="ce128" table:formula="of:=[.$G$109]" office:value-type="string" office:string-value="X" calcext:value-type="string">
            <text:p>X</text:p>
          </table:table-cell>
          <table:table-cell table:style-name="ce149" table:formula="of:=[.$H$109]" office:value-type="string" office:string-value="X" calcext:value-type="string">
            <text:p>X</text:p>
          </table:table-cell>
          <table:table-cell table:style-name="ce128" table:formula="of:=[.$I$109]" office:value-type="string" office:string-value="X" calcext:value-type="string">
            <text:p>X</text:p>
          </table:table-cell>
          <table:table-cell table:style-name="ce128" table:formula="of:=[.$J$109]" office:value-type="string" office:string-value="NM" calcext:value-type="string">
            <text:p>NM</text:p>
          </table:table-cell>
          <table:table-cell table:style-name="ce128" table:formula="of:=[.$K$109]" office:value-type="string" office:string-value="X" calcext:value-type="string">
            <text:p>X</text:p>
          </table:table-cell>
          <table:table-cell table:style-name="ce128" table:formula="of:=[.$L$109]" office:value-type="string" office:string-value="NM" calcext:value-type="string">
            <text:p>NM</text:p>
          </table:table-cell>
          <table:table-cell table:style-name="ce128" table:formula="of:=[.$M$109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Dustin</text:p>
          </table:table-cell>
          <table:table-cell table:style-name="ce15" office:value-type="percentage" office:value="0.0291" calcext:value-type="percentage">
            <text:p>2,91 %</text:p>
          </table:table-cell>
          <table:table-cell table:style-name="ce15" office:value-type="percentage" office:value="0.08" calcext:value-type="percentage">
            <text:p>8,00 %</text:p>
          </table:table-cell>
          <table:table-cell table:style-name="ce15" office:value-type="percentage" office:value="0.1871" calcext:value-type="percentage">
            <text:p>18,71 %</text:p>
          </table:table-cell>
          <table:table-cell table:style-name="ce15" office:value-type="percentage" office:value="0.0431" calcext:value-type="percentage">
            <text:p>4,31 %</text:p>
          </table:table-cell>
          <table:table-cell table:style-name="ce15" office:value-type="percentage" office:value="0.0047" calcext:value-type="percentage">
            <text:p>0,47 %</text:p>
          </table:table-cell>
          <table:table-cell table:style-name="ce15" office:value-type="percentage" office:value="0.0925" calcext:value-type="percentage">
            <text:p>9,25 %</text:p>
          </table:table-cell>
          <table:table-cell table:style-name="ce15" office:value-type="percentage" office:value="0.0343" calcext:value-type="percentage">
            <text:p>3,43 %</text:p>
          </table:table-cell>
          <table:table-cell table:style-name="ce15" office:value-type="percentage" office:value="0.1471" calcext:value-type="percentage">
            <text:p>14,71 %</text:p>
          </table:table-cell>
          <table:table-cell table:style-name="ce15" office:value-type="percentage" office:value="0.079" calcext:value-type="percentage">
            <text:p>7,90 %</text:p>
          </table:table-cell>
          <table:table-cell table:style-name="ce15" office:value-type="percentage" office:value="0.303" calcext:value-type="percentage">
            <text:p>30,30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28" table:formula="of:=[.$C$110]" office:value-type="string" office:string-value="X" calcext:value-type="string">
            <text:p>X</text:p>
          </table:table-cell>
          <table:table-cell table:style-name="ce128" table:formula="of:=[.$D$110]" office:value-type="string" office:string-value="X" calcext:value-type="string">
            <text:p>X</text:p>
          </table:table-cell>
          <table:table-cell table:style-name="ce149" table:formula="of:=[.$E$110]" office:value-type="string" office:string-value="X" calcext:value-type="string">
            <text:p>X</text:p>
          </table:table-cell>
          <table:table-cell table:style-name="ce128" table:formula="of:=[.$F$110]" office:value-type="string" office:string-value="X" calcext:value-type="string">
            <text:p>X</text:p>
          </table:table-cell>
          <table:table-cell table:style-name="ce128" table:formula="of:=[.$G$110]" office:value-type="string" office:string-value="X" calcext:value-type="string">
            <text:p>X</text:p>
          </table:table-cell>
          <table:table-cell table:style-name="ce128" table:formula="of:=[.$H$110]" office:value-type="string" office:string-value="X" calcext:value-type="string">
            <text:p>X</text:p>
          </table:table-cell>
          <table:table-cell table:style-name="ce127" table:formula="of:=[.$I$110]" office:value-type="percentage" office:value="1" calcext:value-type="percentage">
            <text:p>100,00 %</text:p>
          </table:table-cell>
          <table:table-cell table:style-name="ce128" table:formula="of:=[.$J$110]" office:value-type="string" office:string-value="X" calcext:value-type="string">
            <text:p>X</text:p>
          </table:table-cell>
          <table:table-cell table:style-name="ce128" table:formula="of:=[.$K$110]" office:value-type="string" office:string-value="X" calcext:value-type="string">
            <text:p>X</text:p>
          </table:table-cell>
          <table:table-cell table:style-name="ce128" table:formula="of:=[.$L$110]" office:value-type="string" office:string-value="NM" calcext:value-type="string">
            <text:p>NM</text:p>
          </table:table-cell>
          <table:table-cell table:style-name="ce127" table:formula="of:=[.$M$110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Jordi</text:p>
          </table:table-cell>
          <table:table-cell table:style-name="ce15" office:value-type="percentage" office:value="0.013" calcext:value-type="percentage">
            <text:p>1,30 %</text:p>
          </table:table-cell>
          <table:table-cell table:style-name="ce15" office:value-type="percentage" office:value="0.2812" calcext:value-type="percentage">
            <text:p>28,12 %</text:p>
          </table:table-cell>
          <table:table-cell table:style-name="ce15" office:value-type="percentage" office:value="0.0774" calcext:value-type="percentage">
            <text:p>7,74 %</text:p>
          </table:table-cell>
          <table:table-cell table:style-name="ce50" office:value-type="string" calcext:value-type="string">
            <text:p>X</text:p>
          </table:table-cell>
          <table:table-cell table:style-name="ce15" office:value-type="percentage" office:value="0.0218" calcext:value-type="percentage">
            <text:p>2,18 %</text:p>
          </table:table-cell>
          <table:table-cell table:style-name="ce15" office:value-type="percentage" office:value="0.079" calcext:value-type="percentage">
            <text:p>7,90 %</text:p>
          </table:table-cell>
          <table:table-cell table:style-name="ce15" office:value-type="percentage" office:value="0.0691" calcext:value-type="percentage">
            <text:p>6,91 %</text:p>
          </table:table-cell>
          <table:table-cell table:style-name="ce15" office:value-type="percentage" office:value="0.1845" calcext:value-type="percentage">
            <text:p>18,45 %</text:p>
          </table:table-cell>
          <table:table-cell table:style-name="ce15" office:value-type="percentage" office:value="0.2318" calcext:value-type="percentage">
            <text:p>23,18 %</text:p>
          </table:table-cell>
          <table:table-cell table:style-name="ce15" office:value-type="percentage" office:value="0.0421" calcext:value-type="percentage">
            <text:p>4,21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28" table:formula="of:=[.$C$111]" office:value-type="string" office:string-value="X" calcext:value-type="string">
            <text:p>X</text:p>
          </table:table-cell>
          <table:table-cell table:style-name="ce127" table:formula="of:=[.$D$111]" office:value-type="percentage" office:value="1" calcext:value-type="percentage">
            <text:p>100,00 %</text:p>
          </table:table-cell>
          <table:table-cell table:style-name="ce128" table:formula="of:=[.$E$111]" office:value-type="string" office:string-value="X" calcext:value-type="string">
            <text:p>X</text:p>
          </table:table-cell>
          <table:table-cell table:style-name="ce128" table:formula="of:=[.$F$111]" office:value-type="string" office:string-value="X" calcext:value-type="string">
            <text:p>X</text:p>
          </table:table-cell>
          <table:table-cell table:style-name="ce128" table:formula="of:=[.$G$111]" office:value-type="string" office:string-value="X" calcext:value-type="string">
            <text:p>X</text:p>
          </table:table-cell>
          <table:table-cell table:style-name="ce128" table:formula="of:=[.$H$111]" office:value-type="string" office:string-value="X" calcext:value-type="string">
            <text:p>X</text:p>
          </table:table-cell>
          <table:table-cell table:style-name="ce128" table:formula="of:=[.$I$111]" office:value-type="string" office:string-value="X" calcext:value-type="string">
            <text:p>X</text:p>
          </table:table-cell>
          <table:table-cell table:style-name="ce128" table:formula="of:=[.$J$111]" office:value-type="string" office:string-value="X" calcext:value-type="string">
            <text:p>X</text:p>
          </table:table-cell>
          <table:table-cell table:style-name="ce128" table:formula="of:=[.$K$111]" office:value-type="string" office:string-value="NM" calcext:value-type="string">
            <text:p>NM</text:p>
          </table:table-cell>
          <table:table-cell table:style-name="ce149" table:formula="of:=[.$L$111]" office:value-type="string" office:string-value="NM" calcext:value-type="string">
            <text:p>NM</text:p>
          </table:table-cell>
          <table:table-cell table:style-name="ce128" table:formula="of:=[.$M$111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3">
          <table:table-cell table:style-name="ce44"/>
          <table:table-cell table:style-name="ce48" office:value-type="string" calcext:value-type="string">
            <text:p>Leon</text:p>
          </table:table-cell>
          <table:table-cell table:style-name="ce15" office:value-type="percentage" office:value="0.0042" calcext:value-type="percentage">
            <text:p>0,42 %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percentage" office:value="0.0826" calcext:value-type="percentage">
            <text:p>8,26 %</text:p>
          </table:table-cell>
          <table:table-cell table:style-name="ce84" office:value-type="percentage" office:value="0.4465" calcext:value-type="percentage">
            <text:p>44,65 %</text:p>
          </table:table-cell>
          <table:table-cell table:style-name="ce15" office:value-type="percentage" office:value="0.0707" calcext:value-type="percentage">
            <text:p>7,07 %</text:p>
          </table:table-cell>
          <table:table-cell table:style-name="ce15" office:value-type="percentage" office:value="0.067" calcext:value-type="percentage">
            <text:p>6,70 %</text:p>
          </table:table-cell>
          <table:table-cell table:style-name="ce15" office:value-type="percentage" office:value="0.1133" calcext:value-type="percentage">
            <text:p>11,33 %</text:p>
          </table:table-cell>
          <table:table-cell table:style-name="ce15" office:value-type="string" calcext:value-type="string">
            <text:p>NM</text:p>
          </table:table-cell>
          <table:table-cell table:style-name="ce15" office:value-type="percentage" office:value="0.1143" calcext:value-type="percentage">
            <text:p>11,43 %</text:p>
          </table:table-cell>
          <table:table-cell table:style-name="ce15" office:value-type="percentage" office:value="0.1014" calcext:value-type="percentage">
            <text:p>10,14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28" table:formula="of:=[.$C$112]" office:value-type="string" office:string-value="X" calcext:value-type="string">
            <text:p>X</text:p>
          </table:table-cell>
          <table:table-cell table:style-name="ce128" table:formula="of:=[.$D$112]" office:value-type="string" office:string-value="X" calcext:value-type="string">
            <text:p>X</text:p>
          </table:table-cell>
          <table:table-cell table:style-name="ce128" table:formula="of:=[.$E$112]" office:value-type="string" office:string-value="X" calcext:value-type="string">
            <text:p>X</text:p>
          </table:table-cell>
          <table:table-cell table:style-name="ce151" table:formula="of:=[.$F$112]" office:value-type="percentage" office:value="1" calcext:value-type="percentage">
            <text:p>100,00 %</text:p>
          </table:table-cell>
          <table:table-cell table:style-name="ce128" table:formula="of:=[.$G$112]" office:value-type="string" office:string-value="X" calcext:value-type="string">
            <text:p>X</text:p>
          </table:table-cell>
          <table:table-cell table:style-name="ce128" table:formula="of:=[.$H$112]" office:value-type="string" office:string-value="X" calcext:value-type="string">
            <text:p>X</text:p>
          </table:table-cell>
          <table:table-cell table:style-name="ce128" table:formula="of:=[.$I$112]" office:value-type="string" office:string-value="X" calcext:value-type="string">
            <text:p>X</text:p>
          </table:table-cell>
          <table:table-cell table:style-name="ce128" table:formula="of:=[.$J$112]" office:value-type="string" office:string-value="NM" calcext:value-type="string">
            <text:p>NM</text:p>
          </table:table-cell>
          <table:table-cell table:style-name="ce128" table:formula="of:=[.$K$112]" office:value-type="string" office:string-value="X" calcext:value-type="string">
            <text:p>X</text:p>
          </table:table-cell>
          <table:table-cell table:style-name="ce128" table:formula="of:=[.$L$112]" office:value-type="string" office:string-value="NM" calcext:value-type="string">
            <text:p>NM</text:p>
          </table:table-cell>
          <table:table-cell table:style-name="ce128" table:formula="of:=[.$M$112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4">
          <table:table-cell table:style-name="ce44"/>
          <table:table-cell table:style-name="ce48" office:value-type="string" calcext:value-type="string">
            <text:p>Marius</text:p>
          </table:table-cell>
          <table:table-cell table:style-name="ce15" office:value-type="percentage" office:value="0.0161" calcext:value-type="percentage">
            <text:p>1,61 %</text:p>
          </table:table-cell>
          <table:table-cell table:style-name="ce15" office:value-type="percentage" office:value="0.0468" calcext:value-type="percentage">
            <text:p>4,68 %</text:p>
          </table:table-cell>
          <table:table-cell table:style-name="ce15" office:value-type="percentage" office:value="0.0359" calcext:value-type="percentage">
            <text:p>3,59 %</text:p>
          </table:table-cell>
          <table:table-cell table:style-name="ce15" office:value-type="percentage" office:value="0.1325" calcext:value-type="percentage">
            <text:p>13,25 %</text:p>
          </table:table-cell>
          <table:table-cell table:style-name="ce15" office:value-type="percentage" office:value="0.0229" calcext:value-type="percentage">
            <text:p>2,29 %</text:p>
          </table:table-cell>
          <table:table-cell table:style-name="ce15" office:value-type="percentage" office:value="0.0411" calcext:value-type="percentage">
            <text:p>4,11 %</text:p>
          </table:table-cell>
          <table:table-cell table:style-name="ce15" office:value-type="percentage" office:value="0.3233" calcext:value-type="percentage">
            <text:p>32,33 %</text:p>
          </table:table-cell>
          <table:table-cell table:style-name="ce15" office:value-type="percentage" office:value="0.1601" calcext:value-type="percentage">
            <text:p>16,01 %</text:p>
          </table:table-cell>
          <table:table-cell table:style-name="ce15" office:value-type="percentage" office:value="0.1575" calcext:value-type="percentage">
            <text:p>15,75 %</text:p>
          </table:table-cell>
          <table:table-cell table:style-name="ce15" office:value-type="percentage" office:value="0.0639" calcext:value-type="percentage">
            <text:p>6,39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28" table:formula="of:=[.$C$113]" office:value-type="string" office:string-value="NM" calcext:value-type="string">
            <text:p>NM</text:p>
          </table:table-cell>
          <table:table-cell table:style-name="ce128" table:formula="of:=[.$D$113]" office:value-type="string" office:string-value="NM" calcext:value-type="string">
            <text:p>NM</text:p>
          </table:table-cell>
          <table:table-cell table:style-name="ce128" table:formula="of:=[.$E$113]" office:value-type="string" office:string-value="NM" calcext:value-type="string">
            <text:p>NM</text:p>
          </table:table-cell>
          <table:table-cell table:style-name="ce128" table:formula="of:=[.$F$113]" office:value-type="string" office:string-value="NM" calcext:value-type="string">
            <text:p>NM</text:p>
          </table:table-cell>
          <table:table-cell table:style-name="ce128" table:formula="of:=[.$G$113]" office:value-type="string" office:string-value="NM" calcext:value-type="string">
            <text:p>NM</text:p>
          </table:table-cell>
          <table:table-cell table:style-name="ce128" table:formula="of:=[.$H$113]" office:value-type="string" office:string-value="NM" calcext:value-type="string">
            <text:p>NM</text:p>
          </table:table-cell>
          <table:table-cell table:style-name="ce128" table:formula="of:=[.$I$113]" office:value-type="string" office:string-value="NM" calcext:value-type="string">
            <text:p>NM</text:p>
          </table:table-cell>
          <table:table-cell table:style-name="ce128" table:formula="of:=[.$J$113]" office:value-type="string" office:string-value="NM" calcext:value-type="string">
            <text:p>NM</text:p>
          </table:table-cell>
          <table:table-cell table:style-name="ce149" table:formula="of:=[.$K$113]" office:value-type="string" office:string-value="NM" calcext:value-type="string">
            <text:p>NM</text:p>
          </table:table-cell>
          <table:table-cell table:style-name="ce127" table:formula="of:=[.$L$113]" office:value-type="string" office:string-value="PM" calcext:value-type="string">
            <text:p>PM</text:p>
          </table:table-cell>
          <table:table-cell table:style-name="ce128" table:formula="of:=[.$M$113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3">
          <table:table-cell table:style-name="ce44"/>
          <table:table-cell table:style-name="ce48" office:value-type="string" calcext:value-type="string">
            <text:p>Max</text:p>
          </table:table-cell>
          <table:table-cell table:style-name="ce15" office:value-type="percentage" office:value="0.0135" calcext:value-type="percentage">
            <text:p>1,35 %</text:p>
          </table:table-cell>
          <table:table-cell table:style-name="ce15" office:value-type="percentage" office:value="0.0951" calcext:value-type="percentage">
            <text:p>9,51 %</text:p>
          </table:table-cell>
          <table:table-cell table:style-name="ce15" office:value-type="percentage" office:value="0.0774" calcext:value-type="percentage">
            <text:p>7,74 %</text:p>
          </table:table-cell>
          <table:table-cell table:style-name="ce15" office:value-type="percentage" office:value="0.0338" calcext:value-type="percentage">
            <text:p>3,38 %</text:p>
          </table:table-cell>
          <table:table-cell table:style-name="ce15" office:value-type="percentage" office:value="0.0005" calcext:value-type="percentage">
            <text:p>0,05 %</text:p>
          </table:table-cell>
          <table:table-cell table:style-name="ce15" office:value-type="percentage" office:value="0.3191" calcext:value-type="percentage">
            <text:p>31,91 %</text:p>
          </table:table-cell>
          <table:table-cell table:style-name="ce15" office:value-type="percentage" office:value="0.2032" calcext:value-type="percentage">
            <text:p>20,32 %</text:p>
          </table:table-cell>
          <table:table-cell table:style-name="ce15" office:value-type="percentage" office:value="0.0281" calcext:value-type="percentage">
            <text:p>2,81 %</text:p>
          </table:table-cell>
          <table:table-cell table:style-name="ce15" office:value-type="percentage" office:value="0.1071" calcext:value-type="percentage">
            <text:p>10,71 %</text:p>
          </table:table-cell>
          <table:table-cell table:style-name="ce15" office:value-type="percentage" office:value="0.1221" calcext:value-type="percentage">
            <text:p>12,21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28" table:formula="of:=[.$C$114]" office:value-type="string" office:string-value="X" calcext:value-type="string">
            <text:p>X</text:p>
          </table:table-cell>
          <table:table-cell table:style-name="ce128" table:formula="of:=[.$D$114]" office:value-type="string" office:string-value="X" calcext:value-type="string">
            <text:p>X</text:p>
          </table:table-cell>
          <table:table-cell table:style-name="ce128" table:formula="of:=[.$E$114]" office:value-type="string" office:string-value="X" calcext:value-type="string">
            <text:p>X</text:p>
          </table:table-cell>
          <table:table-cell table:style-name="ce128" table:formula="of:=[.$F$114]" office:value-type="string" office:string-value="NM" calcext:value-type="string">
            <text:p>NM</text:p>
          </table:table-cell>
          <table:table-cell table:style-name="ce128" table:formula="of:=[.$G$114]" office:value-type="string" office:string-value="X" calcext:value-type="string">
            <text:p>X</text:p>
          </table:table-cell>
          <table:table-cell table:style-name="ce128" table:formula="of:=[.$H$114]" office:value-type="string" office:string-value="NM" calcext:value-type="string">
            <text:p>NM</text:p>
          </table:table-cell>
          <table:table-cell table:style-name="ce128" table:formula="of:=[.$I$114]" office:value-type="string" office:string-value="X" calcext:value-type="string">
            <text:p>X</text:p>
          </table:table-cell>
          <table:table-cell table:style-name="ce166" table:formula="of:=[.$J$114]" office:value-type="percentage" office:value="1" calcext:value-type="percentage">
            <text:p>100,00 %</text:p>
          </table:table-cell>
          <table:table-cell table:style-name="ce128" table:formula="of:=[.$K$114]" office:value-type="string" office:string-value="X" calcext:value-type="string">
            <text:p>X</text:p>
          </table:table-cell>
          <table:table-cell table:style-name="ce128" table:formula="of:=[.$L$114]" office:value-type="string" office:string-value="NM" calcext:value-type="string">
            <text:p>NM</text:p>
          </table:table-cell>
          <table:table-cell table:style-name="ce128" table:formula="of:=[.$M$114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Mike</text:p>
          </table:table-cell>
          <table:table-cell table:style-name="ce15" office:value-type="percentage" office:value="0.0047" calcext:value-type="percentage">
            <text:p>0,47 %</text:p>
          </table:table-cell>
          <table:table-cell table:style-name="ce15" office:value-type="percentage" office:value="0.0863" calcext:value-type="percentage">
            <text:p>8,63 %</text:p>
          </table:table-cell>
          <table:table-cell table:style-name="ce15" office:value-type="percentage" office:value="0.0094" calcext:value-type="percentage">
            <text:p>0,94 %</text:p>
          </table:table-cell>
          <table:table-cell table:style-name="ce15" office:value-type="string" calcext:value-type="string">
            <text:p>NM</text:p>
          </table:table-cell>
          <table:table-cell table:style-name="ce15" office:value-type="percentage" office:value="0.8067" calcext:value-type="percentage">
            <text:p>80,67 %</text:p>
          </table:table-cell>
          <table:table-cell table:style-name="ce50" office:value-type="string" calcext:value-type="string">
            <text:p>X</text:p>
          </table:table-cell>
          <table:table-cell table:style-name="ce15" office:value-type="percentage" office:value="0.014" calcext:value-type="percentage">
            <text:p>1,40 %</text:p>
          </table:table-cell>
          <table:table-cell table:style-name="ce15" office:value-type="percentage" office:value="0.0665" calcext:value-type="percentage">
            <text:p>6,65 %</text:p>
          </table:table-cell>
          <table:table-cell table:style-name="ce15" office:value-type="percentage" office:value="0.0075" calcext:value-type="percentage">
            <text:p>0,75 %</text:p>
          </table:table-cell>
          <table:table-cell table:style-name="ce15" office:value-type="percentage" office:value="0.0047" calcext:value-type="percentage">
            <text:p>0,47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28" table:formula="of:=[.$C$115]" office:value-type="string" office:string-value="X" calcext:value-type="string">
            <text:p>X</text:p>
          </table:table-cell>
          <table:table-cell table:style-name="ce149" table:formula="of:=[.$D$115]" office:value-type="string" office:string-value="X" calcext:value-type="string">
            <text:p>X</text:p>
          </table:table-cell>
          <table:table-cell table:style-name="ce128" table:formula="of:=[.$E$115]" office:value-type="string" office:string-value="X" calcext:value-type="string">
            <text:p>X</text:p>
          </table:table-cell>
          <table:table-cell table:style-name="ce128" table:formula="of:=[.$F$115]" office:value-type="string" office:string-value="NM" calcext:value-type="string">
            <text:p>NM</text:p>
          </table:table-cell>
          <table:table-cell table:style-name="ce156" table:formula="of:=[.$G$115]" office:value-type="percentage" office:value="1" calcext:value-type="percentage">
            <text:p>100,00 %</text:p>
          </table:table-cell>
          <table:table-cell table:style-name="ce128" table:formula="of:=[.$H$115]" office:value-type="string" office:string-value="X" calcext:value-type="string">
            <text:p>X</text:p>
          </table:table-cell>
          <table:table-cell table:style-name="ce128" table:formula="of:=[.$I$115]" office:value-type="string" office:string-value="X" calcext:value-type="string">
            <text:p>X</text:p>
          </table:table-cell>
          <table:table-cell table:style-name="ce128" table:formula="of:=[.$J$115]" office:value-type="string" office:string-value="X" calcext:value-type="string">
            <text:p>X</text:p>
          </table:table-cell>
          <table:table-cell table:style-name="ce128" table:formula="of:=[.$K$115]" office:value-type="string" office:string-value="X" calcext:value-type="string">
            <text:p>X</text:p>
          </table:table-cell>
          <table:table-cell table:style-name="ce128" table:formula="of:=[.$L$115]" office:value-type="string" office:string-value="NM" calcext:value-type="string">
            <text:p>NM</text:p>
          </table:table-cell>
          <table:table-cell table:style-name="ce128" table:formula="of:=[.$M$115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Tim</text:p>
          </table:table-cell>
          <table:table-cell table:style-name="ce15" office:value-type="percentage" office:value="0.017" calcext:value-type="percentage">
            <text:p>1,70 %</text:p>
          </table:table-cell>
          <table:table-cell table:style-name="ce15" office:value-type="percentage" office:value="0.1081" calcext:value-type="percentage">
            <text:p>10,81 %</text:p>
          </table:table-cell>
          <table:table-cell table:style-name="ce15" office:value-type="percentage" office:value="0.0634" calcext:value-type="percentage">
            <text:p>6,34 %</text:p>
          </table:table-cell>
          <table:table-cell table:style-name="ce15" office:value-type="percentage" office:value="0.1409" calcext:value-type="percentage">
            <text:p>14,09 %</text:p>
          </table:table-cell>
          <table:table-cell table:style-name="ce15" office:value-type="percentage" office:value="0.0104" calcext:value-type="percentage">
            <text:p>1,04 %</text:p>
          </table:table-cell>
          <table:table-cell table:style-name="ce15" office:value-type="percentage" office:value="0.2594" calcext:value-type="percentage">
            <text:p>25,94 %</text:p>
          </table:table-cell>
          <table:table-cell table:style-name="ce15" office:value-type="percentage" office:value="0.0442" calcext:value-type="percentage">
            <text:p>4,42 %</text:p>
          </table:table-cell>
          <table:table-cell table:style-name="ce15" office:value-type="percentage" office:value="0.1892" calcext:value-type="percentage">
            <text:p>18,92 %</text:p>
          </table:table-cell>
          <table:table-cell table:style-name="ce15" office:value-type="percentage" office:value="0.0728" calcext:value-type="percentage">
            <text:p>7,28 %</text:p>
          </table:table-cell>
          <table:table-cell table:style-name="ce15" office:value-type="percentage" office:value="0.0977" calcext:value-type="percentage">
            <text:p>9,77 %</text:p>
          </table:table-cell>
          <table:table-cell table:style-name="ce15" office:value-type="percentage" office:value="0.2469" calcext:value-type="percentage">
            <text:p>24,69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28" table:formula="of:=[.$C$116]" office:value-type="string" office:string-value="X" calcext:value-type="string">
            <text:p>X</text:p>
          </table:table-cell>
          <table:table-cell table:style-name="ce128" table:formula="of:=[.$D$116]" office:value-type="string" office:string-value="X" calcext:value-type="string">
            <text:p>X</text:p>
          </table:table-cell>
          <table:table-cell table:style-name="ce128" table:formula="of:=[.$E$116]" office:value-type="string" office:string-value="X" calcext:value-type="string">
            <text:p>X</text:p>
          </table:table-cell>
          <table:table-cell table:style-name="ce128" table:formula="of:=[.$F$116]" office:value-type="string" office:string-value="X" calcext:value-type="string">
            <text:p>X</text:p>
          </table:table-cell>
          <table:table-cell table:style-name="ce128" table:formula="of:=[.$G$116]" office:value-type="string" office:string-value="X" calcext:value-type="string">
            <text:p>X</text:p>
          </table:table-cell>
          <table:table-cell table:style-name="ce127" table:formula="of:=[.$H$116]" office:value-type="percentage" office:value="1" calcext:value-type="percentage">
            <text:p>100,00 %</text:p>
          </table:table-cell>
          <table:table-cell table:style-name="ce128" table:formula="of:=[.$I$116]" office:value-type="string" office:string-value="X" calcext:value-type="string">
            <text:p>X</text:p>
          </table:table-cell>
          <table:table-cell table:style-name="ce128" table:formula="of:=[.$J$116]" office:value-type="string" office:string-value="X" calcext:value-type="string">
            <text:p>X</text:p>
          </table:table-cell>
          <table:table-cell table:style-name="ce128" table:formula="of:=[.$K$116]" office:value-type="string" office:string-value="X" calcext:value-type="string">
            <text:p>X</text:p>
          </table:table-cell>
          <table:table-cell table:style-name="ce128" table:formula="of:=[.$L$116]" office:value-type="string" office:string-value="NM" calcext:value-type="string">
            <text:p>NM</text:p>
          </table:table-cell>
          <table:table-cell table:style-name="ce149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5" office:value-type="percentage" office:value="0.7635" calcext:value-type="percentage">
            <text:p>76,35 %</text:p>
          </table:table-cell>
          <table:table-cell table:style-name="ce15" office:value-type="percentage" office:value="0.0307" calcext:value-type="percentage">
            <text:p>3,07 %</text:p>
          </table:table-cell>
          <table:table-cell table:style-name="ce15" office:value-type="percentage" office:value="0.0182" calcext:value-type="percentage">
            <text:p>1,82 %</text:p>
          </table:table-cell>
          <table:table-cell table:style-name="ce15" office:value-type="percentage" office:value="0.0031" calcext:value-type="percentage">
            <text:p>0,31 %</text:p>
          </table:table-cell>
          <table:table-cell table:style-name="ce50" office:value-type="string" calcext:value-type="string">
            <text:p>X</text:p>
          </table:table-cell>
          <table:table-cell table:style-name="ce15" office:value-type="percentage" office:value="0.0296" calcext:value-type="percentage">
            <text:p>2,96 %</text:p>
          </table:table-cell>
          <table:table-cell table:style-name="ce15" office:value-type="percentage" office:value="0.014" calcext:value-type="percentage">
            <text:p>1,40 %</text:p>
          </table:table-cell>
          <table:table-cell table:style-name="ce15" office:value-type="percentage" office:value="0.0541" calcext:value-type="percentage">
            <text:p>5,41 %</text:p>
          </table:table-cell>
          <table:table-cell table:style-name="ce15" office:value-type="percentage" office:value="0.0754" calcext:value-type="percentage">
            <text:p>7,54 %</text:p>
          </table:table-cell>
          <table:table-cell table:style-name="ce15" office:value-type="percentage" office:value="0.0114" calcext:value-type="percentage">
            <text:p>1,14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49" table:formula="of:=[.$C$117]" office:value-type="string" office:string-value="X" calcext:value-type="string">
            <text:p>X</text:p>
          </table:table-cell>
          <table:table-cell table:style-name="ce128" table:formula="of:=[.$D$117]" office:value-type="string" office:string-value="X" calcext:value-type="string">
            <text:p>X</text:p>
          </table:table-cell>
          <table:table-cell table:style-name="ce128" table:formula="of:=[.$E$117]" office:value-type="string" office:string-value="X" calcext:value-type="string">
            <text:p>X</text:p>
          </table:table-cell>
          <table:table-cell table:style-name="ce128" table:formula="of:=[.$F$117]" office:value-type="string" office:string-value="X" calcext:value-type="string">
            <text:p>X</text:p>
          </table:table-cell>
          <table:table-cell table:style-name="ce128" table:formula="of:=[.$G$117]" office:value-type="string" office:string-value="X" calcext:value-type="string">
            <text:p>X</text:p>
          </table:table-cell>
          <table:table-cell table:style-name="ce128" table:formula="of:=[.$H$117]" office:value-type="string" office:string-value="X" calcext:value-type="string">
            <text:p>X</text:p>
          </table:table-cell>
          <table:table-cell table:style-name="ce128" table:formula="of:=[.$I$117]" office:value-type="string" office:string-value="X" calcext:value-type="string">
            <text:p>X</text:p>
          </table:table-cell>
          <table:table-cell table:style-name="ce128" table:formula="of:=[.$J$117]" office:value-type="string" office:string-value="X" calcext:value-type="string">
            <text:p>X</text:p>
          </table:table-cell>
          <table:table-cell table:style-name="ce127" table:formula="of:=[.$K$117]" office:value-type="percentage" office:value="1" calcext:value-type="percentage">
            <text:p>100,00 %</text:p>
          </table:table-cell>
          <table:table-cell table:style-name="ce128" table:formula="of:=[.$L$117]" office:value-type="string" office:string-value="NM" calcext:value-type="string">
            <text:p>NM</text:p>
          </table:table-cell>
          <table:table-cell table:style-name="ce128" table:formula="of:=[.$M$117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4" calcext:value-type="float">
            <text:p>4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1168000" calcext:value-type="float" table:number-columns-spanned="2" table:number-rows-spanned="1">
            <text:p>21.168.0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9" calcext:value-type="float" table:number-columns-spanned="2" table:number-rows-spanned="1">
            <text:p>19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4" calcext:value-type="float">
            <text:p>4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4" calcext:value-type="float">
            <text:p>4</text:p>
          </table:table-cell>
          <table:table-cell table:style-name="ce44" table:number-columns-repeated="9"/>
          <table:table-cell table:style-name="ce236"/>
          <table:table-cell table:style-name="ce182"/>
          <table:table-cell table:style-name="ce236" table:number-columns-spanned="3" table:number-rows-spanned="1"/>
          <table:covered-table-cell table:number-columns-repeated="2" table:style-name="ce238"/>
          <table:table-cell table:style-name="ce194" table:number-columns-spanned="2" table:number-rows-spanned="1"/>
          <table:covered-table-cell table:style-name="ce238"/>
          <table:table-cell table:style-name="ce236" table:number-columns-spanned="3" table:number-rows-spanned="1"/>
          <table:covered-table-cell table:number-columns-repeated="2" table:style-name="ce238"/>
          <table:table-cell table:style-name="ce194" table:number-columns-spanned="2" table:number-rows-spanned="1"/>
          <table:covered-table-cell table:style-name="ce238"/>
          <table:table-cell table:number-columns-repeated="985"/>
        </table:table-row>
        <table:table-row table:style-name="ro2">
          <table:table-cell table:style-name="ce44"/>
          <table:table-cell table:style-name="ce47" office:value-type="string" calcext:value-type="string">
            <text:p>MN6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6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180" table:number-columns-repeated="12"/>
          <table:table-cell table:number-columns-repeated="985"/>
        </table:table-row>
        <table:table-row table:style-name="ro2">
          <table:table-cell table:style-name="ce44"/>
          <table:table-cell table:style-name="ce48" office:value-type="string" calcext:value-type="string">
            <text:p>Andre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6842" calcext:value-type="percentage">
            <text:p>68,42 %</text:p>
          </table:table-cell>
          <table:table-cell table:number-columns-repeated="3" table:style-name="ce18" office:value-type="string" calcext:value-type="string">
            <text:p>X</text:p>
          </table:table-cell>
          <table:table-cell table:style-name="ce28" office:value-type="percentage" office:value="0.2105" calcext:value-type="percentage">
            <text:p>21,05 %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28" office:value-type="string" calcext:value-type="string">
            <text:p>NM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32" table:formula="of:=[.$C$108]" office:value-type="string" office:string-value="X" calcext:value-type="string">
            <text:p>X</text:p>
          </table:table-cell>
          <table:table-cell table:style-name="ce132" table:formula="of:=[.$D$108]" office:value-type="string" office:string-value="X" calcext:value-type="string">
            <text:p>X</text:p>
          </table:table-cell>
          <table:table-cell table:style-name="ce146" table:formula="of:=[.$E$108]" office:value-type="percentage" office:value="1" calcext:value-type="percentage">
            <text:p>100,00 %</text:p>
          </table:table-cell>
          <table:table-cell table:style-name="ce132" table:formula="of:=[.$F$108]" office:value-type="string" office:string-value="X" calcext:value-type="string">
            <text:p>X</text:p>
          </table:table-cell>
          <table:table-cell table:style-name="ce132" table:formula="of:=[.$G$108]" office:value-type="string" office:string-value="X" calcext:value-type="string">
            <text:p>X</text:p>
          </table:table-cell>
          <table:table-cell table:style-name="ce132" table:formula="of:=[.$H$108]" office:value-type="string" office:string-value="X" calcext:value-type="string">
            <text:p>X</text:p>
          </table:table-cell>
          <table:table-cell table:style-name="ce150" table:formula="of:=[.$I$108]" office:value-type="string" office:string-value="X" calcext:value-type="string">
            <text:p>X</text:p>
          </table:table-cell>
          <table:table-cell table:style-name="ce132" table:formula="of:=[.$J$108]" office:value-type="string" office:string-value="X" calcext:value-type="string">
            <text:p>X</text:p>
          </table:table-cell>
          <table:table-cell table:style-name="ce132" table:formula="of:=[.$K$108]" office:value-type="string" office:string-value="NM" calcext:value-type="string">
            <text:p>NM</text:p>
          </table:table-cell>
          <table:table-cell table:style-name="ce132" table:formula="of:=[.$L$108]" office:value-type="string" office:string-value="NM" calcext:value-type="string">
            <text:p>NM</text:p>
          </table:table-cell>
          <table:table-cell table:style-name="ce132" table:formula="of:=[.$M$108]" office:value-type="string" office:string-value="X" calcext:value-type="string">
            <text:p>X</text:p>
          </table:table-cell>
          <table:table-cell table:style-name="ce44"/>
          <table:table-cell table:style-name="ce180"/>
          <table:table-cell table:style-name="ce183"/>
          <table:table-cell table:style-name="ce184"/>
          <table:table-cell table:style-name="ce183"/>
          <table:table-cell table:style-name="ce184" table:number-columns-repeated="8"/>
          <table:table-cell table:number-columns-repeated="985"/>
        </table:table-row>
        <table:table-row table:style-name="ro3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28" office:value-type="percentage" office:value="0.5789" calcext:value-type="percentage">
            <text:p>57,89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,26 %</text:p>
          </table:table-cell>
          <table:table-cell table:number-columns-repeated="3" table:style-name="ce28" office:value-type="percentage" office:value="0.1053" calcext:value-type="percentage">
            <text:p>10,53 %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104" office:value-type="string" calcext:value-type="string">
            <text:p>NM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31" table:formula="of:=[.$C$109]" office:value-type="percentage" office:value="1" calcext:value-type="percentage">
            <text:p>100,00 %</text:p>
          </table:table-cell>
          <table:table-cell table:style-name="ce132" table:formula="of:=[.$D$109]" office:value-type="string" office:string-value="X" calcext:value-type="string">
            <text:p>X</text:p>
          </table:table-cell>
          <table:table-cell table:style-name="ce132" table:formula="of:=[.$E$109]" office:value-type="string" office:string-value="X" calcext:value-type="string">
            <text:p>X</text:p>
          </table:table-cell>
          <table:table-cell table:style-name="ce132" table:formula="of:=[.$F$109]" office:value-type="string" office:string-value="X" calcext:value-type="string">
            <text:p>X</text:p>
          </table:table-cell>
          <table:table-cell table:style-name="ce132" table:formula="of:=[.$G$109]" office:value-type="string" office:string-value="X" calcext:value-type="string">
            <text:p>X</text:p>
          </table:table-cell>
          <table:table-cell table:style-name="ce132" table:formula="of:=[.$H$109]" office:value-type="string" office:string-value="X" calcext:value-type="string">
            <text:p>X</text:p>
          </table:table-cell>
          <table:table-cell table:style-name="ce132" table:formula="of:=[.$I$109]" office:value-type="string" office:string-value="X" calcext:value-type="string">
            <text:p>X</text:p>
          </table:table-cell>
          <table:table-cell table:style-name="ce132" table:formula="of:=[.$J$109]" office:value-type="string" office:string-value="NM" calcext:value-type="string">
            <text:p>NM</text:p>
          </table:table-cell>
          <table:table-cell table:style-name="ce132" table:formula="of:=[.$K$109]" office:value-type="string" office:string-value="X" calcext:value-type="string">
            <text:p>X</text:p>
          </table:table-cell>
          <table:table-cell table:style-name="ce132" table:formula="of:=[.$L$109]" office:value-type="string" office:string-value="NM" calcext:value-type="string">
            <text:p>NM</text:p>
          </table:table-cell>
          <table:table-cell table:style-name="ce132" table:formula="of:=[.$M$109]" office:value-type="percentage" office:value="0.1429" calcext:value-type="percentage">
            <text:p>14,29 %</text:p>
          </table:table-cell>
          <table:table-cell table:style-name="ce44"/>
          <table:table-cell table:style-name="ce180"/>
          <table:table-cell table:style-name="ce183"/>
          <table:table-cell table:style-name="ce184" table:number-columns-repeated="2"/>
          <table:table-cell table:style-name="ce183"/>
          <table:table-cell table:style-name="ce189"/>
          <table:table-cell table:style-name="ce184" table:number-columns-repeated="2"/>
          <table:table-cell table:style-name="ce196"/>
          <table:table-cell table:style-name="ce184" table:number-columns-repeated="3"/>
          <table:table-cell table:number-columns-repeated="985"/>
        </table:table-row>
        <table:table-row table:style-name="ro2">
          <table:table-cell table:style-name="ce44"/>
          <table:table-cell table:style-name="ce48" office:value-type="string" calcext:value-type="string">
            <text:p>Dustin</text:p>
          </table:table-cell>
          <table:table-cell table:style-name="ce28" office:value-type="percentage" office:value="0.1053" calcext:value-type="percentage">
            <text:p>10,53 %</text:p>
          </table:table-cell>
          <table:table-cell table:number-columns-repeated="5" table:style-name="ce18" office:value-type="string" calcext:value-type="string">
            <text:p>X</text:p>
          </table:table-cell>
          <table:table-cell table:style-name="ce28" office:value-type="percentage" office:value="0.4211" calcext:value-type="percentage">
            <text:p>42,11 %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4211" calcext:value-type="percentage">
            <text:p>42,11 %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32" table:formula="of:=[.$C$110]" office:value-type="string" office:string-value="X" calcext:value-type="string">
            <text:p>X</text:p>
          </table:table-cell>
          <table:table-cell table:style-name="ce132" table:formula="of:=[.$D$110]" office:value-type="string" office:string-value="X" calcext:value-type="string">
            <text:p>X</text:p>
          </table:table-cell>
          <table:table-cell table:style-name="ce150" table:formula="of:=[.$E$110]" office:value-type="string" office:string-value="X" calcext:value-type="string">
            <text:p>X</text:p>
          </table:table-cell>
          <table:table-cell table:style-name="ce132" table:formula="of:=[.$F$110]" office:value-type="string" office:string-value="X" calcext:value-type="string">
            <text:p>X</text:p>
          </table:table-cell>
          <table:table-cell table:style-name="ce132" table:formula="of:=[.$G$110]" office:value-type="string" office:string-value="X" calcext:value-type="string">
            <text:p>X</text:p>
          </table:table-cell>
          <table:table-cell table:style-name="ce132" table:formula="of:=[.$H$110]" office:value-type="string" office:string-value="X" calcext:value-type="string">
            <text:p>X</text:p>
          </table:table-cell>
          <table:table-cell table:style-name="ce146" table:formula="of:=[.$I$110]" office:value-type="percentage" office:value="1" calcext:value-type="percentage">
            <text:p>100,00 %</text:p>
          </table:table-cell>
          <table:table-cell table:style-name="ce132" table:formula="of:=[.$J$110]" office:value-type="string" office:string-value="X" calcext:value-type="string">
            <text:p>X</text:p>
          </table:table-cell>
          <table:table-cell table:style-name="ce132" table:formula="of:=[.$K$110]" office:value-type="string" office:string-value="X" calcext:value-type="string">
            <text:p>X</text:p>
          </table:table-cell>
          <table:table-cell table:style-name="ce132" table:formula="of:=[.$L$110]" office:value-type="string" office:string-value="NM" calcext:value-type="string">
            <text:p>NM</text:p>
          </table:table-cell>
          <table:table-cell table:style-name="ce146" table:formula="of:=[.$M$110]" office:value-type="percentage" office:value="0.1429" calcext:value-type="percentage">
            <text:p>14,29 %</text:p>
          </table:table-cell>
          <table:table-cell table:style-name="ce44"/>
          <table:table-cell table:style-name="ce180"/>
          <table:table-cell table:style-name="ce184" table:number-columns-repeated="6"/>
          <table:table-cell table:style-name="ce183"/>
          <table:table-cell table:style-name="ce184" table:number-columns-repeated="2"/>
          <table:table-cell table:style-name="ce183" table:number-columns-repeated="2"/>
          <table:table-cell table:number-columns-repeated="985"/>
        </table:table-row>
        <table:table-row table:style-name="ro2">
          <table:table-cell table:style-name="ce44"/>
          <table:table-cell table:style-name="ce48" office:value-type="string" calcext:value-type="string">
            <text:p>Jordi</text:p>
          </table:table-cell>
          <table:table-cell table:style-name="ce18" office:value-type="string" calcext:value-type="string">
            <text:p>X</text:p>
          </table:table-cell>
          <table:table-cell table:style-name="ce71" office:value-type="percentage" office:value="0.5789" calcext:value-type="percentage">
            <text:p>57,89 %</text:p>
          </table:table-cell>
          <table:table-cell table:style-name="ce72" office:value-type="percentage" office:value="0.0526" calcext:value-type="percentage">
            <text:p>5,26 %</text:p>
          </table:table-cell>
          <table:table-cell table:style-name="ce72" office:value-type="string" calcext:value-type="string">
            <text:p>X</text:p>
          </table:table-cell>
          <table:table-cell table:number-columns-repeated="3" table:style-name="ce34" office:value-type="string" calcext:value-type="string">
            <text:p>X</text:p>
          </table:table-cell>
          <table:table-cell table:style-name="ce72" office:value-type="percentage" office:value="0.2105" calcext:value-type="percentage">
            <text:p>21,05 %</text:p>
          </table:table-cell>
          <table:table-cell table:style-name="ce28" office:value-type="percentage" office:value="0.1579" calcext:value-type="percentage">
            <text:p>15,79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4211" calcext:value-type="percentage">
            <text:p>42,11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32" table:formula="of:=[.$C$111]" office:value-type="string" office:string-value="X" calcext:value-type="string">
            <text:p>X</text:p>
          </table:table-cell>
          <table:table-cell table:style-name="ce146" table:formula="of:=[.$D$111]" office:value-type="percentage" office:value="1" calcext:value-type="percentage">
            <text:p>100,00 %</text:p>
          </table:table-cell>
          <table:table-cell table:style-name="ce132" table:formula="of:=[.$E$111]" office:value-type="string" office:string-value="X" calcext:value-type="string">
            <text:p>X</text:p>
          </table:table-cell>
          <table:table-cell table:style-name="ce132" table:formula="of:=[.$F$111]" office:value-type="string" office:string-value="X" calcext:value-type="string">
            <text:p>X</text:p>
          </table:table-cell>
          <table:table-cell table:style-name="ce132" table:formula="of:=[.$G$111]" office:value-type="string" office:string-value="X" calcext:value-type="string">
            <text:p>X</text:p>
          </table:table-cell>
          <table:table-cell table:style-name="ce132" table:formula="of:=[.$H$111]" office:value-type="string" office:string-value="X" calcext:value-type="string">
            <text:p>X</text:p>
          </table:table-cell>
          <table:table-cell table:style-name="ce132" table:formula="of:=[.$I$111]" office:value-type="string" office:string-value="X" calcext:value-type="string">
            <text:p>X</text:p>
          </table:table-cell>
          <table:table-cell table:style-name="ce132" table:formula="of:=[.$J$111]" office:value-type="string" office:string-value="X" calcext:value-type="string">
            <text:p>X</text:p>
          </table:table-cell>
          <table:table-cell table:style-name="ce132" table:formula="of:=[.$K$111]" office:value-type="string" office:string-value="NM" calcext:value-type="string">
            <text:p>NM</text:p>
          </table:table-cell>
          <table:table-cell table:style-name="ce132" table:formula="of:=[.$L$111]" office:value-type="string" office:string-value="NM" calcext:value-type="string">
            <text:p>NM</text:p>
          </table:table-cell>
          <table:table-cell table:style-name="ce150" table:formula="of:=[.$M$111]" office:value-type="string" office:string-value="X" calcext:value-type="string">
            <text:p>X</text:p>
          </table:table-cell>
          <table:table-cell table:style-name="ce44"/>
          <table:table-cell table:style-name="ce180"/>
          <table:table-cell table:style-name="ce184"/>
          <table:table-cell table:style-name="ce188"/>
          <table:table-cell table:style-name="ce184" table:number-columns-repeated="8"/>
          <table:table-cell table:style-name="ce183"/>
          <table:table-cell table:number-columns-repeated="985"/>
        </table:table-row>
        <table:table-row table:style-name="ro3">
          <table:table-cell table:style-name="ce44"/>
          <table:table-cell table:style-name="ce48" office:value-type="string" calcext:value-type="string">
            <text:p>Leon</text:p>
          </table:table-cell>
          <table:table-cell table:style-name="ce18" office:value-type="string" calcext:value-type="string">
            <text:p>X</text:p>
          </table:table-cell>
          <table:table-cell table:style-name="ce72" office:value-type="string" calcext:value-type="string">
            <text:p>X</text:p>
          </table:table-cell>
          <table:table-cell table:style-name="ce72" office:value-type="percentage" office:value="0.1053" calcext:value-type="percentage">
            <text:p>10,53 %</text:p>
          </table:table-cell>
          <table:table-cell table:style-name="ce85" office:value-type="percentage" office:value="0.7368" calcext:value-type="percentage">
            <text:p>73,68 %</text:p>
          </table:table-cell>
          <table:table-cell table:style-name="ce72" office:value-type="percentage" office:value="0.1053" calcext:value-type="percentage">
            <text:p>10,53 %</text:p>
          </table:table-cell>
          <table:table-cell table:number-columns-repeated="2" table:style-name="ce34" office:value-type="string" calcext:value-type="string">
            <text:p>X</text:p>
          </table:table-cell>
          <table:table-cell table:style-name="ce72" office:value-type="string" calcext:value-type="string">
            <text:p>NM</text:p>
          </table:table-cell>
          <table:table-cell table:style-name="ce28" office:value-type="percentage" office:value="0.0529" calcext:value-type="percentage">
            <text:p>5,29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32" table:formula="of:=[.$C$112]" office:value-type="string" office:string-value="X" calcext:value-type="string">
            <text:p>X</text:p>
          </table:table-cell>
          <table:table-cell table:style-name="ce132" table:formula="of:=[.$D$112]" office:value-type="string" office:string-value="X" calcext:value-type="string">
            <text:p>X</text:p>
          </table:table-cell>
          <table:table-cell table:style-name="ce132" table:formula="of:=[.$E$112]" office:value-type="string" office:string-value="X" calcext:value-type="string">
            <text:p>X</text:p>
          </table:table-cell>
          <table:table-cell table:style-name="ce131" table:formula="of:=[.$F$112]" office:value-type="percentage" office:value="1" calcext:value-type="percentage">
            <text:p>100,00 %</text:p>
          </table:table-cell>
          <table:table-cell table:style-name="ce132" table:formula="of:=[.$G$112]" office:value-type="string" office:string-value="X" calcext:value-type="string">
            <text:p>X</text:p>
          </table:table-cell>
          <table:table-cell table:style-name="ce132" table:formula="of:=[.$H$112]" office:value-type="string" office:string-value="X" calcext:value-type="string">
            <text:p>X</text:p>
          </table:table-cell>
          <table:table-cell table:style-name="ce132" table:formula="of:=[.$I$112]" office:value-type="string" office:string-value="X" calcext:value-type="string">
            <text:p>X</text:p>
          </table:table-cell>
          <table:table-cell table:style-name="ce132" table:formula="of:=[.$J$112]" office:value-type="string" office:string-value="NM" calcext:value-type="string">
            <text:p>NM</text:p>
          </table:table-cell>
          <table:table-cell table:style-name="ce132" table:formula="of:=[.$K$112]" office:value-type="string" office:string-value="X" calcext:value-type="string">
            <text:p>X</text:p>
          </table:table-cell>
          <table:table-cell table:style-name="ce132" table:formula="of:=[.$L$112]" office:value-type="string" office:string-value="NM" calcext:value-type="string">
            <text:p>NM</text:p>
          </table:table-cell>
          <table:table-cell table:style-name="ce132" table:formula="of:=[.$M$112]" office:value-type="percentage" office:value="0.1429" calcext:value-type="percentage">
            <text:p>14,29 %</text:p>
          </table:table-cell>
          <table:table-cell table:style-name="ce44"/>
          <table:table-cell table:style-name="ce180"/>
          <table:table-cell table:style-name="ce184" table:number-columns-repeated="3"/>
          <table:table-cell table:style-name="ce191"/>
          <table:table-cell table:style-name="ce184" table:number-columns-repeated="4"/>
          <table:table-cell table:style-name="ce183"/>
          <table:table-cell table:style-name="ce184" table:number-columns-repeated="2"/>
          <table:table-cell table:number-columns-repeated="985"/>
        </table:table-row>
        <table:table-row table:style-name="ro4">
          <table:table-cell table:style-name="ce44"/>
          <table:table-cell table:style-name="ce48" office:value-type="string" calcext:value-type="string">
            <text:p>Marius</text:p>
          </table:table-cell>
          <table:table-cell table:style-name="ce18" office:value-type="string" calcext:value-type="string">
            <text:p>X</text:p>
          </table:table-cell>
          <table:table-cell table:number-columns-repeated="3" table:style-name="ce72" office:value-type="percentage" office:value="0.0526" calcext:value-type="percentage">
            <text:p>5,26 %</text:p>
          </table:table-cell>
          <table:table-cell table:number-columns-repeated="2" table:style-name="ce34" office:value-type="string" calcext:value-type="string">
            <text:p>X</text:p>
          </table:table-cell>
          <table:table-cell table:style-name="ce72" office:value-type="percentage" office:value="0.1053" calcext:value-type="percentage">
            <text:p>10,53 %</text:p>
          </table:table-cell>
          <table:table-cell table:style-name="ce72" office:value-type="percentage" office:value="0.1579" calcext:value-type="percentage">
            <text:p>15,79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5789" calcext:value-type="percentage">
            <text:p>57,89 %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32" table:formula="of:=[.$C$113]" office:value-type="string" office:string-value="NM" calcext:value-type="string">
            <text:p>NM</text:p>
          </table:table-cell>
          <table:table-cell table:style-name="ce132" table:formula="of:=[.$D$113]" office:value-type="string" office:string-value="NM" calcext:value-type="string">
            <text:p>NM</text:p>
          </table:table-cell>
          <table:table-cell table:style-name="ce132" table:formula="of:=[.$E$113]" office:value-type="string" office:string-value="NM" calcext:value-type="string">
            <text:p>NM</text:p>
          </table:table-cell>
          <table:table-cell table:style-name="ce132" table:formula="of:=[.$F$113]" office:value-type="string" office:string-value="NM" calcext:value-type="string">
            <text:p>NM</text:p>
          </table:table-cell>
          <table:table-cell table:style-name="ce132" table:formula="of:=[.$G$113]" office:value-type="string" office:string-value="NM" calcext:value-type="string">
            <text:p>NM</text:p>
          </table:table-cell>
          <table:table-cell table:style-name="ce132" table:formula="of:=[.$H$113]" office:value-type="string" office:string-value="NM" calcext:value-type="string">
            <text:p>NM</text:p>
          </table:table-cell>
          <table:table-cell table:style-name="ce132" table:formula="of:=[.$I$113]" office:value-type="string" office:string-value="NM" calcext:value-type="string">
            <text:p>NM</text:p>
          </table:table-cell>
          <table:table-cell table:style-name="ce132" table:formula="of:=[.$J$113]" office:value-type="string" office:string-value="NM" calcext:value-type="string">
            <text:p>NM</text:p>
          </table:table-cell>
          <table:table-cell table:style-name="ce132" table:formula="of:=[.$K$113]" office:value-type="string" office:string-value="NM" calcext:value-type="string">
            <text:p>NM</text:p>
          </table:table-cell>
          <table:table-cell table:style-name="ce131" table:formula="of:=[.$L$113]" office:value-type="string" office:string-value="PM" calcext:value-type="string">
            <text:p>PM</text:p>
          </table:table-cell>
          <table:table-cell table:style-name="ce132" table:formula="of:=[.$M$113]" office:value-type="percentage" office:value="0.1429" calcext:value-type="percentage">
            <text:p>14,29 %</text:p>
          </table:table-cell>
          <table:table-cell table:style-name="ce44"/>
          <table:table-cell table:style-name="ce180"/>
          <table:table-cell table:style-name="ce184" table:number-columns-repeated="2"/>
          <table:table-cell table:style-name="ce183"/>
          <table:table-cell table:style-name="ce184" table:number-columns-repeated="3"/>
          <table:table-cell table:style-name="ce183"/>
          <table:table-cell table:style-name="ce184" table:number-columns-repeated="2"/>
          <table:table-cell table:style-name="ce183"/>
          <table:table-cell table:style-name="ce184"/>
          <table:table-cell table:number-columns-repeated="985"/>
        </table:table-row>
        <table:table-row table:style-name="ro2">
          <table:table-cell table:style-name="ce44"/>
          <table:table-cell table:style-name="ce48" office:value-type="string" calcext:value-type="string">
            <text:p>Ma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72" office:value-type="percentage" office:value="0.0526" calcext:value-type="percentage">
            <text:p>5,26 %</text:p>
          </table:table-cell>
          <table:table-cell table:style-name="ce86" office:value-type="string" calcext:value-type="string">
            <text:p>NM</text:p>
          </table:table-cell>
          <table:table-cell table:style-name="ce34" office:value-type="string" calcext:value-type="string">
            <text:p>X</text:p>
          </table:table-cell>
          <table:table-cell table:style-name="ce72" office:value-type="percentage" office:value="0.2632" calcext:value-type="percentage">
            <text:p>26,32 %</text:p>
          </table:table-cell>
          <table:table-cell table:style-name="ce72" office:value-type="percentage" office:value="0.1579" calcext:value-type="percentage">
            <text:p>15,79 %</text:p>
          </table:table-cell>
          <table:table-cell table:style-name="ce71" office:value-type="percentage" office:value="0.4737" calcext:value-type="percentage">
            <text:p>47,37 %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32" table:formula="of:=[.$C$114]" office:value-type="string" office:string-value="X" calcext:value-type="string">
            <text:p>X</text:p>
          </table:table-cell>
          <table:table-cell table:style-name="ce132" table:formula="of:=[.$D$114]" office:value-type="string" office:string-value="X" calcext:value-type="string">
            <text:p>X</text:p>
          </table:table-cell>
          <table:table-cell table:style-name="ce132" table:formula="of:=[.$E$114]" office:value-type="string" office:string-value="X" calcext:value-type="string">
            <text:p>X</text:p>
          </table:table-cell>
          <table:table-cell table:style-name="ce132" table:formula="of:=[.$F$114]" office:value-type="string" office:string-value="NM" calcext:value-type="string">
            <text:p>NM</text:p>
          </table:table-cell>
          <table:table-cell table:style-name="ce132" table:formula="of:=[.$G$114]" office:value-type="string" office:string-value="X" calcext:value-type="string">
            <text:p>X</text:p>
          </table:table-cell>
          <table:table-cell table:style-name="ce150" table:formula="of:=[.$H$114]" office:value-type="string" office:string-value="NM" calcext:value-type="string">
            <text:p>NM</text:p>
          </table:table-cell>
          <table:table-cell table:style-name="ce132" table:formula="of:=[.$I$114]" office:value-type="string" office:string-value="X" calcext:value-type="string">
            <text:p>X</text:p>
          </table:table-cell>
          <table:table-cell table:style-name="ce167" table:formula="of:=[.$J$114]" office:value-type="percentage" office:value="1" calcext:value-type="percentage">
            <text:p>100,00 %</text:p>
          </table:table-cell>
          <table:table-cell table:style-name="ce132" table:formula="of:=[.$K$114]" office:value-type="string" office:string-value="X" calcext:value-type="string">
            <text:p>X</text:p>
          </table:table-cell>
          <table:table-cell table:style-name="ce132" table:formula="of:=[.$L$114]" office:value-type="string" office:string-value="NM" calcext:value-type="string">
            <text:p>NM</text:p>
          </table:table-cell>
          <table:table-cell table:style-name="ce132" table:formula="of:=[.$M$114]" office:value-type="percentage" office:value="0.1429" calcext:value-type="percentage">
            <text:p>14,29 %</text:p>
          </table:table-cell>
          <table:table-cell table:style-name="ce44"/>
          <table:table-cell table:style-name="ce180"/>
          <table:table-cell table:style-name="ce184" table:number-columns-repeated="3"/>
          <table:table-cell table:style-name="ce192"/>
          <table:table-cell table:style-name="ce184"/>
          <table:table-cell table:style-name="ce189" table:number-columns-repeated="2"/>
          <table:table-cell table:style-name="ce188"/>
          <table:table-cell table:style-name="ce184" table:number-columns-repeated="3"/>
          <table:table-cell table:number-columns-repeated="985"/>
        </table:table-row>
        <table:table-row table:style-name="ro2">
          <table:table-cell table:style-name="ce44"/>
          <table:table-cell table:style-name="ce48" office:value-type="string" calcext:value-type="string">
            <text:p>Mike</text:p>
          </table:table-cell>
          <table:table-cell table:style-name="ce18" office:value-type="string" calcext:value-type="string">
            <text:p>X</text:p>
          </table:table-cell>
          <table:table-cell table:style-name="ce72" office:value-type="percentage" office:value="0.3158" calcext:value-type="percentage">
            <text:p>31,58 %</text:p>
          </table:table-cell>
          <table:table-cell table:style-name="ce34" office:value-type="string" calcext:value-type="string">
            <text:p>X</text:p>
          </table:table-cell>
          <table:table-cell table:style-name="ce87" office:value-type="string" calcext:value-type="string">
            <text:p>NM</text:p>
          </table:table-cell>
          <table:table-cell table:style-name="ce71" office:value-type="percentage" office:value="0.6842" calcext:value-type="percentage">
            <text:p>68,42 %</text:p>
          </table:table-cell>
          <table:table-cell table:style-name="ce72" office:value-type="string" calcext:value-type="string">
            <text:p>X</text:p>
          </table:table-cell>
          <table:table-cell table:number-columns-repeated="2" table:style-name="ce34" office:value-type="string" calcext:value-type="string">
            <text:p>X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32" table:formula="of:=[.$C$115]" office:value-type="string" office:string-value="X" calcext:value-type="string">
            <text:p>X</text:p>
          </table:table-cell>
          <table:table-cell table:style-name="ce150" table:formula="of:=[.$D$115]" office:value-type="string" office:string-value="X" calcext:value-type="string">
            <text:p>X</text:p>
          </table:table-cell>
          <table:table-cell table:style-name="ce132" table:formula="of:=[.$E$115]" office:value-type="string" office:string-value="X" calcext:value-type="string">
            <text:p>X</text:p>
          </table:table-cell>
          <table:table-cell table:style-name="ce132" table:formula="of:=[.$F$115]" office:value-type="string" office:string-value="NM" calcext:value-type="string">
            <text:p>NM</text:p>
          </table:table-cell>
          <table:table-cell table:style-name="ce157" table:formula="of:=[.$G$115]" office:value-type="percentage" office:value="1" calcext:value-type="percentage">
            <text:p>100,00 %</text:p>
          </table:table-cell>
          <table:table-cell table:style-name="ce132" table:formula="of:=[.$H$115]" office:value-type="string" office:string-value="X" calcext:value-type="string">
            <text:p>X</text:p>
          </table:table-cell>
          <table:table-cell table:style-name="ce132" table:formula="of:=[.$I$115]" office:value-type="string" office:string-value="X" calcext:value-type="string">
            <text:p>X</text:p>
          </table:table-cell>
          <table:table-cell table:style-name="ce132" table:formula="of:=[.$J$115]" office:value-type="string" office:string-value="X" calcext:value-type="string">
            <text:p>X</text:p>
          </table:table-cell>
          <table:table-cell table:style-name="ce132" table:formula="of:=[.$K$115]" office:value-type="string" office:string-value="X" calcext:value-type="string">
            <text:p>X</text:p>
          </table:table-cell>
          <table:table-cell table:style-name="ce132" table:formula="of:=[.$L$115]" office:value-type="string" office:string-value="NM" calcext:value-type="string">
            <text:p>NM</text:p>
          </table:table-cell>
          <table:table-cell table:style-name="ce132" table:formula="of:=[.$M$115]" office:value-type="percentage" office:value="0.1429" calcext:value-type="percentage">
            <text:p>14,29 %</text:p>
          </table:table-cell>
          <table:table-cell table:style-name="ce44"/>
          <table:table-cell table:style-name="ce180"/>
          <table:table-cell table:style-name="ce184"/>
          <table:table-cell table:style-name="ce189"/>
          <table:table-cell table:style-name="ce184"/>
          <table:table-cell table:style-name="ce193"/>
          <table:table-cell table:style-name="ce188"/>
          <table:table-cell table:style-name="ce184" table:number-columns-repeated="6"/>
          <table:table-cell table:number-columns-repeated="985"/>
        </table:table-row>
        <table:table-row table:style-name="ro2">
          <table:table-cell table:style-name="ce44"/>
          <table:table-cell table:style-name="ce48" office:value-type="string" calcext:value-type="string">
            <text:p>Tim</text:p>
          </table:table-cell>
          <table:table-cell table:style-name="ce28" office:value-type="percentage" office:value="0.0526" calcext:value-type="percentage">
            <text:p>5,26 %</text:p>
          </table:table-cell>
          <table:table-cell table:number-columns-repeated="2" table:style-name="ce34" office:value-type="string" calcext:value-type="string">
            <text:p>X</text:p>
          </table:table-cell>
          <table:table-cell table:number-columns-repeated="2" table:style-name="ce72" office:value-type="percentage" office:value="0.1053" calcext:value-type="percentage">
            <text:p>10,53 %</text:p>
          </table:table-cell>
          <table:table-cell table:style-name="ce71" office:value-type="percentage" office:value="0.6316" calcext:value-type="percentage">
            <text:p>63,16 %</text:p>
          </table:table-cell>
          <table:table-cell table:number-columns-repeated="2" table:style-name="ce72" office:value-type="percentage" office:value="0.0526" calcext:value-type="percentage">
            <text:p>5,26 %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8" office:value-type="percentage" office:value="0.1579" calcext:value-type="percentage">
            <text:p>15,79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32" table:formula="of:=[.$C$116]" office:value-type="string" office:string-value="X" calcext:value-type="string">
            <text:p>X</text:p>
          </table:table-cell>
          <table:table-cell table:style-name="ce132" table:formula="of:=[.$D$116]" office:value-type="string" office:string-value="X" calcext:value-type="string">
            <text:p>X</text:p>
          </table:table-cell>
          <table:table-cell table:style-name="ce132" table:formula="of:=[.$E$116]" office:value-type="string" office:string-value="X" calcext:value-type="string">
            <text:p>X</text:p>
          </table:table-cell>
          <table:table-cell table:style-name="ce132" table:formula="of:=[.$F$116]" office:value-type="string" office:string-value="X" calcext:value-type="string">
            <text:p>X</text:p>
          </table:table-cell>
          <table:table-cell table:style-name="ce150" table:formula="of:=[.$G$116]" office:value-type="string" office:string-value="X" calcext:value-type="string">
            <text:p>X</text:p>
          </table:table-cell>
          <table:table-cell table:style-name="ce146" table:formula="of:=[.$H$116]" office:value-type="percentage" office:value="1" calcext:value-type="percentage">
            <text:p>100,00 %</text:p>
          </table:table-cell>
          <table:table-cell table:style-name="ce132" table:formula="of:=[.$I$116]" office:value-type="string" office:string-value="X" calcext:value-type="string">
            <text:p>X</text:p>
          </table:table-cell>
          <table:table-cell table:style-name="ce132" table:formula="of:=[.$J$116]" office:value-type="string" office:string-value="X" calcext:value-type="string">
            <text:p>X</text:p>
          </table:table-cell>
          <table:table-cell table:style-name="ce132" table:formula="of:=[.$K$116]" office:value-type="string" office:string-value="X" calcext:value-type="string">
            <text:p>X</text:p>
          </table:table-cell>
          <table:table-cell table:style-name="ce132" table:formula="of:=[.$L$116]" office:value-type="string" office:string-value="NM" calcext:value-type="string">
            <text:p>NM</text:p>
          </table:table-cell>
          <table:table-cell table:style-name="ce132" table:formula="of:=[.$M$116]" office:value-type="string" office:string-value="X" calcext:value-type="string">
            <text:p>X</text:p>
          </table:table-cell>
          <table:table-cell table:style-name="ce44"/>
          <table:table-cell table:style-name="ce180"/>
          <table:table-cell table:style-name="ce184" table:number-columns-repeated="4"/>
          <table:table-cell table:style-name="ce189"/>
          <table:table-cell table:style-name="ce188"/>
          <table:table-cell table:style-name="ce184" table:number-columns-repeated="5"/>
          <table:table-cell table:number-columns-repeated="985"/>
        </table:table-row>
        <table:table-row table:style-name="ro3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28" office:value-type="percentage" office:value="0.2105" calcext:value-type="percentage">
            <text:p>21,05 %</text:p>
          </table:table-cell>
          <table:table-cell table:number-columns-repeated="3" table:style-name="ce18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X</text:p>
          </table:table-cell>
          <table:table-cell table:style-name="ce28" office:value-type="percentage" office:value="0.7895" calcext:value-type="percentage">
            <text:p>78,95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32" table:formula="of:=[.$C$117]" office:value-type="string" office:string-value="X" calcext:value-type="string">
            <text:p>X</text:p>
          </table:table-cell>
          <table:table-cell table:style-name="ce132" table:formula="of:=[.$D$117]" office:value-type="string" office:string-value="X" calcext:value-type="string">
            <text:p>X</text:p>
          </table:table-cell>
          <table:table-cell table:style-name="ce132" table:formula="of:=[.$E$117]" office:value-type="string" office:string-value="X" calcext:value-type="string">
            <text:p>X</text:p>
          </table:table-cell>
          <table:table-cell table:style-name="ce132" table:formula="of:=[.$F$117]" office:value-type="string" office:string-value="X" calcext:value-type="string">
            <text:p>X</text:p>
          </table:table-cell>
          <table:table-cell table:style-name="ce132" table:formula="of:=[.$G$117]" office:value-type="string" office:string-value="X" calcext:value-type="string">
            <text:p>X</text:p>
          </table:table-cell>
          <table:table-cell table:style-name="ce132" table:formula="of:=[.$H$117]" office:value-type="string" office:string-value="X" calcext:value-type="string">
            <text:p>X</text:p>
          </table:table-cell>
          <table:table-cell table:style-name="ce132" table:formula="of:=[.$I$117]" office:value-type="string" office:string-value="X" calcext:value-type="string">
            <text:p>X</text:p>
          </table:table-cell>
          <table:table-cell table:style-name="ce132" table:formula="of:=[.$J$117]" office:value-type="string" office:string-value="X" calcext:value-type="string">
            <text:p>X</text:p>
          </table:table-cell>
          <table:table-cell table:style-name="ce131" table:formula="of:=[.$K$117]" office:value-type="percentage" office:value="1" calcext:value-type="percentage">
            <text:p>100,00 %</text:p>
          </table:table-cell>
          <table:table-cell table:style-name="ce132" table:formula="of:=[.$L$117]" office:value-type="string" office:string-value="NM" calcext:value-type="string">
            <text:p>NM</text:p>
          </table:table-cell>
          <table:table-cell table:style-name="ce132" table:formula="of:=[.$M$117]" office:value-type="percentage" office:value="0.1429" calcext:value-type="percentage">
            <text:p>14,29 %</text:p>
          </table:table-cell>
          <table:table-cell table:style-name="ce44"/>
          <table:table-cell table:style-name="ce180"/>
          <table:table-cell table:style-name="ce183"/>
          <table:table-cell table:style-name="ce184" table:number-columns-repeated="7"/>
          <table:table-cell table:style-name="ce183"/>
          <table:table-cell table:style-name="ce184" table:number-columns-repeated="2"/>
          <table:table-cell table:number-columns-repeated="985"/>
        </table:table-row>
        <table:table-row table:style-name="ro1">
          <table:table-cell table:style-name="ce44" table:number-columns-repeated="13"/>
          <table:table-cell table:number-columns-repeated="2"/>
          <table:table-cell table:style-name="ce222" table:number-columns-repeated="11"/>
          <table:table-cell/>
          <table:table-cell table:style-name="ce238" table:number-columns-repeated="12"/>
          <table:table-cell table:number-columns-repeated="985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6" calcext:value-type="float">
            <text:p>6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1987200" calcext:value-type="float" table:number-columns-spanned="2" table:number-rows-spanned="1">
            <text:p>1.987.2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7" calcext:value-type="float" table:number-columns-spanned="2" table:number-rows-spanned="1">
            <text:p>7</text:p>
          </table:table-cell>
          <table:covered-table-cell/>
          <table:table-cell/>
          <table:table-cell table:style-name="ce108" office:value-type="string" calcext:value-type="string">
            <text:p>Spots:</text:p>
          </table:table-cell>
          <table:table-cell table:style-name="ce109" office:value-type="float" office:value="6" calcext:value-type="float">
            <text:p>6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6" calcext:value-type="float">
            <text:p>6</text:p>
          </table:table-cell>
          <table:table-cell table:style-name="ce44" table:number-columns-repeated="8"/>
          <table:table-cell table:number-columns-repeated="998"/>
        </table:table-row>
        <table:table-row table:style-name="ro2">
          <table:table-cell table:style-name="ce44"/>
          <table:table-cell table:style-name="ce47" office:value-type="string" calcext:value-type="string">
            <text:p>MN7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/>
          <table:table-cell table:style-name="ce47" office:value-type="string" calcext:value-type="string">
            <text:p>MN7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number-columns-repeated="998"/>
        </table:table-row>
        <table:table-row table:style-name="ro2">
          <table:table-cell table:style-name="ce44"/>
          <table:table-cell table:style-name="ce48" office:value-type="string" calcext:value-type="string">
            <text:p>Andre</text:p>
          </table:table-cell>
          <table:table-cell table:style-name="ce19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percentage" office:value="1" calcext:value-type="percentage">
            <text:p>100,00 %</text:p>
          </table:table-cell>
          <table:table-cell table:number-columns-repeated="3" table:style-name="ce29" office:value-type="string" calcext:value-type="string">
            <text:p>X</text:p>
          </table:table-cell>
          <table:table-cell table:number-columns-repeated="2" table:style-name="ce19" office:value-type="string" calcext:value-type="string">
            <text:p>X</text:p>
          </table:table-cell>
          <table:table-cell table:style-name="ce29" office:value-type="string" calcext:value-type="string">
            <text:p>NM</text:p>
          </table:table-cell>
          <table:table-cell table:style-name="ce19" office:value-type="string" calcext:value-type="string">
            <text:p>NM</text:p>
          </table:table-cell>
          <table:table-cell table:style-name="ce19" office:value-type="string" calcext:value-type="string">
            <text:p>X</text:p>
          </table:table-cell>
          <table:table-cell/>
          <table:table-cell table:style-name="ce48" office:value-type="string" calcext:value-type="string">
            <text:p>Andre</text:p>
          </table:table-cell>
          <table:table-cell table:style-name="ce135" table:formula="of:=[.$C$108]" office:value-type="string" office:string-value="X" calcext:value-type="string">
            <text:p>X</text:p>
          </table:table-cell>
          <table:table-cell table:style-name="ce135" table:formula="of:=[.$D$108]" office:value-type="string" office:string-value="X" calcext:value-type="string">
            <text:p>X</text:p>
          </table:table-cell>
          <table:table-cell table:style-name="ce134" table:formula="of:=[.$E$108]" office:value-type="percentage" office:value="1" calcext:value-type="percentage">
            <text:p>100,00 %</text:p>
          </table:table-cell>
          <table:table-cell table:style-name="ce135" table:formula="of:=[.$F$108]" office:value-type="string" office:string-value="X" calcext:value-type="string">
            <text:p>X</text:p>
          </table:table-cell>
          <table:table-cell table:style-name="ce135" table:formula="of:=[.$G$108]" office:value-type="string" office:string-value="X" calcext:value-type="string">
            <text:p>X</text:p>
          </table:table-cell>
          <table:table-cell table:style-name="ce135" table:formula="of:=[.$H$108]" office:value-type="string" office:string-value="X" calcext:value-type="string">
            <text:p>X</text:p>
          </table:table-cell>
          <table:table-cell table:style-name="ce135" table:formula="of:=[.$I$108]" office:value-type="string" office:string-value="X" calcext:value-type="string">
            <text:p>X</text:p>
          </table:table-cell>
          <table:table-cell table:style-name="ce135" table:formula="of:=[.$J$108]" office:value-type="string" office:string-value="X" calcext:value-type="string">
            <text:p>X</text:p>
          </table:table-cell>
          <table:table-cell table:style-name="ce135" table:formula="of:=[.$K$108]" office:value-type="string" office:string-value="NM" calcext:value-type="string">
            <text:p>NM</text:p>
          </table:table-cell>
          <table:table-cell table:style-name="ce135" table:formula="of:=[.$L$108]" office:value-type="string" office:string-value="NM" calcext:value-type="string">
            <text:p>NM</text:p>
          </table:table-cell>
          <table:table-cell table:style-name="ce234" table:formula="of:=[.$M$108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3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29" office:value-type="percentage" office:value="1" calcext:value-type="percentage">
            <text:p>100,00 %</text:p>
          </table:table-cell>
          <table:table-cell table:style-name="ce29" office:value-type="string" calcext:value-type="string">
            <text:p>X</text:p>
          </table:table-cell>
          <table:table-cell table:number-columns-repeated="5" table:style-name="ce19" office:value-type="string" calcext:value-type="string">
            <text:p>X</text:p>
          </table:table-cell>
          <table:table-cell table:style-name="ce105" office:value-type="string" calcext:value-type="string">
            <text:p>NM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29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Antonino</text:p>
          </table:table-cell>
          <table:table-cell table:style-name="ce224" table:formula="of:=[.$C$109]" office:value-type="percentage" office:value="1" calcext:value-type="percentage">
            <text:p>100,00 %</text:p>
          </table:table-cell>
          <table:table-cell table:style-name="ce135" table:formula="of:=[.$D$109]" office:value-type="string" office:string-value="X" calcext:value-type="string">
            <text:p>X</text:p>
          </table:table-cell>
          <table:table-cell table:style-name="ce135" table:formula="of:=[.$E$109]" office:value-type="string" office:string-value="X" calcext:value-type="string">
            <text:p>X</text:p>
          </table:table-cell>
          <table:table-cell table:style-name="ce135" table:formula="of:=[.$F$109]" office:value-type="string" office:string-value="X" calcext:value-type="string">
            <text:p>X</text:p>
          </table:table-cell>
          <table:table-cell table:style-name="ce135" table:formula="of:=[.$G$109]" office:value-type="string" office:string-value="X" calcext:value-type="string">
            <text:p>X</text:p>
          </table:table-cell>
          <table:table-cell table:style-name="ce135" table:formula="of:=[.$H$109]" office:value-type="string" office:string-value="X" calcext:value-type="string">
            <text:p>X</text:p>
          </table:table-cell>
          <table:table-cell table:style-name="ce135" table:formula="of:=[.$I$109]" office:value-type="string" office:string-value="X" calcext:value-type="string">
            <text:p>X</text:p>
          </table:table-cell>
          <table:table-cell table:style-name="ce135" table:formula="of:=[.$J$109]" office:value-type="string" office:string-value="NM" calcext:value-type="string">
            <text:p>NM</text:p>
          </table:table-cell>
          <table:table-cell table:style-name="ce135" table:formula="of:=[.$K$109]" office:value-type="string" office:string-value="X" calcext:value-type="string">
            <text:p>X</text:p>
          </table:table-cell>
          <table:table-cell table:style-name="ce135" table:formula="of:=[.$L$109]" office:value-type="string" office:string-value="NM" calcext:value-type="string">
            <text:p>NM</text:p>
          </table:table-cell>
          <table:table-cell table:style-name="ce135" table:formula="of:=[.$M$109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2">
          <table:table-cell table:style-name="ce44"/>
          <table:table-cell table:style-name="ce48" office:value-type="string" calcext:value-type="string">
            <text:p>Dustin</text:p>
          </table:table-cell>
          <table:table-cell table:style-name="ce19" office:value-type="string" calcext:value-type="string">
            <text:p>X</text:p>
          </table:table-cell>
          <table:table-cell table:number-columns-repeated="5" table:style-name="ce29" office:value-type="string" calcext:value-type="string">
            <text:p>X</text:p>
          </table:table-cell>
          <table:table-cell table:style-name="ce29" office:value-type="percentage" office:value="1" calcext:value-type="percentage">
            <text:p>100,00 %</text:p>
          </table:table-cell>
          <table:table-cell table:style-name="ce19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29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Dustin</text:p>
          </table:table-cell>
          <table:table-cell table:style-name="ce135" table:formula="of:=[.$C$110]" office:value-type="string" office:string-value="X" calcext:value-type="string">
            <text:p>X</text:p>
          </table:table-cell>
          <table:table-cell table:style-name="ce135" table:formula="of:=[.$D$110]" office:value-type="string" office:string-value="X" calcext:value-type="string">
            <text:p>X</text:p>
          </table:table-cell>
          <table:table-cell table:style-name="ce234" table:formula="of:=[.$E$110]" office:value-type="string" office:string-value="X" calcext:value-type="string">
            <text:p>X</text:p>
          </table:table-cell>
          <table:table-cell table:style-name="ce135" table:formula="of:=[.$F$110]" office:value-type="string" office:string-value="X" calcext:value-type="string">
            <text:p>X</text:p>
          </table:table-cell>
          <table:table-cell table:style-name="ce135" table:formula="of:=[.$G$110]" office:value-type="string" office:string-value="X" calcext:value-type="string">
            <text:p>X</text:p>
          </table:table-cell>
          <table:table-cell table:style-name="ce135" table:formula="of:=[.$H$110]" office:value-type="string" office:string-value="X" calcext:value-type="string">
            <text:p>X</text:p>
          </table:table-cell>
          <table:table-cell table:style-name="ce134" table:formula="of:=[.$I$110]" office:value-type="percentage" office:value="1" calcext:value-type="percentage">
            <text:p>100,00 %</text:p>
          </table:table-cell>
          <table:table-cell table:style-name="ce135" table:formula="of:=[.$J$110]" office:value-type="string" office:string-value="X" calcext:value-type="string">
            <text:p>X</text:p>
          </table:table-cell>
          <table:table-cell table:style-name="ce135" table:formula="of:=[.$K$110]" office:value-type="string" office:string-value="X" calcext:value-type="string">
            <text:p>X</text:p>
          </table:table-cell>
          <table:table-cell table:style-name="ce135" table:formula="of:=[.$L$110]" office:value-type="string" office:string-value="NM" calcext:value-type="string">
            <text:p>NM</text:p>
          </table:table-cell>
          <table:table-cell table:style-name="ce134" table:formula="of:=[.$M$110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2">
          <table:table-cell table:style-name="ce44"/>
          <table:table-cell table:style-name="ce48" office:value-type="string" calcext:value-type="string">
            <text:p>Jordi</text:p>
          </table:table-cell>
          <table:table-cell table:style-name="ce29" office:value-type="string" calcext:value-type="string">
            <text:p>X</text:p>
          </table:table-cell>
          <table:table-cell table:style-name="ce36" office:value-type="percentage" office:value="1" calcext:value-type="percentage">
            <text:p>100,00 %</text:p>
          </table:table-cell>
          <table:table-cell table:style-name="ce38" office:value-type="string" calcext:value-type="string">
            <text:p>X</text:p>
          </table:table-cell>
          <table:table-cell table:number-columns-repeated="4" table:style-name="ce74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19" office:value-type="string" calcext:value-type="string">
            <text:p>X</text:p>
          </table:table-cell>
          <table:table-cell/>
          <table:table-cell table:style-name="ce48" office:value-type="string" calcext:value-type="string">
            <text:p>Jordi</text:p>
          </table:table-cell>
          <table:table-cell table:style-name="ce135" table:formula="of:=[.$C$111]" office:value-type="string" office:string-value="X" calcext:value-type="string">
            <text:p>X</text:p>
          </table:table-cell>
          <table:table-cell table:style-name="ce134" table:formula="of:=[.$D$111]" office:value-type="percentage" office:value="1" calcext:value-type="percentage">
            <text:p>100,00 %</text:p>
          </table:table-cell>
          <table:table-cell table:style-name="ce135" table:formula="of:=[.$E$111]" office:value-type="string" office:string-value="X" calcext:value-type="string">
            <text:p>X</text:p>
          </table:table-cell>
          <table:table-cell table:style-name="ce135" table:formula="of:=[.$F$111]" office:value-type="string" office:string-value="X" calcext:value-type="string">
            <text:p>X</text:p>
          </table:table-cell>
          <table:table-cell table:style-name="ce135" table:formula="of:=[.$G$111]" office:value-type="string" office:string-value="X" calcext:value-type="string">
            <text:p>X</text:p>
          </table:table-cell>
          <table:table-cell table:style-name="ce135" table:formula="of:=[.$H$111]" office:value-type="string" office:string-value="X" calcext:value-type="string">
            <text:p>X</text:p>
          </table:table-cell>
          <table:table-cell table:style-name="ce135" table:formula="of:=[.$I$111]" office:value-type="string" office:string-value="X" calcext:value-type="string">
            <text:p>X</text:p>
          </table:table-cell>
          <table:table-cell table:style-name="ce234" table:formula="of:=[.$J$111]" office:value-type="string" office:string-value="X" calcext:value-type="string">
            <text:p>X</text:p>
          </table:table-cell>
          <table:table-cell table:style-name="ce135" table:formula="of:=[.$K$111]" office:value-type="string" office:string-value="NM" calcext:value-type="string">
            <text:p>NM</text:p>
          </table:table-cell>
          <table:table-cell table:style-name="ce135" table:formula="of:=[.$L$111]" office:value-type="string" office:string-value="NM" calcext:value-type="string">
            <text:p>NM</text:p>
          </table:table-cell>
          <table:table-cell table:style-name="ce259" table:formula="of:=[.$M$111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3">
          <table:table-cell table:style-name="ce44"/>
          <table:table-cell table:style-name="ce48" office:value-type="string" calcext:value-type="string">
            <text:p>Leon</text:p>
          </table:table-cell>
          <table:table-cell table:style-name="ce29" office:value-type="string" calcext:value-type="string">
            <text:p>X</text:p>
          </table:table-cell>
          <table:table-cell table:style-name="ce74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59" office:value-type="percentage" office:value="1" calcext:value-type="percentage">
            <text:p>100,00 %</text:p>
          </table:table-cell>
          <table:table-cell table:style-name="ce38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X</text:p>
          </table:table-cell>
          <table:table-cell table:style-name="ce74" office:value-type="string" calcext:value-type="string">
            <text:p>NM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29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Leon</text:p>
          </table:table-cell>
          <table:table-cell table:style-name="ce135" table:formula="of:=[.$C$112]" office:value-type="string" office:string-value="X" calcext:value-type="string">
            <text:p>X</text:p>
          </table:table-cell>
          <table:table-cell table:style-name="ce135" table:formula="of:=[.$D$112]" office:value-type="string" office:string-value="X" calcext:value-type="string">
            <text:p>X</text:p>
          </table:table-cell>
          <table:table-cell table:style-name="ce135" table:formula="of:=[.$E$112]" office:value-type="string" office:string-value="X" calcext:value-type="string">
            <text:p>X</text:p>
          </table:table-cell>
          <table:table-cell table:style-name="ce224" table:formula="of:=[.$F$112]" office:value-type="percentage" office:value="1" calcext:value-type="percentage">
            <text:p>100,00 %</text:p>
          </table:table-cell>
          <table:table-cell table:style-name="ce135" table:formula="of:=[.$G$112]" office:value-type="string" office:string-value="X" calcext:value-type="string">
            <text:p>X</text:p>
          </table:table-cell>
          <table:table-cell table:style-name="ce135" table:formula="of:=[.$H$112]" office:value-type="string" office:string-value="X" calcext:value-type="string">
            <text:p>X</text:p>
          </table:table-cell>
          <table:table-cell table:style-name="ce135" table:formula="of:=[.$I$112]" office:value-type="string" office:string-value="X" calcext:value-type="string">
            <text:p>X</text:p>
          </table:table-cell>
          <table:table-cell table:style-name="ce135" table:formula="of:=[.$J$112]" office:value-type="string" office:string-value="NM" calcext:value-type="string">
            <text:p>NM</text:p>
          </table:table-cell>
          <table:table-cell table:style-name="ce135" table:formula="of:=[.$K$112]" office:value-type="string" office:string-value="X" calcext:value-type="string">
            <text:p>X</text:p>
          </table:table-cell>
          <table:table-cell table:style-name="ce135" table:formula="of:=[.$L$112]" office:value-type="string" office:string-value="NM" calcext:value-type="string">
            <text:p>NM</text:p>
          </table:table-cell>
          <table:table-cell table:style-name="ce135" table:formula="of:=[.$M$112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2">
          <table:table-cell table:style-name="ce44"/>
          <table:table-cell table:style-name="ce48" office:value-type="string" calcext:value-type="string">
            <text:p>Marius</text:p>
          </table:table-cell>
          <table:table-cell table:style-name="ce19" office:value-type="string" calcext:value-type="string">
            <text:p>NM</text:p>
          </table:table-cell>
          <table:table-cell table:number-columns-repeated="7" table:style-name="ce38" office:value-type="string" calcext:value-type="string">
            <text:p>NM</text:p>
          </table:table-cell>
          <table:table-cell table:style-name="ce19" office:value-type="string" calcext:value-type="string">
            <text:p>NM</text:p>
          </table:table-cell>
          <table:table-cell table:style-name="ce19" office:value-type="string" calcext:value-type="string">
            <text:p>PM</text:p>
          </table:table-cell>
          <table:table-cell table:style-name="ce29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rius</text:p>
          </table:table-cell>
          <table:table-cell table:style-name="ce135" table:formula="of:=[.$C$113]" office:value-type="string" office:string-value="NM" calcext:value-type="string">
            <text:p>NM</text:p>
          </table:table-cell>
          <table:table-cell table:style-name="ce135" table:formula="of:=[.$D$113]" office:value-type="string" office:string-value="NM" calcext:value-type="string">
            <text:p>NM</text:p>
          </table:table-cell>
          <table:table-cell table:style-name="ce135" table:formula="of:=[.$E$113]" office:value-type="string" office:string-value="NM" calcext:value-type="string">
            <text:p>NM</text:p>
          </table:table-cell>
          <table:table-cell table:style-name="ce135" table:formula="of:=[.$F$113]" office:value-type="string" office:string-value="NM" calcext:value-type="string">
            <text:p>NM</text:p>
          </table:table-cell>
          <table:table-cell table:style-name="ce135" table:formula="of:=[.$G$113]" office:value-type="string" office:string-value="NM" calcext:value-type="string">
            <text:p>NM</text:p>
          </table:table-cell>
          <table:table-cell table:style-name="ce135" table:formula="of:=[.$H$113]" office:value-type="string" office:string-value="NM" calcext:value-type="string">
            <text:p>NM</text:p>
          </table:table-cell>
          <table:table-cell table:style-name="ce135" table:formula="of:=[.$I$113]" office:value-type="string" office:string-value="NM" calcext:value-type="string">
            <text:p>NM</text:p>
          </table:table-cell>
          <table:table-cell table:style-name="ce135" table:formula="of:=[.$J$113]" office:value-type="string" office:string-value="NM" calcext:value-type="string">
            <text:p>NM</text:p>
          </table:table-cell>
          <table:table-cell table:style-name="ce135" table:formula="of:=[.$K$113]" office:value-type="string" office:string-value="NM" calcext:value-type="string">
            <text:p>NM</text:p>
          </table:table-cell>
          <table:table-cell table:style-name="ce224" table:formula="of:=[.$L$113]" office:value-type="string" office:string-value="PM" calcext:value-type="string">
            <text:p>PM</text:p>
          </table:table-cell>
          <table:table-cell table:style-name="ce135" table:formula="of:=[.$M$113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2">
          <table:table-cell table:style-name="ce44"/>
          <table:table-cell table:style-name="ce48" office:value-type="string" calcext:value-type="string">
            <text:p>Ma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60" office:value-type="string" calcext:value-type="string">
            <text:p>NM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6" office:value-type="percentage" office:value="1" calcext:value-type="percentage">
            <text:p>100,00 %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29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x</text:p>
          </table:table-cell>
          <table:table-cell table:style-name="ce135" table:formula="of:=[.$C$114]" office:value-type="string" office:string-value="X" calcext:value-type="string">
            <text:p>X</text:p>
          </table:table-cell>
          <table:table-cell table:style-name="ce135" table:formula="of:=[.$D$114]" office:value-type="string" office:string-value="X" calcext:value-type="string">
            <text:p>X</text:p>
          </table:table-cell>
          <table:table-cell table:style-name="ce135" table:formula="of:=[.$E$114]" office:value-type="string" office:string-value="X" calcext:value-type="string">
            <text:p>X</text:p>
          </table:table-cell>
          <table:table-cell table:style-name="ce135" table:formula="of:=[.$F$114]" office:value-type="string" office:string-value="NM" calcext:value-type="string">
            <text:p>NM</text:p>
          </table:table-cell>
          <table:table-cell table:style-name="ce135" table:formula="of:=[.$G$114]" office:value-type="string" office:string-value="X" calcext:value-type="string">
            <text:p>X</text:p>
          </table:table-cell>
          <table:table-cell table:style-name="ce135" table:formula="of:=[.$H$114]" office:value-type="string" office:string-value="NM" calcext:value-type="string">
            <text:p>NM</text:p>
          </table:table-cell>
          <table:table-cell table:style-name="ce234" table:formula="of:=[.$I$114]" office:value-type="string" office:string-value="X" calcext:value-type="string">
            <text:p>X</text:p>
          </table:table-cell>
          <table:table-cell table:style-name="ce168" table:formula="of:=[.$J$114]" office:value-type="percentage" office:value="1" calcext:value-type="percentage">
            <text:p>100,00 %</text:p>
          </table:table-cell>
          <table:table-cell table:style-name="ce135" table:formula="of:=[.$K$114]" office:value-type="string" office:string-value="X" calcext:value-type="string">
            <text:p>X</text:p>
          </table:table-cell>
          <table:table-cell table:style-name="ce135" table:formula="of:=[.$L$114]" office:value-type="string" office:string-value="NM" calcext:value-type="string">
            <text:p>NM</text:p>
          </table:table-cell>
          <table:table-cell table:style-name="ce135" table:formula="of:=[.$M$114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3">
          <table:table-cell table:style-name="ce44"/>
          <table:table-cell table:style-name="ce48" office:value-type="string" calcext:value-type="string">
            <text:p>Mike</text:p>
          </table:table-cell>
          <table:table-cell table:style-name="ce29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74" office:value-type="string" calcext:value-type="string">
            <text:p>X</text:p>
          </table:table-cell>
          <table:table-cell table:style-name="ce90" office:value-type="string" calcext:value-type="string">
            <text:p>NM</text:p>
          </table:table-cell>
          <table:table-cell table:style-name="ce36" office:value-type="percentage" office:value="1" calcext:value-type="percentage">
            <text:p>100,00 %</text:p>
          </table:table-cell>
          <table:table-cell table:number-columns-repeated="3" table:style-name="ce7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29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ike</text:p>
          </table:table-cell>
          <table:table-cell table:style-name="ce135" table:formula="of:=[.$C$115]" office:value-type="string" office:string-value="X" calcext:value-type="string">
            <text:p>X</text:p>
          </table:table-cell>
          <table:table-cell table:style-name="ce135" table:formula="of:=[.$D$115]" office:value-type="string" office:string-value="X" calcext:value-type="string">
            <text:p>X</text:p>
          </table:table-cell>
          <table:table-cell table:style-name="ce135" table:formula="of:=[.$E$115]" office:value-type="string" office:string-value="X" calcext:value-type="string">
            <text:p>X</text:p>
          </table:table-cell>
          <table:table-cell table:style-name="ce135" table:formula="of:=[.$F$115]" office:value-type="string" office:string-value="NM" calcext:value-type="string">
            <text:p>NM</text:p>
          </table:table-cell>
          <table:table-cell table:style-name="ce242" table:formula="of:=[.$G$115]" office:value-type="percentage" office:value="1" calcext:value-type="percentage">
            <text:p>100,00 %</text:p>
          </table:table-cell>
          <table:table-cell table:style-name="ce135" table:formula="of:=[.$H$115]" office:value-type="string" office:string-value="X" calcext:value-type="string">
            <text:p>X</text:p>
          </table:table-cell>
          <table:table-cell table:style-name="ce135" table:formula="of:=[.$I$115]" office:value-type="string" office:string-value="X" calcext:value-type="string">
            <text:p>X</text:p>
          </table:table-cell>
          <table:table-cell table:style-name="ce135" table:formula="of:=[.$J$115]" office:value-type="string" office:string-value="X" calcext:value-type="string">
            <text:p>X</text:p>
          </table:table-cell>
          <table:table-cell table:style-name="ce135" table:formula="of:=[.$K$115]" office:value-type="string" office:string-value="X" calcext:value-type="string">
            <text:p>X</text:p>
          </table:table-cell>
          <table:table-cell table:style-name="ce135" table:formula="of:=[.$L$115]" office:value-type="string" office:string-value="NM" calcext:value-type="string">
            <text:p>NM</text:p>
          </table:table-cell>
          <table:table-cell table:style-name="ce135" table:formula="of:=[.$M$115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3">
          <table:table-cell table:style-name="ce44"/>
          <table:table-cell table:style-name="ce48" office:value-type="string" calcext:value-type="string">
            <text:p>Tim</text:p>
          </table:table-cell>
          <table:table-cell table:style-name="ce19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X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6" office:value-type="percentage" office:value="1" calcext:value-type="percentage">
            <text:p>100,00 %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19" office:value-type="string" calcext:value-type="string">
            <text:p>X</text:p>
          </table:table-cell>
          <table:table-cell/>
          <table:table-cell table:style-name="ce48" office:value-type="string" calcext:value-type="string">
            <text:p>Tim</text:p>
          </table:table-cell>
          <table:table-cell table:style-name="ce135" table:formula="of:=[.$C$116]" office:value-type="string" office:string-value="X" calcext:value-type="string">
            <text:p>X</text:p>
          </table:table-cell>
          <table:table-cell table:style-name="ce135" table:formula="of:=[.$D$116]" office:value-type="string" office:string-value="X" calcext:value-type="string">
            <text:p>X</text:p>
          </table:table-cell>
          <table:table-cell table:style-name="ce135" table:formula="of:=[.$E$116]" office:value-type="string" office:string-value="X" calcext:value-type="string">
            <text:p>X</text:p>
          </table:table-cell>
          <table:table-cell table:style-name="ce135" table:formula="of:=[.$F$116]" office:value-type="string" office:string-value="X" calcext:value-type="string">
            <text:p>X</text:p>
          </table:table-cell>
          <table:table-cell table:style-name="ce135" table:formula="of:=[.$G$116]" office:value-type="string" office:string-value="X" calcext:value-type="string">
            <text:p>X</text:p>
          </table:table-cell>
          <table:table-cell table:style-name="ce224" table:formula="of:=[.$H$116]" office:value-type="percentage" office:value="1" calcext:value-type="percentage">
            <text:p>100,00 %</text:p>
          </table:table-cell>
          <table:table-cell table:style-name="ce135" table:formula="of:=[.$I$116]" office:value-type="string" office:string-value="X" calcext:value-type="string">
            <text:p>X</text:p>
          </table:table-cell>
          <table:table-cell table:style-name="ce135" table:formula="of:=[.$J$116]" office:value-type="string" office:string-value="X" calcext:value-type="string">
            <text:p>X</text:p>
          </table:table-cell>
          <table:table-cell table:style-name="ce135" table:formula="of:=[.$K$116]" office:value-type="string" office:string-value="X" calcext:value-type="string">
            <text:p>X</text:p>
          </table:table-cell>
          <table:table-cell table:style-name="ce135" table:formula="of:=[.$L$116]" office:value-type="string" office:string-value="NM" calcext:value-type="string">
            <text:p>NM</text:p>
          </table:table-cell>
          <table:table-cell table:style-name="ce135" table:formula="of:=[.$M$116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3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9" office:value-type="string" calcext:value-type="string">
            <text:p>X</text:p>
          </table:table-cell>
          <table:table-cell table:number-columns-repeated="7" table:style-name="ce29" office:value-type="string" calcext:value-type="string">
            <text:p>X</text:p>
          </table:table-cell>
          <table:table-cell table:style-name="ce29" office:value-type="percentage" office:value="1" calcext:value-type="percentage">
            <text:p>100,00 %</text:p>
          </table:table-cell>
          <table:table-cell table:style-name="ce19" office:value-type="string" calcext:value-type="string">
            <text:p>NM</text:p>
          </table:table-cell>
          <table:table-cell table:style-name="ce29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William</text:p>
          </table:table-cell>
          <table:table-cell table:style-name="ce135" table:formula="of:=[.$C$117]" office:value-type="string" office:string-value="X" calcext:value-type="string">
            <text:p>X</text:p>
          </table:table-cell>
          <table:table-cell table:style-name="ce135" table:formula="of:=[.$D$117]" office:value-type="string" office:string-value="X" calcext:value-type="string">
            <text:p>X</text:p>
          </table:table-cell>
          <table:table-cell table:style-name="ce135" table:formula="of:=[.$E$117]" office:value-type="string" office:string-value="X" calcext:value-type="string">
            <text:p>X</text:p>
          </table:table-cell>
          <table:table-cell table:style-name="ce135" table:formula="of:=[.$F$117]" office:value-type="string" office:string-value="X" calcext:value-type="string">
            <text:p>X</text:p>
          </table:table-cell>
          <table:table-cell table:style-name="ce135" table:formula="of:=[.$G$117]" office:value-type="string" office:string-value="X" calcext:value-type="string">
            <text:p>X</text:p>
          </table:table-cell>
          <table:table-cell table:style-name="ce135" table:formula="of:=[.$H$117]" office:value-type="string" office:string-value="X" calcext:value-type="string">
            <text:p>X</text:p>
          </table:table-cell>
          <table:table-cell table:style-name="ce135" table:formula="of:=[.$I$117]" office:value-type="string" office:string-value="X" calcext:value-type="string">
            <text:p>X</text:p>
          </table:table-cell>
          <table:table-cell table:style-name="ce135" table:formula="of:=[.$J$117]" office:value-type="string" office:string-value="X" calcext:value-type="string">
            <text:p>X</text:p>
          </table:table-cell>
          <table:table-cell table:style-name="ce224" table:formula="of:=[.$K$117]" office:value-type="percentage" office:value="1" calcext:value-type="percentage">
            <text:p>100,00 %</text:p>
          </table:table-cell>
          <table:table-cell table:style-name="ce135" table:formula="of:=[.$L$117]" office:value-type="string" office:string-value="NM" calcext:value-type="string">
            <text:p>NM</text:p>
          </table:table-cell>
          <table:table-cell table:style-name="ce135" table:formula="of:=[.$M$117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 table:number-columns-repeated="13"/>
          <table:table-cell table:number-columns-repeated="2"/>
          <table:table-cell table:style-name="ce222" table:number-columns-repeated="11"/>
          <table:table-cell table:number-columns-repeated="998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4" calcext:value-type="float">
            <text:p>4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1756800" calcext:value-type="float" table:number-columns-spanned="2" table:number-rows-spanned="1">
            <text:p>1.756.8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7" calcext:value-type="float" table:number-columns-spanned="2" table:number-rows-spanned="1">
            <text:p>7</text:p>
          </table:table-cell>
          <table:covered-table-cell/>
          <table:table-cell/>
          <table:table-cell table:style-name="ce108" office:value-type="string" calcext:value-type="string">
            <text:p>Spots:</text:p>
          </table:table-cell>
          <table:table-cell table:style-name="ce109"/>
          <table:table-cell table:style-name="ce108" office:value-type="string" calcext:value-type="string">
            <text:p>Hit PM:</text:p>
          </table:table-cell>
          <table:table-cell table:style-name="ce109"/>
          <table:table-cell table:style-name="ce44" table:number-columns-repeated="8"/>
          <table:table-cell table:number-columns-repeated="998"/>
        </table:table-row>
        <table:table-row table:style-name="ro2">
          <table:table-cell table:style-name="ce44"/>
          <table:table-cell table:style-name="ce47" office:value-type="string" calcext:value-type="string">
            <text:p>MN8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/>
          <table:table-cell table:style-name="ce47" office:value-type="string" calcext:value-type="string">
            <text:p>MN8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number-columns-repeated="998"/>
        </table:table-row>
        <table:table-row table:style-name="ro2">
          <table:table-cell table:style-name="ce44"/>
          <table:table-cell table:style-name="ce48" office:value-type="string" calcext:value-type="string">
            <text:p>Andre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 office:value-type="percentage" office:value="1" calcext:value-type="percentage">
            <text:p>100,00 %</text:p>
          </table:table-cell>
          <table:table-cell table:number-columns-repeated="5" table:style-name="ce25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NM</text:p>
          </table:table-cell>
          <table:table-cell table:style-name="ce25" office:value-type="string" calcext:value-type="string">
            <text:p>X</text:p>
          </table:table-cell>
          <table:table-cell/>
          <table:table-cell table:style-name="ce48" office:value-type="string" calcext:value-type="string">
            <text:p>Andre</text:p>
          </table:table-cell>
          <table:table-cell table:style-name="ce138" table:formula="of:=[.$C$108]" office:value-type="string" office:string-value="X" calcext:value-type="string">
            <text:p>X</text:p>
          </table:table-cell>
          <table:table-cell table:style-name="ce138" table:formula="of:=[.$D$108]" office:value-type="string" office:string-value="X" calcext:value-type="string">
            <text:p>X</text:p>
          </table:table-cell>
          <table:table-cell table:style-name="ce137" table:formula="of:=[.$E$108]" office:value-type="percentage" office:value="1" calcext:value-type="percentage">
            <text:p>100,00 %</text:p>
          </table:table-cell>
          <table:table-cell table:style-name="ce138" table:formula="of:=[.$F$108]" office:value-type="string" office:string-value="X" calcext:value-type="string">
            <text:p>X</text:p>
          </table:table-cell>
          <table:table-cell table:style-name="ce138" table:formula="of:=[.$G$108]" office:value-type="string" office:string-value="X" calcext:value-type="string">
            <text:p>X</text:p>
          </table:table-cell>
          <table:table-cell table:style-name="ce138" table:formula="of:=[.$H$108]" office:value-type="string" office:string-value="X" calcext:value-type="string">
            <text:p>X</text:p>
          </table:table-cell>
          <table:table-cell table:style-name="ce138" table:formula="of:=[.$I$108]" office:value-type="string" office:string-value="X" calcext:value-type="string">
            <text:p>X</text:p>
          </table:table-cell>
          <table:table-cell table:style-name="ce138" table:formula="of:=[.$J$108]" office:value-type="string" office:string-value="X" calcext:value-type="string">
            <text:p>X</text:p>
          </table:table-cell>
          <table:table-cell table:style-name="ce138" table:formula="of:=[.$K$108]" office:value-type="string" office:string-value="NM" calcext:value-type="string">
            <text:p>NM</text:p>
          </table:table-cell>
          <table:table-cell table:style-name="ce138" table:formula="of:=[.$L$108]" office:value-type="string" office:string-value="NM" calcext:value-type="string">
            <text:p>NM</text:p>
          </table:table-cell>
          <table:table-cell table:style-name="ce138" table:formula="of:=[.$M$108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2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25" office:value-type="percentage" office:value="1" calcext:value-type="percentage">
            <text:p>100,00 %</text:p>
          </table:table-cell>
          <table:table-cell table:number-columns-repeated="6" table:style-name="ce25" office:value-type="string" calcext:value-type="string">
            <text:p>X</text:p>
          </table:table-cell>
          <table:table-cell table:style-name="ce100" office:value-type="string" calcext:value-type="string">
            <text:p>NM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Antonino</text:p>
          </table:table-cell>
          <table:table-cell table:style-name="ce137" table:formula="of:=[.$C$109]" office:value-type="percentage" office:value="1" calcext:value-type="percentage">
            <text:p>100,00 %</text:p>
          </table:table-cell>
          <table:table-cell table:style-name="ce138" table:formula="of:=[.$D$109]" office:value-type="string" office:string-value="X" calcext:value-type="string">
            <text:p>X</text:p>
          </table:table-cell>
          <table:table-cell table:style-name="ce138" table:formula="of:=[.$E$109]" office:value-type="string" office:string-value="X" calcext:value-type="string">
            <text:p>X</text:p>
          </table:table-cell>
          <table:table-cell table:style-name="ce138" table:formula="of:=[.$F$109]" office:value-type="string" office:string-value="X" calcext:value-type="string">
            <text:p>X</text:p>
          </table:table-cell>
          <table:table-cell table:style-name="ce138" table:formula="of:=[.$G$109]" office:value-type="string" office:string-value="X" calcext:value-type="string">
            <text:p>X</text:p>
          </table:table-cell>
          <table:table-cell table:style-name="ce138" table:formula="of:=[.$H$109]" office:value-type="string" office:string-value="X" calcext:value-type="string">
            <text:p>X</text:p>
          </table:table-cell>
          <table:table-cell table:style-name="ce138" table:formula="of:=[.$I$109]" office:value-type="string" office:string-value="X" calcext:value-type="string">
            <text:p>X</text:p>
          </table:table-cell>
          <table:table-cell table:style-name="ce138" table:formula="of:=[.$J$109]" office:value-type="string" office:string-value="NM" calcext:value-type="string">
            <text:p>NM</text:p>
          </table:table-cell>
          <table:table-cell table:style-name="ce138" table:formula="of:=[.$K$109]" office:value-type="string" office:string-value="X" calcext:value-type="string">
            <text:p>X</text:p>
          </table:table-cell>
          <table:table-cell table:style-name="ce138" table:formula="of:=[.$L$109]" office:value-type="string" office:string-value="NM" calcext:value-type="string">
            <text:p>NM</text:p>
          </table:table-cell>
          <table:table-cell table:style-name="ce138" table:formula="of:=[.$M$109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2">
          <table:table-cell table:style-name="ce44"/>
          <table:table-cell table:style-name="ce48" office:value-type="string" calcext:value-type="string">
            <text:p>Dustin</text:p>
          </table:table-cell>
          <table:table-cell table:number-columns-repeated="6" table:style-name="ce25" office:value-type="string" calcext:value-type="string">
            <text:p>X</text:p>
          </table:table-cell>
          <table:table-cell table:style-name="ce25" office:value-type="percentage" office:value="1" calcext:value-type="percentage">
            <text:p>100,00 %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Dustin</text:p>
          </table:table-cell>
          <table:table-cell table:style-name="ce138" table:formula="of:=[.$C$110]" office:value-type="string" office:string-value="X" calcext:value-type="string">
            <text:p>X</text:p>
          </table:table-cell>
          <table:table-cell table:style-name="ce138" table:formula="of:=[.$D$110]" office:value-type="string" office:string-value="X" calcext:value-type="string">
            <text:p>X</text:p>
          </table:table-cell>
          <table:table-cell table:style-name="ce138" table:formula="of:=[.$E$110]" office:value-type="string" office:string-value="X" calcext:value-type="string">
            <text:p>X</text:p>
          </table:table-cell>
          <table:table-cell table:style-name="ce138" table:formula="of:=[.$F$110]" office:value-type="string" office:string-value="X" calcext:value-type="string">
            <text:p>X</text:p>
          </table:table-cell>
          <table:table-cell table:style-name="ce138" table:formula="of:=[.$G$110]" office:value-type="string" office:string-value="X" calcext:value-type="string">
            <text:p>X</text:p>
          </table:table-cell>
          <table:table-cell table:style-name="ce138" table:formula="of:=[.$H$110]" office:value-type="string" office:string-value="X" calcext:value-type="string">
            <text:p>X</text:p>
          </table:table-cell>
          <table:table-cell table:style-name="ce137" table:formula="of:=[.$I$110]" office:value-type="percentage" office:value="1" calcext:value-type="percentage">
            <text:p>100,00 %</text:p>
          </table:table-cell>
          <table:table-cell table:style-name="ce138" table:formula="of:=[.$J$110]" office:value-type="string" office:string-value="X" calcext:value-type="string">
            <text:p>X</text:p>
          </table:table-cell>
          <table:table-cell table:style-name="ce138" table:formula="of:=[.$K$110]" office:value-type="string" office:string-value="X" calcext:value-type="string">
            <text:p>X</text:p>
          </table:table-cell>
          <table:table-cell table:style-name="ce138" table:formula="of:=[.$L$110]" office:value-type="string" office:string-value="NM" calcext:value-type="string">
            <text:p>NM</text:p>
          </table:table-cell>
          <table:table-cell table:style-name="ce137" table:formula="of:=[.$M$110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2">
          <table:table-cell table:style-name="ce44"/>
          <table:table-cell table:style-name="ce48" office:value-type="string" calcext:value-type="string">
            <text:p>Jordi</text:p>
          </table:table-cell>
          <table:table-cell table:style-name="ce25" office:value-type="string" calcext:value-type="string">
            <text:p>X</text:p>
          </table:table-cell>
          <table:table-cell table:style-name="ce49" office:value-type="percentage" office:value="1" calcext:value-type="percentage">
            <text:p>100,00 %</text:p>
          </table:table-cell>
          <table:table-cell table:number-columns-repeated="6" table:style-name="ce51" office:value-type="string" calcext:value-type="string">
            <text:p>X</text:p>
          </table:table-cell>
          <table:table-cell table:style-name="ce110" office:value-type="string" calcext:value-type="string">
            <text:p>NM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string" calcext:value-type="string">
            <text:p>X</text:p>
          </table:table-cell>
          <table:table-cell/>
          <table:table-cell table:style-name="ce48" office:value-type="string" calcext:value-type="string">
            <text:p>Jordi</text:p>
          </table:table-cell>
          <table:table-cell table:style-name="ce138" table:formula="of:=[.$C$111]" office:value-type="string" office:string-value="X" calcext:value-type="string">
            <text:p>X</text:p>
          </table:table-cell>
          <table:table-cell table:style-name="ce137" table:formula="of:=[.$D$111]" office:value-type="percentage" office:value="1" calcext:value-type="percentage">
            <text:p>100,00 %</text:p>
          </table:table-cell>
          <table:table-cell table:style-name="ce138" table:formula="of:=[.$E$111]" office:value-type="string" office:string-value="X" calcext:value-type="string">
            <text:p>X</text:p>
          </table:table-cell>
          <table:table-cell table:style-name="ce138" table:formula="of:=[.$F$111]" office:value-type="string" office:string-value="X" calcext:value-type="string">
            <text:p>X</text:p>
          </table:table-cell>
          <table:table-cell table:style-name="ce138" table:formula="of:=[.$G$111]" office:value-type="string" office:string-value="X" calcext:value-type="string">
            <text:p>X</text:p>
          </table:table-cell>
          <table:table-cell table:style-name="ce138" table:formula="of:=[.$H$111]" office:value-type="string" office:string-value="X" calcext:value-type="string">
            <text:p>X</text:p>
          </table:table-cell>
          <table:table-cell table:style-name="ce138" table:formula="of:=[.$I$111]" office:value-type="string" office:string-value="X" calcext:value-type="string">
            <text:p>X</text:p>
          </table:table-cell>
          <table:table-cell table:style-name="ce138" table:formula="of:=[.$J$111]" office:value-type="string" office:string-value="X" calcext:value-type="string">
            <text:p>X</text:p>
          </table:table-cell>
          <table:table-cell table:style-name="ce138" table:formula="of:=[.$K$111]" office:value-type="string" office:string-value="NM" calcext:value-type="string">
            <text:p>NM</text:p>
          </table:table-cell>
          <table:table-cell table:style-name="ce138" table:formula="of:=[.$L$111]" office:value-type="string" office:string-value="NM" calcext:value-type="string">
            <text:p>NM</text:p>
          </table:table-cell>
          <table:table-cell table:style-name="ce260" table:formula="of:=[.$M$111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2">
          <table:table-cell table:style-name="ce44"/>
          <table:table-cell table:style-name="ce48" office:value-type="string" calcext:value-type="string">
            <text:p>Leon</text:p>
          </table:table-cell>
          <table:table-cell table:style-name="ce25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X</text:p>
          </table:table-cell>
          <table:table-cell table:style-name="ce75" office:value-type="percentage" office:value="1" calcext:value-type="percentage">
            <text:p>100,00 %</text:p>
          </table:table-cell>
          <table:table-cell table:number-columns-repeated="3" table:style-name="ce51" office:value-type="string" calcext:value-type="string">
            <text:p>X</text:p>
          </table:table-cell>
          <table:table-cell table:style-name="ce51" office:value-type="string" calcext:value-type="string">
            <text:p>NM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Leon</text:p>
          </table:table-cell>
          <table:table-cell table:style-name="ce138" table:formula="of:=[.$C$112]" office:value-type="string" office:string-value="X" calcext:value-type="string">
            <text:p>X</text:p>
          </table:table-cell>
          <table:table-cell table:style-name="ce138" table:formula="of:=[.$D$112]" office:value-type="string" office:string-value="X" calcext:value-type="string">
            <text:p>X</text:p>
          </table:table-cell>
          <table:table-cell table:style-name="ce138" table:formula="of:=[.$E$112]" office:value-type="string" office:string-value="X" calcext:value-type="string">
            <text:p>X</text:p>
          </table:table-cell>
          <table:table-cell table:style-name="ce137" table:formula="of:=[.$F$112]" office:value-type="percentage" office:value="1" calcext:value-type="percentage">
            <text:p>100,00 %</text:p>
          </table:table-cell>
          <table:table-cell table:style-name="ce138" table:formula="of:=[.$G$112]" office:value-type="string" office:string-value="X" calcext:value-type="string">
            <text:p>X</text:p>
          </table:table-cell>
          <table:table-cell table:style-name="ce138" table:formula="of:=[.$H$112]" office:value-type="string" office:string-value="X" calcext:value-type="string">
            <text:p>X</text:p>
          </table:table-cell>
          <table:table-cell table:style-name="ce138" table:formula="of:=[.$I$112]" office:value-type="string" office:string-value="X" calcext:value-type="string">
            <text:p>X</text:p>
          </table:table-cell>
          <table:table-cell table:style-name="ce138" table:formula="of:=[.$J$112]" office:value-type="string" office:string-value="NM" calcext:value-type="string">
            <text:p>NM</text:p>
          </table:table-cell>
          <table:table-cell table:style-name="ce138" table:formula="of:=[.$K$112]" office:value-type="string" office:string-value="X" calcext:value-type="string">
            <text:p>X</text:p>
          </table:table-cell>
          <table:table-cell table:style-name="ce138" table:formula="of:=[.$L$112]" office:value-type="string" office:string-value="NM" calcext:value-type="string">
            <text:p>NM</text:p>
          </table:table-cell>
          <table:table-cell table:style-name="ce138" table:formula="of:=[.$M$112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2">
          <table:table-cell table:style-name="ce44"/>
          <table:table-cell table:style-name="ce48" office:value-type="string" calcext:value-type="string">
            <text:p>Marius</text:p>
          </table:table-cell>
          <table:table-cell table:style-name="ce25" office:value-type="string" calcext:value-type="string">
            <text:p>NM</text:p>
          </table:table-cell>
          <table:table-cell table:number-columns-repeated="7" table:style-name="ce51" office:value-type="string" calcext:value-type="string">
            <text:p>NM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string" calcext:value-type="string">
            <text:p>PM</text:p>
          </table:table-cell>
          <table:table-cell table:style-name="ce25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rius</text:p>
          </table:table-cell>
          <table:table-cell table:style-name="ce138" table:formula="of:=[.$C$113]" office:value-type="string" office:string-value="NM" calcext:value-type="string">
            <text:p>NM</text:p>
          </table:table-cell>
          <table:table-cell table:style-name="ce138" table:formula="of:=[.$D$113]" office:value-type="string" office:string-value="NM" calcext:value-type="string">
            <text:p>NM</text:p>
          </table:table-cell>
          <table:table-cell table:style-name="ce138" table:formula="of:=[.$E$113]" office:value-type="string" office:string-value="NM" calcext:value-type="string">
            <text:p>NM</text:p>
          </table:table-cell>
          <table:table-cell table:style-name="ce138" table:formula="of:=[.$F$113]" office:value-type="string" office:string-value="NM" calcext:value-type="string">
            <text:p>NM</text:p>
          </table:table-cell>
          <table:table-cell table:style-name="ce138" table:formula="of:=[.$G$113]" office:value-type="string" office:string-value="NM" calcext:value-type="string">
            <text:p>NM</text:p>
          </table:table-cell>
          <table:table-cell table:style-name="ce138" table:formula="of:=[.$H$113]" office:value-type="string" office:string-value="NM" calcext:value-type="string">
            <text:p>NM</text:p>
          </table:table-cell>
          <table:table-cell table:style-name="ce138" table:formula="of:=[.$I$113]" office:value-type="string" office:string-value="NM" calcext:value-type="string">
            <text:p>NM</text:p>
          </table:table-cell>
          <table:table-cell table:style-name="ce138" table:formula="of:=[.$J$113]" office:value-type="string" office:string-value="NM" calcext:value-type="string">
            <text:p>NM</text:p>
          </table:table-cell>
          <table:table-cell table:style-name="ce138" table:formula="of:=[.$K$113]" office:value-type="string" office:string-value="NM" calcext:value-type="string">
            <text:p>NM</text:p>
          </table:table-cell>
          <table:table-cell table:style-name="ce137" table:formula="of:=[.$L$113]" office:value-type="string" office:string-value="PM" calcext:value-type="string">
            <text:p>PM</text:p>
          </table:table-cell>
          <table:table-cell table:style-name="ce138" table:formula="of:=[.$M$113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2">
          <table:table-cell table:style-name="ce44"/>
          <table:table-cell table:style-name="ce48" office:value-type="string" calcext:value-type="string">
            <text:p>Max</text:p>
          </table:table-cell>
          <table:table-cell table:style-name="ce25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X</text:p>
          </table:table-cell>
          <table:table-cell table:style-name="ce79" office:value-type="string" calcext:value-type="string">
            <text:p>NM</text:p>
          </table:table-cell>
          <table:table-cell table:number-columns-repeated="3" table:style-name="ce51" office:value-type="string" calcext:value-type="string">
            <text:p>X</text:p>
          </table:table-cell>
          <table:table-cell table:style-name="ce49" office:value-type="percentage" office:value="1" calcext:value-type="percentage">
            <text:p>100,00 %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x</text:p>
          </table:table-cell>
          <table:table-cell table:style-name="ce138" table:formula="of:=[.$C$114]" office:value-type="string" office:string-value="X" calcext:value-type="string">
            <text:p>X</text:p>
          </table:table-cell>
          <table:table-cell table:style-name="ce138" table:formula="of:=[.$D$114]" office:value-type="string" office:string-value="X" calcext:value-type="string">
            <text:p>X</text:p>
          </table:table-cell>
          <table:table-cell table:style-name="ce138" table:formula="of:=[.$E$114]" office:value-type="string" office:string-value="X" calcext:value-type="string">
            <text:p>X</text:p>
          </table:table-cell>
          <table:table-cell table:style-name="ce138" table:formula="of:=[.$F$114]" office:value-type="string" office:string-value="NM" calcext:value-type="string">
            <text:p>NM</text:p>
          </table:table-cell>
          <table:table-cell table:style-name="ce138" table:formula="of:=[.$G$114]" office:value-type="string" office:string-value="X" calcext:value-type="string">
            <text:p>X</text:p>
          </table:table-cell>
          <table:table-cell table:style-name="ce138" table:formula="of:=[.$H$114]" office:value-type="string" office:string-value="NM" calcext:value-type="string">
            <text:p>NM</text:p>
          </table:table-cell>
          <table:table-cell table:style-name="ce138" table:formula="of:=[.$I$114]" office:value-type="string" office:string-value="X" calcext:value-type="string">
            <text:p>X</text:p>
          </table:table-cell>
          <table:table-cell table:style-name="ce169" table:formula="of:=[.$J$114]" office:value-type="percentage" office:value="1" calcext:value-type="percentage">
            <text:p>100,00 %</text:p>
          </table:table-cell>
          <table:table-cell table:style-name="ce138" table:formula="of:=[.$K$114]" office:value-type="string" office:string-value="X" calcext:value-type="string">
            <text:p>X</text:p>
          </table:table-cell>
          <table:table-cell table:style-name="ce138" table:formula="of:=[.$L$114]" office:value-type="string" office:string-value="NM" calcext:value-type="string">
            <text:p>NM</text:p>
          </table:table-cell>
          <table:table-cell table:style-name="ce138" table:formula="of:=[.$M$114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2">
          <table:table-cell table:style-name="ce44"/>
          <table:table-cell table:style-name="ce48" office:value-type="string" calcext:value-type="string">
            <text:p>Mike</text:p>
          </table:table-cell>
          <table:table-cell table:style-name="ce25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X</text:p>
          </table:table-cell>
          <table:table-cell table:style-name="ce80" office:value-type="string" calcext:value-type="string">
            <text:p>NM</text:p>
          </table:table-cell>
          <table:table-cell table:style-name="ce49" office:value-type="percentage" office:value="1" calcext:value-type="percentage">
            <text:p>100,00 %</text:p>
          </table:table-cell>
          <table:table-cell table:number-columns-repeated="3" table:style-name="ce51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ike</text:p>
          </table:table-cell>
          <table:table-cell table:style-name="ce138" table:formula="of:=[.$C$115]" office:value-type="string" office:string-value="X" calcext:value-type="string">
            <text:p>X</text:p>
          </table:table-cell>
          <table:table-cell table:style-name="ce138" table:formula="of:=[.$D$115]" office:value-type="string" office:string-value="X" calcext:value-type="string">
            <text:p>X</text:p>
          </table:table-cell>
          <table:table-cell table:style-name="ce138" table:formula="of:=[.$E$115]" office:value-type="string" office:string-value="X" calcext:value-type="string">
            <text:p>X</text:p>
          </table:table-cell>
          <table:table-cell table:style-name="ce138" table:formula="of:=[.$F$115]" office:value-type="string" office:string-value="NM" calcext:value-type="string">
            <text:p>NM</text:p>
          </table:table-cell>
          <table:table-cell table:style-name="ce159" table:formula="of:=[.$G$115]" office:value-type="percentage" office:value="1" calcext:value-type="percentage">
            <text:p>100,00 %</text:p>
          </table:table-cell>
          <table:table-cell table:style-name="ce138" table:formula="of:=[.$H$115]" office:value-type="string" office:string-value="X" calcext:value-type="string">
            <text:p>X</text:p>
          </table:table-cell>
          <table:table-cell table:style-name="ce138" table:formula="of:=[.$I$115]" office:value-type="string" office:string-value="X" calcext:value-type="string">
            <text:p>X</text:p>
          </table:table-cell>
          <table:table-cell table:style-name="ce138" table:formula="of:=[.$J$115]" office:value-type="string" office:string-value="X" calcext:value-type="string">
            <text:p>X</text:p>
          </table:table-cell>
          <table:table-cell table:style-name="ce138" table:formula="of:=[.$K$115]" office:value-type="string" office:string-value="X" calcext:value-type="string">
            <text:p>X</text:p>
          </table:table-cell>
          <table:table-cell table:style-name="ce138" table:formula="of:=[.$L$115]" office:value-type="string" office:string-value="NM" calcext:value-type="string">
            <text:p>NM</text:p>
          </table:table-cell>
          <table:table-cell table:style-name="ce138" table:formula="of:=[.$M$115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2">
          <table:table-cell table:style-name="ce44"/>
          <table:table-cell table:style-name="ce48" office:value-type="string" calcext:value-type="string">
            <text:p>Tim</text:p>
          </table:table-cell>
          <table:table-cell table:style-name="ce25" office:value-type="string" calcext:value-type="string">
            <text:p>X</text:p>
          </table:table-cell>
          <table:table-cell table:number-columns-repeated="4" table:style-name="ce51" office:value-type="string" calcext:value-type="string">
            <text:p>X</text:p>
          </table:table-cell>
          <table:table-cell table:style-name="ce49" office:value-type="percentage" office:value="1" calcext:value-type="percentage">
            <text:p>100,00 %</text:p>
          </table:table-cell>
          <table:table-cell table:number-columns-repeated="2" table:style-name="ce51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string" calcext:value-type="string">
            <text:p>X</text:p>
          </table:table-cell>
          <table:table-cell/>
          <table:table-cell table:style-name="ce48" office:value-type="string" calcext:value-type="string">
            <text:p>Tim</text:p>
          </table:table-cell>
          <table:table-cell table:style-name="ce138" table:formula="of:=[.$C$116]" office:value-type="string" office:string-value="X" calcext:value-type="string">
            <text:p>X</text:p>
          </table:table-cell>
          <table:table-cell table:style-name="ce138" table:formula="of:=[.$D$116]" office:value-type="string" office:string-value="X" calcext:value-type="string">
            <text:p>X</text:p>
          </table:table-cell>
          <table:table-cell table:style-name="ce138" table:formula="of:=[.$E$116]" office:value-type="string" office:string-value="X" calcext:value-type="string">
            <text:p>X</text:p>
          </table:table-cell>
          <table:table-cell table:style-name="ce138" table:formula="of:=[.$F$116]" office:value-type="string" office:string-value="X" calcext:value-type="string">
            <text:p>X</text:p>
          </table:table-cell>
          <table:table-cell table:style-name="ce138" table:formula="of:=[.$G$116]" office:value-type="string" office:string-value="X" calcext:value-type="string">
            <text:p>X</text:p>
          </table:table-cell>
          <table:table-cell table:style-name="ce137" table:formula="of:=[.$H$116]" office:value-type="percentage" office:value="1" calcext:value-type="percentage">
            <text:p>100,00 %</text:p>
          </table:table-cell>
          <table:table-cell table:style-name="ce138" table:formula="of:=[.$I$116]" office:value-type="string" office:string-value="X" calcext:value-type="string">
            <text:p>X</text:p>
          </table:table-cell>
          <table:table-cell table:style-name="ce138" table:formula="of:=[.$J$116]" office:value-type="string" office:string-value="X" calcext:value-type="string">
            <text:p>X</text:p>
          </table:table-cell>
          <table:table-cell table:style-name="ce138" table:formula="of:=[.$K$116]" office:value-type="string" office:string-value="X" calcext:value-type="string">
            <text:p>X</text:p>
          </table:table-cell>
          <table:table-cell table:style-name="ce138" table:formula="of:=[.$L$116]" office:value-type="string" office:string-value="NM" calcext:value-type="string">
            <text:p>NM</text:p>
          </table:table-cell>
          <table:table-cell table:style-name="ce138" table:formula="of:=[.$M$116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2">
          <table:table-cell table:style-name="ce44"/>
          <table:table-cell table:style-name="ce48" office:value-type="string" calcext:value-type="string">
            <text:p>William</text:p>
          </table:table-cell>
          <table:table-cell table:number-columns-repeated="8" table:style-name="ce25" office:value-type="string" calcext:value-type="string">
            <text:p>X</text:p>
          </table:table-cell>
          <table:table-cell table:style-name="ce25" office:value-type="percentage" office:value="1" calcext:value-type="percentage">
            <text:p>100,00 %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William</text:p>
          </table:table-cell>
          <table:table-cell table:style-name="ce138" table:formula="of:=[.$C$117]" office:value-type="string" office:string-value="X" calcext:value-type="string">
            <text:p>X</text:p>
          </table:table-cell>
          <table:table-cell table:style-name="ce138" table:formula="of:=[.$D$117]" office:value-type="string" office:string-value="X" calcext:value-type="string">
            <text:p>X</text:p>
          </table:table-cell>
          <table:table-cell table:style-name="ce138" table:formula="of:=[.$E$117]" office:value-type="string" office:string-value="X" calcext:value-type="string">
            <text:p>X</text:p>
          </table:table-cell>
          <table:table-cell table:style-name="ce138" table:formula="of:=[.$F$117]" office:value-type="string" office:string-value="X" calcext:value-type="string">
            <text:p>X</text:p>
          </table:table-cell>
          <table:table-cell table:style-name="ce138" table:formula="of:=[.$G$117]" office:value-type="string" office:string-value="X" calcext:value-type="string">
            <text:p>X</text:p>
          </table:table-cell>
          <table:table-cell table:style-name="ce138" table:formula="of:=[.$H$117]" office:value-type="string" office:string-value="X" calcext:value-type="string">
            <text:p>X</text:p>
          </table:table-cell>
          <table:table-cell table:style-name="ce138" table:formula="of:=[.$I$117]" office:value-type="string" office:string-value="X" calcext:value-type="string">
            <text:p>X</text:p>
          </table:table-cell>
          <table:table-cell table:style-name="ce138" table:formula="of:=[.$J$117]" office:value-type="string" office:string-value="X" calcext:value-type="string">
            <text:p>X</text:p>
          </table:table-cell>
          <table:table-cell table:style-name="ce137" table:formula="of:=[.$K$117]" office:value-type="percentage" office:value="1" calcext:value-type="percentage">
            <text:p>100,00 %</text:p>
          </table:table-cell>
          <table:table-cell table:style-name="ce138" table:formula="of:=[.$L$117]" office:value-type="string" office:string-value="NM" calcext:value-type="string">
            <text:p>NM</text:p>
          </table:table-cell>
          <table:table-cell table:style-name="ce138" table:formula="of:=[.$M$117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 table:number-columns-repeated="13"/>
          <table:table-cell table:number-columns-repeated="2"/>
          <table:table-cell table:style-name="ce222" table:number-columns-repeated="11"/>
          <table:table-cell table:number-columns-repeated="998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2" calcext:value-type="float">
            <text:p>2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1552800" calcext:value-type="float" table:number-columns-spanned="2" table:number-rows-spanned="1">
            <text:p>1.552.8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7" calcext:value-type="float" table:number-columns-spanned="2" table:number-rows-spanned="1">
            <text:p>7</text:p>
          </table:table-cell>
          <table:covered-table-cell/>
          <table:table-cell/>
          <table:table-cell table:style-name="ce108" office:value-type="string" calcext:value-type="string">
            <text:p>Spots:</text:p>
          </table:table-cell>
          <table:table-cell table:style-name="ce109"/>
          <table:table-cell table:style-name="ce108" office:value-type="string" calcext:value-type="string">
            <text:p>Hit PM:</text:p>
          </table:table-cell>
          <table:table-cell table:style-name="ce109"/>
          <table:table-cell table:style-name="ce44" table:number-columns-repeated="8"/>
          <table:table-cell table:number-columns-repeated="998"/>
        </table:table-row>
        <table:table-row table:style-name="ro2">
          <table:table-cell table:style-name="ce44"/>
          <table:table-cell table:style-name="ce47" office:value-type="string" calcext:value-type="string">
            <text:p>MN9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/>
          <table:table-cell table:style-name="ce47" office:value-type="string" calcext:value-type="string">
            <text:p>MN9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/>
          <table:table-cell table:style-name="ce47" office:value-type="string" calcext:value-type="string">
            <text:p>Lösung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number-columns-repeated="985"/>
        </table:table-row>
        <table:table-row table:style-name="ro2">
          <table:table-cell table:style-name="ce44"/>
          <table:table-cell table:style-name="ce48" office:value-type="string" calcext:value-type="string">
            <text:p>Andre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percentage" office:value="1" calcext:value-type="percentage">
            <text:p>100,00 %</text:p>
          </table:table-cell>
          <table:table-cell table:number-columns-repeated="5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NM</text:p>
          </table:table-cell>
          <table:table-cell table:style-name="ce26" office:value-type="string" calcext:value-type="string">
            <text:p>X</text:p>
          </table:table-cell>
          <table:table-cell/>
          <table:table-cell table:style-name="ce48" office:value-type="string" calcext:value-type="string">
            <text:p>Andre</text:p>
          </table:table-cell>
          <table:table-cell table:style-name="ce141" table:formula="of:=[.$C$108]" office:value-type="string" office:string-value="X" calcext:value-type="string">
            <text:p>X</text:p>
          </table:table-cell>
          <table:table-cell table:style-name="ce141" table:formula="of:=[.$D$108]" office:value-type="string" office:string-value="X" calcext:value-type="string">
            <text:p>X</text:p>
          </table:table-cell>
          <table:table-cell table:style-name="ce140" table:formula="of:=[.$E$108]" office:value-type="percentage" office:value="1" calcext:value-type="percentage">
            <text:p>100,00 %</text:p>
          </table:table-cell>
          <table:table-cell table:style-name="ce141" table:formula="of:=[.$F$108]" office:value-type="string" office:string-value="X" calcext:value-type="string">
            <text:p>X</text:p>
          </table:table-cell>
          <table:table-cell table:style-name="ce141" table:formula="of:=[.$G$108]" office:value-type="string" office:string-value="X" calcext:value-type="string">
            <text:p>X</text:p>
          </table:table-cell>
          <table:table-cell table:style-name="ce141" table:formula="of:=[.$H$108]" office:value-type="string" office:string-value="X" calcext:value-type="string">
            <text:p>X</text:p>
          </table:table-cell>
          <table:table-cell table:style-name="ce141" table:formula="of:=[.$I$108]" office:value-type="string" office:string-value="X" calcext:value-type="string">
            <text:p>X</text:p>
          </table:table-cell>
          <table:table-cell table:style-name="ce141" table:formula="of:=[.$J$108]" office:value-type="string" office:string-value="X" calcext:value-type="string">
            <text:p>X</text:p>
          </table:table-cell>
          <table:table-cell table:style-name="ce141" table:formula="of:=[.$K$108]" office:value-type="string" office:string-value="NM" calcext:value-type="string">
            <text:p>NM</text:p>
          </table:table-cell>
          <table:table-cell table:style-name="ce141" table:formula="of:=[.$L$108]" office:value-type="string" office:string-value="NM" calcext:value-type="string">
            <text:p>NM</text:p>
          </table:table-cell>
          <table:table-cell table:style-name="ce141" table:formula="of:=[.$M$108]" office:value-type="string" office:string-value="X" calcext:value-type="string">
            <text:p>X</text:p>
          </table:table-cell>
          <table:table-cell/>
          <table:table-cell table:style-name="ce48" office:value-type="string" calcext:value-type="string">
            <text:p>Andre</text:p>
          </table:table-cell>
          <table:table-cell table:style-name="ce185" office:value-type="string" calcext:value-type="string">
            <text:p>X</text:p>
          </table:table-cell>
          <table:table-cell table:style-name="ce185" table:formula="of:=[.$D$108]" office:value-type="string" office:string-value="X" calcext:value-type="string">
            <text:p>X</text:p>
          </table:table-cell>
          <table:table-cell table:style-name="ce186" table:formula="of:=[.$E$108]" office:value-type="percentage" office:value="1" calcext:value-type="percentage">
            <text:p>100,00 %</text:p>
          </table:table-cell>
          <table:table-cell table:style-name="ce185" table:formula="of:=[.$F$108]" office:value-type="string" office:string-value="X" calcext:value-type="string">
            <text:p>X</text:p>
          </table:table-cell>
          <table:table-cell table:style-name="ce185" table:formula="of:=[.$G$108]" office:value-type="string" office:string-value="X" calcext:value-type="string">
            <text:p>X</text:p>
          </table:table-cell>
          <table:table-cell table:style-name="ce185" table:formula="of:=[.$H$108]" office:value-type="string" office:string-value="X" calcext:value-type="string">
            <text:p>X</text:p>
          </table:table-cell>
          <table:table-cell table:style-name="ce185" table:formula="of:=[.$I$108]" office:value-type="string" office:string-value="X" calcext:value-type="string">
            <text:p>X</text:p>
          </table:table-cell>
          <table:table-cell table:style-name="ce185" table:formula="of:=[.$J$108]" office:value-type="string" office:string-value="X" calcext:value-type="string">
            <text:p>X</text:p>
          </table:table-cell>
          <table:table-cell table:style-name="ce185" table:formula="of:=[.$K$108]" office:value-type="string" office:string-value="NM" calcext:value-type="string">
            <text:p>NM</text:p>
          </table:table-cell>
          <table:table-cell table:style-name="ce185" table:formula="of:=[.$L$108]" office:value-type="string" office:string-value="NM" calcext:value-type="string">
            <text:p>NM</text:p>
          </table:table-cell>
          <table:table-cell table:style-name="ce185" table:formula="of:=[.$M$108]" office:value-type="string" office:string-value="X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26" office:value-type="percentage" office:value="1" calcext:value-type="percentage">
            <text:p>100,00 %</text:p>
          </table:table-cell>
          <table:table-cell table:number-columns-repeated="6" table:style-name="ce26" office:value-type="string" calcext:value-type="string">
            <text:p>X</text:p>
          </table:table-cell>
          <table:table-cell table:style-name="ce107" office:value-type="string" calcext:value-type="string">
            <text:p>NM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Antonino</text:p>
          </table:table-cell>
          <table:table-cell table:style-name="ce140" table:formula="of:=[.$C$109]" office:value-type="percentage" office:value="1" calcext:value-type="percentage">
            <text:p>100,00 %</text:p>
          </table:table-cell>
          <table:table-cell table:style-name="ce141" table:formula="of:=[.$D$109]" office:value-type="string" office:string-value="X" calcext:value-type="string">
            <text:p>X</text:p>
          </table:table-cell>
          <table:table-cell table:style-name="ce141" table:formula="of:=[.$E$109]" office:value-type="string" office:string-value="X" calcext:value-type="string">
            <text:p>X</text:p>
          </table:table-cell>
          <table:table-cell table:style-name="ce141" table:formula="of:=[.$F$109]" office:value-type="string" office:string-value="X" calcext:value-type="string">
            <text:p>X</text:p>
          </table:table-cell>
          <table:table-cell table:style-name="ce141" table:formula="of:=[.$G$109]" office:value-type="string" office:string-value="X" calcext:value-type="string">
            <text:p>X</text:p>
          </table:table-cell>
          <table:table-cell table:style-name="ce141" table:formula="of:=[.$H$109]" office:value-type="string" office:string-value="X" calcext:value-type="string">
            <text:p>X</text:p>
          </table:table-cell>
          <table:table-cell table:style-name="ce141" table:formula="of:=[.$I$109]" office:value-type="string" office:string-value="X" calcext:value-type="string">
            <text:p>X</text:p>
          </table:table-cell>
          <table:table-cell table:style-name="ce141" table:formula="of:=[.$J$109]" office:value-type="string" office:string-value="NM" calcext:value-type="string">
            <text:p>NM</text:p>
          </table:table-cell>
          <table:table-cell table:style-name="ce141" table:formula="of:=[.$K$109]" office:value-type="string" office:string-value="X" calcext:value-type="string">
            <text:p>X</text:p>
          </table:table-cell>
          <table:table-cell table:style-name="ce141" table:formula="of:=[.$L$109]" office:value-type="string" office:string-value="NM" calcext:value-type="string">
            <text:p>NM</text:p>
          </table:table-cell>
          <table:table-cell table:style-name="ce141" table:formula="of:=[.$M$109]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Antonino</text:p>
          </table:table-cell>
          <table:table-cell table:style-name="ce186" table:formula="of:=[.$C$109]" office:value-type="percentage" office:value="1" calcext:value-type="percentage">
            <text:p>100,00 %</text:p>
          </table:table-cell>
          <table:table-cell table:style-name="ce185" table:formula="of:=[.$D$109]" office:value-type="string" office:string-value="X" calcext:value-type="string">
            <text:p>X</text:p>
          </table:table-cell>
          <table:table-cell table:style-name="ce185" table:formula="of:=[.$E$109]" office:value-type="string" office:string-value="X" calcext:value-type="string">
            <text:p>X</text:p>
          </table:table-cell>
          <table:table-cell table:number-columns-repeated="2" table:style-name="ce185" office:value-type="string" calcext:value-type="string">
            <text:p>X</text:p>
          </table:table-cell>
          <table:table-cell table:style-name="ce185" table:formula="of:=[.$H$109]" office:value-type="string" office:string-value="X" calcext:value-type="string">
            <text:p>X</text:p>
          </table:table-cell>
          <table:table-cell table:style-name="ce185" table:formula="of:=[.$I$109]" office:value-type="string" office:string-value="X" calcext:value-type="string">
            <text:p>X</text:p>
          </table:table-cell>
          <table:table-cell table:style-name="ce185" table:formula="of:=[.$J$109]" office:value-type="string" office:string-value="NM" calcext:value-type="string">
            <text:p>NM</text:p>
          </table:table-cell>
          <table:table-cell table:style-name="ce185" table:formula="of:=[.$K$109]" office:value-type="string" office:string-value="X" calcext:value-type="string">
            <text:p>X</text:p>
          </table:table-cell>
          <table:table-cell table:style-name="ce185" table:formula="of:=[.$L$109]" office:value-type="string" office:string-value="NM" calcext:value-type="string">
            <text:p>NM</text:p>
          </table:table-cell>
          <table:table-cell table:style-name="ce185" table:formula="of:=[.$M$109]" office:value-type="percentage" office:value="0.1429" calcext:value-type="percentage">
            <text:p>14,29 %</text:p>
          </table:table-cell>
          <table:table-cell table:number-columns-repeated="985"/>
        </table:table-row>
        <table:table-row table:style-name="ro2">
          <table:table-cell table:style-name="ce44"/>
          <table:table-cell table:style-name="ce48" office:value-type="string" calcext:value-type="string">
            <text:p>Dustin</text:p>
          </table:table-cell>
          <table:table-cell table:number-columns-repeated="6" table:style-name="ce26" office:value-type="string" calcext:value-type="string">
            <text:p>X</text:p>
          </table:table-cell>
          <table:table-cell table:style-name="ce26" office:value-type="percentage" office:value="1" calcext:value-type="percentage">
            <text:p>100,00 %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Dustin</text:p>
          </table:table-cell>
          <table:table-cell table:style-name="ce141" table:formula="of:=[.$C$110]" office:value-type="string" office:string-value="X" calcext:value-type="string">
            <text:p>X</text:p>
          </table:table-cell>
          <table:table-cell table:style-name="ce141" table:formula="of:=[.$D$110]" office:value-type="string" office:string-value="X" calcext:value-type="string">
            <text:p>X</text:p>
          </table:table-cell>
          <table:table-cell table:style-name="ce141" table:formula="of:=[.$E$110]" office:value-type="string" office:string-value="X" calcext:value-type="string">
            <text:p>X</text:p>
          </table:table-cell>
          <table:table-cell table:style-name="ce141" table:formula="of:=[.$F$110]" office:value-type="string" office:string-value="X" calcext:value-type="string">
            <text:p>X</text:p>
          </table:table-cell>
          <table:table-cell table:style-name="ce141" table:formula="of:=[.$G$110]" office:value-type="string" office:string-value="X" calcext:value-type="string">
            <text:p>X</text:p>
          </table:table-cell>
          <table:table-cell table:style-name="ce141" table:formula="of:=[.$H$110]" office:value-type="string" office:string-value="X" calcext:value-type="string">
            <text:p>X</text:p>
          </table:table-cell>
          <table:table-cell table:style-name="ce140" table:formula="of:=[.$I$110]" office:value-type="percentage" office:value="1" calcext:value-type="percentage">
            <text:p>100,00 %</text:p>
          </table:table-cell>
          <table:table-cell table:style-name="ce141" table:formula="of:=[.$J$110]" office:value-type="string" office:string-value="X" calcext:value-type="string">
            <text:p>X</text:p>
          </table:table-cell>
          <table:table-cell table:style-name="ce141" table:formula="of:=[.$K$110]" office:value-type="string" office:string-value="X" calcext:value-type="string">
            <text:p>X</text:p>
          </table:table-cell>
          <table:table-cell table:style-name="ce141" table:formula="of:=[.$L$110]" office:value-type="string" office:string-value="NM" calcext:value-type="string">
            <text:p>NM</text:p>
          </table:table-cell>
          <table:table-cell table:style-name="ce140" table:formula="of:=[.$M$110]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Dustin</text:p>
          </table:table-cell>
          <table:table-cell table:style-name="ce185" table:formula="of:=[.$C$110]" office:value-type="string" office:string-value="X" calcext:value-type="string">
            <text:p>X</text:p>
          </table:table-cell>
          <table:table-cell table:style-name="ce185" table:formula="of:=[.$D$110]" office:value-type="string" office:string-value="X" calcext:value-type="string">
            <text:p>X</text:p>
          </table:table-cell>
          <table:table-cell table:style-name="ce185" table:formula="of:=[.$E$110]" office:value-type="string" office:string-value="X" calcext:value-type="string">
            <text:p>X</text:p>
          </table:table-cell>
          <table:table-cell table:style-name="ce185" table:formula="of:=[.$F$110]" office:value-type="string" office:string-value="X" calcext:value-type="string">
            <text:p>X</text:p>
          </table:table-cell>
          <table:table-cell table:style-name="ce185" table:formula="of:=[.$G$110]" office:value-type="string" office:string-value="X" calcext:value-type="string">
            <text:p>X</text:p>
          </table:table-cell>
          <table:table-cell table:style-name="ce185" table:formula="of:=[.$H$110]" office:value-type="string" office:string-value="X" calcext:value-type="string">
            <text:p>X</text:p>
          </table:table-cell>
          <table:table-cell table:style-name="ce186" table:formula="of:=[.$I$110]" office:value-type="percentage" office:value="1" calcext:value-type="percentage">
            <text:p>100,00 %</text:p>
          </table:table-cell>
          <table:table-cell table:style-name="ce185" table:formula="of:=[.$J$110]" office:value-type="string" office:string-value="X" calcext:value-type="string">
            <text:p>X</text:p>
          </table:table-cell>
          <table:table-cell table:style-name="ce185" table:formula="of:=[.$K$110]" office:value-type="string" office:string-value="X" calcext:value-type="string">
            <text:p>X</text:p>
          </table:table-cell>
          <table:table-cell table:style-name="ce185" office:value-type="string" calcext:value-type="string">
            <text:p>X</text:p>
          </table:table-cell>
          <table:table-cell table:style-name="ce186" table:formula="of:=[.$M$110]" office:value-type="percentage" office:value="0.1429" calcext:value-type="percentage">
            <text:p>14,29 %</text:p>
          </table:table-cell>
          <table:table-cell table:number-columns-repeated="985"/>
        </table:table-row>
        <table:table-row table:style-name="ro2">
          <table:table-cell table:style-name="ce44"/>
          <table:table-cell table:style-name="ce48" office:value-type="string" calcext:value-type="string">
            <text:p>Jordi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percentage" office:value="1" calcext:value-type="percentage">
            <text:p>100,00 %</text:p>
          </table:table-cell>
          <table:table-cell table:number-columns-repeated="6" table:style-name="ce53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NM</text:p>
          </table:table-cell>
          <table:table-cell table:style-name="ce26" office:value-type="string" calcext:value-type="string">
            <text:p>X</text:p>
          </table:table-cell>
          <table:table-cell/>
          <table:table-cell table:style-name="ce48" office:value-type="string" calcext:value-type="string">
            <text:p>Jordi</text:p>
          </table:table-cell>
          <table:table-cell table:style-name="ce141" table:formula="of:=[.$C$111]" office:value-type="string" office:string-value="X" calcext:value-type="string">
            <text:p>X</text:p>
          </table:table-cell>
          <table:table-cell table:style-name="ce140" table:formula="of:=[.$D$111]" office:value-type="percentage" office:value="1" calcext:value-type="percentage">
            <text:p>100,00 %</text:p>
          </table:table-cell>
          <table:table-cell table:style-name="ce141" table:formula="of:=[.$E$111]" office:value-type="string" office:string-value="X" calcext:value-type="string">
            <text:p>X</text:p>
          </table:table-cell>
          <table:table-cell table:style-name="ce141" table:formula="of:=[.$F$111]" office:value-type="string" office:string-value="X" calcext:value-type="string">
            <text:p>X</text:p>
          </table:table-cell>
          <table:table-cell table:style-name="ce141" table:formula="of:=[.$G$111]" office:value-type="string" office:string-value="X" calcext:value-type="string">
            <text:p>X</text:p>
          </table:table-cell>
          <table:table-cell table:style-name="ce141" table:formula="of:=[.$H$111]" office:value-type="string" office:string-value="X" calcext:value-type="string">
            <text:p>X</text:p>
          </table:table-cell>
          <table:table-cell table:style-name="ce141" table:formula="of:=[.$I$111]" office:value-type="string" office:string-value="X" calcext:value-type="string">
            <text:p>X</text:p>
          </table:table-cell>
          <table:table-cell table:style-name="ce141" table:formula="of:=[.$J$111]" office:value-type="string" office:string-value="X" calcext:value-type="string">
            <text:p>X</text:p>
          </table:table-cell>
          <table:table-cell table:style-name="ce141" table:formula="of:=[.$K$111]" office:value-type="string" office:string-value="NM" calcext:value-type="string">
            <text:p>NM</text:p>
          </table:table-cell>
          <table:table-cell table:style-name="ce141" table:formula="of:=[.$L$111]" office:value-type="string" office:string-value="NM" calcext:value-type="string">
            <text:p>NM</text:p>
          </table:table-cell>
          <table:table-cell table:style-name="ce261" table:formula="of:=[.$M$111]" office:value-type="string" office:string-value="X" calcext:value-type="string">
            <text:p>X</text:p>
          </table:table-cell>
          <table:table-cell/>
          <table:table-cell table:style-name="ce48" office:value-type="string" calcext:value-type="string">
            <text:p>Jordi</text:p>
          </table:table-cell>
          <table:table-cell table:style-name="ce185" table:formula="of:=[.$C$111]" office:value-type="string" office:string-value="X" calcext:value-type="string">
            <text:p>X</text:p>
          </table:table-cell>
          <table:table-cell table:style-name="ce186" table:formula="of:=[.$D$111]" office:value-type="percentage" office:value="1" calcext:value-type="percentage">
            <text:p>100,00 %</text:p>
          </table:table-cell>
          <table:table-cell table:style-name="ce185" table:formula="of:=[.$E$111]" office:value-type="string" office:string-value="X" calcext:value-type="string">
            <text:p>X</text:p>
          </table:table-cell>
          <table:table-cell table:style-name="ce185" table:formula="of:=[.$F$111]" office:value-type="string" office:string-value="X" calcext:value-type="string">
            <text:p>X</text:p>
          </table:table-cell>
          <table:table-cell table:style-name="ce185" table:formula="of:=[.$G$111]" office:value-type="string" office:string-value="X" calcext:value-type="string">
            <text:p>X</text:p>
          </table:table-cell>
          <table:table-cell table:style-name="ce185" table:formula="of:=[.$H$111]" office:value-type="string" office:string-value="X" calcext:value-type="string">
            <text:p>X</text:p>
          </table:table-cell>
          <table:table-cell table:style-name="ce185" table:formula="of:=[.$I$111]" office:value-type="string" office:string-value="X" calcext:value-type="string">
            <text:p>X</text:p>
          </table:table-cell>
          <table:table-cell table:style-name="ce185" table:formula="of:=[.$J$111]" office:value-type="string" office:string-value="X" calcext:value-type="string">
            <text:p>X</text:p>
          </table:table-cell>
          <table:table-cell table:style-name="ce185" table:formula="of:=[.$K$111]" office:value-type="string" office:string-value="NM" calcext:value-type="string">
            <text:p>NM</text:p>
          </table:table-cell>
          <table:table-cell table:style-name="ce185" table:formula="of:=[.$L$111]" office:value-type="string" office:string-value="NM" calcext:value-type="string">
            <text:p>NM</text:p>
          </table:table-cell>
          <table:table-cell table:style-name="ce198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44"/>
          <table:table-cell table:style-name="ce48" office:value-type="string" calcext:value-type="string">
            <text:p>Leon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81" office:value-type="percentage" office:value="1" calcext:value-type="percentage">
            <text:p>100,00 %</text:p>
          </table:table-cell>
          <table:table-cell table:number-columns-repeated="3" table:style-name="ce53" office:value-type="string" calcext:value-type="string">
            <text:p>X</text:p>
          </table:table-cell>
          <table:table-cell table:style-name="ce53" office:value-type="string" calcext:value-type="string">
            <text:p>NM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Leon</text:p>
          </table:table-cell>
          <table:table-cell table:style-name="ce141" table:formula="of:=[.$C$112]" office:value-type="string" office:string-value="X" calcext:value-type="string">
            <text:p>X</text:p>
          </table:table-cell>
          <table:table-cell table:style-name="ce141" table:formula="of:=[.$D$112]" office:value-type="string" office:string-value="X" calcext:value-type="string">
            <text:p>X</text:p>
          </table:table-cell>
          <table:table-cell table:style-name="ce141" table:formula="of:=[.$E$112]" office:value-type="string" office:string-value="X" calcext:value-type="string">
            <text:p>X</text:p>
          </table:table-cell>
          <table:table-cell table:style-name="ce140" table:formula="of:=[.$F$112]" office:value-type="percentage" office:value="1" calcext:value-type="percentage">
            <text:p>100,00 %</text:p>
          </table:table-cell>
          <table:table-cell table:style-name="ce141" table:formula="of:=[.$G$112]" office:value-type="string" office:string-value="X" calcext:value-type="string">
            <text:p>X</text:p>
          </table:table-cell>
          <table:table-cell table:style-name="ce141" table:formula="of:=[.$H$112]" office:value-type="string" office:string-value="X" calcext:value-type="string">
            <text:p>X</text:p>
          </table:table-cell>
          <table:table-cell table:style-name="ce141" table:formula="of:=[.$I$112]" office:value-type="string" office:string-value="X" calcext:value-type="string">
            <text:p>X</text:p>
          </table:table-cell>
          <table:table-cell table:style-name="ce141" table:formula="of:=[.$J$112]" office:value-type="string" office:string-value="NM" calcext:value-type="string">
            <text:p>NM</text:p>
          </table:table-cell>
          <table:table-cell table:style-name="ce141" table:formula="of:=[.$K$112]" office:value-type="string" office:string-value="X" calcext:value-type="string">
            <text:p>X</text:p>
          </table:table-cell>
          <table:table-cell table:style-name="ce141" table:formula="of:=[.$L$112]" office:value-type="string" office:string-value="NM" calcext:value-type="string">
            <text:p>NM</text:p>
          </table:table-cell>
          <table:table-cell table:style-name="ce141" table:formula="of:=[.$M$112]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Leon</text:p>
          </table:table-cell>
          <table:table-cell table:style-name="ce185" table:formula="of:=[.$C$112]" office:value-type="string" office:string-value="X" calcext:value-type="string">
            <text:p>X</text:p>
          </table:table-cell>
          <table:table-cell table:style-name="ce185" table:formula="of:=[.$D$112]" office:value-type="string" office:string-value="X" calcext:value-type="string">
            <text:p>X</text:p>
          </table:table-cell>
          <table:table-cell table:style-name="ce185" table:formula="of:=[.$E$112]" office:value-type="string" office:string-value="X" calcext:value-type="string">
            <text:p>X</text:p>
          </table:table-cell>
          <table:table-cell table:style-name="ce186" table:formula="of:=[.$F$112]" office:value-type="percentage" office:value="1" calcext:value-type="percentage">
            <text:p>100,00 %</text:p>
          </table:table-cell>
          <table:table-cell table:style-name="ce185" table:formula="of:=[.$G$112]" office:value-type="string" office:string-value="X" calcext:value-type="string">
            <text:p>X</text:p>
          </table:table-cell>
          <table:table-cell table:style-name="ce185" table:formula="of:=[.$H$112]" office:value-type="string" office:string-value="X" calcext:value-type="string">
            <text:p>X</text:p>
          </table:table-cell>
          <table:table-cell table:style-name="ce185" table:formula="of:=[.$I$112]" office:value-type="string" office:string-value="X" calcext:value-type="string">
            <text:p>X</text:p>
          </table:table-cell>
          <table:table-cell table:style-name="ce185" table:formula="of:=[.$J$112]" office:value-type="string" office:string-value="NM" calcext:value-type="string">
            <text:p>NM</text:p>
          </table:table-cell>
          <table:table-cell table:style-name="ce185" office:value-type="string" calcext:value-type="string">
            <text:p>X</text:p>
          </table:table-cell>
          <table:table-cell table:style-name="ce185" table:formula="of:=[.$L$112]" office:value-type="string" office:string-value="NM" calcext:value-type="string">
            <text:p>NM</text:p>
          </table:table-cell>
          <table:table-cell table:style-name="ce185" table:formula="of:=[.$M$112]" office:value-type="percentage" office:value="0.1429" calcext:value-type="percentage">
            <text:p>14,29 %</text:p>
          </table:table-cell>
          <table:table-cell table:number-columns-repeated="985"/>
        </table:table-row>
        <table:table-row table:style-name="ro2">
          <table:table-cell table:style-name="ce44"/>
          <table:table-cell table:style-name="ce48" office:value-type="string" calcext:value-type="string">
            <text:p>Marius</text:p>
          </table:table-cell>
          <table:table-cell table:style-name="ce26" office:value-type="string" calcext:value-type="string">
            <text:p>NM</text:p>
          </table:table-cell>
          <table:table-cell table:number-columns-repeated="7" table:style-name="ce53" office:value-type="string" calcext:value-type="string">
            <text:p>NM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string" calcext:value-type="string">
            <text:p>PM</text:p>
          </table:table-cell>
          <table:table-cell table:style-name="ce26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rius</text:p>
          </table:table-cell>
          <table:table-cell table:style-name="ce141" table:formula="of:=[.$C$113]" office:value-type="string" office:string-value="NM" calcext:value-type="string">
            <text:p>NM</text:p>
          </table:table-cell>
          <table:table-cell table:style-name="ce141" table:formula="of:=[.$D$113]" office:value-type="string" office:string-value="NM" calcext:value-type="string">
            <text:p>NM</text:p>
          </table:table-cell>
          <table:table-cell table:style-name="ce141" table:formula="of:=[.$E$113]" office:value-type="string" office:string-value="NM" calcext:value-type="string">
            <text:p>NM</text:p>
          </table:table-cell>
          <table:table-cell table:style-name="ce141" table:formula="of:=[.$F$113]" office:value-type="string" office:string-value="NM" calcext:value-type="string">
            <text:p>NM</text:p>
          </table:table-cell>
          <table:table-cell table:style-name="ce141" table:formula="of:=[.$G$113]" office:value-type="string" office:string-value="NM" calcext:value-type="string">
            <text:p>NM</text:p>
          </table:table-cell>
          <table:table-cell table:style-name="ce141" table:formula="of:=[.$H$113]" office:value-type="string" office:string-value="NM" calcext:value-type="string">
            <text:p>NM</text:p>
          </table:table-cell>
          <table:table-cell table:style-name="ce141" table:formula="of:=[.$I$113]" office:value-type="string" office:string-value="NM" calcext:value-type="string">
            <text:p>NM</text:p>
          </table:table-cell>
          <table:table-cell table:style-name="ce141" table:formula="of:=[.$J$113]" office:value-type="string" office:string-value="NM" calcext:value-type="string">
            <text:p>NM</text:p>
          </table:table-cell>
          <table:table-cell table:style-name="ce141" table:formula="of:=[.$K$113]" office:value-type="string" office:string-value="NM" calcext:value-type="string">
            <text:p>NM</text:p>
          </table:table-cell>
          <table:table-cell table:style-name="ce140" table:formula="of:=[.$L$113]" office:value-type="string" office:string-value="PM" calcext:value-type="string">
            <text:p>PM</text:p>
          </table:table-cell>
          <table:table-cell table:style-name="ce141" table:formula="of:=[.$M$113]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rius</text:p>
          </table:table-cell>
          <table:table-cell table:style-name="ce185" table:formula="of:=[.$C$113]" office:value-type="string" office:string-value="NM" calcext:value-type="string">
            <text:p>NM</text:p>
          </table:table-cell>
          <table:table-cell table:style-name="ce185" table:formula="of:=[.$D$113]" office:value-type="string" office:string-value="NM" calcext:value-type="string">
            <text:p>NM</text:p>
          </table:table-cell>
          <table:table-cell table:style-name="ce185" office:value-type="string" calcext:value-type="string">
            <text:p>X</text:p>
          </table:table-cell>
          <table:table-cell table:style-name="ce185" table:formula="of:=[.$F$113]" office:value-type="string" office:string-value="NM" calcext:value-type="string">
            <text:p>NM</text:p>
          </table:table-cell>
          <table:table-cell table:style-name="ce185" table:formula="of:=[.$G$113]" office:value-type="string" office:string-value="NM" calcext:value-type="string">
            <text:p>NM</text:p>
          </table:table-cell>
          <table:table-cell table:style-name="ce185" table:formula="of:=[.$H$113]" office:value-type="string" office:string-value="NM" calcext:value-type="string">
            <text:p>NM</text:p>
          </table:table-cell>
          <table:table-cell table:style-name="ce185" office:value-type="string" calcext:value-type="string">
            <text:p>X</text:p>
          </table:table-cell>
          <table:table-cell table:style-name="ce185" table:formula="of:=[.$J$113]" office:value-type="string" office:string-value="NM" calcext:value-type="string">
            <text:p>NM</text:p>
          </table:table-cell>
          <table:table-cell table:style-name="ce185" table:formula="of:=[.$K$113]" office:value-type="string" office:string-value="NM" calcext:value-type="string">
            <text:p>NM</text:p>
          </table:table-cell>
          <table:table-cell table:style-name="ce186" table:formula="of:=[.$L$113]" office:value-type="string" office:string-value="PM" calcext:value-type="string">
            <text:p>PM</text:p>
          </table:table-cell>
          <table:table-cell table:style-name="ce185" table:formula="of:=[.$M$113]" office:value-type="percentage" office:value="0.1429" calcext:value-type="percentage">
            <text:p>14,29 %</text:p>
          </table:table-cell>
          <table:table-cell table:number-columns-repeated="985"/>
        </table:table-row>
        <table:table-row table:style-name="ro2">
          <table:table-cell table:style-name="ce44"/>
          <table:table-cell table:style-name="ce48" office:value-type="string" calcext:value-type="string">
            <text:p>Max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88" office:value-type="string" calcext:value-type="string">
            <text:p>NM</text:p>
          </table:table-cell>
          <table:table-cell table:style-name="ce53" office:value-type="string" calcext:value-type="string">
            <text:p>X</text:p>
          </table:table-cell>
          <table:table-cell table:style-name="ce92" office:value-type="string" calcext:value-type="string">
            <text:p>NM</text:p>
          </table:table-cell>
          <table:table-cell table:style-name="ce53" office:value-type="string" calcext:value-type="string">
            <text:p>X</text:p>
          </table:table-cell>
          <table:table-cell table:style-name="ce52" office:value-type="percentage" office:value="1" calcext:value-type="percentage">
            <text:p>100,00 %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x</text:p>
          </table:table-cell>
          <table:table-cell table:style-name="ce141" table:formula="of:=[.$C$114]" office:value-type="string" office:string-value="X" calcext:value-type="string">
            <text:p>X</text:p>
          </table:table-cell>
          <table:table-cell table:style-name="ce141" table:formula="of:=[.$D$114]" office:value-type="string" office:string-value="X" calcext:value-type="string">
            <text:p>X</text:p>
          </table:table-cell>
          <table:table-cell table:style-name="ce141" table:formula="of:=[.$E$114]" office:value-type="string" office:string-value="X" calcext:value-type="string">
            <text:p>X</text:p>
          </table:table-cell>
          <table:table-cell table:style-name="ce141" table:formula="of:=[.$F$114]" office:value-type="string" office:string-value="NM" calcext:value-type="string">
            <text:p>NM</text:p>
          </table:table-cell>
          <table:table-cell table:style-name="ce141" table:formula="of:=[.$G$114]" office:value-type="string" office:string-value="X" calcext:value-type="string">
            <text:p>X</text:p>
          </table:table-cell>
          <table:table-cell table:style-name="ce141" table:formula="of:=[.$H$114]" office:value-type="string" office:string-value="NM" calcext:value-type="string">
            <text:p>NM</text:p>
          </table:table-cell>
          <table:table-cell table:style-name="ce141" table:formula="of:=[.$I$114]" office:value-type="string" office:string-value="X" calcext:value-type="string">
            <text:p>X</text:p>
          </table:table-cell>
          <table:table-cell table:style-name="ce170" table:formula="of:=[.$J$114]" office:value-type="percentage" office:value="1" calcext:value-type="percentage">
            <text:p>100,00 %</text:p>
          </table:table-cell>
          <table:table-cell table:style-name="ce141" table:formula="of:=[.$K$114]" office:value-type="string" office:string-value="X" calcext:value-type="string">
            <text:p>X</text:p>
          </table:table-cell>
          <table:table-cell table:style-name="ce141" table:formula="of:=[.$L$114]" office:value-type="string" office:string-value="NM" calcext:value-type="string">
            <text:p>NM</text:p>
          </table:table-cell>
          <table:table-cell table:style-name="ce141" table:formula="of:=[.$M$114]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x</text:p>
          </table:table-cell>
          <table:table-cell table:style-name="ce185" table:formula="of:=[.$C$114]" office:value-type="string" office:string-value="X" calcext:value-type="string">
            <text:p>X</text:p>
          </table:table-cell>
          <table:table-cell table:style-name="ce185" table:formula="of:=[.$D$114]" office:value-type="string" office:string-value="X" calcext:value-type="string">
            <text:p>X</text:p>
          </table:table-cell>
          <table:table-cell table:style-name="ce185" table:formula="of:=[.$E$114]" office:value-type="string" office:string-value="X" calcext:value-type="string">
            <text:p>X</text:p>
          </table:table-cell>
          <table:table-cell table:style-name="ce185" table:formula="of:=[.$F$114]" office:value-type="string" office:string-value="NM" calcext:value-type="string">
            <text:p>NM</text:p>
          </table:table-cell>
          <table:table-cell table:style-name="ce185" table:formula="of:=[.$G$114]" office:value-type="string" office:string-value="X" calcext:value-type="string">
            <text:p>X</text:p>
          </table:table-cell>
          <table:table-cell table:number-columns-repeated="2" table:style-name="ce185" office:value-type="string" calcext:value-type="string">
            <text:p>X</text:p>
          </table:table-cell>
          <table:table-cell table:style-name="ce197" table:formula="of:=[.$J$114]" office:value-type="percentage" office:value="1" calcext:value-type="percentage">
            <text:p>100,00 %</text:p>
          </table:table-cell>
          <table:table-cell table:style-name="ce185" table:formula="of:=[.$K$114]" office:value-type="string" office:string-value="X" calcext:value-type="string">
            <text:p>X</text:p>
          </table:table-cell>
          <table:table-cell table:style-name="ce185" table:formula="of:=[.$L$114]" office:value-type="string" office:string-value="NM" calcext:value-type="string">
            <text:p>NM</text:p>
          </table:table-cell>
          <table:table-cell table:style-name="ce185" table:formula="of:=[.$M$114]" office:value-type="percentage" office:value="0.1429" calcext:value-type="percentage">
            <text:p>14,29 %</text:p>
          </table:table-cell>
          <table:table-cell table:number-columns-repeated="985"/>
        </table:table-row>
        <table:table-row table:style-name="ro2">
          <table:table-cell table:style-name="ce44"/>
          <table:table-cell table:style-name="ce48" office:value-type="string" calcext:value-type="string">
            <text:p>Mike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89" office:value-type="string" calcext:value-type="string">
            <text:p>NM</text:p>
          </table:table-cell>
          <table:table-cell table:style-name="ce52" office:value-type="percentage" office:value="1" calcext:value-type="percentage">
            <text:p>100,00 %</text:p>
          </table:table-cell>
          <table:table-cell table:number-columns-repeated="3" table:style-name="ce53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ike</text:p>
          </table:table-cell>
          <table:table-cell table:style-name="ce141" table:formula="of:=[.$C$115]" office:value-type="string" office:string-value="X" calcext:value-type="string">
            <text:p>X</text:p>
          </table:table-cell>
          <table:table-cell table:style-name="ce141" table:formula="of:=[.$D$115]" office:value-type="string" office:string-value="X" calcext:value-type="string">
            <text:p>X</text:p>
          </table:table-cell>
          <table:table-cell table:style-name="ce141" table:formula="of:=[.$E$115]" office:value-type="string" office:string-value="X" calcext:value-type="string">
            <text:p>X</text:p>
          </table:table-cell>
          <table:table-cell table:style-name="ce141" table:formula="of:=[.$F$115]" office:value-type="string" office:string-value="NM" calcext:value-type="string">
            <text:p>NM</text:p>
          </table:table-cell>
          <table:table-cell table:style-name="ce160" table:formula="of:=[.$G$115]" office:value-type="percentage" office:value="1" calcext:value-type="percentage">
            <text:p>100,00 %</text:p>
          </table:table-cell>
          <table:table-cell table:style-name="ce141" table:formula="of:=[.$H$115]" office:value-type="string" office:string-value="X" calcext:value-type="string">
            <text:p>X</text:p>
          </table:table-cell>
          <table:table-cell table:style-name="ce141" table:formula="of:=[.$I$115]" office:value-type="string" office:string-value="X" calcext:value-type="string">
            <text:p>X</text:p>
          </table:table-cell>
          <table:table-cell table:style-name="ce141" table:formula="of:=[.$J$115]" office:value-type="string" office:string-value="X" calcext:value-type="string">
            <text:p>X</text:p>
          </table:table-cell>
          <table:table-cell table:style-name="ce141" table:formula="of:=[.$K$115]" office:value-type="string" office:string-value="X" calcext:value-type="string">
            <text:p>X</text:p>
          </table:table-cell>
          <table:table-cell table:style-name="ce141" table:formula="of:=[.$L$115]" office:value-type="string" office:string-value="NM" calcext:value-type="string">
            <text:p>NM</text:p>
          </table:table-cell>
          <table:table-cell table:style-name="ce141" table:formula="of:=[.$M$115]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ike</text:p>
          </table:table-cell>
          <table:table-cell table:style-name="ce185" table:formula="of:=[.$C$115]" office:value-type="string" office:string-value="X" calcext:value-type="string">
            <text:p>X</text:p>
          </table:table-cell>
          <table:table-cell table:style-name="ce190" office:value-type="string" calcext:value-type="string">
            <text:p>X</text:p>
          </table:table-cell>
          <table:table-cell table:style-name="ce185" table:formula="of:=[.$E$115]" office:value-type="string" office:string-value="X" calcext:value-type="string">
            <text:p>X</text:p>
          </table:table-cell>
          <table:table-cell table:style-name="ce185" table:formula="of:=[.$F$115]" office:value-type="string" office:string-value="NM" calcext:value-type="string">
            <text:p>NM</text:p>
          </table:table-cell>
          <table:table-cell table:style-name="ce195" table:formula="of:=[.$G$115]" office:value-type="percentage" office:value="1" calcext:value-type="percentage">
            <text:p>100,00 %</text:p>
          </table:table-cell>
          <table:table-cell table:style-name="ce185" table:formula="of:=[.$H$115]" office:value-type="string" office:string-value="X" calcext:value-type="string">
            <text:p>X</text:p>
          </table:table-cell>
          <table:table-cell table:style-name="ce185" table:formula="of:=[.$I$115]" office:value-type="string" office:string-value="X" calcext:value-type="string">
            <text:p>X</text:p>
          </table:table-cell>
          <table:table-cell table:style-name="ce185" table:formula="of:=[.$J$115]" office:value-type="string" office:string-value="X" calcext:value-type="string">
            <text:p>X</text:p>
          </table:table-cell>
          <table:table-cell table:style-name="ce185" table:formula="of:=[.$K$115]" office:value-type="string" office:string-value="X" calcext:value-type="string">
            <text:p>X</text:p>
          </table:table-cell>
          <table:table-cell table:style-name="ce185" table:formula="of:=[.$L$115]" office:value-type="string" office:string-value="NM" calcext:value-type="string">
            <text:p>NM</text:p>
          </table:table-cell>
          <table:table-cell table:style-name="ce185" table:formula="of:=[.$M$115]" office:value-type="percentage" office:value="0.1429" calcext:value-type="percentage">
            <text:p>14,29 %</text:p>
          </table:table-cell>
          <table:table-cell table:number-columns-repeated="985"/>
        </table:table-row>
        <table:table-row table:style-name="ro2">
          <table:table-cell table:style-name="ce44"/>
          <table:table-cell table:style-name="ce48" office:value-type="string" calcext:value-type="string">
            <text:p>Tim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53" office:value-type="string" calcext:value-type="string">
            <text:p>X</text:p>
          </table:table-cell>
          <table:table-cell table:style-name="ce52" office:value-type="percentage" office:value="1" calcext:value-type="percentage">
            <text:p>100,00 %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string" calcext:value-type="string">
            <text:p>X</text:p>
          </table:table-cell>
          <table:table-cell/>
          <table:table-cell table:style-name="ce48" office:value-type="string" calcext:value-type="string">
            <text:p>Tim</text:p>
          </table:table-cell>
          <table:table-cell table:style-name="ce141" table:formula="of:=[.$C$116]" office:value-type="string" office:string-value="X" calcext:value-type="string">
            <text:p>X</text:p>
          </table:table-cell>
          <table:table-cell table:style-name="ce141" table:formula="of:=[.$D$116]" office:value-type="string" office:string-value="X" calcext:value-type="string">
            <text:p>X</text:p>
          </table:table-cell>
          <table:table-cell table:style-name="ce141" table:formula="of:=[.$E$116]" office:value-type="string" office:string-value="X" calcext:value-type="string">
            <text:p>X</text:p>
          </table:table-cell>
          <table:table-cell table:style-name="ce141" table:formula="of:=[.$F$116]" office:value-type="string" office:string-value="X" calcext:value-type="string">
            <text:p>X</text:p>
          </table:table-cell>
          <table:table-cell table:style-name="ce141" table:formula="of:=[.$G$116]" office:value-type="string" office:string-value="X" calcext:value-type="string">
            <text:p>X</text:p>
          </table:table-cell>
          <table:table-cell table:style-name="ce140" table:formula="of:=[.$H$116]" office:value-type="percentage" office:value="1" calcext:value-type="percentage">
            <text:p>100,00 %</text:p>
          </table:table-cell>
          <table:table-cell table:style-name="ce141" table:formula="of:=[.$I$116]" office:value-type="string" office:string-value="X" calcext:value-type="string">
            <text:p>X</text:p>
          </table:table-cell>
          <table:table-cell table:style-name="ce141" table:formula="of:=[.$J$116]" office:value-type="string" office:string-value="X" calcext:value-type="string">
            <text:p>X</text:p>
          </table:table-cell>
          <table:table-cell table:style-name="ce141" table:formula="of:=[.$K$116]" office:value-type="string" office:string-value="X" calcext:value-type="string">
            <text:p>X</text:p>
          </table:table-cell>
          <table:table-cell table:style-name="ce141" table:formula="of:=[.$L$116]" office:value-type="string" office:string-value="NM" calcext:value-type="string">
            <text:p>NM</text:p>
          </table:table-cell>
          <table:table-cell table:style-name="ce141" table:formula="of:=[.$M$116]" office:value-type="string" office:string-value="X" calcext:value-type="string">
            <text:p>X</text:p>
          </table:table-cell>
          <table:table-cell/>
          <table:table-cell table:style-name="ce48" office:value-type="string" calcext:value-type="string">
            <text:p>Tim</text:p>
          </table:table-cell>
          <table:table-cell table:style-name="ce185" table:formula="of:=[.$C$116]" office:value-type="string" office:string-value="X" calcext:value-type="string">
            <text:p>X</text:p>
          </table:table-cell>
          <table:table-cell table:style-name="ce185" table:formula="of:=[.$D$116]" office:value-type="string" office:string-value="X" calcext:value-type="string">
            <text:p>X</text:p>
          </table:table-cell>
          <table:table-cell table:style-name="ce185" table:formula="of:=[.$E$116]" office:value-type="string" office:string-value="X" calcext:value-type="string">
            <text:p>X</text:p>
          </table:table-cell>
          <table:table-cell table:style-name="ce185" table:formula="of:=[.$F$116]" office:value-type="string" office:string-value="X" calcext:value-type="string">
            <text:p>X</text:p>
          </table:table-cell>
          <table:table-cell table:style-name="ce185" office:value-type="string" calcext:value-type="string">
            <text:p>X</text:p>
          </table:table-cell>
          <table:table-cell table:style-name="ce186" table:formula="of:=[.$H$116]" office:value-type="percentage" office:value="1" calcext:value-type="percentage">
            <text:p>100,00 %</text:p>
          </table:table-cell>
          <table:table-cell table:style-name="ce185" table:formula="of:=[.$I$116]" office:value-type="string" office:string-value="X" calcext:value-type="string">
            <text:p>X</text:p>
          </table:table-cell>
          <table:table-cell table:style-name="ce185" table:formula="of:=[.$J$116]" office:value-type="string" office:string-value="X" calcext:value-type="string">
            <text:p>X</text:p>
          </table:table-cell>
          <table:table-cell table:style-name="ce185" table:formula="of:=[.$K$116]" office:value-type="string" office:string-value="X" calcext:value-type="string">
            <text:p>X</text:p>
          </table:table-cell>
          <table:table-cell table:style-name="ce185" table:formula="of:=[.$L$116]" office:value-type="string" office:string-value="NM" calcext:value-type="string">
            <text:p>NM</text:p>
          </table:table-cell>
          <table:table-cell table:style-name="ce185" table:formula="of:=[.$M$116]" office:value-type="string" office:string-value="X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44"/>
          <table:table-cell table:style-name="ce48" office:value-type="string" calcext:value-type="string">
            <text:p>William</text:p>
          </table:table-cell>
          <table:table-cell table:number-columns-repeated="8" table:style-name="ce26" office:value-type="string" calcext:value-type="string">
            <text:p>X</text:p>
          </table:table-cell>
          <table:table-cell table:style-name="ce26" office:value-type="percentage" office:value="1" calcext:value-type="percentage">
            <text:p>100,00 %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William</text:p>
          </table:table-cell>
          <table:table-cell table:style-name="ce141" table:formula="of:=[.$C$117]" office:value-type="string" office:string-value="X" calcext:value-type="string">
            <text:p>X</text:p>
          </table:table-cell>
          <table:table-cell table:style-name="ce141" table:formula="of:=[.$D$117]" office:value-type="string" office:string-value="X" calcext:value-type="string">
            <text:p>X</text:p>
          </table:table-cell>
          <table:table-cell table:style-name="ce141" table:formula="of:=[.$E$117]" office:value-type="string" office:string-value="X" calcext:value-type="string">
            <text:p>X</text:p>
          </table:table-cell>
          <table:table-cell table:style-name="ce141" table:formula="of:=[.$F$117]" office:value-type="string" office:string-value="X" calcext:value-type="string">
            <text:p>X</text:p>
          </table:table-cell>
          <table:table-cell table:style-name="ce141" table:formula="of:=[.$G$117]" office:value-type="string" office:string-value="X" calcext:value-type="string">
            <text:p>X</text:p>
          </table:table-cell>
          <table:table-cell table:style-name="ce141" table:formula="of:=[.$H$117]" office:value-type="string" office:string-value="X" calcext:value-type="string">
            <text:p>X</text:p>
          </table:table-cell>
          <table:table-cell table:style-name="ce141" table:formula="of:=[.$I$117]" office:value-type="string" office:string-value="X" calcext:value-type="string">
            <text:p>X</text:p>
          </table:table-cell>
          <table:table-cell table:style-name="ce141" table:formula="of:=[.$J$117]" office:value-type="string" office:string-value="X" calcext:value-type="string">
            <text:p>X</text:p>
          </table:table-cell>
          <table:table-cell table:style-name="ce140" table:formula="of:=[.$K$117]" office:value-type="percentage" office:value="1" calcext:value-type="percentage">
            <text:p>100,00 %</text:p>
          </table:table-cell>
          <table:table-cell table:style-name="ce141" table:formula="of:=[.$L$117]" office:value-type="string" office:string-value="NM" calcext:value-type="string">
            <text:p>NM</text:p>
          </table:table-cell>
          <table:table-cell table:style-name="ce141" table:formula="of:=[.$M$117]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William</text:p>
          </table:table-cell>
          <table:table-cell table:style-name="ce187" office:value-type="string" calcext:value-type="string">
            <text:p>X</text:p>
          </table:table-cell>
          <table:table-cell table:style-name="ce185" table:formula="of:=[.$D$117]" office:value-type="string" office:string-value="X" calcext:value-type="string">
            <text:p>X</text:p>
          </table:table-cell>
          <table:table-cell table:style-name="ce185" table:formula="of:=[.$E$117]" office:value-type="string" office:string-value="X" calcext:value-type="string">
            <text:p>X</text:p>
          </table:table-cell>
          <table:table-cell table:style-name="ce185" table:formula="of:=[.$F$117]" office:value-type="string" office:string-value="X" calcext:value-type="string">
            <text:p>X</text:p>
          </table:table-cell>
          <table:table-cell table:style-name="ce185" table:formula="of:=[.$G$117]" office:value-type="string" office:string-value="X" calcext:value-type="string">
            <text:p>X</text:p>
          </table:table-cell>
          <table:table-cell table:style-name="ce185" table:formula="of:=[.$H$117]" office:value-type="string" office:string-value="X" calcext:value-type="string">
            <text:p>X</text:p>
          </table:table-cell>
          <table:table-cell table:style-name="ce185" table:formula="of:=[.$I$117]" office:value-type="string" office:string-value="X" calcext:value-type="string">
            <text:p>X</text:p>
          </table:table-cell>
          <table:table-cell table:style-name="ce185" table:formula="of:=[.$J$117]" office:value-type="string" office:string-value="X" calcext:value-type="string">
            <text:p>X</text:p>
          </table:table-cell>
          <table:table-cell table:style-name="ce186" table:formula="of:=[.$K$117]" office:value-type="percentage" office:value="1" calcext:value-type="percentage">
            <text:p>100,00 %</text:p>
          </table:table-cell>
          <table:table-cell table:style-name="ce185" table:formula="of:=[.$L$117]" office:value-type="string" office:string-value="NM" calcext:value-type="string">
            <text:p>NM</text:p>
          </table:table-cell>
          <table:table-cell table:style-name="ce185" table:formula="of:=[.$M$117]" office:value-type="percentage" office:value="0.1429" calcext:value-type="percentage">
            <text:p>14,29 %</text:p>
          </table:table-cell>
          <table:table-cell table:number-columns-repeated="985"/>
        </table:table-row>
        <table:table-row table:style-name="ro1">
          <table:table-cell table:number-columns-repeated="15"/>
          <table:table-cell table:style-name="ce222" table:number-columns-repeated="11"/>
          <table:table-cell table:number-columns-repeated="998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season3-2021'.C4:'season3-2021'.M13 'season3-2021'.C17:'season3-2021'.M26 'season3-2021'.C30:'season3-2021'.M39 'season3-2021'.C43:'season3-2021'.M52 'season3-2021'.C56:'season3-2021'.M65 'season3-2021'.AC69:'season3-2021'.AM78 'season3-2021'.C69:'season3-2021'.M78 'season3-2021'.C82:'season3-2021'.M91 'season3-2021'.P30:'season3-2021'.Z39 'season3-2021'.P4:'season3-2021'.Z13 'season3-2021'.P17:'season3-2021'.Z26 'season3-2021'.P43:'season3-2021'.Z52 'season3-2021'.P56:'season3-2021'.Z65 'season3-2021'.P69:'season3-2021'.Z78 'season3-2021'.P82:'season3-2021'.Z91 'season3-2021'.P95:'season3-2021'.Z104 'season3-2021'.P108:'season3-2021'.Z117 'season3-2021'.AC108:'season3-2021'.AM117 'season3-2021'.C95:'season3-2021'.M104 'season3-2021'.C108:'season3-2021'.M117">
            <calcext:condition calcext:apply-style-name="NoMatch" calcext:value="=&quot;NM&quot;" calcext:base-cell-address="'season3-2021'.C4"/>
          </calcext:conditional-format>
          <calcext:conditional-format calcext:target-range-address="'season3-2021'.C4:'season3-2021'.M13 'season3-2021'.C17:'season3-2021'.M26 'season3-2021'.C30:'season3-2021'.M39 'season3-2021'.C43:'season3-2021'.M52 'season3-2021'.C56:'season3-2021'.M65 'season3-2021'.AC69:'season3-2021'.AM78 'season3-2021'.C69:'season3-2021'.M78 'season3-2021'.C82:'season3-2021'.M91 'season3-2021'.P30:'season3-2021'.Z39 'season3-2021'.P4:'season3-2021'.Z13 'season3-2021'.P17:'season3-2021'.Z26 'season3-2021'.P43:'season3-2021'.Z52 'season3-2021'.P56:'season3-2021'.Z65 'season3-2021'.P69:'season3-2021'.Z78 'season3-2021'.P82:'season3-2021'.Z91 'season3-2021'.P95:'season3-2021'.Z104 'season3-2021'.P108:'season3-2021'.Z117 'season3-2021'.AC108:'season3-2021'.AM117 'season3-2021'.C95:'season3-2021'.M104 'season3-2021'.C108:'season3-2021'.M117">
            <calcext:condition calcext:apply-style-name="PerfectMatch" calcext:value="=&quot;PM&quot;" calcext:base-cell-address="'season3-2021'.C4"/>
          </calcext:conditional-format>
          <calcext:conditional-format calcext:target-range-address="'season3-2021'.C4:'season3-2021'.M13 'season3-2021'.C17:'season3-2021'.M26 'season3-2021'.C30:'season3-2021'.M39 'season3-2021'.C43:'season3-2021'.M52 'season3-2021'.C56:'season3-2021'.M65 'season3-2021'.AC69:'season3-2021'.AM78 'season3-2021'.C69:'season3-2021'.M78 'season3-2021'.C82:'season3-2021'.M91 'season3-2021'.P30:'season3-2021'.Z39 'season3-2021'.P4:'season3-2021'.Z13 'season3-2021'.P17:'season3-2021'.Z26 'season3-2021'.P43:'season3-2021'.Z52 'season3-2021'.P56:'season3-2021'.Z65 'season3-2021'.P69:'season3-2021'.Z78 'season3-2021'.P82:'season3-2021'.Z91 'season3-2021'.P95:'season3-2021'.Z104 'season3-2021'.P108:'season3-2021'.Z117 'season3-2021'.AC108:'season3-2021'.AM117 'season3-2021'.C95:'season3-2021'.M104 'season3-2021'.C108:'season3-2021'.M117">
            <calcext:condition calcext:apply-style-name="NotPossible" calcext:value="=&quot;X&quot;" calcext:base-cell-address="'season3-2021'.C4"/>
          </calcext:conditional-format>
          <calcext:conditional-format calcext:target-range-address="'season3-2021'.C4:'season3-2021'.M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17:'season3-2021'.M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30:'season3-2021'.M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43:'season3-2021'.M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56:'season3-2021'.M56 'season3-2021'.C58:'season3-2021'.M59 'season3-2021'.C57:'season3-2021'.I57 'season3-2021'.K57:'season3-2021'.M57 'season3-2021'.C61:'season3-2021'.M65 'season3-2021'.C60:'season3-2021'.E60 'season3-2021'.G60:'season3-2021'.M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J57:'season3-2021'.J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60:'season3-2021'.F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69:'season3-2021'.M69 'season3-2021'.C71:'season3-2021'.M71 'season3-2021'.C70:'season3-2021'.I70 'season3-2021'.K70:'season3-2021'.M70 'season3-2021'.C78:'season3-2021'.M78 'season3-2021'.C72:'season3-2021'.C77 'season3-2021'.K72:'season3-2021'.M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J70:'season3-2021'.J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C69:'season3-2021'.AM69 'season3-2021'.AC71:'season3-2021'.AM72 'season3-2021'.AC70:'season3-2021'.AI70 'season3-2021'.AK70:'season3-2021'.AM70 'season3-2021'.AC74:'season3-2021'.AM74 'season3-2021'.AC73:'season3-2021'.AE73 'season3-2021'.AG73:'season3-2021'.AM73 'season3-2021'.AC77:'season3-2021'.AM78 'season3-2021'.AC75:'season3-2021'.AE76 'season3-2021'.AG75:'season3-2021'.AM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J70:'season3-2021'.AJ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F73:'season3-2021'.AF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F76:'season3-2021'.AF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F75:'season3-2021'.AF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D72:'season3-2021'.J72 'season3-2021'.D74:'season3-2021'.J74 'season3-2021'.D73:'season3-2021'.E73 'season3-2021'.G73:'season3-2021'.J73 'season3-2021'.D77:'season3-2021'.J77 'season3-2021'.D75:'season3-2021'.E76 'season3-2021'.G75:'season3-2021'.J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73:'season3-2021'.F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76:'season3-2021'.F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75:'season3-2021'.F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82:'season3-2021'.M82 'season3-2021'.C84:'season3-2021'.M84 'season3-2021'.C83:'season3-2021'.I83 'season3-2021'.K83:'season3-2021'.M83 'season3-2021'.C91:'season3-2021'.M91 'season3-2021'.C85:'season3-2021'.C90 'season3-2021'.K85:'season3-2021'.M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J83:'season3-2021'.J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D85:'season3-2021'.J85 'season3-2021'.D87:'season3-2021'.J87 'season3-2021'.D86:'season3-2021'.E86 'season3-2021'.G86:'season3-2021'.J86 'season3-2021'.D90:'season3-2021'.J90 'season3-2021'.D88:'season3-2021'.E89 'season3-2021'.G88:'season3-2021'.J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86:'season3-2021'.F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89:'season3-2021'.F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88:'season3-2021'.F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30:'season3-2021'.Y39 'season3-2021'.Z30:'season3-2021'.Z32 'season3-2021'.Z34:'season3-2021'.Z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4:'season3-2021'.Y13 'season3-2021'.Z4:'season3-2021'.Z6 'season3-2021'.Z8:'season3-2021'.Z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17:'season3-2021'.Y26 'season3-2021'.Z17:'season3-2021'.Z19 'season3-2021'.Z21:'season3-2021'.Z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43:'season3-2021'.Y52 'season3-2021'.Z43:'season3-2021'.Z45 'season3-2021'.Z47:'season3-2021'.Z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56:'season3-2021'.Z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69:'season3-2021'.Z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82:'season3-2021'.Y91 'season3-2021'.Z82:'season3-2021'.Z84 'season3-2021'.Z86:'season3-2021'.Z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95:'season3-2021'.Y104 'season3-2021'.Z95:'season3-2021'.Z97 'season3-2021'.Z99:'season3-2021'.Z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108:'season3-2021'.Y117 'season3-2021'.Z108:'season3-2021'.Z110 'season3-2021'.Z112:'season3-2021'.Z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46:'season3-2021'.Z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33:'season3-2021'.Z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20:'season3-2021'.Z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7:'season3-2021'.Z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85:'season3-2021'.Z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98:'season3-2021'.Z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111:'season3-2021'.Z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C108:'season3-2021'.AL114 'season3-2021'.AM108:'season3-2021'.AM110 'season3-2021'.AM112:'season3-2021'.AM117 'season3-2021'.AD117:'season3-2021'.AL117 'season3-2021'.AC116:'season3-2021'.AL116 'season3-2021'.AC115:'season3-2021'.AC115 'season3-2021'.AE115:'season3-2021'.AL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M111:'season3-2021'.AM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D115:'season3-2021'.AD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C117:'season3-2021'.AC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95:'season3-2021'.M95 'season3-2021'.C97:'season3-2021'.M97 'season3-2021'.C96:'season3-2021'.I96 'season3-2021'.K96:'season3-2021'.M96 'season3-2021'.C104:'season3-2021'.M104 'season3-2021'.C98:'season3-2021'.C103 'season3-2021'.K98:'season3-2021'.M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J96:'season3-2021'.J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D98:'season3-2021'.J98 'season3-2021'.D100:'season3-2021'.J100 'season3-2021'.D99:'season3-2021'.E99 'season3-2021'.G99:'season3-2021'.J99 'season3-2021'.D103:'season3-2021'.J103 'season3-2021'.D101:'season3-2021'.E102 'season3-2021'.G101:'season3-2021'.J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99:'season3-2021'.F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102:'season3-2021'.F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101:'season3-2021'.F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108:'season3-2021'.M108 'season3-2021'.C110:'season3-2021'.M110 'season3-2021'.C109:'season3-2021'.I109 'season3-2021'.K109:'season3-2021'.M109 'season3-2021'.C117:'season3-2021'.M117 'season3-2021'.C111:'season3-2021'.C116 'season3-2021'.K111:'season3-2021'.M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J109:'season3-2021'.J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D111:'season3-2021'.J111 'season3-2021'.D113:'season3-2021'.J113 'season3-2021'.D112:'season3-2021'.E112 'season3-2021'.G112:'season3-2021'.J112 'season3-2021'.D116:'season3-2021'.J116 'season3-2021'.D114:'season3-2021'.E115 'season3-2021'.G114:'season3-2021'.J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112:'season3-2021'.F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115:'season3-2021'.F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114:'season3-2021'.F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</calcext:conditional-formats>
      </table:table>
      <table:table table:name="vipSeason2-2022" table:style-name="ta1">
        <table:table-column table:style-name="co1" table:default-cell-style-name="ce265"/>
        <table:table-column table:style-name="co12" table:number-columns-repeated="10" table:default-cell-style-name="ce265"/>
        <table:table-column table:style-name="co13" table:default-cell-style-name="ce265"/>
        <table:table-column table:style-name="co12" table:default-cell-style-name="ce265"/>
        <table:table-column table:style-name="co1" table:default-cell-style-name="ce265"/>
        <table:table-column table:style-name="co14" table:default-cell-style-name="ce265"/>
        <table:table-column table:style-name="co15" table:default-cell-style-name="ce265"/>
        <table:table-column table:style-name="co12" table:number-columns-repeated="8" table:default-cell-style-name="ce265"/>
        <table:table-column table:style-name="co13" table:default-cell-style-name="ce265"/>
        <table:table-column table:style-name="co12" table:default-cell-style-name="ce265"/>
        <table:table-column table:style-name="co11" table:default-cell-style-name="ce265"/>
        <table:table-column table:style-name="co12" table:number-columns-repeated="997" table:default-cell-style-name="ce265"/>
        <table:table-row table:style-name="ro1">
          <table:table-cell table:style-name="ce264" table:number-columns-repeated="27"/>
          <table:table-cell table:number-columns-repeated="997"/>
        </table:table-row>
        <table:table-row table:style-name="ro1">
          <table:table-cell table:style-name="ce264"/>
          <table:table-cell table:style-name="ce266" office:value-type="string" calcext:value-type="string">
            <text:p>Spots:</text:p>
          </table:table-cell>
          <table:table-cell table:style-name="ce269" office:value-type="float" office:value="3" calcext:value-type="float">
            <text:p>3</text:p>
          </table:table-cell>
          <table:table-cell table:style-name="ce292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373" office:value-type="float" office:value="3265920" calcext:value-type="float" table:number-columns-spanned="2" table:number-rows-spanned="1">
            <text:p>3.265.920</text:p>
          </table:table-cell>
          <table:covered-table-cell/>
          <table:table-cell table:style-name="ce26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373" office:value-type="float" office:value="205176" calcext:value-type="float" table:number-columns-spanned="2" table:number-rows-spanned="1">
            <text:p>205.176</text:p>
          </table:table-cell>
          <table:covered-table-cell/>
          <table:table-cell table:style-name="ce264"/>
          <table:table-cell table:style-name="ce626" office:value-type="string" calcext:value-type="string">
            <text:p>Spots:</text:p>
          </table:table-cell>
          <table:table-cell table:style-name="ce627" office:value-type="float" office:value="3" calcext:value-type="float">
            <text:p>3</text:p>
          </table:table-cell>
          <table:table-cell table:style-name="ce626" office:value-type="string" calcext:value-type="string">
            <text:p>Hit PM:</text:p>
          </table:table-cell>
          <table:table-cell table:style-name="ce627"/>
          <table:table-cell table:style-name="ce264" table:number-columns-repeated="9"/>
          <table:table-cell table:number-columns-repeated="997"/>
        </table:table-row>
        <table:table-row table:style-name="ro1">
          <table:table-cell table:style-name="ce264"/>
          <table:table-cell table:style-name="ce267" office:value-type="string" calcext:value-type="string">
            <text:p>MN1</text:p>
          </table:table-cell>
          <table:table-cell table:style-name="ce268" office:value-type="string" calcext:value-type="string">
            <text:p>Cecilia</text:p>
          </table:table-cell>
          <table:table-cell table:style-name="ce268" office:value-type="string" calcext:value-type="string">
            <text:p>Karina</text:p>
          </table:table-cell>
          <table:table-cell table:style-name="ce268" office:value-type="string" calcext:value-type="string">
            <text:p>Isabelle</text:p>
          </table:table-cell>
          <table:table-cell table:style-name="ce268" office:value-type="string" calcext:value-type="string">
            <text:p>Anna</text:p>
          </table:table-cell>
          <table:table-cell table:style-name="ce268" office:value-type="string" calcext:value-type="string">
            <text:p>Gina</text:p>
          </table:table-cell>
          <table:table-cell table:style-name="ce268" office:value-type="string" calcext:value-type="string">
            <text:p>Luisa</text:p>
          </table:table-cell>
          <table:table-cell table:style-name="ce268" office:value-type="string" calcext:value-type="string">
            <text:p>Celina</text:p>
          </table:table-cell>
          <table:table-cell table:style-name="ce268" office:value-type="string" calcext:value-type="string">
            <text:p>Ricarda</text:p>
          </table:table-cell>
          <table:table-cell table:style-name="ce268" office:value-type="string" calcext:value-type="string">
            <text:p>Zoe</text:p>
          </table:table-cell>
          <table:table-cell table:style-name="ce268" office:value-type="string" calcext:value-type="string">
            <text:p>Franziska</text:p>
          </table:table-cell>
          <table:table-cell table:style-name="ce268"/>
          <table:table-cell table:style-name="ce264"/>
          <table:table-cell table:style-name="ce267" office:value-type="string" calcext:value-type="string">
            <text:p>MN1</text:p>
          </table:table-cell>
          <table:table-cell table:style-name="ce268" office:value-type="string" calcext:value-type="string">
            <text:p>Cecilia</text:p>
          </table:table-cell>
          <table:table-cell table:style-name="ce268" office:value-type="string" calcext:value-type="string">
            <text:p>Karina</text:p>
          </table:table-cell>
          <table:table-cell table:style-name="ce268" office:value-type="string" calcext:value-type="string">
            <text:p>Isabelle</text:p>
          </table:table-cell>
          <table:table-cell table:style-name="ce268" office:value-type="string" calcext:value-type="string">
            <text:p>Anna</text:p>
          </table:table-cell>
          <table:table-cell table:style-name="ce268" office:value-type="string" calcext:value-type="string">
            <text:p>Gina</text:p>
          </table:table-cell>
          <table:table-cell table:style-name="ce268" office:value-type="string" calcext:value-type="string">
            <text:p>Luisa</text:p>
          </table:table-cell>
          <table:table-cell table:style-name="ce268" office:value-type="string" calcext:value-type="string">
            <text:p>Celina</text:p>
          </table:table-cell>
          <table:table-cell table:style-name="ce268" office:value-type="string" calcext:value-type="string">
            <text:p>Ricarda</text:p>
          </table:table-cell>
          <table:table-cell table:style-name="ce268" office:value-type="string" calcext:value-type="string">
            <text:p>Zoe</text:p>
          </table:table-cell>
          <table:table-cell table:style-name="ce268" office:value-type="string" calcext:value-type="string">
            <text:p>Franziska</text:p>
          </table:table-cell>
          <table:table-cell table:style-name="ce268"/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Calvin</text:p>
          </table:table-cell>
          <table:table-cell table:style-name="ce270" office:value-type="percentage" office:value="0.0781" calcext:value-type="percentage">
            <text:p>7,81 %</text:p>
          </table:table-cell>
          <table:table-cell table:style-name="ce293" office:value-type="percentage" office:value="0.0781" calcext:value-type="percentage">
            <text:p>7,81 %</text:p>
          </table:table-cell>
          <table:table-cell table:style-name="ce323" office:value-type="percentage" office:value="0.0781" calcext:value-type="percentage">
            <text:p>7,81 %</text:p>
          </table:table-cell>
          <table:table-cell table:style-name="ce347" office:value-type="percentage" office:value="0.0781" calcext:value-type="percentage">
            <text:p>7,81 %</text:p>
          </table:table-cell>
          <table:table-cell table:style-name="ce374" office:value-type="percentage" office:value="0.2937" calcext:value-type="percentage">
            <text:p>29,37 %</text:p>
          </table:table-cell>
          <table:table-cell table:style-name="ce397" office:value-type="percentage" office:value="0.0781" calcext:value-type="percentage">
            <text:p>7,81 %</text:p>
          </table:table-cell>
          <table:table-cell table:style-name="ce414" office:value-type="percentage" office:value="0.0781" calcext:value-type="percentage">
            <text:p>7,81 %</text:p>
          </table:table-cell>
          <table:table-cell table:style-name="ce456" office:value-type="percentage" office:value="0.0781" calcext:value-type="percentage">
            <text:p>7,81 %</text:p>
          </table:table-cell>
          <table:table-cell table:style-name="ce519" office:value-type="percentage" office:value="0.0843" calcext:value-type="percentage">
            <text:p>8,43 %</text:p>
          </table:table-cell>
          <table:table-cell table:style-name="ce549" office:value-type="percentage" office:value="0.0781" calcext:value-type="percentage">
            <text:p>7,81 %</text:p>
          </table:table-cell>
          <table:table-cell table:style-name="ce576"/>
          <table:table-cell table:style-name="ce264"/>
          <table:table-cell table:style-name="ce268" office:value-type="string" calcext:value-type="string">
            <text:p>Calvin</text:p>
          </table:table-cell>
          <table:table-cell table:style-name="ce628" table:formula="of:=[.$C$108]" office:value-type="percentage" office:value="0.0538" calcext:value-type="percentage">
            <text:p>5,38 %</text:p>
          </table:table-cell>
          <table:table-cell table:style-name="ce628" table:formula="of:=[.$D$108]" office:value-type="percentage" office:value="0.2521" calcext:value-type="percentage">
            <text:p>25,21 %</text:p>
          </table:table-cell>
          <table:table-cell table:style-name="ce1829" table:formula="of:=[.$E$108]" office:value-type="percentage" office:value="0.07" calcext:value-type="percentage">
            <text:p>7,00 %</text:p>
          </table:table-cell>
          <table:table-cell table:style-name="ce628" table:formula="of:=[.$F$108]" office:value-type="percentage" office:value="0.0719" calcext:value-type="percentage">
            <text:p>7,19 %</text:p>
          </table:table-cell>
          <table:table-cell table:style-name="ce1996" table:formula="of:=[.$G$108]" office:value-type="percentage" office:value="0.2086" calcext:value-type="percentage">
            <text:p>20,86 %</text:p>
          </table:table-cell>
          <table:table-cell table:style-name="ce628" table:formula="of:=[.$H$108]" office:value-type="percentage" office:value="0.0954" calcext:value-type="percentage">
            <text:p>9,54 %</text:p>
          </table:table-cell>
          <table:table-cell table:style-name="ce628" table:formula="of:=[.$I$108]" office:value-type="percentage" office:value="0.0823" calcext:value-type="percentage">
            <text:p>8,23 %</text:p>
          </table:table-cell>
          <table:table-cell table:style-name="ce628" table:formula="of:=[.$J$108]" office:value-type="percentage" office:value="0.0162" calcext:value-type="percentage">
            <text:p>1,62 %</text:p>
          </table:table-cell>
          <table:table-cell table:style-name="ce628" table:formula="of:=[.$K$108]" office:value-type="percentage" office:value="0.0784" calcext:value-type="percentage">
            <text:p>7,84 %</text:p>
          </table:table-cell>
          <table:table-cell table:style-name="ce628" table:formula="of:=[.$L$108]" office:value-type="percentage" office:value="0.0714" calcext:value-type="percentage">
            <text:p>7,14 %</text:p>
          </table:table-cell>
          <table:table-cell table:style-name="ce628" table:formula="of:=[.$M$108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Lukas</text:p>
          </table:table-cell>
          <table:table-cell table:style-name="ce271" office:value-type="percentage" office:value="0.0781" calcext:value-type="percentage">
            <text:p>7,81 %</text:p>
          </table:table-cell>
          <table:table-cell table:style-name="ce294" office:value-type="percentage" office:value="0.0781" calcext:value-type="percentage">
            <text:p>7,81 %</text:p>
          </table:table-cell>
          <table:table-cell table:style-name="ce324" office:value-type="percentage" office:value="0.2937" calcext:value-type="percentage">
            <text:p>29,37 %</text:p>
          </table:table-cell>
          <table:table-cell table:style-name="ce348" office:value-type="percentage" office:value="0.0781" calcext:value-type="percentage">
            <text:p>7,81 %</text:p>
          </table:table-cell>
          <table:table-cell table:style-name="ce375" office:value-type="percentage" office:value="0.0781" calcext:value-type="percentage">
            <text:p>7,81 %</text:p>
          </table:table-cell>
          <table:table-cell table:style-name="ce398" office:value-type="percentage" office:value="0.0781" calcext:value-type="percentage">
            <text:p>7,81 %</text:p>
          </table:table-cell>
          <table:table-cell table:style-name="ce415" office:value-type="percentage" office:value="0.0781" calcext:value-type="percentage">
            <text:p>7,81 %</text:p>
          </table:table-cell>
          <table:table-cell table:style-name="ce457" office:value-type="percentage" office:value="0.0781" calcext:value-type="percentage">
            <text:p>7,81 %</text:p>
          </table:table-cell>
          <table:table-cell table:style-name="ce520" office:value-type="percentage" office:value="0.0843" calcext:value-type="percentage">
            <text:p>8,43 %</text:p>
          </table:table-cell>
          <table:table-cell table:style-name="ce567" office:value-type="percentage" office:value="0.0781" calcext:value-type="percentage">
            <text:p>7,81 %</text:p>
          </table:table-cell>
          <table:table-cell table:style-name="ce587"/>
          <table:table-cell table:style-name="ce264"/>
          <table:table-cell table:style-name="ce268" office:value-type="string" calcext:value-type="string">
            <text:p>Lukas</text:p>
          </table:table-cell>
          <table:table-cell table:style-name="ce629" table:formula="of:=[.$C$109]" office:value-type="percentage" office:value="0.0549" calcext:value-type="percentage">
            <text:p>5,49 %</text:p>
          </table:table-cell>
          <table:table-cell table:style-name="ce628" table:formula="of:=[.$D$109]" office:value-type="percentage" office:value="0.1046" calcext:value-type="percentage">
            <text:p>10,46 %</text:p>
          </table:table-cell>
          <table:table-cell table:style-name="ce1830" table:formula="of:=[.$E$109]" office:value-type="percentage" office:value="0.2234" calcext:value-type="percentage">
            <text:p>22,34 %</text:p>
          </table:table-cell>
          <table:table-cell table:style-name="ce628" table:formula="of:=[.$F$109]" office:value-type="percentage" office:value="0.075" calcext:value-type="percentage">
            <text:p>7,50 %</text:p>
          </table:table-cell>
          <table:table-cell table:style-name="ce628" table:formula="of:=[.$G$109]" office:value-type="percentage" office:value="0.0976" calcext:value-type="percentage">
            <text:p>9,76 %</text:p>
          </table:table-cell>
          <table:table-cell table:style-name="ce628" table:formula="of:=[.$H$109]" office:value-type="percentage" office:value="0.0837" calcext:value-type="percentage">
            <text:p>8,37 %</text:p>
          </table:table-cell>
          <table:table-cell table:style-name="ce628" table:formula="of:=[.$I$109]" office:value-type="string" office:string-value="NM" calcext:value-type="string">
            <text:p>NM</text:p>
          </table:table-cell>
          <table:table-cell table:style-name="ce628" table:formula="of:=[.$J$109]" office:value-type="percentage" office:value="0.0223" calcext:value-type="percentage">
            <text:p>2,23 %</text:p>
          </table:table-cell>
          <table:table-cell table:style-name="ce628" table:formula="of:=[.$K$109]" office:value-type="percentage" office:value="0.1274" calcext:value-type="percentage">
            <text:p>12,74 %</text:p>
          </table:table-cell>
          <table:table-cell table:style-name="ce628" table:formula="of:=[.$L$109]" office:value-type="percentage" office:value="0.2111" calcext:value-type="percentage">
            <text:p>21,11 %</text:p>
          </table:table-cell>
          <table:table-cell table:style-name="ce628" table:formula="of:=[.$M$109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Maurice</text:p>
          </table:table-cell>
          <table:table-cell table:style-name="ce272" office:value-type="percentage" office:value="0.0781" calcext:value-type="percentage">
            <text:p>7,81 %</text:p>
          </table:table-cell>
          <table:table-cell table:style-name="ce296" office:value-type="percentage" office:value="0.0781" calcext:value-type="percentage">
            <text:p>7,81 %</text:p>
          </table:table-cell>
          <table:table-cell table:style-name="ce325" office:value-type="percentage" office:value="0.0781" calcext:value-type="percentage">
            <text:p>7,81 %</text:p>
          </table:table-cell>
          <table:table-cell table:style-name="ce349" office:value-type="percentage" office:value="0.0781" calcext:value-type="percentage">
            <text:p>7,81 %</text:p>
          </table:table-cell>
          <table:table-cell table:style-name="ce376" office:value-type="percentage" office:value="0.0781" calcext:value-type="percentage">
            <text:p>7,81 %</text:p>
          </table:table-cell>
          <table:table-cell table:style-name="ce399" office:value-type="percentage" office:value="0.0781" calcext:value-type="percentage">
            <text:p>7,81 %</text:p>
          </table:table-cell>
          <table:table-cell table:style-name="ce420" office:value-type="percentage" office:value="0.0781" calcext:value-type="percentage">
            <text:p>7,81 %</text:p>
          </table:table-cell>
          <table:table-cell table:style-name="ce458" office:value-type="percentage" office:value="0.2937" calcext:value-type="percentage">
            <text:p>29,37 %</text:p>
          </table:table-cell>
          <table:table-cell table:style-name="ce521" office:value-type="percentage" office:value="0.0843" calcext:value-type="percentage">
            <text:p>8,43 %</text:p>
          </table:table-cell>
          <table:table-cell table:style-name="ce568" office:value-type="percentage" office:value="0.0781" calcext:value-type="percentage">
            <text:p>7,81 %</text:p>
          </table:table-cell>
          <table:table-cell table:style-name="ce589"/>
          <table:table-cell table:style-name="ce264"/>
          <table:table-cell table:style-name="ce268" office:value-type="string" calcext:value-type="string">
            <text:p>Maurice</text:p>
          </table:table-cell>
          <table:table-cell table:style-name="ce628" table:formula="of:=[.$C$110]" office:value-type="percentage" office:value="0.0059" calcext:value-type="percentage">
            <text:p>0,59 %</text:p>
          </table:table-cell>
          <table:table-cell table:style-name="ce628" table:formula="of:=[.$D$110]" office:value-type="percentage" office:value="0.0268" calcext:value-type="percentage">
            <text:p>2,68 %</text:p>
          </table:table-cell>
          <table:table-cell table:style-name="ce628" table:formula="of:=[.$E$110]" office:value-type="percentage" office:value="0.019" calcext:value-type="percentage">
            <text:p>1,90 %</text:p>
          </table:table-cell>
          <table:table-cell table:style-name="ce628" table:formula="of:=[.$F$110]" office:value-type="percentage" office:value="0.0078" calcext:value-type="percentage">
            <text:p>0,78 %</text:p>
          </table:table-cell>
          <table:table-cell table:style-name="ce628" table:formula="of:=[.$G$110]" office:value-type="percentage" office:value="0.0243" calcext:value-type="percentage">
            <text:p>2,43 %</text:p>
          </table:table-cell>
          <table:table-cell table:style-name="ce628" table:formula="of:=[.$H$110]" office:value-type="percentage" office:value="0.0184" calcext:value-type="percentage">
            <text:p>1,84 %</text:p>
          </table:table-cell>
          <table:table-cell table:style-name="ce2162" table:formula="of:=[.$I$110]" office:value-type="percentage" office:value="0.0184" calcext:value-type="percentage">
            <text:p>1,84 %</text:p>
          </table:table-cell>
          <table:table-cell table:style-name="ce2245" table:formula="of:=[.$J$110]" office:value-type="percentage" office:value="0.8388" calcext:value-type="percentage">
            <text:p>83,88 %</text:p>
          </table:table-cell>
          <table:table-cell table:style-name="ce628" table:formula="of:=[.$K$110]" office:value-type="percentage" office:value="0.0218" calcext:value-type="percentage">
            <text:p>2,18 %</text:p>
          </table:table-cell>
          <table:table-cell table:style-name="ce628" table:formula="of:=[.$L$110]" office:value-type="percentage" office:value="0.019" calcext:value-type="percentage">
            <text:p>1,90 %</text:p>
          </table:table-cell>
          <table:table-cell table:style-name="ce2493" table:formula="of:=[.$M$110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Amadu</text:p>
          </table:table-cell>
          <table:table-cell table:style-name="ce273" office:value-type="percentage" office:value="0.2937" calcext:value-type="percentage">
            <text:p>29,37 %</text:p>
          </table:table-cell>
          <table:table-cell table:style-name="ce297" office:value-type="percentage" office:value="0.0781" calcext:value-type="percentage">
            <text:p>7,81 %</text:p>
          </table:table-cell>
          <table:table-cell table:style-name="ce326" office:value-type="percentage" office:value="0.0781" calcext:value-type="percentage">
            <text:p>7,81 %</text:p>
          </table:table-cell>
          <table:table-cell table:style-name="ce350" office:value-type="percentage" office:value="0.0781" calcext:value-type="percentage">
            <text:p>7,81 %</text:p>
          </table:table-cell>
          <table:table-cell table:style-name="ce377" office:value-type="percentage" office:value="0.0781" calcext:value-type="percentage">
            <text:p>7,81 %</text:p>
          </table:table-cell>
          <table:table-cell table:style-name="ce400" office:value-type="percentage" office:value="0.0781" calcext:value-type="percentage">
            <text:p>7,81 %</text:p>
          </table:table-cell>
          <table:table-cell table:style-name="ce423" office:value-type="percentage" office:value="0.0781" calcext:value-type="percentage">
            <text:p>7,81 %</text:p>
          </table:table-cell>
          <table:table-cell table:style-name="ce459" office:value-type="percentage" office:value="0.0781" calcext:value-type="percentage">
            <text:p>7,81 %</text:p>
          </table:table-cell>
          <table:table-cell table:style-name="ce522" office:value-type="percentage" office:value="0.0843" calcext:value-type="percentage">
            <text:p>8,43 %</text:p>
          </table:table-cell>
          <table:table-cell table:style-name="ce569" office:value-type="percentage" office:value="0.0781" calcext:value-type="percentage">
            <text:p>7,81 %</text:p>
          </table:table-cell>
          <table:table-cell table:style-name="ce597"/>
          <table:table-cell table:style-name="ce264"/>
          <table:table-cell table:style-name="ce268" office:value-type="string" calcext:value-type="string">
            <text:p>Amadu</text:p>
          </table:table-cell>
          <table:table-cell table:style-name="ce640" table:formula="of:=[.$C$111]" office:value-type="percentage" office:value="0.5365" calcext:value-type="percentage">
            <text:p>53,65 %</text:p>
          </table:table-cell>
          <table:table-cell table:style-name="ce1744" table:formula="of:=[.$D$111]" office:value-type="percentage" office:value="0.0742" calcext:value-type="percentage">
            <text:p>7,42 %</text:p>
          </table:table-cell>
          <table:table-cell table:style-name="ce628" table:formula="of:=[.$E$111]" office:value-type="percentage" office:value="0.0558" calcext:value-type="percentage">
            <text:p>5,58 %</text:p>
          </table:table-cell>
          <table:table-cell table:style-name="ce628" table:formula="of:=[.$F$111]" office:value-type="percentage" office:value="0.0449" calcext:value-type="percentage">
            <text:p>4,49 %</text:p>
          </table:table-cell>
          <table:table-cell table:style-name="ce628" table:formula="of:=[.$G$111]" office:value-type="percentage" office:value="0.0636" calcext:value-type="percentage">
            <text:p>6,36 %</text:p>
          </table:table-cell>
          <table:table-cell table:style-name="ce628" table:formula="of:=[.$H$111]" office:value-type="percentage" office:value="0.0516" calcext:value-type="percentage">
            <text:p>5,16 %</text:p>
          </table:table-cell>
          <table:table-cell table:style-name="ce628" table:formula="of:=[.$I$111]" office:value-type="percentage" office:value="0.0524" calcext:value-type="percentage">
            <text:p>5,24 %</text:p>
          </table:table-cell>
          <table:table-cell table:style-name="ce628" table:formula="of:=[.$J$111]" office:value-type="percentage" office:value="0.0064" calcext:value-type="percentage">
            <text:p>0,64 %</text:p>
          </table:table-cell>
          <table:table-cell table:style-name="ce628" table:formula="of:=[.$K$111]" office:value-type="percentage" office:value="0.0588" calcext:value-type="percentage">
            <text:p>5,88 %</text:p>
          </table:table-cell>
          <table:table-cell table:style-name="ce628" table:formula="of:=[.$L$111]" office:value-type="percentage" office:value="0.0558" calcext:value-type="percentage">
            <text:p>5,58 %</text:p>
          </table:table-cell>
          <table:table-cell table:style-name="ce2494" table:formula="of:=[.$M$111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6">
          <table:table-cell table:style-name="ce264"/>
          <table:table-cell table:style-name="ce268" office:value-type="string" calcext:value-type="string">
            <text:p>Martin</text:p>
          </table:table-cell>
          <table:table-cell table:style-name="ce274" office:value-type="percentage" office:value="0.0843" calcext:value-type="percentage">
            <text:p>8,43 %</text:p>
          </table:table-cell>
          <table:table-cell table:style-name="ce302" office:value-type="percentage" office:value="0.0843" calcext:value-type="percentage">
            <text:p>8,43 %</text:p>
          </table:table-cell>
          <table:table-cell table:style-name="ce327" office:value-type="percentage" office:value="0.0843" calcext:value-type="percentage">
            <text:p>8,43 %</text:p>
          </table:table-cell>
          <table:table-cell table:style-name="ce351" office:value-type="percentage" office:value="0.0843" calcext:value-type="percentage">
            <text:p>8,43 %</text:p>
          </table:table-cell>
          <table:table-cell table:style-name="ce378" office:value-type="percentage" office:value="0.0843" calcext:value-type="percentage">
            <text:p>8,43 %</text:p>
          </table:table-cell>
          <table:table-cell table:style-name="ce401" office:value-type="percentage" office:value="0.0843" calcext:value-type="percentage">
            <text:p>8,43 %</text:p>
          </table:table-cell>
          <table:table-cell table:style-name="ce424" office:value-type="percentage" office:value="0.3253" calcext:value-type="percentage">
            <text:p>32,53 %</text:p>
          </table:table-cell>
          <table:table-cell table:style-name="ce460" office:value-type="percentage" office:value="0.0843" calcext:value-type="percentage">
            <text:p>8,43 %</text:p>
          </table:table-cell>
          <table:table-cell table:style-name="ce540" office:value-type="string" calcext:value-type="string">
            <text:p>NM</text:p>
          </table:table-cell>
          <table:table-cell table:style-name="ce570" office:value-type="percentage" office:value="0.0843" calcext:value-type="percentage">
            <text:p>8,43 %</text:p>
          </table:table-cell>
          <table:table-cell table:style-name="ce599"/>
          <table:table-cell table:style-name="ce264"/>
          <table:table-cell table:style-name="ce268" office:value-type="string" calcext:value-type="string">
            <text:p>Martin</text:p>
          </table:table-cell>
          <table:table-cell table:style-name="ce641" table:formula="of:=[.$C$112]" office:value-type="percentage" office:value="0.058" calcext:value-type="percentage">
            <text:p>5,80 %</text:p>
          </table:table-cell>
          <table:table-cell table:style-name="ce1745" table:formula="of:=[.$D$112]" office:value-type="percentage" office:value="0.1152" calcext:value-type="percentage">
            <text:p>11,52 %</text:p>
          </table:table-cell>
          <table:table-cell table:style-name="ce628" table:formula="of:=[.$E$112]" office:value-type="percentage" office:value="0.1102" calcext:value-type="percentage">
            <text:p>11,02 %</text:p>
          </table:table-cell>
          <table:table-cell table:style-name="ce1913" table:formula="of:=[.$F$112]" office:value-type="percentage" office:value="0.164" calcext:value-type="percentage">
            <text:p>16,40 %</text:p>
          </table:table-cell>
          <table:table-cell table:style-name="ce628" table:formula="of:=[.$G$112]" office:value-type="percentage" office:value="0.0917" calcext:value-type="percentage">
            <text:p>9,17 %</text:p>
          </table:table-cell>
          <table:table-cell table:style-name="ce628" table:formula="of:=[.$H$112]" office:value-type="percentage" office:value="0.0851" calcext:value-type="percentage">
            <text:p>8,51 %</text:p>
          </table:table-cell>
          <table:table-cell table:style-name="ce2163" table:formula="of:=[.$I$112]" office:value-type="percentage" office:value="0.2621" calcext:value-type="percentage">
            <text:p>26,21 %</text:p>
          </table:table-cell>
          <table:table-cell table:style-name="ce628" table:formula="of:=[.$J$112]" office:value-type="percentage" office:value="0.024" calcext:value-type="percentage">
            <text:p>2,40 %</text:p>
          </table:table-cell>
          <table:table-cell table:style-name="ce628" table:formula="of:=[.$K$112]" office:value-type="string" office:string-value="NM" calcext:value-type="string">
            <text:p>NM</text:p>
          </table:table-cell>
          <table:table-cell table:style-name="ce628" table:formula="of:=[.$L$112]" office:value-type="percentage" office:value="0.0898" calcext:value-type="percentage">
            <text:p>8,98 %</text:p>
          </table:table-cell>
          <table:table-cell table:style-name="ce628" table:formula="of:=[.$M$112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Pharrell</text:p>
          </table:table-cell>
          <table:table-cell table:style-name="ce275" office:value-type="percentage" office:value="0.0781" calcext:value-type="percentage">
            <text:p>7,81 %</text:p>
          </table:table-cell>
          <table:table-cell table:style-name="ce303" office:value-type="percentage" office:value="0.2937" calcext:value-type="percentage">
            <text:p>29,37 %</text:p>
          </table:table-cell>
          <table:table-cell table:style-name="ce328" office:value-type="percentage" office:value="0.0781" calcext:value-type="percentage">
            <text:p>7,81 %</text:p>
          </table:table-cell>
          <table:table-cell table:style-name="ce352" office:value-type="percentage" office:value="0.0781" calcext:value-type="percentage">
            <text:p>7,81 %</text:p>
          </table:table-cell>
          <table:table-cell table:style-name="ce379" office:value-type="percentage" office:value="0.0781" calcext:value-type="percentage">
            <text:p>7,81 %</text:p>
          </table:table-cell>
          <table:table-cell table:style-name="ce402" office:value-type="percentage" office:value="0.0781" calcext:value-type="percentage">
            <text:p>7,81 %</text:p>
          </table:table-cell>
          <table:table-cell table:style-name="ce425" office:value-type="percentage" office:value="0.0781" calcext:value-type="percentage">
            <text:p>7,81 %</text:p>
          </table:table-cell>
          <table:table-cell table:style-name="ce480" office:value-type="percentage" office:value="0.0781" calcext:value-type="percentage">
            <text:p>7,81 %</text:p>
          </table:table-cell>
          <table:table-cell table:style-name="ce541" office:value-type="percentage" office:value="0.0843" calcext:value-type="percentage">
            <text:p>8,43 %</text:p>
          </table:table-cell>
          <table:table-cell table:style-name="ce571" office:value-type="percentage" office:value="0.0781" calcext:value-type="percentage">
            <text:p>7,81 %</text:p>
          </table:table-cell>
          <table:table-cell table:style-name="ce600"/>
          <table:table-cell table:style-name="ce264"/>
          <table:table-cell table:style-name="ce268" office:value-type="string" calcext:value-type="string">
            <text:p>Pharrell</text:p>
          </table:table-cell>
          <table:table-cell table:style-name="ce641" table:formula="of:=[.$C$113]" office:value-type="percentage" office:value="0.0864" calcext:value-type="percentage">
            <text:p>8,64 %</text:p>
          </table:table-cell>
          <table:table-cell table:style-name="ce1746" table:formula="of:=[.$D$113]" office:value-type="string" office:string-value="NM" calcext:value-type="string">
            <text:p>NM</text:p>
          </table:table-cell>
          <table:table-cell table:style-name="ce628" table:formula="of:=[.$E$113]" office:value-type="percentage" office:value="0.1032" calcext:value-type="percentage">
            <text:p>10,32 %</text:p>
          </table:table-cell>
          <table:table-cell table:style-name="ce628" table:formula="of:=[.$F$113]" office:value-type="percentage" office:value="0.0973" calcext:value-type="percentage">
            <text:p>9,73 %</text:p>
          </table:table-cell>
          <table:table-cell table:style-name="ce628" table:formula="of:=[.$G$113]" office:value-type="percentage" office:value="0.1049" calcext:value-type="percentage">
            <text:p>10,49 %</text:p>
          </table:table-cell>
          <table:table-cell table:style-name="ce628" table:formula="of:=[.$H$113]" office:value-type="percentage" office:value="0.2546" calcext:value-type="percentage">
            <text:p>25,46 %</text:p>
          </table:table-cell>
          <table:table-cell table:style-name="ce628" table:formula="of:=[.$I$113]" office:value-type="percentage" office:value="0.1138" calcext:value-type="percentage">
            <text:p>11,38 %</text:p>
          </table:table-cell>
          <table:table-cell table:style-name="ce628" table:formula="of:=[.$J$113]" office:value-type="percentage" office:value="0.0282" calcext:value-type="percentage">
            <text:p>2,82 %</text:p>
          </table:table-cell>
          <table:table-cell table:style-name="ce628" table:formula="of:=[.$K$113]" office:value-type="percentage" office:value="0.1127" calcext:value-type="percentage">
            <text:p>11,27 %</text:p>
          </table:table-cell>
          <table:table-cell table:style-name="ce2410" table:formula="of:=[.$L$113]" office:value-type="percentage" office:value="0.099" calcext:value-type="percentage">
            <text:p>9,90 %</text:p>
          </table:table-cell>
          <table:table-cell table:style-name="ce628" table:formula="of:=[.$M$113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Fabio</text:p>
          </table:table-cell>
          <table:table-cell table:style-name="ce276" office:value-type="percentage" office:value="0.0781" calcext:value-type="percentage">
            <text:p>7,81 %</text:p>
          </table:table-cell>
          <table:table-cell table:style-name="ce304" office:value-type="percentage" office:value="0.0781" calcext:value-type="percentage">
            <text:p>7,81 %</text:p>
          </table:table-cell>
          <table:table-cell table:style-name="ce329" office:value-type="percentage" office:value="0.0781" calcext:value-type="percentage">
            <text:p>7,81 %</text:p>
          </table:table-cell>
          <table:table-cell table:style-name="ce353" office:value-type="percentage" office:value="0.0781" calcext:value-type="percentage">
            <text:p>7,81 %</text:p>
          </table:table-cell>
          <table:table-cell table:style-name="ce382" office:value-type="percentage" office:value="0.0781" calcext:value-type="percentage">
            <text:p>7,81 %</text:p>
          </table:table-cell>
          <table:table-cell table:style-name="ce403" office:value-type="percentage" office:value="0.2937" calcext:value-type="percentage">
            <text:p>29,37 %</text:p>
          </table:table-cell>
          <table:table-cell table:style-name="ce426" office:value-type="percentage" office:value="0.0781" calcext:value-type="percentage">
            <text:p>7,81 %</text:p>
          </table:table-cell>
          <table:table-cell table:style-name="ce486" office:value-type="percentage" office:value="0.0781" calcext:value-type="percentage">
            <text:p>7,81 %</text:p>
          </table:table-cell>
          <table:table-cell table:style-name="ce542" office:value-type="percentage" office:value="0.0843" calcext:value-type="percentage">
            <text:p>8,43 %</text:p>
          </table:table-cell>
          <table:table-cell table:style-name="ce572" office:value-type="percentage" office:value="0.0781" calcext:value-type="percentage">
            <text:p>7,81 %</text:p>
          </table:table-cell>
          <table:table-cell table:style-name="ce601"/>
          <table:table-cell table:style-name="ce264"/>
          <table:table-cell table:style-name="ce268" office:value-type="string" calcext:value-type="string">
            <text:p>Fabio</text:p>
          </table:table-cell>
          <table:table-cell table:style-name="ce628" table:formula="of:=[.$C$114]" office:value-type="percentage" office:value="0.0555" calcext:value-type="percentage">
            <text:p>5,55 %</text:p>
          </table:table-cell>
          <table:table-cell table:style-name="ce628" table:formula="of:=[.$D$114]" office:value-type="percentage" office:value="0.1383" calcext:value-type="percentage">
            <text:p>13,83 %</text:p>
          </table:table-cell>
          <table:table-cell table:style-name="ce628" table:formula="of:=[.$E$114]" office:value-type="percentage" office:value="0.0772" calcext:value-type="percentage">
            <text:p>7,72 %</text:p>
          </table:table-cell>
          <table:table-cell table:style-name="ce628" table:formula="of:=[.$F$114]" office:value-type="percentage" office:value="0.0798" calcext:value-type="percentage">
            <text:p>7,98 %</text:p>
          </table:table-cell>
          <table:table-cell table:style-name="ce628" table:formula="of:=[.$G$114]" office:value-type="percentage" office:value="0.0853" calcext:value-type="percentage">
            <text:p>8,53 %</text:p>
          </table:table-cell>
          <table:table-cell table:style-name="ce2079" table:formula="of:=[.$H$114]" office:value-type="percentage" office:value="0.1913" calcext:value-type="percentage">
            <text:p>19,13 %</text:p>
          </table:table-cell>
          <table:table-cell table:style-name="ce628" table:formula="of:=[.$I$114]" office:value-type="percentage" office:value="0.1941" calcext:value-type="percentage">
            <text:p>19,41 %</text:p>
          </table:table-cell>
          <table:table-cell table:style-name="ce2246" table:formula="of:=[.$J$114]" office:value-type="percentage" office:value="0.0181" calcext:value-type="percentage">
            <text:p>1,81 %</text:p>
          </table:table-cell>
          <table:table-cell table:style-name="ce628" table:formula="of:=[.$K$114]" office:value-type="percentage" office:value="0.0834" calcext:value-type="percentage">
            <text:p>8,34 %</text:p>
          </table:table-cell>
          <table:table-cell table:style-name="ce628" table:formula="of:=[.$L$114]" office:value-type="percentage" office:value="0.077" calcext:value-type="percentage">
            <text:p>7,70 %</text:p>
          </table:table-cell>
          <table:table-cell table:style-name="ce628" table:formula="of:=[.$M$114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Max</text:p>
          </table:table-cell>
          <table:table-cell table:style-name="ce278" office:value-type="percentage" office:value="0.0781" calcext:value-type="percentage">
            <text:p>7,81 %</text:p>
          </table:table-cell>
          <table:table-cell table:style-name="ce305" office:value-type="percentage" office:value="0.0781" calcext:value-type="percentage">
            <text:p>7,81 %</text:p>
          </table:table-cell>
          <table:table-cell table:style-name="ce330" office:value-type="percentage" office:value="0.0781" calcext:value-type="percentage">
            <text:p>7,81 %</text:p>
          </table:table-cell>
          <table:table-cell table:style-name="ce354" office:value-type="percentage" office:value="0.0781" calcext:value-type="percentage">
            <text:p>7,81 %</text:p>
          </table:table-cell>
          <table:table-cell table:style-name="ce386" office:value-type="percentage" office:value="0.0781" calcext:value-type="percentage">
            <text:p>7,81 %</text:p>
          </table:table-cell>
          <table:table-cell table:style-name="ce404" office:value-type="percentage" office:value="0.0781" calcext:value-type="percentage">
            <text:p>7,81 %</text:p>
          </table:table-cell>
          <table:table-cell table:style-name="ce427" office:value-type="percentage" office:value="0.0781" calcext:value-type="percentage">
            <text:p>7,81 %</text:p>
          </table:table-cell>
          <table:table-cell table:style-name="ce487" office:value-type="percentage" office:value="0.0781" calcext:value-type="percentage">
            <text:p>7,81 %</text:p>
          </table:table-cell>
          <table:table-cell table:style-name="ce543" office:value-type="percentage" office:value="0.0843" calcext:value-type="percentage">
            <text:p>8,43 %</text:p>
          </table:table-cell>
          <table:table-cell table:style-name="ce573" office:value-type="percentage" office:value="0.2937" calcext:value-type="percentage">
            <text:p>29,37 %</text:p>
          </table:table-cell>
          <table:table-cell table:style-name="ce602"/>
          <table:table-cell table:style-name="ce264"/>
          <table:table-cell table:style-name="ce268" office:value-type="string" calcext:value-type="string">
            <text:p>Max</text:p>
          </table:table-cell>
          <table:table-cell table:style-name="ce628" table:formula="of:=[.$C$115]" office:value-type="percentage" office:value="0.0502" calcext:value-type="percentage">
            <text:p>5,02 %</text:p>
          </table:table-cell>
          <table:table-cell table:style-name="ce628" table:formula="of:=[.$D$115]" office:value-type="percentage" office:value="0.0973" calcext:value-type="percentage">
            <text:p>9,73 %</text:p>
          </table:table-cell>
          <table:table-cell table:style-name="ce628" table:formula="of:=[.$E$115]" office:value-type="percentage" office:value="0.0778" calcext:value-type="percentage">
            <text:p>7,78 %</text:p>
          </table:table-cell>
          <table:table-cell table:style-name="ce628" table:formula="of:=[.$F$115]" office:value-type="percentage" office:value="0.0692" calcext:value-type="percentage">
            <text:p>6,92 %</text:p>
          </table:table-cell>
          <table:table-cell table:style-name="ce1997" table:formula="of:=[.$G$115]" office:value-type="percentage" office:value="0.0873" calcext:value-type="percentage">
            <text:p>8,73 %</text:p>
          </table:table-cell>
          <table:table-cell table:style-name="ce628" table:formula="of:=[.$H$115]" office:value-type="percentage" office:value="0.0764" calcext:value-type="percentage">
            <text:p>7,64 %</text:p>
          </table:table-cell>
          <table:table-cell table:style-name="ce628" table:formula="of:=[.$I$115]" office:value-type="percentage" office:value="0.1146" calcext:value-type="percentage">
            <text:p>11,46 %</text:p>
          </table:table-cell>
          <table:table-cell table:style-name="ce628" table:formula="of:=[.$J$115]" office:value-type="percentage" office:value="0.0198" calcext:value-type="percentage">
            <text:p>1,98 %</text:p>
          </table:table-cell>
          <table:table-cell table:style-name="ce628" table:formula="of:=[.$K$115]" office:value-type="percentage" office:value="0.2128" calcext:value-type="percentage">
            <text:p>21,28 %</text:p>
          </table:table-cell>
          <table:table-cell table:style-name="ce2411" table:formula="of:=[.$L$115]" office:value-type="percentage" office:value="0.1946" calcext:value-type="percentage">
            <text:p>19,46 %</text:p>
          </table:table-cell>
          <table:table-cell table:style-name="ce628" table:formula="of:=[.$M$115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Michael</text:p>
          </table:table-cell>
          <table:table-cell table:style-name="ce279" office:value-type="percentage" office:value="0.0781" calcext:value-type="percentage">
            <text:p>7,81 %</text:p>
          </table:table-cell>
          <table:table-cell table:style-name="ce306" office:value-type="percentage" office:value="0.0781" calcext:value-type="percentage">
            <text:p>7,81 %</text:p>
          </table:table-cell>
          <table:table-cell table:style-name="ce331" office:value-type="percentage" office:value="0.0781" calcext:value-type="percentage">
            <text:p>7,81 %</text:p>
          </table:table-cell>
          <table:table-cell table:style-name="ce355" office:value-type="percentage" office:value="0.2937" calcext:value-type="percentage">
            <text:p>29,37 %</text:p>
          </table:table-cell>
          <table:table-cell table:style-name="ce387" office:value-type="percentage" office:value="0.0781" calcext:value-type="percentage">
            <text:p>7,81 %</text:p>
          </table:table-cell>
          <table:table-cell table:style-name="ce405" office:value-type="percentage" office:value="0.0781" calcext:value-type="percentage">
            <text:p>7,81 %</text:p>
          </table:table-cell>
          <table:table-cell table:style-name="ce428" office:value-type="percentage" office:value="0.0781" calcext:value-type="percentage">
            <text:p>7,81 %</text:p>
          </table:table-cell>
          <table:table-cell table:style-name="ce488" office:value-type="percentage" office:value="0.0781" calcext:value-type="percentage">
            <text:p>7,81 %</text:p>
          </table:table-cell>
          <table:table-cell table:style-name="ce544" office:value-type="percentage" office:value="0.0843" calcext:value-type="percentage">
            <text:p>8,43 %</text:p>
          </table:table-cell>
          <table:table-cell table:style-name="ce574" office:value-type="percentage" office:value="0.0781" calcext:value-type="percentage">
            <text:p>7,81 %</text:p>
          </table:table-cell>
          <table:table-cell table:style-name="ce603"/>
          <table:table-cell table:style-name="ce264"/>
          <table:table-cell table:style-name="ce268" office:value-type="string" calcext:value-type="string">
            <text:p>Michael</text:p>
          </table:table-cell>
          <table:table-cell table:style-name="ce628" table:formula="of:=[.$C$116]" office:value-type="percentage" office:value="0.0499" calcext:value-type="percentage">
            <text:p>4,99 %</text:p>
          </table:table-cell>
          <table:table-cell table:style-name="ce628" table:formula="of:=[.$D$116]" office:value-type="percentage" office:value="0.0929" calcext:value-type="percentage">
            <text:p>9,29 %</text:p>
          </table:table-cell>
          <table:table-cell table:style-name="ce628" table:formula="of:=[.$E$116]" office:value-type="percentage" office:value="0.0753" calcext:value-type="percentage">
            <text:p>7,53 %</text:p>
          </table:table-cell>
          <table:table-cell table:style-name="ce1914" table:formula="of:=[.$F$116]" office:value-type="percentage" office:value="0.3207" calcext:value-type="percentage">
            <text:p>32,07 %</text:p>
          </table:table-cell>
          <table:table-cell table:style-name="ce628" table:formula="of:=[.$G$116]" office:value-type="percentage" office:value="0.1478" calcext:value-type="percentage">
            <text:p>14,78 %</text:p>
          </table:table-cell>
          <table:table-cell table:style-name="ce2080" table:formula="of:=[.$H$116]" office:value-type="percentage" office:value="0.0692" calcext:value-type="percentage">
            <text:p>6,92 %</text:p>
          </table:table-cell>
          <table:table-cell table:style-name="ce628" table:formula="of:=[.$I$116]" office:value-type="percentage" office:value="0.08" calcext:value-type="percentage">
            <text:p>8,00 %</text:p>
          </table:table-cell>
          <table:table-cell table:style-name="ce628" table:formula="of:=[.$J$116]" office:value-type="percentage" office:value="0.0056" calcext:value-type="percentage">
            <text:p>0,56 %</text:p>
          </table:table-cell>
          <table:table-cell table:style-name="ce628" table:formula="of:=[.$K$116]" office:value-type="percentage" office:value="0.0809" calcext:value-type="percentage">
            <text:p>8,09 %</text:p>
          </table:table-cell>
          <table:table-cell table:style-name="ce628" table:formula="of:=[.$L$116]" office:value-type="percentage" office:value="0.0778" calcext:value-type="percentage">
            <text:p>7,78 %</text:p>
          </table:table-cell>
          <table:table-cell table:style-name="ce628" table:formula="of:=[.$M$116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Luca</text:p>
          </table:table-cell>
          <table:table-cell table:style-name="ce280" office:value-type="percentage" office:value="0.0753" calcext:value-type="percentage">
            <text:p>7,53 %</text:p>
          </table:table-cell>
          <table:table-cell table:style-name="ce307" office:value-type="percentage" office:value="0.0753" calcext:value-type="percentage">
            <text:p>7,53 %</text:p>
          </table:table-cell>
          <table:table-cell table:style-name="ce339" office:value-type="percentage" office:value="0.0753" calcext:value-type="percentage">
            <text:p>7,53 %</text:p>
          </table:table-cell>
          <table:table-cell table:style-name="ce356" office:value-type="percentage" office:value="0.0753" calcext:value-type="percentage">
            <text:p>7,53 %</text:p>
          </table:table-cell>
          <table:table-cell table:style-name="ce388" office:value-type="percentage" office:value="0.0753" calcext:value-type="percentage">
            <text:p>7,53 %</text:p>
          </table:table-cell>
          <table:table-cell table:style-name="ce406" office:value-type="percentage" office:value="0.0753" calcext:value-type="percentage">
            <text:p>7,53 %</text:p>
          </table:table-cell>
          <table:table-cell table:style-name="ce429" office:value-type="percentage" office:value="0.0753" calcext:value-type="percentage">
            <text:p>7,53 %</text:p>
          </table:table-cell>
          <table:table-cell table:style-name="ce489" office:value-type="percentage" office:value="0.0753" calcext:value-type="percentage">
            <text:p>7,53 %</text:p>
          </table:table-cell>
          <table:table-cell table:style-name="ce545" office:value-type="percentage" office:value="0.3253" calcext:value-type="percentage">
            <text:p>32,53 %</text:p>
          </table:table-cell>
          <table:table-cell table:style-name="ce575" office:value-type="percentage" office:value="0.0753" calcext:value-type="percentage">
            <text:p>7,53 %</text:p>
          </table:table-cell>
          <table:table-cell table:style-name="ce604"/>
          <table:table-cell table:style-name="ce264"/>
          <table:table-cell table:style-name="ce268" office:value-type="string" calcext:value-type="string">
            <text:p>Luca</text:p>
          </table:table-cell>
          <table:table-cell table:style-name="ce628" table:formula="of:=[.$C$117]" office:value-type="percentage" office:value="0.0488" calcext:value-type="percentage">
            <text:p>4,88 %</text:p>
          </table:table-cell>
          <table:table-cell table:style-name="ce628" table:formula="of:=[.$D$117]" office:value-type="percentage" office:value="0.0987" calcext:value-type="percentage">
            <text:p>9,87 %</text:p>
          </table:table-cell>
          <table:table-cell table:style-name="ce628" table:formula="of:=[.$E$117]" office:value-type="percentage" office:value="0.1882" calcext:value-type="percentage">
            <text:p>18,82 %</text:p>
          </table:table-cell>
          <table:table-cell table:style-name="ce628" table:formula="of:=[.$F$117]" office:value-type="percentage" office:value="0.0694" calcext:value-type="percentage">
            <text:p>6,94 %</text:p>
          </table:table-cell>
          <table:table-cell table:style-name="ce628" table:formula="of:=[.$G$117]" office:value-type="percentage" office:value="0.089" calcext:value-type="percentage">
            <text:p>8,90 %</text:p>
          </table:table-cell>
          <table:table-cell table:style-name="ce628" table:formula="of:=[.$H$117]" office:value-type="percentage" office:value="0.0745" calcext:value-type="percentage">
            <text:p>7,45 %</text:p>
          </table:table-cell>
          <table:table-cell table:style-name="ce628" table:formula="of:=[.$I$117]" office:value-type="percentage" office:value="0.0823" calcext:value-type="percentage">
            <text:p>8,23 %</text:p>
          </table:table-cell>
          <table:table-cell table:style-name="ce628" table:formula="of:=[.$J$117]" office:value-type="percentage" office:value="0.0206" calcext:value-type="percentage">
            <text:p>2,06 %</text:p>
          </table:table-cell>
          <table:table-cell table:style-name="ce2328" table:formula="of:=[.$K$117]" office:value-type="percentage" office:value="0.2239" calcext:value-type="percentage">
            <text:p>22,39 %</text:p>
          </table:table-cell>
          <table:table-cell table:style-name="ce628" table:formula="of:=[.$L$117]" office:value-type="percentage" office:value="0.1046" calcext:value-type="percentage">
            <text:p>10,46 %</text:p>
          </table:table-cell>
          <table:table-cell table:style-name="ce628" table:formula="of:=[.$M$117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 table:number-columns-repeated="27"/>
          <table:table-cell table:number-columns-repeated="997"/>
        </table:table-row>
        <table:table-row table:style-name="ro1">
          <table:table-cell table:style-name="ce264"/>
          <table:table-cell table:style-name="ce266" office:value-type="string" calcext:value-type="string">
            <text:p>Spots:</text:p>
          </table:table-cell>
          <table:table-cell table:style-name="ce269" office:value-type="float" office:value="2" calcext:value-type="float">
            <text:p>2</text:p>
          </table:table-cell>
          <table:table-cell table:style-name="ce26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373" office:value-type="float" office:value="2943360" calcext:value-type="float" table:number-columns-spanned="2" table:number-rows-spanned="1">
            <text:p>2.943.360</text:p>
          </table:table-cell>
          <table:covered-table-cell/>
          <table:table-cell table:style-name="ce26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373" office:value-type="float" office:value="34595" calcext:value-type="float" table:number-columns-spanned="2" table:number-rows-spanned="1">
            <text:p>34.595</text:p>
          </table:table-cell>
          <table:covered-table-cell/>
          <table:table-cell table:style-name="ce264"/>
          <table:table-cell table:style-name="ce626" office:value-type="string" calcext:value-type="string">
            <text:p>Spots:</text:p>
          </table:table-cell>
          <table:table-cell table:style-name="ce627" office:value-type="float" office:value="2" calcext:value-type="float">
            <text:p>2</text:p>
          </table:table-cell>
          <table:table-cell table:style-name="ce626" office:value-type="string" calcext:value-type="string">
            <text:p>Hit PM:</text:p>
          </table:table-cell>
          <table:table-cell table:style-name="ce627"/>
          <table:table-cell table:style-name="ce264" table:number-columns-repeated="9"/>
          <table:table-cell table:number-columns-repeated="997"/>
        </table:table-row>
        <table:table-row table:style-name="ro1">
          <table:table-cell table:style-name="ce264"/>
          <table:table-cell table:style-name="ce267" office:value-type="string" calcext:value-type="string">
            <text:p>MN2</text:p>
          </table:table-cell>
          <table:table-cell table:style-name="ce268" office:value-type="string" calcext:value-type="string">
            <text:p>Cecilia</text:p>
          </table:table-cell>
          <table:table-cell table:style-name="ce268" office:value-type="string" calcext:value-type="string">
            <text:p>Karina</text:p>
          </table:table-cell>
          <table:table-cell table:style-name="ce268" office:value-type="string" calcext:value-type="string">
            <text:p>Isabelle</text:p>
          </table:table-cell>
          <table:table-cell table:style-name="ce268" office:value-type="string" calcext:value-type="string">
            <text:p>Anna</text:p>
          </table:table-cell>
          <table:table-cell table:style-name="ce268" office:value-type="string" calcext:value-type="string">
            <text:p>Gina</text:p>
          </table:table-cell>
          <table:table-cell table:style-name="ce268" office:value-type="string" calcext:value-type="string">
            <text:p>Luisa</text:p>
          </table:table-cell>
          <table:table-cell table:style-name="ce268" office:value-type="string" calcext:value-type="string">
            <text:p>Celina</text:p>
          </table:table-cell>
          <table:table-cell table:style-name="ce268" office:value-type="string" calcext:value-type="string">
            <text:p>Ricarda</text:p>
          </table:table-cell>
          <table:table-cell table:style-name="ce268" office:value-type="string" calcext:value-type="string">
            <text:p>Zoe</text:p>
          </table:table-cell>
          <table:table-cell table:style-name="ce268" office:value-type="string" calcext:value-type="string">
            <text:p>Franziska</text:p>
          </table:table-cell>
          <table:table-cell table:style-name="ce268"/>
          <table:table-cell table:style-name="ce264"/>
          <table:table-cell table:style-name="ce267" office:value-type="string" calcext:value-type="string">
            <text:p>MN2</text:p>
          </table:table-cell>
          <table:table-cell table:style-name="ce268" office:value-type="string" calcext:value-type="string">
            <text:p>Cecilia</text:p>
          </table:table-cell>
          <table:table-cell table:style-name="ce268" office:value-type="string" calcext:value-type="string">
            <text:p>Karina</text:p>
          </table:table-cell>
          <table:table-cell table:style-name="ce268" office:value-type="string" calcext:value-type="string">
            <text:p>Isabelle</text:p>
          </table:table-cell>
          <table:table-cell table:style-name="ce268" office:value-type="string" calcext:value-type="string">
            <text:p>Anna</text:p>
          </table:table-cell>
          <table:table-cell table:style-name="ce268" office:value-type="string" calcext:value-type="string">
            <text:p>Gina</text:p>
          </table:table-cell>
          <table:table-cell table:style-name="ce268" office:value-type="string" calcext:value-type="string">
            <text:p>Luisa</text:p>
          </table:table-cell>
          <table:table-cell table:style-name="ce268" office:value-type="string" calcext:value-type="string">
            <text:p>Celina</text:p>
          </table:table-cell>
          <table:table-cell table:style-name="ce268" office:value-type="string" calcext:value-type="string">
            <text:p>Ricarda</text:p>
          </table:table-cell>
          <table:table-cell table:style-name="ce268" office:value-type="string" calcext:value-type="string">
            <text:p>Zoe</text:p>
          </table:table-cell>
          <table:table-cell table:style-name="ce268" office:value-type="string" calcext:value-type="string">
            <text:p>Franziska</text:p>
          </table:table-cell>
          <table:table-cell table:style-name="ce268"/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Calvin</text:p>
          </table:table-cell>
          <table:table-cell table:style-name="ce281" office:value-type="percentage" office:value="0.0753" calcext:value-type="percentage">
            <text:p>7,53 %</text:p>
          </table:table-cell>
          <table:table-cell table:style-name="ce281" office:value-type="percentage" office:value="0.1095" calcext:value-type="percentage">
            <text:p>10,95 %</text:p>
          </table:table-cell>
          <table:table-cell table:style-name="ce281" office:value-type="percentage" office:value="0.0772" calcext:value-type="percentage">
            <text:p>7,72 %</text:p>
          </table:table-cell>
          <table:table-cell table:style-name="ce281" office:value-type="percentage" office:value="0.0564" calcext:value-type="percentage">
            <text:p>5,64 %</text:p>
          </table:table-cell>
          <table:table-cell table:style-name="ce281" office:value-type="percentage" office:value="0.28" calcext:value-type="percentage">
            <text:p>28,00 %</text:p>
          </table:table-cell>
          <table:table-cell table:style-name="ce281" office:value-type="percentage" office:value="0.1099" calcext:value-type="percentage">
            <text:p>10,99 %</text:p>
          </table:table-cell>
          <table:table-cell table:style-name="ce281" office:value-type="percentage" office:value="0.0745" calcext:value-type="percentage">
            <text:p>7,45 %</text:p>
          </table:table-cell>
          <table:table-cell table:style-name="ce281" office:value-type="percentage" office:value="0.0564" calcext:value-type="percentage">
            <text:p>5,64 %</text:p>
          </table:table-cell>
          <table:table-cell table:style-name="ce281" office:value-type="percentage" office:value="0.0834" calcext:value-type="percentage">
            <text:p>8,34 %</text:p>
          </table:table-cell>
          <table:table-cell table:style-name="ce281" office:value-type="percentage" office:value="0.0774" calcext:value-type="percentage">
            <text:p>7,74 %</text:p>
          </table:table-cell>
          <table:table-cell table:style-name="ce281"/>
          <table:table-cell table:style-name="ce264"/>
          <table:table-cell table:style-name="ce268" office:value-type="string" calcext:value-type="string">
            <text:p>Calvin</text:p>
          </table:table-cell>
          <table:table-cell table:style-name="ce642" table:formula="of:=[.$C$108]" office:value-type="percentage" office:value="0.0538" calcext:value-type="percentage">
            <text:p>5,38 %</text:p>
          </table:table-cell>
          <table:table-cell table:style-name="ce1747" table:formula="of:=[.$D$108]" office:value-type="percentage" office:value="0.2521" calcext:value-type="percentage">
            <text:p>25,21 %</text:p>
          </table:table-cell>
          <table:table-cell table:style-name="ce1831" table:formula="of:=[.$E$108]" office:value-type="percentage" office:value="0.07" calcext:value-type="percentage">
            <text:p>7,00 %</text:p>
          </table:table-cell>
          <table:table-cell table:style-name="ce1915" table:formula="of:=[.$F$108]" office:value-type="percentage" office:value="0.0719" calcext:value-type="percentage">
            <text:p>7,19 %</text:p>
          </table:table-cell>
          <table:table-cell table:style-name="ce1998" table:formula="of:=[.$G$108]" office:value-type="percentage" office:value="0.2086" calcext:value-type="percentage">
            <text:p>20,86 %</text:p>
          </table:table-cell>
          <table:table-cell table:style-name="ce2081" table:formula="of:=[.$H$108]" office:value-type="percentage" office:value="0.0954" calcext:value-type="percentage">
            <text:p>9,54 %</text:p>
          </table:table-cell>
          <table:table-cell table:style-name="ce2164" table:formula="of:=[.$I$108]" office:value-type="percentage" office:value="0.0823" calcext:value-type="percentage">
            <text:p>8,23 %</text:p>
          </table:table-cell>
          <table:table-cell table:style-name="ce2247" table:formula="of:=[.$J$108]" office:value-type="percentage" office:value="0.0162" calcext:value-type="percentage">
            <text:p>1,62 %</text:p>
          </table:table-cell>
          <table:table-cell table:style-name="ce2329" table:formula="of:=[.$K$108]" office:value-type="percentage" office:value="0.0784" calcext:value-type="percentage">
            <text:p>7,84 %</text:p>
          </table:table-cell>
          <table:table-cell table:style-name="ce2413" table:formula="of:=[.$L$108]" office:value-type="percentage" office:value="0.0714" calcext:value-type="percentage">
            <text:p>7,14 %</text:p>
          </table:table-cell>
          <table:table-cell table:style-name="ce2495" table:formula="of:=[.$M$108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Lukas</text:p>
          </table:table-cell>
          <table:table-cell table:style-name="ce281" office:value-type="percentage" office:value="0.0744" calcext:value-type="percentage">
            <text:p>7,44 %</text:p>
          </table:table-cell>
          <table:table-cell table:style-name="ce281" office:value-type="percentage" office:value="0.1092" calcext:value-type="percentage">
            <text:p>10,92 %</text:p>
          </table:table-cell>
          <table:table-cell table:style-name="ce281" office:value-type="percentage" office:value="0.2792" calcext:value-type="percentage">
            <text:p>27,92 %</text:p>
          </table:table-cell>
          <table:table-cell table:style-name="ce281" office:value-type="percentage" office:value="0.056" calcext:value-type="percentage">
            <text:p>5,60 %</text:p>
          </table:table-cell>
          <table:table-cell table:style-name="ce281" office:value-type="percentage" office:value="0.0772" calcext:value-type="percentage">
            <text:p>7,72 %</text:p>
          </table:table-cell>
          <table:table-cell table:style-name="ce281" office:value-type="percentage" office:value="0.0784" calcext:value-type="percentage">
            <text:p>7,84 %</text:p>
          </table:table-cell>
          <table:table-cell table:style-name="ce281" office:value-type="percentage" office:value="0.0756" calcext:value-type="percentage">
            <text:p>7,56 %</text:p>
          </table:table-cell>
          <table:table-cell table:style-name="ce281" office:value-type="percentage" office:value="0.056" calcext:value-type="percentage">
            <text:p>5,60 %</text:p>
          </table:table-cell>
          <table:table-cell table:style-name="ce281" office:value-type="percentage" office:value="0.1164" calcext:value-type="percentage">
            <text:p>11,64 %</text:p>
          </table:table-cell>
          <table:table-cell table:style-name="ce281" office:value-type="percentage" office:value="0.0776" calcext:value-type="percentage">
            <text:p>7,76 %</text:p>
          </table:table-cell>
          <table:table-cell table:style-name="ce281"/>
          <table:table-cell table:style-name="ce264"/>
          <table:table-cell table:style-name="ce268" office:value-type="string" calcext:value-type="string">
            <text:p>Lukas</text:p>
          </table:table-cell>
          <table:table-cell table:style-name="ce643" table:formula="of:=[.$C$109]" office:value-type="percentage" office:value="0.0549" calcext:value-type="percentage">
            <text:p>5,49 %</text:p>
          </table:table-cell>
          <table:table-cell table:style-name="ce1748" table:formula="of:=[.$D$109]" office:value-type="percentage" office:value="0.1046" calcext:value-type="percentage">
            <text:p>10,46 %</text:p>
          </table:table-cell>
          <table:table-cell table:style-name="ce1832" table:formula="of:=[.$E$109]" office:value-type="percentage" office:value="0.2234" calcext:value-type="percentage">
            <text:p>22,34 %</text:p>
          </table:table-cell>
          <table:table-cell table:style-name="ce1916" table:formula="of:=[.$F$109]" office:value-type="percentage" office:value="0.075" calcext:value-type="percentage">
            <text:p>7,50 %</text:p>
          </table:table-cell>
          <table:table-cell table:style-name="ce1999" table:formula="of:=[.$G$109]" office:value-type="percentage" office:value="0.0976" calcext:value-type="percentage">
            <text:p>9,76 %</text:p>
          </table:table-cell>
          <table:table-cell table:style-name="ce2082" table:formula="of:=[.$H$109]" office:value-type="percentage" office:value="0.0837" calcext:value-type="percentage">
            <text:p>8,37 %</text:p>
          </table:table-cell>
          <table:table-cell table:style-name="ce2165" table:formula="of:=[.$I$109]" office:value-type="string" office:string-value="NM" calcext:value-type="string">
            <text:p>NM</text:p>
          </table:table-cell>
          <table:table-cell table:style-name="ce2248" table:formula="of:=[.$J$109]" office:value-type="percentage" office:value="0.0223" calcext:value-type="percentage">
            <text:p>2,23 %</text:p>
          </table:table-cell>
          <table:table-cell table:style-name="ce2330" table:formula="of:=[.$K$109]" office:value-type="percentage" office:value="0.1274" calcext:value-type="percentage">
            <text:p>12,74 %</text:p>
          </table:table-cell>
          <table:table-cell table:style-name="ce2414" table:formula="of:=[.$L$109]" office:value-type="percentage" office:value="0.2111" calcext:value-type="percentage">
            <text:p>21,11 %</text:p>
          </table:table-cell>
          <table:table-cell table:style-name="ce2496" table:formula="of:=[.$M$109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Maurice</text:p>
          </table:table-cell>
          <table:table-cell table:style-name="ce281" office:value-type="percentage" office:value="0.0537" calcext:value-type="percentage">
            <text:p>5,37 %</text:p>
          </table:table-cell>
          <table:table-cell table:style-name="ce281" office:value-type="percentage" office:value="0.081" calcext:value-type="percentage">
            <text:p>8,10 %</text:p>
          </table:table-cell>
          <table:table-cell table:style-name="ce281" office:value-type="percentage" office:value="0.056" calcext:value-type="percentage">
            <text:p>5,60 %</text:p>
          </table:table-cell>
          <table:table-cell table:style-name="ce281" office:value-type="percentage" office:value="0.0286" calcext:value-type="percentage">
            <text:p>2,86 %</text:p>
          </table:table-cell>
          <table:table-cell table:style-name="ce281" office:value-type="percentage" office:value="0.0564" calcext:value-type="percentage">
            <text:p>5,64 %</text:p>
          </table:table-cell>
          <table:table-cell table:style-name="ce281" office:value-type="percentage" office:value="0.0575" calcext:value-type="percentage">
            <text:p>5,75 %</text:p>
          </table:table-cell>
          <table:table-cell table:style-name="ce281" office:value-type="percentage" office:value="0.054" calcext:value-type="percentage">
            <text:p>5,40 %</text:p>
          </table:table-cell>
          <table:table-cell table:style-name="ce281" office:value-type="percentage" office:value="0.4967" calcext:value-type="percentage">
            <text:p>49,67 %</text:p>
          </table:table-cell>
          <table:table-cell table:style-name="ce281" office:value-type="percentage" office:value="0.06" calcext:value-type="percentage">
            <text:p>6,00 %</text:p>
          </table:table-cell>
          <table:table-cell table:style-name="ce281" office:value-type="percentage" office:value="0.0561" calcext:value-type="percentage">
            <text:p>5,61 %</text:p>
          </table:table-cell>
          <table:table-cell table:style-name="ce281"/>
          <table:table-cell table:style-name="ce264"/>
          <table:table-cell table:style-name="ce268" office:value-type="string" calcext:value-type="string">
            <text:p>Maurice</text:p>
          </table:table-cell>
          <table:table-cell table:style-name="ce644" table:formula="of:=[.$C$110]" office:value-type="percentage" office:value="0.0059" calcext:value-type="percentage">
            <text:p>0,59 %</text:p>
          </table:table-cell>
          <table:table-cell table:style-name="ce1749" table:formula="of:=[.$D$110]" office:value-type="percentage" office:value="0.0268" calcext:value-type="percentage">
            <text:p>2,68 %</text:p>
          </table:table-cell>
          <table:table-cell table:style-name="ce1833" table:formula="of:=[.$E$110]" office:value-type="percentage" office:value="0.019" calcext:value-type="percentage">
            <text:p>1,90 %</text:p>
          </table:table-cell>
          <table:table-cell table:style-name="ce1917" table:formula="of:=[.$F$110]" office:value-type="percentage" office:value="0.0078" calcext:value-type="percentage">
            <text:p>0,78 %</text:p>
          </table:table-cell>
          <table:table-cell table:style-name="ce2000" table:formula="of:=[.$G$110]" office:value-type="percentage" office:value="0.0243" calcext:value-type="percentage">
            <text:p>2,43 %</text:p>
          </table:table-cell>
          <table:table-cell table:style-name="ce2083" table:formula="of:=[.$H$110]" office:value-type="percentage" office:value="0.0184" calcext:value-type="percentage">
            <text:p>1,84 %</text:p>
          </table:table-cell>
          <table:table-cell table:style-name="ce2167" table:formula="of:=[.$I$110]" office:value-type="percentage" office:value="0.0184" calcext:value-type="percentage">
            <text:p>1,84 %</text:p>
          </table:table-cell>
          <table:table-cell table:style-name="ce2249" table:formula="of:=[.$J$110]" office:value-type="percentage" office:value="0.8388" calcext:value-type="percentage">
            <text:p>83,88 %</text:p>
          </table:table-cell>
          <table:table-cell table:style-name="ce2331" table:formula="of:=[.$K$110]" office:value-type="percentage" office:value="0.0218" calcext:value-type="percentage">
            <text:p>2,18 %</text:p>
          </table:table-cell>
          <table:table-cell table:style-name="ce2415" table:formula="of:=[.$L$110]" office:value-type="percentage" office:value="0.019" calcext:value-type="percentage">
            <text:p>1,90 %</text:p>
          </table:table-cell>
          <table:table-cell table:style-name="ce2497" table:formula="of:=[.$M$110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Amadu</text:p>
          </table:table-cell>
          <table:table-cell table:style-name="ce281" office:value-type="percentage" office:value="0.2708" calcext:value-type="percentage">
            <text:p>27,08 %</text:p>
          </table:table-cell>
          <table:table-cell table:style-name="ce281" office:value-type="percentage" office:value="0.1103" calcext:value-type="percentage">
            <text:p>11,03 %</text:p>
          </table:table-cell>
          <table:table-cell table:style-name="ce281" office:value-type="percentage" office:value="0.0784" calcext:value-type="percentage">
            <text:p>7,84 %</text:p>
          </table:table-cell>
          <table:table-cell table:style-name="ce281" office:value-type="percentage" office:value="0.0575" calcext:value-type="percentage">
            <text:p>5,75 %</text:p>
          </table:table-cell>
          <table:table-cell table:style-name="ce281" office:value-type="percentage" office:value="0.1099" calcext:value-type="percentage">
            <text:p>10,99 %</text:p>
          </table:table-cell>
          <table:table-cell table:style-name="ce281" office:value-type="percentage" office:value="0.078" calcext:value-type="percentage">
            <text:p>7,80 %</text:p>
          </table:table-cell>
          <table:table-cell table:style-name="ce281" office:value-type="percentage" office:value="0.0753" calcext:value-type="percentage">
            <text:p>7,53 %</text:p>
          </table:table-cell>
          <table:table-cell table:style-name="ce281" office:value-type="percentage" office:value="0.0575" calcext:value-type="percentage">
            <text:p>5,75 %</text:p>
          </table:table-cell>
          <table:table-cell table:style-name="ce281" office:value-type="percentage" office:value="0.0843" calcext:value-type="percentage">
            <text:p>8,43 %</text:p>
          </table:table-cell>
          <table:table-cell table:style-name="ce281" office:value-type="percentage" office:value="0.0779" calcext:value-type="percentage">
            <text:p>7,79 %</text:p>
          </table:table-cell>
          <table:table-cell table:style-name="ce281"/>
          <table:table-cell table:style-name="ce264"/>
          <table:table-cell table:style-name="ce268" office:value-type="string" calcext:value-type="string">
            <text:p>Amadu</text:p>
          </table:table-cell>
          <table:table-cell table:style-name="ce645" table:formula="of:=[.$C$111]" office:value-type="percentage" office:value="0.5365" calcext:value-type="percentage">
            <text:p>53,65 %</text:p>
          </table:table-cell>
          <table:table-cell table:style-name="ce1750" table:formula="of:=[.$D$111]" office:value-type="percentage" office:value="0.0742" calcext:value-type="percentage">
            <text:p>7,42 %</text:p>
          </table:table-cell>
          <table:table-cell table:style-name="ce1834" table:formula="of:=[.$E$111]" office:value-type="percentage" office:value="0.0558" calcext:value-type="percentage">
            <text:p>5,58 %</text:p>
          </table:table-cell>
          <table:table-cell table:style-name="ce1918" table:formula="of:=[.$F$111]" office:value-type="percentage" office:value="0.0449" calcext:value-type="percentage">
            <text:p>4,49 %</text:p>
          </table:table-cell>
          <table:table-cell table:style-name="ce2001" table:formula="of:=[.$G$111]" office:value-type="percentage" office:value="0.0636" calcext:value-type="percentage">
            <text:p>6,36 %</text:p>
          </table:table-cell>
          <table:table-cell table:style-name="ce2084" table:formula="of:=[.$H$111]" office:value-type="percentage" office:value="0.0516" calcext:value-type="percentage">
            <text:p>5,16 %</text:p>
          </table:table-cell>
          <table:table-cell table:style-name="ce2168" table:formula="of:=[.$I$111]" office:value-type="percentage" office:value="0.0524" calcext:value-type="percentage">
            <text:p>5,24 %</text:p>
          </table:table-cell>
          <table:table-cell table:style-name="ce2250" table:formula="of:=[.$J$111]" office:value-type="percentage" office:value="0.0064" calcext:value-type="percentage">
            <text:p>0,64 %</text:p>
          </table:table-cell>
          <table:table-cell table:style-name="ce2333" table:formula="of:=[.$K$111]" office:value-type="percentage" office:value="0.0588" calcext:value-type="percentage">
            <text:p>5,88 %</text:p>
          </table:table-cell>
          <table:table-cell table:style-name="ce2416" table:formula="of:=[.$L$111]" office:value-type="percentage" office:value="0.0558" calcext:value-type="percentage">
            <text:p>5,58 %</text:p>
          </table:table-cell>
          <table:table-cell table:style-name="ce2498" table:formula="of:=[.$M$111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Martin</text:p>
          </table:table-cell>
          <table:table-cell table:style-name="ce281" office:value-type="percentage" office:value="0.0802" calcext:value-type="percentage">
            <text:p>8,02 %</text:p>
          </table:table-cell>
          <table:table-cell table:style-name="ce281" office:value-type="percentage" office:value="0.1198" calcext:value-type="percentage">
            <text:p>11,98 %</text:p>
          </table:table-cell>
          <table:table-cell table:style-name="ce281" office:value-type="percentage" office:value="0.1164" calcext:value-type="percentage">
            <text:p>11,64 %</text:p>
          </table:table-cell>
          <table:table-cell table:style-name="ce281" office:value-type="percentage" office:value="0.06" calcext:value-type="percentage">
            <text:p>6,00 %</text:p>
          </table:table-cell>
          <table:table-cell table:style-name="ce281" office:value-type="percentage" office:value="0.0834" calcext:value-type="percentage">
            <text:p>8,34 %</text:p>
          </table:table-cell>
          <table:table-cell table:style-name="ce281" office:value-type="percentage" office:value="0.0843" calcext:value-type="percentage">
            <text:p>8,43 %</text:p>
          </table:table-cell>
          <table:table-cell table:style-name="ce281" office:value-type="percentage" office:value="0.3115" calcext:value-type="percentage">
            <text:p>31,15 %</text:p>
          </table:table-cell>
          <table:table-cell table:style-name="ce490" office:value-type="percentage" office:value="0.06" calcext:value-type="percentage">
            <text:p>6,00 %</text:p>
          </table:table-cell>
          <table:table-cell table:style-name="ce281" office:value-type="string" calcext:value-type="string">
            <text:p>NM</text:p>
          </table:table-cell>
          <table:table-cell table:style-name="ce281" office:value-type="percentage" office:value="0.0843" calcext:value-type="percentage">
            <text:p>8,43 %</text:p>
          </table:table-cell>
          <table:table-cell table:style-name="ce281"/>
          <table:table-cell table:style-name="ce264"/>
          <table:table-cell table:style-name="ce268" office:value-type="string" calcext:value-type="string">
            <text:p>Martin</text:p>
          </table:table-cell>
          <table:table-cell table:style-name="ce646" table:formula="of:=[.$C$112]" office:value-type="percentage" office:value="0.058" calcext:value-type="percentage">
            <text:p>5,80 %</text:p>
          </table:table-cell>
          <table:table-cell table:style-name="ce1751" table:formula="of:=[.$D$112]" office:value-type="percentage" office:value="0.1152" calcext:value-type="percentage">
            <text:p>11,52 %</text:p>
          </table:table-cell>
          <table:table-cell table:style-name="ce1835" table:formula="of:=[.$E$112]" office:value-type="percentage" office:value="0.1102" calcext:value-type="percentage">
            <text:p>11,02 %</text:p>
          </table:table-cell>
          <table:table-cell table:style-name="ce1919" table:formula="of:=[.$F$112]" office:value-type="percentage" office:value="0.164" calcext:value-type="percentage">
            <text:p>16,40 %</text:p>
          </table:table-cell>
          <table:table-cell table:style-name="ce2002" table:formula="of:=[.$G$112]" office:value-type="percentage" office:value="0.0917" calcext:value-type="percentage">
            <text:p>9,17 %</text:p>
          </table:table-cell>
          <table:table-cell table:style-name="ce2085" table:formula="of:=[.$H$112]" office:value-type="percentage" office:value="0.0851" calcext:value-type="percentage">
            <text:p>8,51 %</text:p>
          </table:table-cell>
          <table:table-cell table:style-name="ce2169" table:formula="of:=[.$I$112]" office:value-type="percentage" office:value="0.2621" calcext:value-type="percentage">
            <text:p>26,21 %</text:p>
          </table:table-cell>
          <table:table-cell table:style-name="ce2251" table:formula="of:=[.$J$112]" office:value-type="percentage" office:value="0.024" calcext:value-type="percentage">
            <text:p>2,40 %</text:p>
          </table:table-cell>
          <table:table-cell table:style-name="ce2334" table:formula="of:=[.$K$112]" office:value-type="string" office:string-value="NM" calcext:value-type="string">
            <text:p>NM</text:p>
          </table:table-cell>
          <table:table-cell table:style-name="ce2417" table:formula="of:=[.$L$112]" office:value-type="percentage" office:value="0.0898" calcext:value-type="percentage">
            <text:p>8,98 %</text:p>
          </table:table-cell>
          <table:table-cell table:style-name="ce2499" table:formula="of:=[.$M$112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6">
          <table:table-cell table:style-name="ce264"/>
          <table:table-cell table:style-name="ce268" office:value-type="string" calcext:value-type="string">
            <text:p>Pharrell</text:p>
          </table:table-cell>
          <table:table-cell table:style-name="ce281" office:value-type="percentage" office:value="0.1727" calcext:value-type="percentage">
            <text:p>17,27 %</text:p>
          </table:table-cell>
          <table:table-cell table:style-name="ce308" office:value-type="string" calcext:value-type="string">
            <text:p>NM</text:p>
          </table:table-cell>
          <table:table-cell table:style-name="ce281" office:value-type="percentage" office:value="0.1092" calcext:value-type="percentage">
            <text:p>10,92 %</text:p>
          </table:table-cell>
          <table:table-cell table:style-name="ce281" office:value-type="percentage" office:value="0.081" calcext:value-type="percentage">
            <text:p>8,10 %</text:p>
          </table:table-cell>
          <table:table-cell table:style-name="ce281" office:value-type="percentage" office:value="0.1095" calcext:value-type="percentage">
            <text:p>10,95 %</text:p>
          </table:table-cell>
          <table:table-cell table:style-name="ce281" office:value-type="percentage" office:value="0.1103" calcext:value-type="percentage">
            <text:p>11,03 %</text:p>
          </table:table-cell>
          <table:table-cell table:style-name="ce281" office:value-type="percentage" office:value="0.1068" calcext:value-type="percentage">
            <text:p>10,68 %</text:p>
          </table:table-cell>
          <table:table-cell table:style-name="ce281" office:value-type="percentage" office:value="0.081" calcext:value-type="percentage">
            <text:p>8,10 %</text:p>
          </table:table-cell>
          <table:table-cell table:style-name="ce281" office:value-type="percentage" office:value="0.1198" calcext:value-type="percentage">
            <text:p>11,98 %</text:p>
          </table:table-cell>
          <table:table-cell table:style-name="ce281" office:value-type="percentage" office:value="0.1097" calcext:value-type="percentage">
            <text:p>10,97 %</text:p>
          </table:table-cell>
          <table:table-cell table:style-name="ce281"/>
          <table:table-cell table:style-name="ce264"/>
          <table:table-cell table:style-name="ce268" office:value-type="string" calcext:value-type="string">
            <text:p>Pharrell</text:p>
          </table:table-cell>
          <table:table-cell table:style-name="ce647" table:formula="of:=[.$C$113]" office:value-type="percentage" office:value="0.0864" calcext:value-type="percentage">
            <text:p>8,64 %</text:p>
          </table:table-cell>
          <table:table-cell table:style-name="ce1752" table:formula="of:=[.$D$113]" office:value-type="string" office:string-value="NM" calcext:value-type="string">
            <text:p>NM</text:p>
          </table:table-cell>
          <table:table-cell table:style-name="ce1837" table:formula="of:=[.$E$113]" office:value-type="percentage" office:value="0.1032" calcext:value-type="percentage">
            <text:p>10,32 %</text:p>
          </table:table-cell>
          <table:table-cell table:style-name="ce1920" table:formula="of:=[.$F$113]" office:value-type="percentage" office:value="0.0973" calcext:value-type="percentage">
            <text:p>9,73 %</text:p>
          </table:table-cell>
          <table:table-cell table:style-name="ce2003" table:formula="of:=[.$G$113]" office:value-type="percentage" office:value="0.1049" calcext:value-type="percentage">
            <text:p>10,49 %</text:p>
          </table:table-cell>
          <table:table-cell table:style-name="ce2086" table:formula="of:=[.$H$113]" office:value-type="percentage" office:value="0.2546" calcext:value-type="percentage">
            <text:p>25,46 %</text:p>
          </table:table-cell>
          <table:table-cell table:style-name="ce2170" table:formula="of:=[.$I$113]" office:value-type="percentage" office:value="0.1138" calcext:value-type="percentage">
            <text:p>11,38 %</text:p>
          </table:table-cell>
          <table:table-cell table:style-name="ce2252" table:formula="of:=[.$J$113]" office:value-type="percentage" office:value="0.0282" calcext:value-type="percentage">
            <text:p>2,82 %</text:p>
          </table:table-cell>
          <table:table-cell table:style-name="ce2335" table:formula="of:=[.$K$113]" office:value-type="percentage" office:value="0.1127" calcext:value-type="percentage">
            <text:p>11,27 %</text:p>
          </table:table-cell>
          <table:table-cell table:style-name="ce2418" table:formula="of:=[.$L$113]" office:value-type="percentage" office:value="0.099" calcext:value-type="percentage">
            <text:p>9,90 %</text:p>
          </table:table-cell>
          <table:table-cell table:style-name="ce2500" table:formula="of:=[.$M$113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Fabio</text:p>
          </table:table-cell>
          <table:table-cell table:style-name="ce281" office:value-type="percentage" office:value="0.0731" calcext:value-type="percentage">
            <text:p>7,31 %</text:p>
          </table:table-cell>
          <table:table-cell table:style-name="ce281" office:value-type="percentage" office:value="0.1727" calcext:value-type="percentage">
            <text:p>17,27 %</text:p>
          </table:table-cell>
          <table:table-cell table:style-name="ce281" office:value-type="percentage" office:value="0.0744" calcext:value-type="percentage">
            <text:p>7,44 %</text:p>
          </table:table-cell>
          <table:table-cell table:style-name="ce281" office:value-type="percentage" office:value="0.0537" calcext:value-type="percentage">
            <text:p>5,37 %</text:p>
          </table:table-cell>
          <table:table-cell table:style-name="ce281" office:value-type="percentage" office:value="0.0753" calcext:value-type="percentage">
            <text:p>7,53 %</text:p>
          </table:table-cell>
          <table:table-cell table:style-name="ce281" office:value-type="percentage" office:value="0.2708" calcext:value-type="percentage">
            <text:p>27,08 %</text:p>
          </table:table-cell>
          <table:table-cell table:style-name="ce281" office:value-type="percentage" office:value="0.0719" calcext:value-type="percentage">
            <text:p>7,19 %</text:p>
          </table:table-cell>
          <table:table-cell table:style-name="ce281" office:value-type="percentage" office:value="0.0537" calcext:value-type="percentage">
            <text:p>5,37 %</text:p>
          </table:table-cell>
          <table:table-cell table:style-name="ce281" office:value-type="percentage" office:value="0.0802" calcext:value-type="percentage">
            <text:p>8,02 %</text:p>
          </table:table-cell>
          <table:table-cell table:style-name="ce281" office:value-type="percentage" office:value="0.0742" calcext:value-type="percentage">
            <text:p>7,42 %</text:p>
          </table:table-cell>
          <table:table-cell table:style-name="ce281"/>
          <table:table-cell table:style-name="ce264"/>
          <table:table-cell table:style-name="ce268" office:value-type="string" calcext:value-type="string">
            <text:p>Fabio</text:p>
          </table:table-cell>
          <table:table-cell table:style-name="ce648" table:formula="of:=[.$C$114]" office:value-type="percentage" office:value="0.0555" calcext:value-type="percentage">
            <text:p>5,55 %</text:p>
          </table:table-cell>
          <table:table-cell table:style-name="ce1753" table:formula="of:=[.$D$114]" office:value-type="percentage" office:value="0.1383" calcext:value-type="percentage">
            <text:p>13,83 %</text:p>
          </table:table-cell>
          <table:table-cell table:style-name="ce1838" table:formula="of:=[.$E$114]" office:value-type="percentage" office:value="0.0772" calcext:value-type="percentage">
            <text:p>7,72 %</text:p>
          </table:table-cell>
          <table:table-cell table:style-name="ce1921" table:formula="of:=[.$F$114]" office:value-type="percentage" office:value="0.0798" calcext:value-type="percentage">
            <text:p>7,98 %</text:p>
          </table:table-cell>
          <table:table-cell table:style-name="ce2004" table:formula="of:=[.$G$114]" office:value-type="percentage" office:value="0.0853" calcext:value-type="percentage">
            <text:p>8,53 %</text:p>
          </table:table-cell>
          <table:table-cell table:style-name="ce2088" table:formula="of:=[.$H$114]" office:value-type="percentage" office:value="0.1913" calcext:value-type="percentage">
            <text:p>19,13 %</text:p>
          </table:table-cell>
          <table:table-cell table:style-name="ce2171" table:formula="of:=[.$I$114]" office:value-type="percentage" office:value="0.1941" calcext:value-type="percentage">
            <text:p>19,41 %</text:p>
          </table:table-cell>
          <table:table-cell table:style-name="ce2253" table:formula="of:=[.$J$114]" office:value-type="percentage" office:value="0.0181" calcext:value-type="percentage">
            <text:p>1,81 %</text:p>
          </table:table-cell>
          <table:table-cell table:style-name="ce2336" table:formula="of:=[.$K$114]" office:value-type="percentage" office:value="0.0834" calcext:value-type="percentage">
            <text:p>8,34 %</text:p>
          </table:table-cell>
          <table:table-cell table:style-name="ce2419" table:formula="of:=[.$L$114]" office:value-type="percentage" office:value="0.077" calcext:value-type="percentage">
            <text:p>7,70 %</text:p>
          </table:table-cell>
          <table:table-cell table:style-name="ce2501" table:formula="of:=[.$M$114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Max</text:p>
          </table:table-cell>
          <table:table-cell table:style-name="ce281" office:value-type="percentage" office:value="0.0742" calcext:value-type="percentage">
            <text:p>7,42 %</text:p>
          </table:table-cell>
          <table:table-cell table:style-name="ce281" office:value-type="percentage" office:value="0.1097" calcext:value-type="percentage">
            <text:p>10,97 %</text:p>
          </table:table-cell>
          <table:table-cell table:style-name="ce281" office:value-type="percentage" office:value="0.0776" calcext:value-type="percentage">
            <text:p>7,76 %</text:p>
          </table:table-cell>
          <table:table-cell table:style-name="ce281" office:value-type="percentage" office:value="0.0561" calcext:value-type="percentage">
            <text:p>5,61 %</text:p>
          </table:table-cell>
          <table:table-cell table:style-name="ce281" office:value-type="percentage" office:value="0.0774" calcext:value-type="percentage">
            <text:p>7,74 %</text:p>
          </table:table-cell>
          <table:table-cell table:style-name="ce281" office:value-type="percentage" office:value="0.0779" calcext:value-type="percentage">
            <text:p>7,79 %</text:p>
          </table:table-cell>
          <table:table-cell table:style-name="ce281" office:value-type="percentage" office:value="0.1042" calcext:value-type="percentage">
            <text:p>10,42 %</text:p>
          </table:table-cell>
          <table:table-cell table:style-name="ce281" office:value-type="percentage" office:value="0.0561" calcext:value-type="percentage">
            <text:p>5,61 %</text:p>
          </table:table-cell>
          <table:table-cell table:style-name="ce281" office:value-type="percentage" office:value="0.0843" calcext:value-type="percentage">
            <text:p>8,43 %</text:p>
          </table:table-cell>
          <table:table-cell table:style-name="ce281" office:value-type="percentage" office:value="0.2825" calcext:value-type="percentage">
            <text:p>28,25 %</text:p>
          </table:table-cell>
          <table:table-cell table:style-name="ce281"/>
          <table:table-cell table:style-name="ce264"/>
          <table:table-cell table:style-name="ce268" office:value-type="string" calcext:value-type="string">
            <text:p>Max</text:p>
          </table:table-cell>
          <table:table-cell table:style-name="ce649" table:formula="of:=[.$C$115]" office:value-type="percentage" office:value="0.0502" calcext:value-type="percentage">
            <text:p>5,02 %</text:p>
          </table:table-cell>
          <table:table-cell table:style-name="ce1755" table:formula="of:=[.$D$115]" office:value-type="percentage" office:value="0.0973" calcext:value-type="percentage">
            <text:p>9,73 %</text:p>
          </table:table-cell>
          <table:table-cell table:style-name="ce1839" table:formula="of:=[.$E$115]" office:value-type="percentage" office:value="0.0778" calcext:value-type="percentage">
            <text:p>7,78 %</text:p>
          </table:table-cell>
          <table:table-cell table:style-name="ce1922" table:formula="of:=[.$F$115]" office:value-type="percentage" office:value="0.0692" calcext:value-type="percentage">
            <text:p>6,92 %</text:p>
          </table:table-cell>
          <table:table-cell table:style-name="ce2005" table:formula="of:=[.$G$115]" office:value-type="percentage" office:value="0.0873" calcext:value-type="percentage">
            <text:p>8,73 %</text:p>
          </table:table-cell>
          <table:table-cell table:style-name="ce2089" table:formula="of:=[.$H$115]" office:value-type="percentage" office:value="0.0764" calcext:value-type="percentage">
            <text:p>7,64 %</text:p>
          </table:table-cell>
          <table:table-cell table:style-name="ce2172" table:formula="of:=[.$I$115]" office:value-type="percentage" office:value="0.1146" calcext:value-type="percentage">
            <text:p>11,46 %</text:p>
          </table:table-cell>
          <table:table-cell table:style-name="ce2254" table:formula="of:=[.$J$115]" office:value-type="percentage" office:value="0.0198" calcext:value-type="percentage">
            <text:p>1,98 %</text:p>
          </table:table-cell>
          <table:table-cell table:style-name="ce2337" table:formula="of:=[.$K$115]" office:value-type="percentage" office:value="0.2128" calcext:value-type="percentage">
            <text:p>21,28 %</text:p>
          </table:table-cell>
          <table:table-cell table:style-name="ce2420" table:formula="of:=[.$L$115]" office:value-type="percentage" office:value="0.1946" calcext:value-type="percentage">
            <text:p>19,46 %</text:p>
          </table:table-cell>
          <table:table-cell table:style-name="ce2503" table:formula="of:=[.$M$115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Michael</text:p>
          </table:table-cell>
          <table:table-cell table:style-name="ce281" office:value-type="percentage" office:value="0.0537" calcext:value-type="percentage">
            <text:p>5,37 %</text:p>
          </table:table-cell>
          <table:table-cell table:style-name="ce281" office:value-type="percentage" office:value="0.081" calcext:value-type="percentage">
            <text:p>8,10 %</text:p>
          </table:table-cell>
          <table:table-cell table:style-name="ce281" office:value-type="percentage" office:value="0.056" calcext:value-type="percentage">
            <text:p>5,60 %</text:p>
          </table:table-cell>
          <table:table-cell table:style-name="ce281" office:value-type="percentage" office:value="0.4967" calcext:value-type="percentage">
            <text:p>49,67 %</text:p>
          </table:table-cell>
          <table:table-cell table:style-name="ce281" office:value-type="percentage" office:value="0.0564" calcext:value-type="percentage">
            <text:p>5,64 %</text:p>
          </table:table-cell>
          <table:table-cell table:style-name="ce281" office:value-type="percentage" office:value="0.0575" calcext:value-type="percentage">
            <text:p>5,75 %</text:p>
          </table:table-cell>
          <table:table-cell table:style-name="ce281" office:value-type="percentage" office:value="0.054" calcext:value-type="percentage">
            <text:p>5,40 %</text:p>
          </table:table-cell>
          <table:table-cell table:style-name="ce281" office:value-type="percentage" office:value="0.0286" calcext:value-type="percentage">
            <text:p>2,86 %</text:p>
          </table:table-cell>
          <table:table-cell table:style-name="ce281" office:value-type="percentage" office:value="0.06" calcext:value-type="percentage">
            <text:p>6,00 %</text:p>
          </table:table-cell>
          <table:table-cell table:style-name="ce281" office:value-type="percentage" office:value="0.0561" calcext:value-type="percentage">
            <text:p>5,61 %</text:p>
          </table:table-cell>
          <table:table-cell table:style-name="ce281"/>
          <table:table-cell table:style-name="ce264"/>
          <table:table-cell table:style-name="ce268" office:value-type="string" calcext:value-type="string">
            <text:p>Michael</text:p>
          </table:table-cell>
          <table:table-cell table:style-name="ce650" table:formula="of:=[.$C$116]" office:value-type="percentage" office:value="0.0499" calcext:value-type="percentage">
            <text:p>4,99 %</text:p>
          </table:table-cell>
          <table:table-cell table:style-name="ce1756" table:formula="of:=[.$D$116]" office:value-type="percentage" office:value="0.0929" calcext:value-type="percentage">
            <text:p>9,29 %</text:p>
          </table:table-cell>
          <table:table-cell table:style-name="ce1840" table:formula="of:=[.$E$116]" office:value-type="percentage" office:value="0.0753" calcext:value-type="percentage">
            <text:p>7,53 %</text:p>
          </table:table-cell>
          <table:table-cell table:style-name="ce1923" table:formula="of:=[.$F$116]" office:value-type="percentage" office:value="0.3207" calcext:value-type="percentage">
            <text:p>32,07 %</text:p>
          </table:table-cell>
          <table:table-cell table:style-name="ce2006" table:formula="of:=[.$G$116]" office:value-type="percentage" office:value="0.1478" calcext:value-type="percentage">
            <text:p>14,78 %</text:p>
          </table:table-cell>
          <table:table-cell table:style-name="ce2090" table:formula="of:=[.$H$116]" office:value-type="percentage" office:value="0.0692" calcext:value-type="percentage">
            <text:p>6,92 %</text:p>
          </table:table-cell>
          <table:table-cell table:style-name="ce2173" table:formula="of:=[.$I$116]" office:value-type="percentage" office:value="0.08" calcext:value-type="percentage">
            <text:p>8,00 %</text:p>
          </table:table-cell>
          <table:table-cell table:style-name="ce2256" table:formula="of:=[.$J$116]" office:value-type="percentage" office:value="0.0056" calcext:value-type="percentage">
            <text:p>0,56 %</text:p>
          </table:table-cell>
          <table:table-cell table:style-name="ce2338" table:formula="of:=[.$K$116]" office:value-type="percentage" office:value="0.0809" calcext:value-type="percentage">
            <text:p>8,09 %</text:p>
          </table:table-cell>
          <table:table-cell table:style-name="ce2421" table:formula="of:=[.$L$116]" office:value-type="percentage" office:value="0.0778" calcext:value-type="percentage">
            <text:p>7,78 %</text:p>
          </table:table-cell>
          <table:table-cell table:style-name="ce2504" table:formula="of:=[.$M$116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Luca</text:p>
          </table:table-cell>
          <table:table-cell table:style-name="ce281" office:value-type="percentage" office:value="0.0719" calcext:value-type="percentage">
            <text:p>7,19 %</text:p>
          </table:table-cell>
          <table:table-cell table:style-name="ce281" office:value-type="percentage" office:value="0.1068" calcext:value-type="percentage">
            <text:p>10,68 %</text:p>
          </table:table-cell>
          <table:table-cell table:style-name="ce281" office:value-type="percentage" office:value="0.0756" calcext:value-type="percentage">
            <text:p>7,56 %</text:p>
          </table:table-cell>
          <table:table-cell table:style-name="ce281" office:value-type="percentage" office:value="0.054" calcext:value-type="percentage">
            <text:p>5,40 %</text:p>
          </table:table-cell>
          <table:table-cell table:style-name="ce281" office:value-type="percentage" office:value="0.0745" calcext:value-type="percentage">
            <text:p>7,45 %</text:p>
          </table:table-cell>
          <table:table-cell table:style-name="ce281" office:value-type="percentage" office:value="0.0753" calcext:value-type="percentage">
            <text:p>7,53 %</text:p>
          </table:table-cell>
          <table:table-cell table:style-name="ce281" office:value-type="percentage" office:value="0.0721" calcext:value-type="percentage">
            <text:p>7,21 %</text:p>
          </table:table-cell>
          <table:table-cell table:style-name="ce281" office:value-type="percentage" office:value="0.054" calcext:value-type="percentage">
            <text:p>5,40 %</text:p>
          </table:table-cell>
          <table:table-cell table:style-name="ce281" office:value-type="percentage" office:value="0.3115" calcext:value-type="percentage">
            <text:p>31,15 %</text:p>
          </table:table-cell>
          <table:table-cell table:style-name="ce281" office:value-type="percentage" office:value="0.1042" calcext:value-type="percentage">
            <text:p>10,42 %</text:p>
          </table:table-cell>
          <table:table-cell table:style-name="ce281"/>
          <table:table-cell table:style-name="ce264"/>
          <table:table-cell table:style-name="ce268" office:value-type="string" calcext:value-type="string">
            <text:p>Luca</text:p>
          </table:table-cell>
          <table:table-cell table:style-name="ce651" table:formula="of:=[.$C$117]" office:value-type="percentage" office:value="0.0488" calcext:value-type="percentage">
            <text:p>4,88 %</text:p>
          </table:table-cell>
          <table:table-cell table:style-name="ce1757" table:formula="of:=[.$D$117]" office:value-type="percentage" office:value="0.0987" calcext:value-type="percentage">
            <text:p>9,87 %</text:p>
          </table:table-cell>
          <table:table-cell table:style-name="ce1841" table:formula="of:=[.$E$117]" office:value-type="percentage" office:value="0.1882" calcext:value-type="percentage">
            <text:p>18,82 %</text:p>
          </table:table-cell>
          <table:table-cell table:style-name="ce1925" table:formula="of:=[.$F$117]" office:value-type="percentage" office:value="0.0694" calcext:value-type="percentage">
            <text:p>6,94 %</text:p>
          </table:table-cell>
          <table:table-cell table:style-name="ce2007" table:formula="of:=[.$G$117]" office:value-type="percentage" office:value="0.089" calcext:value-type="percentage">
            <text:p>8,90 %</text:p>
          </table:table-cell>
          <table:table-cell table:style-name="ce2091" table:formula="of:=[.$H$117]" office:value-type="percentage" office:value="0.0745" calcext:value-type="percentage">
            <text:p>7,45 %</text:p>
          </table:table-cell>
          <table:table-cell table:style-name="ce2174" table:formula="of:=[.$I$117]" office:value-type="percentage" office:value="0.0823" calcext:value-type="percentage">
            <text:p>8,23 %</text:p>
          </table:table-cell>
          <table:table-cell table:style-name="ce2257" table:formula="of:=[.$J$117]" office:value-type="percentage" office:value="0.0206" calcext:value-type="percentage">
            <text:p>2,06 %</text:p>
          </table:table-cell>
          <table:table-cell table:style-name="ce2339" table:formula="of:=[.$K$117]" office:value-type="percentage" office:value="0.2239" calcext:value-type="percentage">
            <text:p>22,39 %</text:p>
          </table:table-cell>
          <table:table-cell table:style-name="ce2422" table:formula="of:=[.$L$117]" office:value-type="percentage" office:value="0.1046" calcext:value-type="percentage">
            <text:p>10,46 %</text:p>
          </table:table-cell>
          <table:table-cell table:style-name="ce2505" table:formula="of:=[.$M$117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 table:number-columns-repeated="27"/>
          <table:table-cell table:number-columns-repeated="997"/>
        </table:table-row>
        <table:table-row table:style-name="ro1">
          <table:table-cell table:style-name="ce264"/>
          <table:table-cell table:style-name="ce266" office:value-type="string" calcext:value-type="string">
            <text:p>Spots:</text:p>
          </table:table-cell>
          <table:table-cell table:style-name="ce269" office:value-type="float" office:value="3" calcext:value-type="float">
            <text:p>3</text:p>
          </table:table-cell>
          <table:table-cell table:style-name="ce26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373" office:value-type="float" office:value="2656080" calcext:value-type="float" table:number-columns-spanned="2" table:number-rows-spanned="1">
            <text:p>2.656.080</text:p>
          </table:table-cell>
          <table:covered-table-cell/>
          <table:table-cell table:style-name="ce26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373" office:value-type="float" office:value="3586" calcext:value-type="float" table:number-columns-spanned="2" table:number-rows-spanned="1">
            <text:p>3.586</text:p>
          </table:table-cell>
          <table:covered-table-cell/>
          <table:table-cell table:style-name="ce264"/>
          <table:table-cell table:style-name="ce626" office:value-type="string" calcext:value-type="string">
            <text:p>Spots:</text:p>
          </table:table-cell>
          <table:table-cell table:style-name="ce627" office:value-type="float" office:value="3" calcext:value-type="float">
            <text:p>3</text:p>
          </table:table-cell>
          <table:table-cell table:style-name="ce626" office:value-type="string" calcext:value-type="string">
            <text:p>Hit PM:</text:p>
          </table:table-cell>
          <table:table-cell table:style-name="ce627"/>
          <table:table-cell table:style-name="ce264" table:number-columns-repeated="9"/>
          <table:table-cell table:number-columns-repeated="997"/>
        </table:table-row>
        <table:table-row table:style-name="ro1">
          <table:table-cell table:style-name="ce264"/>
          <table:table-cell table:style-name="ce267" office:value-type="string" calcext:value-type="string">
            <text:p>MN3</text:p>
          </table:table-cell>
          <table:table-cell table:style-name="ce268" office:value-type="string" calcext:value-type="string">
            <text:p>Cecilia</text:p>
          </table:table-cell>
          <table:table-cell table:style-name="ce268" office:value-type="string" calcext:value-type="string">
            <text:p>Karina</text:p>
          </table:table-cell>
          <table:table-cell table:style-name="ce268" office:value-type="string" calcext:value-type="string">
            <text:p>Isabelle</text:p>
          </table:table-cell>
          <table:table-cell table:style-name="ce268" office:value-type="string" calcext:value-type="string">
            <text:p>Anna</text:p>
          </table:table-cell>
          <table:table-cell table:style-name="ce268" office:value-type="string" calcext:value-type="string">
            <text:p>Gina</text:p>
          </table:table-cell>
          <table:table-cell table:style-name="ce268" office:value-type="string" calcext:value-type="string">
            <text:p>Luisa</text:p>
          </table:table-cell>
          <table:table-cell table:style-name="ce268" office:value-type="string" calcext:value-type="string">
            <text:p>Celina</text:p>
          </table:table-cell>
          <table:table-cell table:style-name="ce268" office:value-type="string" calcext:value-type="string">
            <text:p>Ricarda</text:p>
          </table:table-cell>
          <table:table-cell table:style-name="ce268" office:value-type="string" calcext:value-type="string">
            <text:p>Zoe</text:p>
          </table:table-cell>
          <table:table-cell table:style-name="ce268" office:value-type="string" calcext:value-type="string">
            <text:p>Franziska</text:p>
          </table:table-cell>
          <table:table-cell table:style-name="ce268"/>
          <table:table-cell table:style-name="ce264"/>
          <table:table-cell table:style-name="ce267" office:value-type="string" calcext:value-type="string">
            <text:p>MN3</text:p>
          </table:table-cell>
          <table:table-cell table:style-name="ce268" office:value-type="string" calcext:value-type="string">
            <text:p>Cecilia</text:p>
          </table:table-cell>
          <table:table-cell table:style-name="ce268" office:value-type="string" calcext:value-type="string">
            <text:p>Karina</text:p>
          </table:table-cell>
          <table:table-cell table:style-name="ce268" office:value-type="string" calcext:value-type="string">
            <text:p>Isabelle</text:p>
          </table:table-cell>
          <table:table-cell table:style-name="ce268" office:value-type="string" calcext:value-type="string">
            <text:p>Anna</text:p>
          </table:table-cell>
          <table:table-cell table:style-name="ce268" office:value-type="string" calcext:value-type="string">
            <text:p>Gina</text:p>
          </table:table-cell>
          <table:table-cell table:style-name="ce268" office:value-type="string" calcext:value-type="string">
            <text:p>Luisa</text:p>
          </table:table-cell>
          <table:table-cell table:style-name="ce268" office:value-type="string" calcext:value-type="string">
            <text:p>Celina</text:p>
          </table:table-cell>
          <table:table-cell table:style-name="ce268" office:value-type="string" calcext:value-type="string">
            <text:p>Ricarda</text:p>
          </table:table-cell>
          <table:table-cell table:style-name="ce268" office:value-type="string" calcext:value-type="string">
            <text:p>Zoe</text:p>
          </table:table-cell>
          <table:table-cell table:style-name="ce268" office:value-type="string" calcext:value-type="string">
            <text:p>Franziska</text:p>
          </table:table-cell>
          <table:table-cell table:style-name="ce268"/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Calvin</text:p>
          </table:table-cell>
          <table:table-cell table:style-name="ce282" office:value-type="percentage" office:value="0.0538" calcext:value-type="percentage">
            <text:p>5,38 %</text:p>
          </table:table-cell>
          <table:table-cell table:style-name="ce282" office:value-type="percentage" office:value="0.2521" calcext:value-type="percentage">
            <text:p>25,21 %</text:p>
          </table:table-cell>
          <table:table-cell table:style-name="ce282" office:value-type="percentage" office:value="0.07" calcext:value-type="percentage">
            <text:p>7,00 %</text:p>
          </table:table-cell>
          <table:table-cell table:style-name="ce282" office:value-type="percentage" office:value="0.0719" calcext:value-type="percentage">
            <text:p>7,19 %</text:p>
          </table:table-cell>
          <table:table-cell table:style-name="ce282" office:value-type="percentage" office:value="0.2086" calcext:value-type="percentage">
            <text:p>20,86 %</text:p>
          </table:table-cell>
          <table:table-cell table:style-name="ce282" office:value-type="percentage" office:value="0.0954" calcext:value-type="percentage">
            <text:p>9,54 %</text:p>
          </table:table-cell>
          <table:table-cell table:style-name="ce282" office:value-type="percentage" office:value="0.0823" calcext:value-type="percentage">
            <text:p>8,23 %</text:p>
          </table:table-cell>
          <table:table-cell table:style-name="ce282" office:value-type="percentage" office:value="0.0162" calcext:value-type="percentage">
            <text:p>1,62 %</text:p>
          </table:table-cell>
          <table:table-cell table:style-name="ce546" office:value-type="percentage" office:value="0.0784" calcext:value-type="percentage">
            <text:p>7,84 %</text:p>
          </table:table-cell>
          <table:table-cell table:style-name="ce282" office:value-type="percentage" office:value="0.0714" calcext:value-type="percentage">
            <text:p>7,14 %</text:p>
          </table:table-cell>
          <table:table-cell table:style-name="ce282"/>
          <table:table-cell table:style-name="ce264"/>
          <table:table-cell table:style-name="ce268" office:value-type="string" calcext:value-type="string">
            <text:p>Calvin</text:p>
          </table:table-cell>
          <table:table-cell table:style-name="ce652" table:formula="of:=[.$C$108]" office:value-type="percentage" office:value="0.0538" calcext:value-type="percentage">
            <text:p>5,38 %</text:p>
          </table:table-cell>
          <table:table-cell table:style-name="ce1758" table:formula="of:=[.$D$108]" office:value-type="percentage" office:value="0.2521" calcext:value-type="percentage">
            <text:p>25,21 %</text:p>
          </table:table-cell>
          <table:table-cell table:style-name="ce1842" table:formula="of:=[.$E$108]" office:value-type="percentage" office:value="0.07" calcext:value-type="percentage">
            <text:p>7,00 %</text:p>
          </table:table-cell>
          <table:table-cell table:style-name="ce1926" table:formula="of:=[.$F$108]" office:value-type="percentage" office:value="0.0719" calcext:value-type="percentage">
            <text:p>7,19 %</text:p>
          </table:table-cell>
          <table:table-cell table:style-name="ce2008" table:formula="of:=[.$G$108]" office:value-type="percentage" office:value="0.2086" calcext:value-type="percentage">
            <text:p>20,86 %</text:p>
          </table:table-cell>
          <table:table-cell table:style-name="ce2092" table:formula="of:=[.$H$108]" office:value-type="percentage" office:value="0.0954" calcext:value-type="percentage">
            <text:p>9,54 %</text:p>
          </table:table-cell>
          <table:table-cell table:style-name="ce2175" table:formula="of:=[.$I$108]" office:value-type="percentage" office:value="0.0823" calcext:value-type="percentage">
            <text:p>8,23 %</text:p>
          </table:table-cell>
          <table:table-cell table:style-name="ce2258" table:formula="of:=[.$J$108]" office:value-type="percentage" office:value="0.0162" calcext:value-type="percentage">
            <text:p>1,62 %</text:p>
          </table:table-cell>
          <table:table-cell table:style-name="ce2340" table:formula="of:=[.$K$108]" office:value-type="percentage" office:value="0.0784" calcext:value-type="percentage">
            <text:p>7,84 %</text:p>
          </table:table-cell>
          <table:table-cell table:style-name="ce2423" table:formula="of:=[.$L$108]" office:value-type="percentage" office:value="0.0714" calcext:value-type="percentage">
            <text:p>7,14 %</text:p>
          </table:table-cell>
          <table:table-cell table:style-name="ce2506" table:formula="of:=[.$M$108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6">
          <table:table-cell table:style-name="ce264"/>
          <table:table-cell table:style-name="ce268" office:value-type="string" calcext:value-type="string">
            <text:p>Lukas</text:p>
          </table:table-cell>
          <table:table-cell table:style-name="ce282" office:value-type="percentage" office:value="0.0549" calcext:value-type="percentage">
            <text:p>5,49 %</text:p>
          </table:table-cell>
          <table:table-cell table:style-name="ce282" office:value-type="percentage" office:value="0.1046" calcext:value-type="percentage">
            <text:p>10,46 %</text:p>
          </table:table-cell>
          <table:table-cell table:style-name="ce282" office:value-type="percentage" office:value="0.2234" calcext:value-type="percentage">
            <text:p>22,34 %</text:p>
          </table:table-cell>
          <table:table-cell table:style-name="ce282" office:value-type="percentage" office:value="0.075" calcext:value-type="percentage">
            <text:p>7,50 %</text:p>
          </table:table-cell>
          <table:table-cell table:style-name="ce282" office:value-type="percentage" office:value="0.0976" calcext:value-type="percentage">
            <text:p>9,76 %</text:p>
          </table:table-cell>
          <table:table-cell table:style-name="ce282" office:value-type="percentage" office:value="0.0837" calcext:value-type="percentage">
            <text:p>8,37 %</text:p>
          </table:table-cell>
          <table:table-cell table:style-name="ce430" office:value-type="string" calcext:value-type="string">
            <text:p>NM</text:p>
          </table:table-cell>
          <table:table-cell table:style-name="ce282" office:value-type="percentage" office:value="0.0223" calcext:value-type="percentage">
            <text:p>2,23 %</text:p>
          </table:table-cell>
          <table:table-cell table:style-name="ce282" office:value-type="percentage" office:value="0.1274" calcext:value-type="percentage">
            <text:p>12,74 %</text:p>
          </table:table-cell>
          <table:table-cell table:style-name="ce282" office:value-type="percentage" office:value="0.2111" calcext:value-type="percentage">
            <text:p>21,11 %</text:p>
          </table:table-cell>
          <table:table-cell table:style-name="ce282"/>
          <table:table-cell table:style-name="ce264"/>
          <table:table-cell table:style-name="ce268" office:value-type="string" calcext:value-type="string">
            <text:p>Lukas</text:p>
          </table:table-cell>
          <table:table-cell table:style-name="ce653" table:formula="of:=[.$C$109]" office:value-type="percentage" office:value="0.0549" calcext:value-type="percentage">
            <text:p>5,49 %</text:p>
          </table:table-cell>
          <table:table-cell table:style-name="ce1759" table:formula="of:=[.$D$109]" office:value-type="percentage" office:value="0.1046" calcext:value-type="percentage">
            <text:p>10,46 %</text:p>
          </table:table-cell>
          <table:table-cell table:style-name="ce1843" table:formula="of:=[.$E$109]" office:value-type="percentage" office:value="0.2234" calcext:value-type="percentage">
            <text:p>22,34 %</text:p>
          </table:table-cell>
          <table:table-cell table:style-name="ce1927" table:formula="of:=[.$F$109]" office:value-type="percentage" office:value="0.075" calcext:value-type="percentage">
            <text:p>7,50 %</text:p>
          </table:table-cell>
          <table:table-cell table:style-name="ce2009" table:formula="of:=[.$G$109]" office:value-type="percentage" office:value="0.0976" calcext:value-type="percentage">
            <text:p>9,76 %</text:p>
          </table:table-cell>
          <table:table-cell table:style-name="ce2093" table:formula="of:=[.$H$109]" office:value-type="percentage" office:value="0.0837" calcext:value-type="percentage">
            <text:p>8,37 %</text:p>
          </table:table-cell>
          <table:table-cell table:style-name="ce2176" table:formula="of:=[.$I$109]" office:value-type="string" office:string-value="NM" calcext:value-type="string">
            <text:p>NM</text:p>
          </table:table-cell>
          <table:table-cell table:style-name="ce2259" table:formula="of:=[.$J$109]" office:value-type="percentage" office:value="0.0223" calcext:value-type="percentage">
            <text:p>2,23 %</text:p>
          </table:table-cell>
          <table:table-cell table:style-name="ce2341" table:formula="of:=[.$K$109]" office:value-type="percentage" office:value="0.1274" calcext:value-type="percentage">
            <text:p>12,74 %</text:p>
          </table:table-cell>
          <table:table-cell table:style-name="ce2424" table:formula="of:=[.$L$109]" office:value-type="percentage" office:value="0.2111" calcext:value-type="percentage">
            <text:p>21,11 %</text:p>
          </table:table-cell>
          <table:table-cell table:style-name="ce2507" table:formula="of:=[.$M$109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Maurice</text:p>
          </table:table-cell>
          <table:table-cell table:style-name="ce282" office:value-type="percentage" office:value="0.0059" calcext:value-type="percentage">
            <text:p>0,59 %</text:p>
          </table:table-cell>
          <table:table-cell table:style-name="ce282" office:value-type="percentage" office:value="0.0268" calcext:value-type="percentage">
            <text:p>2,68 %</text:p>
          </table:table-cell>
          <table:table-cell table:style-name="ce282" office:value-type="percentage" office:value="0.019" calcext:value-type="percentage">
            <text:p>1,90 %</text:p>
          </table:table-cell>
          <table:table-cell table:style-name="ce282" office:value-type="percentage" office:value="0.0078" calcext:value-type="percentage">
            <text:p>0,78 %</text:p>
          </table:table-cell>
          <table:table-cell table:style-name="ce282" office:value-type="percentage" office:value="0.0243" calcext:value-type="percentage">
            <text:p>2,43 %</text:p>
          </table:table-cell>
          <table:table-cell table:number-columns-repeated="2" table:style-name="ce282" office:value-type="percentage" office:value="0.0184" calcext:value-type="percentage">
            <text:p>1,84 %</text:p>
          </table:table-cell>
          <table:table-cell table:style-name="ce282" office:value-type="percentage" office:value="0.8388" calcext:value-type="percentage">
            <text:p>83,88 %</text:p>
          </table:table-cell>
          <table:table-cell table:style-name="ce282" office:value-type="percentage" office:value="0.0218" calcext:value-type="percentage">
            <text:p>2,18 %</text:p>
          </table:table-cell>
          <table:table-cell table:style-name="ce282" office:value-type="percentage" office:value="0.019" calcext:value-type="percentage">
            <text:p>1,90 %</text:p>
          </table:table-cell>
          <table:table-cell table:style-name="ce282"/>
          <table:table-cell table:style-name="ce264"/>
          <table:table-cell table:style-name="ce268" office:value-type="string" calcext:value-type="string">
            <text:p>Maurice</text:p>
          </table:table-cell>
          <table:table-cell table:style-name="ce655" table:formula="of:=[.$C$110]" office:value-type="percentage" office:value="0.0059" calcext:value-type="percentage">
            <text:p>0,59 %</text:p>
          </table:table-cell>
          <table:table-cell table:style-name="ce1761" table:formula="of:=[.$D$110]" office:value-type="percentage" office:value="0.0268" calcext:value-type="percentage">
            <text:p>2,68 %</text:p>
          </table:table-cell>
          <table:table-cell table:style-name="ce1845" table:formula="of:=[.$E$110]" office:value-type="percentage" office:value="0.019" calcext:value-type="percentage">
            <text:p>1,90 %</text:p>
          </table:table-cell>
          <table:table-cell table:style-name="ce1928" table:formula="of:=[.$F$110]" office:value-type="percentage" office:value="0.0078" calcext:value-type="percentage">
            <text:p>0,78 %</text:p>
          </table:table-cell>
          <table:table-cell table:style-name="ce2011" table:formula="of:=[.$G$110]" office:value-type="percentage" office:value="0.0243" calcext:value-type="percentage">
            <text:p>2,43 %</text:p>
          </table:table-cell>
          <table:table-cell table:style-name="ce2094" table:formula="of:=[.$H$110]" office:value-type="percentage" office:value="0.0184" calcext:value-type="percentage">
            <text:p>1,84 %</text:p>
          </table:table-cell>
          <table:table-cell table:style-name="ce2177" table:formula="of:=[.$I$110]" office:value-type="percentage" office:value="0.0184" calcext:value-type="percentage">
            <text:p>1,84 %</text:p>
          </table:table-cell>
          <table:table-cell table:style-name="ce2260" table:formula="of:=[.$J$110]" office:value-type="percentage" office:value="0.8388" calcext:value-type="percentage">
            <text:p>83,88 %</text:p>
          </table:table-cell>
          <table:table-cell table:style-name="ce2342" table:formula="of:=[.$K$110]" office:value-type="percentage" office:value="0.0218" calcext:value-type="percentage">
            <text:p>2,18 %</text:p>
          </table:table-cell>
          <table:table-cell table:style-name="ce2425" table:formula="of:=[.$L$110]" office:value-type="percentage" office:value="0.019" calcext:value-type="percentage">
            <text:p>1,90 %</text:p>
          </table:table-cell>
          <table:table-cell table:style-name="ce2508" table:formula="of:=[.$M$110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Amadu</text:p>
          </table:table-cell>
          <table:table-cell table:style-name="ce282" office:value-type="percentage" office:value="0.5365" calcext:value-type="percentage">
            <text:p>53,65 %</text:p>
          </table:table-cell>
          <table:table-cell table:style-name="ce282" office:value-type="percentage" office:value="0.0742" calcext:value-type="percentage">
            <text:p>7,42 %</text:p>
          </table:table-cell>
          <table:table-cell table:style-name="ce282" office:value-type="percentage" office:value="0.0558" calcext:value-type="percentage">
            <text:p>5,58 %</text:p>
          </table:table-cell>
          <table:table-cell table:style-name="ce282" office:value-type="percentage" office:value="0.0449" calcext:value-type="percentage">
            <text:p>4,49 %</text:p>
          </table:table-cell>
          <table:table-cell table:style-name="ce282" office:value-type="percentage" office:value="0.0636" calcext:value-type="percentage">
            <text:p>6,36 %</text:p>
          </table:table-cell>
          <table:table-cell table:style-name="ce282" office:value-type="percentage" office:value="0.0516" calcext:value-type="percentage">
            <text:p>5,16 %</text:p>
          </table:table-cell>
          <table:table-cell table:style-name="ce282" office:value-type="percentage" office:value="0.0524" calcext:value-type="percentage">
            <text:p>5,24 %</text:p>
          </table:table-cell>
          <table:table-cell table:style-name="ce282" office:value-type="percentage" office:value="0.0064" calcext:value-type="percentage">
            <text:p>0,64 %</text:p>
          </table:table-cell>
          <table:table-cell table:style-name="ce282" office:value-type="percentage" office:value="0.0588" calcext:value-type="percentage">
            <text:p>5,88 %</text:p>
          </table:table-cell>
          <table:table-cell table:style-name="ce282" office:value-type="percentage" office:value="0.0558" calcext:value-type="percentage">
            <text:p>5,58 %</text:p>
          </table:table-cell>
          <table:table-cell table:style-name="ce282"/>
          <table:table-cell table:style-name="ce264"/>
          <table:table-cell table:style-name="ce268" office:value-type="string" calcext:value-type="string">
            <text:p>Amadu</text:p>
          </table:table-cell>
          <table:table-cell table:style-name="ce656" table:formula="of:=[.$C$111]" office:value-type="percentage" office:value="0.5365" calcext:value-type="percentage">
            <text:p>53,65 %</text:p>
          </table:table-cell>
          <table:table-cell table:style-name="ce1762" table:formula="of:=[.$D$111]" office:value-type="percentage" office:value="0.0742" calcext:value-type="percentage">
            <text:p>7,42 %</text:p>
          </table:table-cell>
          <table:table-cell table:style-name="ce1846" table:formula="of:=[.$E$111]" office:value-type="percentage" office:value="0.0558" calcext:value-type="percentage">
            <text:p>5,58 %</text:p>
          </table:table-cell>
          <table:table-cell table:style-name="ce1929" table:formula="of:=[.$F$111]" office:value-type="percentage" office:value="0.0449" calcext:value-type="percentage">
            <text:p>4,49 %</text:p>
          </table:table-cell>
          <table:table-cell table:style-name="ce2012" table:formula="of:=[.$G$111]" office:value-type="percentage" office:value="0.0636" calcext:value-type="percentage">
            <text:p>6,36 %</text:p>
          </table:table-cell>
          <table:table-cell table:style-name="ce2095" table:formula="of:=[.$H$111]" office:value-type="percentage" office:value="0.0516" calcext:value-type="percentage">
            <text:p>5,16 %</text:p>
          </table:table-cell>
          <table:table-cell table:style-name="ce2178" table:formula="of:=[.$I$111]" office:value-type="percentage" office:value="0.0524" calcext:value-type="percentage">
            <text:p>5,24 %</text:p>
          </table:table-cell>
          <table:table-cell table:style-name="ce2261" table:formula="of:=[.$J$111]" office:value-type="percentage" office:value="0.0064" calcext:value-type="percentage">
            <text:p>0,64 %</text:p>
          </table:table-cell>
          <table:table-cell table:style-name="ce2343" table:formula="of:=[.$K$111]" office:value-type="percentage" office:value="0.0588" calcext:value-type="percentage">
            <text:p>5,88 %</text:p>
          </table:table-cell>
          <table:table-cell table:style-name="ce2426" table:formula="of:=[.$L$111]" office:value-type="percentage" office:value="0.0558" calcext:value-type="percentage">
            <text:p>5,58 %</text:p>
          </table:table-cell>
          <table:table-cell table:style-name="ce2509" table:formula="of:=[.$M$111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Martin</text:p>
          </table:table-cell>
          <table:table-cell table:style-name="ce282" office:value-type="percentage" office:value="0.058" calcext:value-type="percentage">
            <text:p>5,80 %</text:p>
          </table:table-cell>
          <table:table-cell table:style-name="ce309" office:value-type="percentage" office:value="0.1152" calcext:value-type="percentage">
            <text:p>11,52 %</text:p>
          </table:table-cell>
          <table:table-cell table:style-name="ce282" office:value-type="percentage" office:value="0.1102" calcext:value-type="percentage">
            <text:p>11,02 %</text:p>
          </table:table-cell>
          <table:table-cell table:style-name="ce282" office:value-type="percentage" office:value="0.164" calcext:value-type="percentage">
            <text:p>16,40 %</text:p>
          </table:table-cell>
          <table:table-cell table:style-name="ce282" office:value-type="percentage" office:value="0.0917" calcext:value-type="percentage">
            <text:p>9,17 %</text:p>
          </table:table-cell>
          <table:table-cell table:style-name="ce282" office:value-type="percentage" office:value="0.0851" calcext:value-type="percentage">
            <text:p>8,51 %</text:p>
          </table:table-cell>
          <table:table-cell table:style-name="ce282" office:value-type="percentage" office:value="0.2621" calcext:value-type="percentage">
            <text:p>26,21 %</text:p>
          </table:table-cell>
          <table:table-cell table:style-name="ce282" office:value-type="percentage" office:value="0.024" calcext:value-type="percentage">
            <text:p>2,40 %</text:p>
          </table:table-cell>
          <table:table-cell table:style-name="ce282" office:value-type="string" calcext:value-type="string">
            <text:p>NM</text:p>
          </table:table-cell>
          <table:table-cell table:style-name="ce282" office:value-type="percentage" office:value="0.0898" calcext:value-type="percentage">
            <text:p>8,98 %</text:p>
          </table:table-cell>
          <table:table-cell table:style-name="ce282"/>
          <table:table-cell table:style-name="ce264"/>
          <table:table-cell table:style-name="ce268" office:value-type="string" calcext:value-type="string">
            <text:p>Martin</text:p>
          </table:table-cell>
          <table:table-cell table:style-name="ce657" table:formula="of:=[.$C$112]" office:value-type="percentage" office:value="0.058" calcext:value-type="percentage">
            <text:p>5,80 %</text:p>
          </table:table-cell>
          <table:table-cell table:style-name="ce1763" table:formula="of:=[.$D$112]" office:value-type="percentage" office:value="0.1152" calcext:value-type="percentage">
            <text:p>11,52 %</text:p>
          </table:table-cell>
          <table:table-cell table:style-name="ce1847" table:formula="of:=[.$E$112]" office:value-type="percentage" office:value="0.1102" calcext:value-type="percentage">
            <text:p>11,02 %</text:p>
          </table:table-cell>
          <table:table-cell table:style-name="ce1930" table:formula="of:=[.$F$112]" office:value-type="percentage" office:value="0.164" calcext:value-type="percentage">
            <text:p>16,40 %</text:p>
          </table:table-cell>
          <table:table-cell table:style-name="ce2013" table:formula="of:=[.$G$112]" office:value-type="percentage" office:value="0.0917" calcext:value-type="percentage">
            <text:p>9,17 %</text:p>
          </table:table-cell>
          <table:table-cell table:style-name="ce2096" table:formula="of:=[.$H$112]" office:value-type="percentage" office:value="0.0851" calcext:value-type="percentage">
            <text:p>8,51 %</text:p>
          </table:table-cell>
          <table:table-cell table:style-name="ce2179" table:formula="of:=[.$I$112]" office:value-type="percentage" office:value="0.2621" calcext:value-type="percentage">
            <text:p>26,21 %</text:p>
          </table:table-cell>
          <table:table-cell table:style-name="ce2262" table:formula="of:=[.$J$112]" office:value-type="percentage" office:value="0.024" calcext:value-type="percentage">
            <text:p>2,40 %</text:p>
          </table:table-cell>
          <table:table-cell table:style-name="ce2344" table:formula="of:=[.$K$112]" office:value-type="string" office:string-value="NM" calcext:value-type="string">
            <text:p>NM</text:p>
          </table:table-cell>
          <table:table-cell table:style-name="ce2427" table:formula="of:=[.$L$112]" office:value-type="percentage" office:value="0.0898" calcext:value-type="percentage">
            <text:p>8,98 %</text:p>
          </table:table-cell>
          <table:table-cell table:style-name="ce2510" table:formula="of:=[.$M$112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Pharrell</text:p>
          </table:table-cell>
          <table:table-cell table:style-name="ce282" office:value-type="percentage" office:value="0.0864" calcext:value-type="percentage">
            <text:p>8,64 %</text:p>
          </table:table-cell>
          <table:table-cell table:style-name="ce282" office:value-type="string" calcext:value-type="string">
            <text:p>NM</text:p>
          </table:table-cell>
          <table:table-cell table:style-name="ce282" office:value-type="percentage" office:value="0.1032" calcext:value-type="percentage">
            <text:p>10,32 %</text:p>
          </table:table-cell>
          <table:table-cell table:style-name="ce282" office:value-type="percentage" office:value="0.0973" calcext:value-type="percentage">
            <text:p>9,73 %</text:p>
          </table:table-cell>
          <table:table-cell table:style-name="ce282" office:value-type="percentage" office:value="0.1049" calcext:value-type="percentage">
            <text:p>10,49 %</text:p>
          </table:table-cell>
          <table:table-cell table:style-name="ce282" office:value-type="percentage" office:value="0.2546" calcext:value-type="percentage">
            <text:p>25,46 %</text:p>
          </table:table-cell>
          <table:table-cell table:style-name="ce282" office:value-type="percentage" office:value="0.1138" calcext:value-type="percentage">
            <text:p>11,38 %</text:p>
          </table:table-cell>
          <table:table-cell table:style-name="ce282" office:value-type="percentage" office:value="0.0282" calcext:value-type="percentage">
            <text:p>2,82 %</text:p>
          </table:table-cell>
          <table:table-cell table:style-name="ce282" office:value-type="percentage" office:value="0.1127" calcext:value-type="percentage">
            <text:p>11,27 %</text:p>
          </table:table-cell>
          <table:table-cell table:style-name="ce282" office:value-type="percentage" office:value="0.099" calcext:value-type="percentage">
            <text:p>9,90 %</text:p>
          </table:table-cell>
          <table:table-cell table:style-name="ce282"/>
          <table:table-cell table:style-name="ce264"/>
          <table:table-cell table:style-name="ce268" office:value-type="string" calcext:value-type="string">
            <text:p>Pharrell</text:p>
          </table:table-cell>
          <table:table-cell table:style-name="ce658" table:formula="of:=[.$C$113]" office:value-type="percentage" office:value="0.0864" calcext:value-type="percentage">
            <text:p>8,64 %</text:p>
          </table:table-cell>
          <table:table-cell table:style-name="ce1764" table:formula="of:=[.$D$113]" office:value-type="string" office:string-value="NM" calcext:value-type="string">
            <text:p>NM</text:p>
          </table:table-cell>
          <table:table-cell table:style-name="ce1848" table:formula="of:=[.$E$113]" office:value-type="percentage" office:value="0.1032" calcext:value-type="percentage">
            <text:p>10,32 %</text:p>
          </table:table-cell>
          <table:table-cell table:style-name="ce1931" table:formula="of:=[.$F$113]" office:value-type="percentage" office:value="0.0973" calcext:value-type="percentage">
            <text:p>9,73 %</text:p>
          </table:table-cell>
          <table:table-cell table:style-name="ce2014" table:formula="of:=[.$G$113]" office:value-type="percentage" office:value="0.1049" calcext:value-type="percentage">
            <text:p>10,49 %</text:p>
          </table:table-cell>
          <table:table-cell table:style-name="ce2097" table:formula="of:=[.$H$113]" office:value-type="percentage" office:value="0.2546" calcext:value-type="percentage">
            <text:p>25,46 %</text:p>
          </table:table-cell>
          <table:table-cell table:style-name="ce2180" table:formula="of:=[.$I$113]" office:value-type="percentage" office:value="0.1138" calcext:value-type="percentage">
            <text:p>11,38 %</text:p>
          </table:table-cell>
          <table:table-cell table:style-name="ce2263" table:formula="of:=[.$J$113]" office:value-type="percentage" office:value="0.0282" calcext:value-type="percentage">
            <text:p>2,82 %</text:p>
          </table:table-cell>
          <table:table-cell table:style-name="ce2345" table:formula="of:=[.$K$113]" office:value-type="percentage" office:value="0.1127" calcext:value-type="percentage">
            <text:p>11,27 %</text:p>
          </table:table-cell>
          <table:table-cell table:style-name="ce2428" table:formula="of:=[.$L$113]" office:value-type="percentage" office:value="0.099" calcext:value-type="percentage">
            <text:p>9,90 %</text:p>
          </table:table-cell>
          <table:table-cell table:style-name="ce2511" table:formula="of:=[.$M$113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Fabio</text:p>
          </table:table-cell>
          <table:table-cell table:style-name="ce282" office:value-type="percentage" office:value="0.0555" calcext:value-type="percentage">
            <text:p>5,55 %</text:p>
          </table:table-cell>
          <table:table-cell table:style-name="ce282" office:value-type="percentage" office:value="0.1383" calcext:value-type="percentage">
            <text:p>13,83 %</text:p>
          </table:table-cell>
          <table:table-cell table:style-name="ce282" office:value-type="percentage" office:value="0.0772" calcext:value-type="percentage">
            <text:p>7,72 %</text:p>
          </table:table-cell>
          <table:table-cell table:style-name="ce282" office:value-type="percentage" office:value="0.0798" calcext:value-type="percentage">
            <text:p>7,98 %</text:p>
          </table:table-cell>
          <table:table-cell table:style-name="ce282" office:value-type="percentage" office:value="0.0853" calcext:value-type="percentage">
            <text:p>8,53 %</text:p>
          </table:table-cell>
          <table:table-cell table:style-name="ce282" office:value-type="percentage" office:value="0.1913" calcext:value-type="percentage">
            <text:p>19,13 %</text:p>
          </table:table-cell>
          <table:table-cell table:style-name="ce282" office:value-type="percentage" office:value="0.1941" calcext:value-type="percentage">
            <text:p>19,41 %</text:p>
          </table:table-cell>
          <table:table-cell table:style-name="ce282" office:value-type="percentage" office:value="0.0181" calcext:value-type="percentage">
            <text:p>1,81 %</text:p>
          </table:table-cell>
          <table:table-cell table:style-name="ce282" office:value-type="percentage" office:value="0.0834" calcext:value-type="percentage">
            <text:p>8,34 %</text:p>
          </table:table-cell>
          <table:table-cell table:style-name="ce282" office:value-type="percentage" office:value="0.077" calcext:value-type="percentage">
            <text:p>7,70 %</text:p>
          </table:table-cell>
          <table:table-cell table:style-name="ce282"/>
          <table:table-cell table:style-name="ce264"/>
          <table:table-cell table:style-name="ce268" office:value-type="string" calcext:value-type="string">
            <text:p>Fabio</text:p>
          </table:table-cell>
          <table:table-cell table:style-name="ce670" table:formula="of:=[.$C$114]" office:value-type="percentage" office:value="0.0555" calcext:value-type="percentage">
            <text:p>5,55 %</text:p>
          </table:table-cell>
          <table:table-cell table:style-name="ce1765" table:formula="of:=[.$D$114]" office:value-type="percentage" office:value="0.1383" calcext:value-type="percentage">
            <text:p>13,83 %</text:p>
          </table:table-cell>
          <table:table-cell table:style-name="ce1849" table:formula="of:=[.$E$114]" office:value-type="percentage" office:value="0.0772" calcext:value-type="percentage">
            <text:p>7,72 %</text:p>
          </table:table-cell>
          <table:table-cell table:style-name="ce1932" table:formula="of:=[.$F$114]" office:value-type="percentage" office:value="0.0798" calcext:value-type="percentage">
            <text:p>7,98 %</text:p>
          </table:table-cell>
          <table:table-cell table:style-name="ce2015" table:formula="of:=[.$G$114]" office:value-type="percentage" office:value="0.0853" calcext:value-type="percentage">
            <text:p>8,53 %</text:p>
          </table:table-cell>
          <table:table-cell table:style-name="ce2098" table:formula="of:=[.$H$114]" office:value-type="percentage" office:value="0.1913" calcext:value-type="percentage">
            <text:p>19,13 %</text:p>
          </table:table-cell>
          <table:table-cell table:style-name="ce2181" table:formula="of:=[.$I$114]" office:value-type="percentage" office:value="0.1941" calcext:value-type="percentage">
            <text:p>19,41 %</text:p>
          </table:table-cell>
          <table:table-cell table:style-name="ce2264" table:formula="of:=[.$J$114]" office:value-type="percentage" office:value="0.0181" calcext:value-type="percentage">
            <text:p>1,81 %</text:p>
          </table:table-cell>
          <table:table-cell table:style-name="ce2346" table:formula="of:=[.$K$114]" office:value-type="percentage" office:value="0.0834" calcext:value-type="percentage">
            <text:p>8,34 %</text:p>
          </table:table-cell>
          <table:table-cell table:style-name="ce2429" table:formula="of:=[.$L$114]" office:value-type="percentage" office:value="0.077" calcext:value-type="percentage">
            <text:p>7,70 %</text:p>
          </table:table-cell>
          <table:table-cell table:style-name="ce2512" table:formula="of:=[.$M$114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Max</text:p>
          </table:table-cell>
          <table:table-cell table:style-name="ce282" office:value-type="percentage" office:value="0.0502" calcext:value-type="percentage">
            <text:p>5,02 %</text:p>
          </table:table-cell>
          <table:table-cell table:style-name="ce282" office:value-type="percentage" office:value="0.0973" calcext:value-type="percentage">
            <text:p>9,73 %</text:p>
          </table:table-cell>
          <table:table-cell table:style-name="ce282" office:value-type="percentage" office:value="0.0778" calcext:value-type="percentage">
            <text:p>7,78 %</text:p>
          </table:table-cell>
          <table:table-cell table:style-name="ce282" office:value-type="percentage" office:value="0.0692" calcext:value-type="percentage">
            <text:p>6,92 %</text:p>
          </table:table-cell>
          <table:table-cell table:style-name="ce282" office:value-type="percentage" office:value="0.0873" calcext:value-type="percentage">
            <text:p>8,73 %</text:p>
          </table:table-cell>
          <table:table-cell table:style-name="ce282" office:value-type="percentage" office:value="0.0764" calcext:value-type="percentage">
            <text:p>7,64 %</text:p>
          </table:table-cell>
          <table:table-cell table:style-name="ce282" office:value-type="percentage" office:value="0.1146" calcext:value-type="percentage">
            <text:p>11,46 %</text:p>
          </table:table-cell>
          <table:table-cell table:style-name="ce282" office:value-type="percentage" office:value="0.0198" calcext:value-type="percentage">
            <text:p>1,98 %</text:p>
          </table:table-cell>
          <table:table-cell table:style-name="ce282" office:value-type="percentage" office:value="0.2128" calcext:value-type="percentage">
            <text:p>21,28 %</text:p>
          </table:table-cell>
          <table:table-cell table:style-name="ce282" office:value-type="percentage" office:value="0.1946" calcext:value-type="percentage">
            <text:p>19,46 %</text:p>
          </table:table-cell>
          <table:table-cell table:style-name="ce282"/>
          <table:table-cell table:style-name="ce264"/>
          <table:table-cell table:style-name="ce268" office:value-type="string" calcext:value-type="string">
            <text:p>Max</text:p>
          </table:table-cell>
          <table:table-cell table:style-name="ce673" table:formula="of:=[.$C$115]" office:value-type="percentage" office:value="0.0502" calcext:value-type="percentage">
            <text:p>5,02 %</text:p>
          </table:table-cell>
          <table:table-cell table:style-name="ce1766" table:formula="of:=[.$D$115]" office:value-type="percentage" office:value="0.0973" calcext:value-type="percentage">
            <text:p>9,73 %</text:p>
          </table:table-cell>
          <table:table-cell table:style-name="ce1850" table:formula="of:=[.$E$115]" office:value-type="percentage" office:value="0.0778" calcext:value-type="percentage">
            <text:p>7,78 %</text:p>
          </table:table-cell>
          <table:table-cell table:style-name="ce1933" table:formula="of:=[.$F$115]" office:value-type="percentage" office:value="0.0692" calcext:value-type="percentage">
            <text:p>6,92 %</text:p>
          </table:table-cell>
          <table:table-cell table:style-name="ce2016" table:formula="of:=[.$G$115]" office:value-type="percentage" office:value="0.0873" calcext:value-type="percentage">
            <text:p>8,73 %</text:p>
          </table:table-cell>
          <table:table-cell table:style-name="ce2099" table:formula="of:=[.$H$115]" office:value-type="percentage" office:value="0.0764" calcext:value-type="percentage">
            <text:p>7,64 %</text:p>
          </table:table-cell>
          <table:table-cell table:style-name="ce2182" table:formula="of:=[.$I$115]" office:value-type="percentage" office:value="0.1146" calcext:value-type="percentage">
            <text:p>11,46 %</text:p>
          </table:table-cell>
          <table:table-cell table:style-name="ce2265" table:formula="of:=[.$J$115]" office:value-type="percentage" office:value="0.0198" calcext:value-type="percentage">
            <text:p>1,98 %</text:p>
          </table:table-cell>
          <table:table-cell table:style-name="ce2347" table:formula="of:=[.$K$115]" office:value-type="percentage" office:value="0.2128" calcext:value-type="percentage">
            <text:p>21,28 %</text:p>
          </table:table-cell>
          <table:table-cell table:style-name="ce2430" table:formula="of:=[.$L$115]" office:value-type="percentage" office:value="0.1946" calcext:value-type="percentage">
            <text:p>19,46 %</text:p>
          </table:table-cell>
          <table:table-cell table:style-name="ce2513" table:formula="of:=[.$M$115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Michael</text:p>
          </table:table-cell>
          <table:table-cell table:style-name="ce282" office:value-type="percentage" office:value="0.0499" calcext:value-type="percentage">
            <text:p>4,99 %</text:p>
          </table:table-cell>
          <table:table-cell table:style-name="ce282" office:value-type="percentage" office:value="0.0929" calcext:value-type="percentage">
            <text:p>9,29 %</text:p>
          </table:table-cell>
          <table:table-cell table:style-name="ce282" office:value-type="percentage" office:value="0.0753" calcext:value-type="percentage">
            <text:p>7,53 %</text:p>
          </table:table-cell>
          <table:table-cell table:style-name="ce282" office:value-type="percentage" office:value="0.3207" calcext:value-type="percentage">
            <text:p>32,07 %</text:p>
          </table:table-cell>
          <table:table-cell table:style-name="ce282" office:value-type="percentage" office:value="0.1478" calcext:value-type="percentage">
            <text:p>14,78 %</text:p>
          </table:table-cell>
          <table:table-cell table:style-name="ce282" office:value-type="percentage" office:value="0.0692" calcext:value-type="percentage">
            <text:p>6,92 %</text:p>
          </table:table-cell>
          <table:table-cell table:style-name="ce282" office:value-type="percentage" office:value="0.08" calcext:value-type="percentage">
            <text:p>8,00 %</text:p>
          </table:table-cell>
          <table:table-cell table:style-name="ce282" office:value-type="percentage" office:value="0.0056" calcext:value-type="percentage">
            <text:p>0,56 %</text:p>
          </table:table-cell>
          <table:table-cell table:style-name="ce282" office:value-type="percentage" office:value="0.0809" calcext:value-type="percentage">
            <text:p>8,09 %</text:p>
          </table:table-cell>
          <table:table-cell table:style-name="ce282" office:value-type="percentage" office:value="0.0778" calcext:value-type="percentage">
            <text:p>7,78 %</text:p>
          </table:table-cell>
          <table:table-cell table:style-name="ce282"/>
          <table:table-cell table:style-name="ce264"/>
          <table:table-cell table:style-name="ce268" office:value-type="string" calcext:value-type="string">
            <text:p>Michael</text:p>
          </table:table-cell>
          <table:table-cell table:style-name="ce679" table:formula="of:=[.$C$116]" office:value-type="percentage" office:value="0.0499" calcext:value-type="percentage">
            <text:p>4,99 %</text:p>
          </table:table-cell>
          <table:table-cell table:style-name="ce1767" table:formula="of:=[.$D$116]" office:value-type="percentage" office:value="0.0929" calcext:value-type="percentage">
            <text:p>9,29 %</text:p>
          </table:table-cell>
          <table:table-cell table:style-name="ce1851" table:formula="of:=[.$E$116]" office:value-type="percentage" office:value="0.0753" calcext:value-type="percentage">
            <text:p>7,53 %</text:p>
          </table:table-cell>
          <table:table-cell table:style-name="ce1934" table:formula="of:=[.$F$116]" office:value-type="percentage" office:value="0.3207" calcext:value-type="percentage">
            <text:p>32,07 %</text:p>
          </table:table-cell>
          <table:table-cell table:style-name="ce2017" table:formula="of:=[.$G$116]" office:value-type="percentage" office:value="0.1478" calcext:value-type="percentage">
            <text:p>14,78 %</text:p>
          </table:table-cell>
          <table:table-cell table:style-name="ce2100" table:formula="of:=[.$H$116]" office:value-type="percentage" office:value="0.0692" calcext:value-type="percentage">
            <text:p>6,92 %</text:p>
          </table:table-cell>
          <table:table-cell table:style-name="ce2183" table:formula="of:=[.$I$116]" office:value-type="percentage" office:value="0.08" calcext:value-type="percentage">
            <text:p>8,00 %</text:p>
          </table:table-cell>
          <table:table-cell table:style-name="ce2266" table:formula="of:=[.$J$116]" office:value-type="percentage" office:value="0.0056" calcext:value-type="percentage">
            <text:p>0,56 %</text:p>
          </table:table-cell>
          <table:table-cell table:style-name="ce2348" table:formula="of:=[.$K$116]" office:value-type="percentage" office:value="0.0809" calcext:value-type="percentage">
            <text:p>8,09 %</text:p>
          </table:table-cell>
          <table:table-cell table:style-name="ce2431" table:formula="of:=[.$L$116]" office:value-type="percentage" office:value="0.0778" calcext:value-type="percentage">
            <text:p>7,78 %</text:p>
          </table:table-cell>
          <table:table-cell table:style-name="ce2514" table:formula="of:=[.$M$116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Luca</text:p>
          </table:table-cell>
          <table:table-cell table:style-name="ce282" office:value-type="percentage" office:value="0.0488" calcext:value-type="percentage">
            <text:p>4,88 %</text:p>
          </table:table-cell>
          <table:table-cell table:style-name="ce282" office:value-type="percentage" office:value="0.0987" calcext:value-type="percentage">
            <text:p>9,87 %</text:p>
          </table:table-cell>
          <table:table-cell table:style-name="ce282" office:value-type="percentage" office:value="0.1882" calcext:value-type="percentage">
            <text:p>18,82 %</text:p>
          </table:table-cell>
          <table:table-cell table:style-name="ce282" office:value-type="percentage" office:value="0.0694" calcext:value-type="percentage">
            <text:p>6,94 %</text:p>
          </table:table-cell>
          <table:table-cell table:style-name="ce282" office:value-type="percentage" office:value="0.089" calcext:value-type="percentage">
            <text:p>8,90 %</text:p>
          </table:table-cell>
          <table:table-cell table:style-name="ce282" office:value-type="percentage" office:value="0.0745" calcext:value-type="percentage">
            <text:p>7,45 %</text:p>
          </table:table-cell>
          <table:table-cell table:style-name="ce282" office:value-type="percentage" office:value="0.0823" calcext:value-type="percentage">
            <text:p>8,23 %</text:p>
          </table:table-cell>
          <table:table-cell table:style-name="ce282" office:value-type="percentage" office:value="0.0206" calcext:value-type="percentage">
            <text:p>2,06 %</text:p>
          </table:table-cell>
          <table:table-cell table:style-name="ce282" office:value-type="percentage" office:value="0.2239" calcext:value-type="percentage">
            <text:p>22,39 %</text:p>
          </table:table-cell>
          <table:table-cell table:style-name="ce282" office:value-type="percentage" office:value="0.1046" calcext:value-type="percentage">
            <text:p>10,46 %</text:p>
          </table:table-cell>
          <table:table-cell table:style-name="ce282"/>
          <table:table-cell table:style-name="ce264"/>
          <table:table-cell table:style-name="ce268" office:value-type="string" calcext:value-type="string">
            <text:p>Luca</text:p>
          </table:table-cell>
          <table:table-cell table:style-name="ce762" table:formula="of:=[.$C$117]" office:value-type="percentage" office:value="0.0488" calcext:value-type="percentage">
            <text:p>4,88 %</text:p>
          </table:table-cell>
          <table:table-cell table:style-name="ce1768" table:formula="of:=[.$D$117]" office:value-type="percentage" office:value="0.0987" calcext:value-type="percentage">
            <text:p>9,87 %</text:p>
          </table:table-cell>
          <table:table-cell table:style-name="ce1852" table:formula="of:=[.$E$117]" office:value-type="percentage" office:value="0.1882" calcext:value-type="percentage">
            <text:p>18,82 %</text:p>
          </table:table-cell>
          <table:table-cell table:style-name="ce1935" table:formula="of:=[.$F$117]" office:value-type="percentage" office:value="0.0694" calcext:value-type="percentage">
            <text:p>6,94 %</text:p>
          </table:table-cell>
          <table:table-cell table:style-name="ce2018" table:formula="of:=[.$G$117]" office:value-type="percentage" office:value="0.089" calcext:value-type="percentage">
            <text:p>8,90 %</text:p>
          </table:table-cell>
          <table:table-cell table:style-name="ce2101" table:formula="of:=[.$H$117]" office:value-type="percentage" office:value="0.0745" calcext:value-type="percentage">
            <text:p>7,45 %</text:p>
          </table:table-cell>
          <table:table-cell table:style-name="ce2184" table:formula="of:=[.$I$117]" office:value-type="percentage" office:value="0.0823" calcext:value-type="percentage">
            <text:p>8,23 %</text:p>
          </table:table-cell>
          <table:table-cell table:style-name="ce2267" table:formula="of:=[.$J$117]" office:value-type="percentage" office:value="0.0206" calcext:value-type="percentage">
            <text:p>2,06 %</text:p>
          </table:table-cell>
          <table:table-cell table:style-name="ce2349" table:formula="of:=[.$K$117]" office:value-type="percentage" office:value="0.2239" calcext:value-type="percentage">
            <text:p>22,39 %</text:p>
          </table:table-cell>
          <table:table-cell table:style-name="ce2432" table:formula="of:=[.$L$117]" office:value-type="percentage" office:value="0.1046" calcext:value-type="percentage">
            <text:p>10,46 %</text:p>
          </table:table-cell>
          <table:table-cell table:style-name="ce2515" table:formula="of:=[.$M$117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 table:number-columns-repeated="27"/>
          <table:table-cell table:number-columns-repeated="997"/>
        </table:table-row>
        <table:table-row table:style-name="ro1">
          <table:table-cell table:style-name="ce264"/>
          <table:table-cell table:style-name="ce266" office:value-type="string" calcext:value-type="string">
            <text:p>Spots:</text:p>
          </table:table-cell>
          <table:table-cell table:style-name="ce269"/>
          <table:table-cell table:style-name="ce26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373" table:number-columns-spanned="2" table:number-rows-spanned="1"/>
          <table:covered-table-cell/>
          <table:table-cell table:style-name="ce26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373" table:number-columns-spanned="2" table:number-rows-spanned="1"/>
          <table:covered-table-cell/>
          <table:table-cell table:style-name="ce264"/>
          <table:table-cell table:style-name="ce626" office:value-type="string" calcext:value-type="string">
            <text:p>Spots:</text:p>
          </table:table-cell>
          <table:table-cell table:style-name="ce627"/>
          <table:table-cell table:style-name="ce626" office:value-type="string" calcext:value-type="string">
            <text:p>Hit PM:</text:p>
          </table:table-cell>
          <table:table-cell table:style-name="ce627"/>
          <table:table-cell table:style-name="ce264" table:number-columns-repeated="9"/>
          <table:table-cell table:number-columns-repeated="997"/>
        </table:table-row>
        <table:table-row table:style-name="ro1">
          <table:table-cell table:style-name="ce264"/>
          <table:table-cell table:style-name="ce267" office:value-type="string" calcext:value-type="string">
            <text:p>MN4</text:p>
          </table:table-cell>
          <table:table-cell table:style-name="ce268" office:value-type="string" calcext:value-type="string">
            <text:p>Cecilia</text:p>
          </table:table-cell>
          <table:table-cell table:style-name="ce268" office:value-type="string" calcext:value-type="string">
            <text:p>Karina</text:p>
          </table:table-cell>
          <table:table-cell table:style-name="ce268" office:value-type="string" calcext:value-type="string">
            <text:p>Isabelle</text:p>
          </table:table-cell>
          <table:table-cell table:style-name="ce268" office:value-type="string" calcext:value-type="string">
            <text:p>Anna</text:p>
          </table:table-cell>
          <table:table-cell table:style-name="ce268" office:value-type="string" calcext:value-type="string">
            <text:p>Gina</text:p>
          </table:table-cell>
          <table:table-cell table:style-name="ce268" office:value-type="string" calcext:value-type="string">
            <text:p>Luisa</text:p>
          </table:table-cell>
          <table:table-cell table:style-name="ce268" office:value-type="string" calcext:value-type="string">
            <text:p>Celina</text:p>
          </table:table-cell>
          <table:table-cell table:style-name="ce268" office:value-type="string" calcext:value-type="string">
            <text:p>Ricarda</text:p>
          </table:table-cell>
          <table:table-cell table:style-name="ce268" office:value-type="string" calcext:value-type="string">
            <text:p>Zoe</text:p>
          </table:table-cell>
          <table:table-cell table:style-name="ce268" office:value-type="string" calcext:value-type="string">
            <text:p>Franziska</text:p>
          </table:table-cell>
          <table:table-cell table:style-name="ce268"/>
          <table:table-cell table:style-name="ce264"/>
          <table:table-cell table:style-name="ce267" office:value-type="string" calcext:value-type="string">
            <text:p>MN4</text:p>
          </table:table-cell>
          <table:table-cell table:style-name="ce268" office:value-type="string" calcext:value-type="string">
            <text:p>Cecilia</text:p>
          </table:table-cell>
          <table:table-cell table:style-name="ce268" office:value-type="string" calcext:value-type="string">
            <text:p>Karina</text:p>
          </table:table-cell>
          <table:table-cell table:style-name="ce268" office:value-type="string" calcext:value-type="string">
            <text:p>Isabelle</text:p>
          </table:table-cell>
          <table:table-cell table:style-name="ce268" office:value-type="string" calcext:value-type="string">
            <text:p>Anna</text:p>
          </table:table-cell>
          <table:table-cell table:style-name="ce268" office:value-type="string" calcext:value-type="string">
            <text:p>Gina</text:p>
          </table:table-cell>
          <table:table-cell table:style-name="ce268" office:value-type="string" calcext:value-type="string">
            <text:p>Luisa</text:p>
          </table:table-cell>
          <table:table-cell table:style-name="ce268" office:value-type="string" calcext:value-type="string">
            <text:p>Celina</text:p>
          </table:table-cell>
          <table:table-cell table:style-name="ce268" office:value-type="string" calcext:value-type="string">
            <text:p>Ricarda</text:p>
          </table:table-cell>
          <table:table-cell table:style-name="ce268" office:value-type="string" calcext:value-type="string">
            <text:p>Zoe</text:p>
          </table:table-cell>
          <table:table-cell table:style-name="ce268" office:value-type="string" calcext:value-type="string">
            <text:p>Franziska</text:p>
          </table:table-cell>
          <table:table-cell table:style-name="ce268"/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Calvin</text:p>
          </table:table-cell>
          <table:table-cell table:style-name="ce283" table:number-columns-repeated="11"/>
          <table:table-cell table:style-name="ce264"/>
          <table:table-cell table:style-name="ce268" office:value-type="string" calcext:value-type="string">
            <text:p>Calvin</text:p>
          </table:table-cell>
          <table:table-cell table:style-name="ce842" table:formula="of:=[.$C$108]" office:value-type="percentage" office:value="0.0538" calcext:value-type="percentage">
            <text:p>5,38 %</text:p>
          </table:table-cell>
          <table:table-cell table:style-name="ce1769" table:formula="of:=[.$D$108]" office:value-type="percentage" office:value="0.2521" calcext:value-type="percentage">
            <text:p>25,21 %</text:p>
          </table:table-cell>
          <table:table-cell table:style-name="ce1853" table:formula="of:=[.$E$108]" office:value-type="percentage" office:value="0.07" calcext:value-type="percentage">
            <text:p>7,00 %</text:p>
          </table:table-cell>
          <table:table-cell table:style-name="ce1936" table:formula="of:=[.$F$108]" office:value-type="percentage" office:value="0.0719" calcext:value-type="percentage">
            <text:p>7,19 %</text:p>
          </table:table-cell>
          <table:table-cell table:style-name="ce2019" table:formula="of:=[.$G$108]" office:value-type="percentage" office:value="0.2086" calcext:value-type="percentage">
            <text:p>20,86 %</text:p>
          </table:table-cell>
          <table:table-cell table:style-name="ce2102" table:formula="of:=[.$H$108]" office:value-type="percentage" office:value="0.0954" calcext:value-type="percentage">
            <text:p>9,54 %</text:p>
          </table:table-cell>
          <table:table-cell table:style-name="ce2185" table:formula="of:=[.$I$108]" office:value-type="percentage" office:value="0.0823" calcext:value-type="percentage">
            <text:p>8,23 %</text:p>
          </table:table-cell>
          <table:table-cell table:style-name="ce2268" table:formula="of:=[.$J$108]" office:value-type="percentage" office:value="0.0162" calcext:value-type="percentage">
            <text:p>1,62 %</text:p>
          </table:table-cell>
          <table:table-cell table:style-name="ce2350" table:formula="of:=[.$K$108]" office:value-type="percentage" office:value="0.0784" calcext:value-type="percentage">
            <text:p>7,84 %</text:p>
          </table:table-cell>
          <table:table-cell table:style-name="ce2433" table:formula="of:=[.$L$108]" office:value-type="percentage" office:value="0.0714" calcext:value-type="percentage">
            <text:p>7,14 %</text:p>
          </table:table-cell>
          <table:table-cell table:style-name="ce2516" table:formula="of:=[.$M$108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Lukas</text:p>
          </table:table-cell>
          <table:table-cell table:style-name="ce283" table:number-columns-repeated="11"/>
          <table:table-cell table:style-name="ce264"/>
          <table:table-cell table:style-name="ce268" office:value-type="string" calcext:value-type="string">
            <text:p>Lukas</text:p>
          </table:table-cell>
          <table:table-cell table:style-name="ce928" table:formula="of:=[.$C$109]" office:value-type="percentage" office:value="0.0549" calcext:value-type="percentage">
            <text:p>5,49 %</text:p>
          </table:table-cell>
          <table:table-cell table:style-name="ce1770" table:formula="of:=[.$D$109]" office:value-type="percentage" office:value="0.1046" calcext:value-type="percentage">
            <text:p>10,46 %</text:p>
          </table:table-cell>
          <table:table-cell table:style-name="ce1854" table:formula="of:=[.$E$109]" office:value-type="percentage" office:value="0.2234" calcext:value-type="percentage">
            <text:p>22,34 %</text:p>
          </table:table-cell>
          <table:table-cell table:style-name="ce1937" table:formula="of:=[.$F$109]" office:value-type="percentage" office:value="0.075" calcext:value-type="percentage">
            <text:p>7,50 %</text:p>
          </table:table-cell>
          <table:table-cell table:style-name="ce2020" table:formula="of:=[.$G$109]" office:value-type="percentage" office:value="0.0976" calcext:value-type="percentage">
            <text:p>9,76 %</text:p>
          </table:table-cell>
          <table:table-cell table:style-name="ce2103" table:formula="of:=[.$H$109]" office:value-type="percentage" office:value="0.0837" calcext:value-type="percentage">
            <text:p>8,37 %</text:p>
          </table:table-cell>
          <table:table-cell table:style-name="ce2186" table:formula="of:=[.$I$109]" office:value-type="string" office:string-value="NM" calcext:value-type="string">
            <text:p>NM</text:p>
          </table:table-cell>
          <table:table-cell table:style-name="ce2269" table:formula="of:=[.$J$109]" office:value-type="percentage" office:value="0.0223" calcext:value-type="percentage">
            <text:p>2,23 %</text:p>
          </table:table-cell>
          <table:table-cell table:style-name="ce2351" table:formula="of:=[.$K$109]" office:value-type="percentage" office:value="0.1274" calcext:value-type="percentage">
            <text:p>12,74 %</text:p>
          </table:table-cell>
          <table:table-cell table:style-name="ce2434" table:formula="of:=[.$L$109]" office:value-type="percentage" office:value="0.2111" calcext:value-type="percentage">
            <text:p>21,11 %</text:p>
          </table:table-cell>
          <table:table-cell table:style-name="ce2517" table:formula="of:=[.$M$109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Maurice</text:p>
          </table:table-cell>
          <table:table-cell table:style-name="ce283" table:number-columns-repeated="11"/>
          <table:table-cell table:style-name="ce264"/>
          <table:table-cell table:style-name="ce268" office:value-type="string" calcext:value-type="string">
            <text:p>Maurice</text:p>
          </table:table-cell>
          <table:table-cell table:style-name="ce1005" table:formula="of:=[.$C$110]" office:value-type="percentage" office:value="0.0059" calcext:value-type="percentage">
            <text:p>0,59 %</text:p>
          </table:table-cell>
          <table:table-cell table:style-name="ce1771" table:formula="of:=[.$D$110]" office:value-type="percentage" office:value="0.0268" calcext:value-type="percentage">
            <text:p>2,68 %</text:p>
          </table:table-cell>
          <table:table-cell table:style-name="ce1855" table:formula="of:=[.$E$110]" office:value-type="percentage" office:value="0.019" calcext:value-type="percentage">
            <text:p>1,90 %</text:p>
          </table:table-cell>
          <table:table-cell table:style-name="ce1938" table:formula="of:=[.$F$110]" office:value-type="percentage" office:value="0.0078" calcext:value-type="percentage">
            <text:p>0,78 %</text:p>
          </table:table-cell>
          <table:table-cell table:style-name="ce2021" table:formula="of:=[.$G$110]" office:value-type="percentage" office:value="0.0243" calcext:value-type="percentage">
            <text:p>2,43 %</text:p>
          </table:table-cell>
          <table:table-cell table:style-name="ce2104" table:formula="of:=[.$H$110]" office:value-type="percentage" office:value="0.0184" calcext:value-type="percentage">
            <text:p>1,84 %</text:p>
          </table:table-cell>
          <table:table-cell table:style-name="ce2187" table:formula="of:=[.$I$110]" office:value-type="percentage" office:value="0.0184" calcext:value-type="percentage">
            <text:p>1,84 %</text:p>
          </table:table-cell>
          <table:table-cell table:style-name="ce2270" table:formula="of:=[.$J$110]" office:value-type="percentage" office:value="0.8388" calcext:value-type="percentage">
            <text:p>83,88 %</text:p>
          </table:table-cell>
          <table:table-cell table:style-name="ce2352" table:formula="of:=[.$K$110]" office:value-type="percentage" office:value="0.0218" calcext:value-type="percentage">
            <text:p>2,18 %</text:p>
          </table:table-cell>
          <table:table-cell table:style-name="ce2435" table:formula="of:=[.$L$110]" office:value-type="percentage" office:value="0.019" calcext:value-type="percentage">
            <text:p>1,90 %</text:p>
          </table:table-cell>
          <table:table-cell table:style-name="ce2518" table:formula="of:=[.$M$110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Amadu</text:p>
          </table:table-cell>
          <table:table-cell table:style-name="ce283" table:number-columns-repeated="11"/>
          <table:table-cell table:style-name="ce264"/>
          <table:table-cell table:style-name="ce268" office:value-type="string" calcext:value-type="string">
            <text:p>Amadu</text:p>
          </table:table-cell>
          <table:table-cell table:style-name="ce1084" table:formula="of:=[.$C$111]" office:value-type="percentage" office:value="0.5365" calcext:value-type="percentage">
            <text:p>53,65 %</text:p>
          </table:table-cell>
          <table:table-cell table:style-name="ce1772" table:formula="of:=[.$D$111]" office:value-type="percentage" office:value="0.0742" calcext:value-type="percentage">
            <text:p>7,42 %</text:p>
          </table:table-cell>
          <table:table-cell table:style-name="ce1856" table:formula="of:=[.$E$111]" office:value-type="percentage" office:value="0.0558" calcext:value-type="percentage">
            <text:p>5,58 %</text:p>
          </table:table-cell>
          <table:table-cell table:style-name="ce1939" table:formula="of:=[.$F$111]" office:value-type="percentage" office:value="0.0449" calcext:value-type="percentage">
            <text:p>4,49 %</text:p>
          </table:table-cell>
          <table:table-cell table:style-name="ce2022" table:formula="of:=[.$G$111]" office:value-type="percentage" office:value="0.0636" calcext:value-type="percentage">
            <text:p>6,36 %</text:p>
          </table:table-cell>
          <table:table-cell table:style-name="ce2105" table:formula="of:=[.$H$111]" office:value-type="percentage" office:value="0.0516" calcext:value-type="percentage">
            <text:p>5,16 %</text:p>
          </table:table-cell>
          <table:table-cell table:style-name="ce2188" table:formula="of:=[.$I$111]" office:value-type="percentage" office:value="0.0524" calcext:value-type="percentage">
            <text:p>5,24 %</text:p>
          </table:table-cell>
          <table:table-cell table:style-name="ce2271" table:formula="of:=[.$J$111]" office:value-type="percentage" office:value="0.0064" calcext:value-type="percentage">
            <text:p>0,64 %</text:p>
          </table:table-cell>
          <table:table-cell table:style-name="ce2353" table:formula="of:=[.$K$111]" office:value-type="percentage" office:value="0.0588" calcext:value-type="percentage">
            <text:p>5,88 %</text:p>
          </table:table-cell>
          <table:table-cell table:style-name="ce2436" table:formula="of:=[.$L$111]" office:value-type="percentage" office:value="0.0558" calcext:value-type="percentage">
            <text:p>5,58 %</text:p>
          </table:table-cell>
          <table:table-cell table:style-name="ce2519" table:formula="of:=[.$M$111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Martin</text:p>
          </table:table-cell>
          <table:table-cell table:style-name="ce283" table:number-columns-repeated="11"/>
          <table:table-cell table:style-name="ce264"/>
          <table:table-cell table:style-name="ce268" office:value-type="string" calcext:value-type="string">
            <text:p>Martin</text:p>
          </table:table-cell>
          <table:table-cell table:style-name="ce1173" table:formula="of:=[.$C$112]" office:value-type="percentage" office:value="0.058" calcext:value-type="percentage">
            <text:p>5,80 %</text:p>
          </table:table-cell>
          <table:table-cell table:style-name="ce1773" table:formula="of:=[.$D$112]" office:value-type="percentage" office:value="0.1152" calcext:value-type="percentage">
            <text:p>11,52 %</text:p>
          </table:table-cell>
          <table:table-cell table:style-name="ce1857" table:formula="of:=[.$E$112]" office:value-type="percentage" office:value="0.1102" calcext:value-type="percentage">
            <text:p>11,02 %</text:p>
          </table:table-cell>
          <table:table-cell table:style-name="ce1940" table:formula="of:=[.$F$112]" office:value-type="percentage" office:value="0.164" calcext:value-type="percentage">
            <text:p>16,40 %</text:p>
          </table:table-cell>
          <table:table-cell table:style-name="ce2023" table:formula="of:=[.$G$112]" office:value-type="percentage" office:value="0.0917" calcext:value-type="percentage">
            <text:p>9,17 %</text:p>
          </table:table-cell>
          <table:table-cell table:style-name="ce2106" table:formula="of:=[.$H$112]" office:value-type="percentage" office:value="0.0851" calcext:value-type="percentage">
            <text:p>8,51 %</text:p>
          </table:table-cell>
          <table:table-cell table:style-name="ce2189" table:formula="of:=[.$I$112]" office:value-type="percentage" office:value="0.2621" calcext:value-type="percentage">
            <text:p>26,21 %</text:p>
          </table:table-cell>
          <table:table-cell table:style-name="ce2272" table:formula="of:=[.$J$112]" office:value-type="percentage" office:value="0.024" calcext:value-type="percentage">
            <text:p>2,40 %</text:p>
          </table:table-cell>
          <table:table-cell table:style-name="ce2354" table:formula="of:=[.$K$112]" office:value-type="string" office:string-value="NM" calcext:value-type="string">
            <text:p>NM</text:p>
          </table:table-cell>
          <table:table-cell table:style-name="ce2437" table:formula="of:=[.$L$112]" office:value-type="percentage" office:value="0.0898" calcext:value-type="percentage">
            <text:p>8,98 %</text:p>
          </table:table-cell>
          <table:table-cell table:style-name="ce2520" table:formula="of:=[.$M$112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Pharrell</text:p>
          </table:table-cell>
          <table:table-cell table:style-name="ce283" table:number-columns-repeated="11"/>
          <table:table-cell table:style-name="ce264"/>
          <table:table-cell table:style-name="ce268" office:value-type="string" calcext:value-type="string">
            <text:p>Pharrell</text:p>
          </table:table-cell>
          <table:table-cell table:style-name="ce1250" table:formula="of:=[.$C$113]" office:value-type="percentage" office:value="0.0864" calcext:value-type="percentage">
            <text:p>8,64 %</text:p>
          </table:table-cell>
          <table:table-cell table:style-name="ce1774" table:formula="of:=[.$D$113]" office:value-type="string" office:string-value="NM" calcext:value-type="string">
            <text:p>NM</text:p>
          </table:table-cell>
          <table:table-cell table:style-name="ce1858" table:formula="of:=[.$E$113]" office:value-type="percentage" office:value="0.1032" calcext:value-type="percentage">
            <text:p>10,32 %</text:p>
          </table:table-cell>
          <table:table-cell table:style-name="ce1941" table:formula="of:=[.$F$113]" office:value-type="percentage" office:value="0.0973" calcext:value-type="percentage">
            <text:p>9,73 %</text:p>
          </table:table-cell>
          <table:table-cell table:style-name="ce2024" table:formula="of:=[.$G$113]" office:value-type="percentage" office:value="0.1049" calcext:value-type="percentage">
            <text:p>10,49 %</text:p>
          </table:table-cell>
          <table:table-cell table:style-name="ce2107" table:formula="of:=[.$H$113]" office:value-type="percentage" office:value="0.2546" calcext:value-type="percentage">
            <text:p>25,46 %</text:p>
          </table:table-cell>
          <table:table-cell table:style-name="ce2190" table:formula="of:=[.$I$113]" office:value-type="percentage" office:value="0.1138" calcext:value-type="percentage">
            <text:p>11,38 %</text:p>
          </table:table-cell>
          <table:table-cell table:style-name="ce2273" table:formula="of:=[.$J$113]" office:value-type="percentage" office:value="0.0282" calcext:value-type="percentage">
            <text:p>2,82 %</text:p>
          </table:table-cell>
          <table:table-cell table:style-name="ce2355" table:formula="of:=[.$K$113]" office:value-type="percentage" office:value="0.1127" calcext:value-type="percentage">
            <text:p>11,27 %</text:p>
          </table:table-cell>
          <table:table-cell table:style-name="ce2438" table:formula="of:=[.$L$113]" office:value-type="percentage" office:value="0.099" calcext:value-type="percentage">
            <text:p>9,90 %</text:p>
          </table:table-cell>
          <table:table-cell table:style-name="ce2521" table:formula="of:=[.$M$113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Fabio</text:p>
          </table:table-cell>
          <table:table-cell table:style-name="ce283" table:number-columns-repeated="11"/>
          <table:table-cell table:style-name="ce264"/>
          <table:table-cell table:style-name="ce268" office:value-type="string" calcext:value-type="string">
            <text:p>Fabio</text:p>
          </table:table-cell>
          <table:table-cell table:style-name="ce1330" table:formula="of:=[.$C$114]" office:value-type="percentage" office:value="0.0555" calcext:value-type="percentage">
            <text:p>5,55 %</text:p>
          </table:table-cell>
          <table:table-cell table:style-name="ce1775" table:formula="of:=[.$D$114]" office:value-type="percentage" office:value="0.1383" calcext:value-type="percentage">
            <text:p>13,83 %</text:p>
          </table:table-cell>
          <table:table-cell table:style-name="ce1859" table:formula="of:=[.$E$114]" office:value-type="percentage" office:value="0.0772" calcext:value-type="percentage">
            <text:p>7,72 %</text:p>
          </table:table-cell>
          <table:table-cell table:style-name="ce1942" table:formula="of:=[.$F$114]" office:value-type="percentage" office:value="0.0798" calcext:value-type="percentage">
            <text:p>7,98 %</text:p>
          </table:table-cell>
          <table:table-cell table:style-name="ce2025" table:formula="of:=[.$G$114]" office:value-type="percentage" office:value="0.0853" calcext:value-type="percentage">
            <text:p>8,53 %</text:p>
          </table:table-cell>
          <table:table-cell table:style-name="ce2108" table:formula="of:=[.$H$114]" office:value-type="percentage" office:value="0.1913" calcext:value-type="percentage">
            <text:p>19,13 %</text:p>
          </table:table-cell>
          <table:table-cell table:style-name="ce2191" table:formula="of:=[.$I$114]" office:value-type="percentage" office:value="0.1941" calcext:value-type="percentage">
            <text:p>19,41 %</text:p>
          </table:table-cell>
          <table:table-cell table:style-name="ce2274" table:formula="of:=[.$J$114]" office:value-type="percentage" office:value="0.0181" calcext:value-type="percentage">
            <text:p>1,81 %</text:p>
          </table:table-cell>
          <table:table-cell table:style-name="ce2356" table:formula="of:=[.$K$114]" office:value-type="percentage" office:value="0.0834" calcext:value-type="percentage">
            <text:p>8,34 %</text:p>
          </table:table-cell>
          <table:table-cell table:style-name="ce2439" table:formula="of:=[.$L$114]" office:value-type="percentage" office:value="0.077" calcext:value-type="percentage">
            <text:p>7,70 %</text:p>
          </table:table-cell>
          <table:table-cell table:style-name="ce2522" table:formula="of:=[.$M$114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Max</text:p>
          </table:table-cell>
          <table:table-cell table:style-name="ce283" table:number-columns-repeated="11"/>
          <table:table-cell table:style-name="ce264"/>
          <table:table-cell table:style-name="ce268" office:value-type="string" calcext:value-type="string">
            <text:p>Max</text:p>
          </table:table-cell>
          <table:table-cell table:style-name="ce1420" table:formula="of:=[.$C$115]" office:value-type="percentage" office:value="0.0502" calcext:value-type="percentage">
            <text:p>5,02 %</text:p>
          </table:table-cell>
          <table:table-cell table:style-name="ce1776" table:formula="of:=[.$D$115]" office:value-type="percentage" office:value="0.0973" calcext:value-type="percentage">
            <text:p>9,73 %</text:p>
          </table:table-cell>
          <table:table-cell table:style-name="ce1860" table:formula="of:=[.$E$115]" office:value-type="percentage" office:value="0.0778" calcext:value-type="percentage">
            <text:p>7,78 %</text:p>
          </table:table-cell>
          <table:table-cell table:style-name="ce1943" table:formula="of:=[.$F$115]" office:value-type="percentage" office:value="0.0692" calcext:value-type="percentage">
            <text:p>6,92 %</text:p>
          </table:table-cell>
          <table:table-cell table:style-name="ce2026" table:formula="of:=[.$G$115]" office:value-type="percentage" office:value="0.0873" calcext:value-type="percentage">
            <text:p>8,73 %</text:p>
          </table:table-cell>
          <table:table-cell table:style-name="ce2109" table:formula="of:=[.$H$115]" office:value-type="percentage" office:value="0.0764" calcext:value-type="percentage">
            <text:p>7,64 %</text:p>
          </table:table-cell>
          <table:table-cell table:style-name="ce2192" table:formula="of:=[.$I$115]" office:value-type="percentage" office:value="0.1146" calcext:value-type="percentage">
            <text:p>11,46 %</text:p>
          </table:table-cell>
          <table:table-cell table:style-name="ce2275" table:formula="of:=[.$J$115]" office:value-type="percentage" office:value="0.0198" calcext:value-type="percentage">
            <text:p>1,98 %</text:p>
          </table:table-cell>
          <table:table-cell table:style-name="ce2357" table:formula="of:=[.$K$115]" office:value-type="percentage" office:value="0.2128" calcext:value-type="percentage">
            <text:p>21,28 %</text:p>
          </table:table-cell>
          <table:table-cell table:style-name="ce2440" table:formula="of:=[.$L$115]" office:value-type="percentage" office:value="0.1946" calcext:value-type="percentage">
            <text:p>19,46 %</text:p>
          </table:table-cell>
          <table:table-cell table:style-name="ce2523" table:formula="of:=[.$M$115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Michael</text:p>
          </table:table-cell>
          <table:table-cell table:style-name="ce283" table:number-columns-repeated="11"/>
          <table:table-cell table:style-name="ce264"/>
          <table:table-cell table:style-name="ce268" office:value-type="string" calcext:value-type="string">
            <text:p>Michael</text:p>
          </table:table-cell>
          <table:table-cell table:style-name="ce1492" table:formula="of:=[.$C$116]" office:value-type="percentage" office:value="0.0499" calcext:value-type="percentage">
            <text:p>4,99 %</text:p>
          </table:table-cell>
          <table:table-cell table:style-name="ce1777" table:formula="of:=[.$D$116]" office:value-type="percentage" office:value="0.0929" calcext:value-type="percentage">
            <text:p>9,29 %</text:p>
          </table:table-cell>
          <table:table-cell table:style-name="ce1861" table:formula="of:=[.$E$116]" office:value-type="percentage" office:value="0.0753" calcext:value-type="percentage">
            <text:p>7,53 %</text:p>
          </table:table-cell>
          <table:table-cell table:style-name="ce1944" table:formula="of:=[.$F$116]" office:value-type="percentage" office:value="0.3207" calcext:value-type="percentage">
            <text:p>32,07 %</text:p>
          </table:table-cell>
          <table:table-cell table:style-name="ce2027" table:formula="of:=[.$G$116]" office:value-type="percentage" office:value="0.1478" calcext:value-type="percentage">
            <text:p>14,78 %</text:p>
          </table:table-cell>
          <table:table-cell table:style-name="ce2110" table:formula="of:=[.$H$116]" office:value-type="percentage" office:value="0.0692" calcext:value-type="percentage">
            <text:p>6,92 %</text:p>
          </table:table-cell>
          <table:table-cell table:style-name="ce2193" table:formula="of:=[.$I$116]" office:value-type="percentage" office:value="0.08" calcext:value-type="percentage">
            <text:p>8,00 %</text:p>
          </table:table-cell>
          <table:table-cell table:style-name="ce2276" table:formula="of:=[.$J$116]" office:value-type="percentage" office:value="0.0056" calcext:value-type="percentage">
            <text:p>0,56 %</text:p>
          </table:table-cell>
          <table:table-cell table:style-name="ce2358" table:formula="of:=[.$K$116]" office:value-type="percentage" office:value="0.0809" calcext:value-type="percentage">
            <text:p>8,09 %</text:p>
          </table:table-cell>
          <table:table-cell table:style-name="ce2441" table:formula="of:=[.$L$116]" office:value-type="percentage" office:value="0.0778" calcext:value-type="percentage">
            <text:p>7,78 %</text:p>
          </table:table-cell>
          <table:table-cell table:style-name="ce2524" table:formula="of:=[.$M$116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Luca</text:p>
          </table:table-cell>
          <table:table-cell table:style-name="ce283" table:number-columns-repeated="11"/>
          <table:table-cell table:style-name="ce264"/>
          <table:table-cell table:style-name="ce268" office:value-type="string" calcext:value-type="string">
            <text:p>Luca</text:p>
          </table:table-cell>
          <table:table-cell table:style-name="ce1650" table:formula="of:=[.$C$117]" office:value-type="percentage" office:value="0.0488" calcext:value-type="percentage">
            <text:p>4,88 %</text:p>
          </table:table-cell>
          <table:table-cell table:style-name="ce1778" table:formula="of:=[.$D$117]" office:value-type="percentage" office:value="0.0987" calcext:value-type="percentage">
            <text:p>9,87 %</text:p>
          </table:table-cell>
          <table:table-cell table:style-name="ce1862" table:formula="of:=[.$E$117]" office:value-type="percentage" office:value="0.1882" calcext:value-type="percentage">
            <text:p>18,82 %</text:p>
          </table:table-cell>
          <table:table-cell table:style-name="ce1945" table:formula="of:=[.$F$117]" office:value-type="percentage" office:value="0.0694" calcext:value-type="percentage">
            <text:p>6,94 %</text:p>
          </table:table-cell>
          <table:table-cell table:style-name="ce2028" table:formula="of:=[.$G$117]" office:value-type="percentage" office:value="0.089" calcext:value-type="percentage">
            <text:p>8,90 %</text:p>
          </table:table-cell>
          <table:table-cell table:style-name="ce2111" table:formula="of:=[.$H$117]" office:value-type="percentage" office:value="0.0745" calcext:value-type="percentage">
            <text:p>7,45 %</text:p>
          </table:table-cell>
          <table:table-cell table:style-name="ce2194" table:formula="of:=[.$I$117]" office:value-type="percentage" office:value="0.0823" calcext:value-type="percentage">
            <text:p>8,23 %</text:p>
          </table:table-cell>
          <table:table-cell table:style-name="ce2277" table:formula="of:=[.$J$117]" office:value-type="percentage" office:value="0.0206" calcext:value-type="percentage">
            <text:p>2,06 %</text:p>
          </table:table-cell>
          <table:table-cell table:style-name="ce2359" table:formula="of:=[.$K$117]" office:value-type="percentage" office:value="0.2239" calcext:value-type="percentage">
            <text:p>22,39 %</text:p>
          </table:table-cell>
          <table:table-cell table:style-name="ce2442" table:formula="of:=[.$L$117]" office:value-type="percentage" office:value="0.1046" calcext:value-type="percentage">
            <text:p>10,46 %</text:p>
          </table:table-cell>
          <table:table-cell table:style-name="ce2525" table:formula="of:=[.$M$117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 table:number-columns-repeated="27"/>
          <table:table-cell table:number-columns-repeated="997"/>
        </table:table-row>
        <table:table-row table:style-name="ro1">
          <table:table-cell table:style-name="ce264"/>
          <table:table-cell table:style-name="ce266" office:value-type="string" calcext:value-type="string">
            <text:p>Spots:</text:p>
          </table:table-cell>
          <table:table-cell table:style-name="ce269"/>
          <table:table-cell table:style-name="ce26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373" table:number-columns-spanned="2" table:number-rows-spanned="1"/>
          <table:covered-table-cell/>
          <table:table-cell table:style-name="ce26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373" table:number-columns-spanned="2" table:number-rows-spanned="1"/>
          <table:covered-table-cell/>
          <table:table-cell table:style-name="ce264"/>
          <table:table-cell table:style-name="ce626" office:value-type="string" calcext:value-type="string">
            <text:p>Spots:</text:p>
          </table:table-cell>
          <table:table-cell table:style-name="ce627"/>
          <table:table-cell table:style-name="ce626" office:value-type="string" calcext:value-type="string">
            <text:p>Hit PM:</text:p>
          </table:table-cell>
          <table:table-cell table:style-name="ce627"/>
          <table:table-cell table:style-name="ce264" table:number-columns-repeated="9"/>
          <table:table-cell table:number-columns-repeated="997"/>
        </table:table-row>
        <table:table-row table:style-name="ro1">
          <table:table-cell table:style-name="ce264"/>
          <table:table-cell table:style-name="ce267" office:value-type="string" calcext:value-type="string">
            <text:p>MN5</text:p>
          </table:table-cell>
          <table:table-cell table:style-name="ce268" office:value-type="string" calcext:value-type="string">
            <text:p>Cecilia</text:p>
          </table:table-cell>
          <table:table-cell table:style-name="ce268" office:value-type="string" calcext:value-type="string">
            <text:p>Karina</text:p>
          </table:table-cell>
          <table:table-cell table:style-name="ce268" office:value-type="string" calcext:value-type="string">
            <text:p>Isabelle</text:p>
          </table:table-cell>
          <table:table-cell table:style-name="ce268" office:value-type="string" calcext:value-type="string">
            <text:p>Anna</text:p>
          </table:table-cell>
          <table:table-cell table:style-name="ce268" office:value-type="string" calcext:value-type="string">
            <text:p>Gina</text:p>
          </table:table-cell>
          <table:table-cell table:style-name="ce268" office:value-type="string" calcext:value-type="string">
            <text:p>Luisa</text:p>
          </table:table-cell>
          <table:table-cell table:style-name="ce268" office:value-type="string" calcext:value-type="string">
            <text:p>Celina</text:p>
          </table:table-cell>
          <table:table-cell table:style-name="ce268" office:value-type="string" calcext:value-type="string">
            <text:p>Ricarda</text:p>
          </table:table-cell>
          <table:table-cell table:style-name="ce268" office:value-type="string" calcext:value-type="string">
            <text:p>Zoe</text:p>
          </table:table-cell>
          <table:table-cell table:style-name="ce268" office:value-type="string" calcext:value-type="string">
            <text:p>Franziska</text:p>
          </table:table-cell>
          <table:table-cell table:style-name="ce268"/>
          <table:table-cell table:style-name="ce264"/>
          <table:table-cell table:style-name="ce267" office:value-type="string" calcext:value-type="string">
            <text:p>MN5</text:p>
          </table:table-cell>
          <table:table-cell table:style-name="ce268" office:value-type="string" calcext:value-type="string">
            <text:p>Cecilia</text:p>
          </table:table-cell>
          <table:table-cell table:style-name="ce268" office:value-type="string" calcext:value-type="string">
            <text:p>Karina</text:p>
          </table:table-cell>
          <table:table-cell table:style-name="ce268" office:value-type="string" calcext:value-type="string">
            <text:p>Isabelle</text:p>
          </table:table-cell>
          <table:table-cell table:style-name="ce268" office:value-type="string" calcext:value-type="string">
            <text:p>Anna</text:p>
          </table:table-cell>
          <table:table-cell table:style-name="ce268" office:value-type="string" calcext:value-type="string">
            <text:p>Gina</text:p>
          </table:table-cell>
          <table:table-cell table:style-name="ce268" office:value-type="string" calcext:value-type="string">
            <text:p>Luisa</text:p>
          </table:table-cell>
          <table:table-cell table:style-name="ce268" office:value-type="string" calcext:value-type="string">
            <text:p>Celina</text:p>
          </table:table-cell>
          <table:table-cell table:style-name="ce268" office:value-type="string" calcext:value-type="string">
            <text:p>Ricarda</text:p>
          </table:table-cell>
          <table:table-cell table:style-name="ce268" office:value-type="string" calcext:value-type="string">
            <text:p>Zoe</text:p>
          </table:table-cell>
          <table:table-cell table:style-name="ce268" office:value-type="string" calcext:value-type="string">
            <text:p>Franziska</text:p>
          </table:table-cell>
          <table:table-cell table:style-name="ce268"/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Calvin</text:p>
          </table:table-cell>
          <table:table-cell table:style-name="ce285" table:number-columns-repeated="11"/>
          <table:table-cell table:style-name="ce264"/>
          <table:table-cell table:style-name="ce268" office:value-type="string" calcext:value-type="string">
            <text:p>Calvin</text:p>
          </table:table-cell>
          <table:table-cell table:style-name="ce1691" table:formula="of:=[.$C$108]" office:value-type="percentage" office:value="0.0538" calcext:value-type="percentage">
            <text:p>5,38 %</text:p>
          </table:table-cell>
          <table:table-cell table:style-name="ce1779" table:formula="of:=[.$D$108]" office:value-type="percentage" office:value="0.2521" calcext:value-type="percentage">
            <text:p>25,21 %</text:p>
          </table:table-cell>
          <table:table-cell table:style-name="ce1863" table:formula="of:=[.$E$108]" office:value-type="percentage" office:value="0.07" calcext:value-type="percentage">
            <text:p>7,00 %</text:p>
          </table:table-cell>
          <table:table-cell table:style-name="ce1946" table:formula="of:=[.$F$108]" office:value-type="percentage" office:value="0.0719" calcext:value-type="percentage">
            <text:p>7,19 %</text:p>
          </table:table-cell>
          <table:table-cell table:style-name="ce2029" table:formula="of:=[.$G$108]" office:value-type="percentage" office:value="0.2086" calcext:value-type="percentage">
            <text:p>20,86 %</text:p>
          </table:table-cell>
          <table:table-cell table:style-name="ce2112" table:formula="of:=[.$H$108]" office:value-type="percentage" office:value="0.0954" calcext:value-type="percentage">
            <text:p>9,54 %</text:p>
          </table:table-cell>
          <table:table-cell table:style-name="ce2195" table:formula="of:=[.$I$108]" office:value-type="percentage" office:value="0.0823" calcext:value-type="percentage">
            <text:p>8,23 %</text:p>
          </table:table-cell>
          <table:table-cell table:style-name="ce2278" table:formula="of:=[.$J$108]" office:value-type="percentage" office:value="0.0162" calcext:value-type="percentage">
            <text:p>1,62 %</text:p>
          </table:table-cell>
          <table:table-cell table:style-name="ce2360" table:formula="of:=[.$K$108]" office:value-type="percentage" office:value="0.0784" calcext:value-type="percentage">
            <text:p>7,84 %</text:p>
          </table:table-cell>
          <table:table-cell table:style-name="ce2443" table:formula="of:=[.$L$108]" office:value-type="percentage" office:value="0.0714" calcext:value-type="percentage">
            <text:p>7,14 %</text:p>
          </table:table-cell>
          <table:table-cell table:style-name="ce2526" table:formula="of:=[.$M$108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Lukas</text:p>
          </table:table-cell>
          <table:table-cell table:style-name="ce285" table:number-columns-repeated="7"/>
          <table:table-cell table:style-name="ce491"/>
          <table:table-cell table:style-name="ce285" table:number-columns-repeated="3"/>
          <table:table-cell table:style-name="ce264"/>
          <table:table-cell table:style-name="ce268" office:value-type="string" calcext:value-type="string">
            <text:p>Lukas</text:p>
          </table:table-cell>
          <table:table-cell table:style-name="ce1692" table:formula="of:=[.$C$109]" office:value-type="percentage" office:value="0.0549" calcext:value-type="percentage">
            <text:p>5,49 %</text:p>
          </table:table-cell>
          <table:table-cell table:style-name="ce1780" table:formula="of:=[.$D$109]" office:value-type="percentage" office:value="0.1046" calcext:value-type="percentage">
            <text:p>10,46 %</text:p>
          </table:table-cell>
          <table:table-cell table:style-name="ce1864" table:formula="of:=[.$E$109]" office:value-type="percentage" office:value="0.2234" calcext:value-type="percentage">
            <text:p>22,34 %</text:p>
          </table:table-cell>
          <table:table-cell table:style-name="ce1947" table:formula="of:=[.$F$109]" office:value-type="percentage" office:value="0.075" calcext:value-type="percentage">
            <text:p>7,50 %</text:p>
          </table:table-cell>
          <table:table-cell table:style-name="ce2030" table:formula="of:=[.$G$109]" office:value-type="percentage" office:value="0.0976" calcext:value-type="percentage">
            <text:p>9,76 %</text:p>
          </table:table-cell>
          <table:table-cell table:style-name="ce2113" table:formula="of:=[.$H$109]" office:value-type="percentage" office:value="0.0837" calcext:value-type="percentage">
            <text:p>8,37 %</text:p>
          </table:table-cell>
          <table:table-cell table:style-name="ce2196" table:formula="of:=[.$I$109]" office:value-type="string" office:string-value="NM" calcext:value-type="string">
            <text:p>NM</text:p>
          </table:table-cell>
          <table:table-cell table:style-name="ce2279" table:formula="of:=[.$J$109]" office:value-type="percentage" office:value="0.0223" calcext:value-type="percentage">
            <text:p>2,23 %</text:p>
          </table:table-cell>
          <table:table-cell table:style-name="ce2361" table:formula="of:=[.$K$109]" office:value-type="percentage" office:value="0.1274" calcext:value-type="percentage">
            <text:p>12,74 %</text:p>
          </table:table-cell>
          <table:table-cell table:style-name="ce2444" table:formula="of:=[.$L$109]" office:value-type="percentage" office:value="0.2111" calcext:value-type="percentage">
            <text:p>21,11 %</text:p>
          </table:table-cell>
          <table:table-cell table:style-name="ce2527" table:formula="of:=[.$M$109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Maurice</text:p>
          </table:table-cell>
          <table:table-cell table:style-name="ce285" table:number-columns-repeated="11"/>
          <table:table-cell table:style-name="ce264"/>
          <table:table-cell table:style-name="ce268" office:value-type="string" calcext:value-type="string">
            <text:p>Maurice</text:p>
          </table:table-cell>
          <table:table-cell table:style-name="ce1693" table:formula="of:=[.$C$110]" office:value-type="percentage" office:value="0.0059" calcext:value-type="percentage">
            <text:p>0,59 %</text:p>
          </table:table-cell>
          <table:table-cell table:style-name="ce1781" table:formula="of:=[.$D$110]" office:value-type="percentage" office:value="0.0268" calcext:value-type="percentage">
            <text:p>2,68 %</text:p>
          </table:table-cell>
          <table:table-cell table:style-name="ce1865" table:formula="of:=[.$E$110]" office:value-type="percentage" office:value="0.019" calcext:value-type="percentage">
            <text:p>1,90 %</text:p>
          </table:table-cell>
          <table:table-cell table:style-name="ce1948" table:formula="of:=[.$F$110]" office:value-type="percentage" office:value="0.0078" calcext:value-type="percentage">
            <text:p>0,78 %</text:p>
          </table:table-cell>
          <table:table-cell table:style-name="ce2031" table:formula="of:=[.$G$110]" office:value-type="percentage" office:value="0.0243" calcext:value-type="percentage">
            <text:p>2,43 %</text:p>
          </table:table-cell>
          <table:table-cell table:style-name="ce2114" table:formula="of:=[.$H$110]" office:value-type="percentage" office:value="0.0184" calcext:value-type="percentage">
            <text:p>1,84 %</text:p>
          </table:table-cell>
          <table:table-cell table:style-name="ce2197" table:formula="of:=[.$I$110]" office:value-type="percentage" office:value="0.0184" calcext:value-type="percentage">
            <text:p>1,84 %</text:p>
          </table:table-cell>
          <table:table-cell table:style-name="ce2280" table:formula="of:=[.$J$110]" office:value-type="percentage" office:value="0.8388" calcext:value-type="percentage">
            <text:p>83,88 %</text:p>
          </table:table-cell>
          <table:table-cell table:style-name="ce2362" table:formula="of:=[.$K$110]" office:value-type="percentage" office:value="0.0218" calcext:value-type="percentage">
            <text:p>2,18 %</text:p>
          </table:table-cell>
          <table:table-cell table:style-name="ce2445" table:formula="of:=[.$L$110]" office:value-type="percentage" office:value="0.019" calcext:value-type="percentage">
            <text:p>1,90 %</text:p>
          </table:table-cell>
          <table:table-cell table:style-name="ce2528" table:formula="of:=[.$M$110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Amadu</text:p>
          </table:table-cell>
          <table:table-cell table:style-name="ce285" table:number-columns-repeated="3"/>
          <table:table-cell table:style-name="ce357"/>
          <table:table-cell table:style-name="ce285" table:number-columns-repeated="7"/>
          <table:table-cell table:style-name="ce264"/>
          <table:table-cell table:style-name="ce268" office:value-type="string" calcext:value-type="string">
            <text:p>Amadu</text:p>
          </table:table-cell>
          <table:table-cell table:style-name="ce1694" table:formula="of:=[.$C$111]" office:value-type="percentage" office:value="0.5365" calcext:value-type="percentage">
            <text:p>53,65 %</text:p>
          </table:table-cell>
          <table:table-cell table:style-name="ce1782" table:formula="of:=[.$D$111]" office:value-type="percentage" office:value="0.0742" calcext:value-type="percentage">
            <text:p>7,42 %</text:p>
          </table:table-cell>
          <table:table-cell table:style-name="ce1866" table:formula="of:=[.$E$111]" office:value-type="percentage" office:value="0.0558" calcext:value-type="percentage">
            <text:p>5,58 %</text:p>
          </table:table-cell>
          <table:table-cell table:style-name="ce1949" table:formula="of:=[.$F$111]" office:value-type="percentage" office:value="0.0449" calcext:value-type="percentage">
            <text:p>4,49 %</text:p>
          </table:table-cell>
          <table:table-cell table:style-name="ce2032" table:formula="of:=[.$G$111]" office:value-type="percentage" office:value="0.0636" calcext:value-type="percentage">
            <text:p>6,36 %</text:p>
          </table:table-cell>
          <table:table-cell table:style-name="ce2115" table:formula="of:=[.$H$111]" office:value-type="percentage" office:value="0.0516" calcext:value-type="percentage">
            <text:p>5,16 %</text:p>
          </table:table-cell>
          <table:table-cell table:style-name="ce2198" table:formula="of:=[.$I$111]" office:value-type="percentage" office:value="0.0524" calcext:value-type="percentage">
            <text:p>5,24 %</text:p>
          </table:table-cell>
          <table:table-cell table:style-name="ce2281" table:formula="of:=[.$J$111]" office:value-type="percentage" office:value="0.0064" calcext:value-type="percentage">
            <text:p>0,64 %</text:p>
          </table:table-cell>
          <table:table-cell table:style-name="ce2363" table:formula="of:=[.$K$111]" office:value-type="percentage" office:value="0.0588" calcext:value-type="percentage">
            <text:p>5,88 %</text:p>
          </table:table-cell>
          <table:table-cell table:style-name="ce2446" table:formula="of:=[.$L$111]" office:value-type="percentage" office:value="0.0558" calcext:value-type="percentage">
            <text:p>5,58 %</text:p>
          </table:table-cell>
          <table:table-cell table:style-name="ce2529" table:formula="of:=[.$M$111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Martin</text:p>
          </table:table-cell>
          <table:table-cell table:style-name="ce285" table:number-columns-repeated="3"/>
          <table:table-cell table:style-name="ce358"/>
          <table:table-cell table:style-name="ce285" table:number-columns-repeated="7"/>
          <table:table-cell table:style-name="ce264"/>
          <table:table-cell table:style-name="ce268" office:value-type="string" calcext:value-type="string">
            <text:p>Martin</text:p>
          </table:table-cell>
          <table:table-cell table:style-name="ce1695" table:formula="of:=[.$C$112]" office:value-type="percentage" office:value="0.058" calcext:value-type="percentage">
            <text:p>5,80 %</text:p>
          </table:table-cell>
          <table:table-cell table:style-name="ce1783" table:formula="of:=[.$D$112]" office:value-type="percentage" office:value="0.1152" calcext:value-type="percentage">
            <text:p>11,52 %</text:p>
          </table:table-cell>
          <table:table-cell table:style-name="ce1867" table:formula="of:=[.$E$112]" office:value-type="percentage" office:value="0.1102" calcext:value-type="percentage">
            <text:p>11,02 %</text:p>
          </table:table-cell>
          <table:table-cell table:style-name="ce1950" table:formula="of:=[.$F$112]" office:value-type="percentage" office:value="0.164" calcext:value-type="percentage">
            <text:p>16,40 %</text:p>
          </table:table-cell>
          <table:table-cell table:style-name="ce2033" table:formula="of:=[.$G$112]" office:value-type="percentage" office:value="0.0917" calcext:value-type="percentage">
            <text:p>9,17 %</text:p>
          </table:table-cell>
          <table:table-cell table:style-name="ce2116" table:formula="of:=[.$H$112]" office:value-type="percentage" office:value="0.0851" calcext:value-type="percentage">
            <text:p>8,51 %</text:p>
          </table:table-cell>
          <table:table-cell table:style-name="ce2199" table:formula="of:=[.$I$112]" office:value-type="percentage" office:value="0.2621" calcext:value-type="percentage">
            <text:p>26,21 %</text:p>
          </table:table-cell>
          <table:table-cell table:style-name="ce2282" table:formula="of:=[.$J$112]" office:value-type="percentage" office:value="0.024" calcext:value-type="percentage">
            <text:p>2,40 %</text:p>
          </table:table-cell>
          <table:table-cell table:style-name="ce2364" table:formula="of:=[.$K$112]" office:value-type="string" office:string-value="NM" calcext:value-type="string">
            <text:p>NM</text:p>
          </table:table-cell>
          <table:table-cell table:style-name="ce2447" table:formula="of:=[.$L$112]" office:value-type="percentage" office:value="0.0898" calcext:value-type="percentage">
            <text:p>8,98 %</text:p>
          </table:table-cell>
          <table:table-cell table:style-name="ce2530" table:formula="of:=[.$M$112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Pharrell</text:p>
          </table:table-cell>
          <table:table-cell table:style-name="ce285" table:number-columns-repeated="11"/>
          <table:table-cell table:style-name="ce264"/>
          <table:table-cell table:style-name="ce268" office:value-type="string" calcext:value-type="string">
            <text:p>Pharrell</text:p>
          </table:table-cell>
          <table:table-cell table:style-name="ce1696" table:formula="of:=[.$C$113]" office:value-type="percentage" office:value="0.0864" calcext:value-type="percentage">
            <text:p>8,64 %</text:p>
          </table:table-cell>
          <table:table-cell table:style-name="ce1784" table:formula="of:=[.$D$113]" office:value-type="string" office:string-value="NM" calcext:value-type="string">
            <text:p>NM</text:p>
          </table:table-cell>
          <table:table-cell table:style-name="ce1868" table:formula="of:=[.$E$113]" office:value-type="percentage" office:value="0.1032" calcext:value-type="percentage">
            <text:p>10,32 %</text:p>
          </table:table-cell>
          <table:table-cell table:style-name="ce1951" table:formula="of:=[.$F$113]" office:value-type="percentage" office:value="0.0973" calcext:value-type="percentage">
            <text:p>9,73 %</text:p>
          </table:table-cell>
          <table:table-cell table:style-name="ce2034" table:formula="of:=[.$G$113]" office:value-type="percentage" office:value="0.1049" calcext:value-type="percentage">
            <text:p>10,49 %</text:p>
          </table:table-cell>
          <table:table-cell table:style-name="ce2117" table:formula="of:=[.$H$113]" office:value-type="percentage" office:value="0.2546" calcext:value-type="percentage">
            <text:p>25,46 %</text:p>
          </table:table-cell>
          <table:table-cell table:style-name="ce2200" table:formula="of:=[.$I$113]" office:value-type="percentage" office:value="0.1138" calcext:value-type="percentage">
            <text:p>11,38 %</text:p>
          </table:table-cell>
          <table:table-cell table:style-name="ce2283" table:formula="of:=[.$J$113]" office:value-type="percentage" office:value="0.0282" calcext:value-type="percentage">
            <text:p>2,82 %</text:p>
          </table:table-cell>
          <table:table-cell table:style-name="ce2365" table:formula="of:=[.$K$113]" office:value-type="percentage" office:value="0.1127" calcext:value-type="percentage">
            <text:p>11,27 %</text:p>
          </table:table-cell>
          <table:table-cell table:style-name="ce2448" table:formula="of:=[.$L$113]" office:value-type="percentage" office:value="0.099" calcext:value-type="percentage">
            <text:p>9,90 %</text:p>
          </table:table-cell>
          <table:table-cell table:style-name="ce2531" table:formula="of:=[.$M$113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Fabio</text:p>
          </table:table-cell>
          <table:table-cell table:style-name="ce285" table:number-columns-repeated="11"/>
          <table:table-cell table:style-name="ce264"/>
          <table:table-cell table:style-name="ce268" office:value-type="string" calcext:value-type="string">
            <text:p>Fabio</text:p>
          </table:table-cell>
          <table:table-cell table:style-name="ce1698" table:formula="of:=[.$C$114]" office:value-type="percentage" office:value="0.0555" calcext:value-type="percentage">
            <text:p>5,55 %</text:p>
          </table:table-cell>
          <table:table-cell table:style-name="ce1785" table:formula="of:=[.$D$114]" office:value-type="percentage" office:value="0.1383" calcext:value-type="percentage">
            <text:p>13,83 %</text:p>
          </table:table-cell>
          <table:table-cell table:style-name="ce1869" table:formula="of:=[.$E$114]" office:value-type="percentage" office:value="0.0772" calcext:value-type="percentage">
            <text:p>7,72 %</text:p>
          </table:table-cell>
          <table:table-cell table:style-name="ce1952" table:formula="of:=[.$F$114]" office:value-type="percentage" office:value="0.0798" calcext:value-type="percentage">
            <text:p>7,98 %</text:p>
          </table:table-cell>
          <table:table-cell table:style-name="ce2035" table:formula="of:=[.$G$114]" office:value-type="percentage" office:value="0.0853" calcext:value-type="percentage">
            <text:p>8,53 %</text:p>
          </table:table-cell>
          <table:table-cell table:style-name="ce2118" table:formula="of:=[.$H$114]" office:value-type="percentage" office:value="0.1913" calcext:value-type="percentage">
            <text:p>19,13 %</text:p>
          </table:table-cell>
          <table:table-cell table:style-name="ce2201" table:formula="of:=[.$I$114]" office:value-type="percentage" office:value="0.1941" calcext:value-type="percentage">
            <text:p>19,41 %</text:p>
          </table:table-cell>
          <table:table-cell table:style-name="ce2284" table:formula="of:=[.$J$114]" office:value-type="percentage" office:value="0.0181" calcext:value-type="percentage">
            <text:p>1,81 %</text:p>
          </table:table-cell>
          <table:table-cell table:style-name="ce2366" table:formula="of:=[.$K$114]" office:value-type="percentage" office:value="0.0834" calcext:value-type="percentage">
            <text:p>8,34 %</text:p>
          </table:table-cell>
          <table:table-cell table:style-name="ce2449" table:formula="of:=[.$L$114]" office:value-type="percentage" office:value="0.077" calcext:value-type="percentage">
            <text:p>7,70 %</text:p>
          </table:table-cell>
          <table:table-cell table:style-name="ce2532" table:formula="of:=[.$M$114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Max</text:p>
          </table:table-cell>
          <table:table-cell table:style-name="ce285" table:number-columns-repeated="5"/>
          <table:table-cell table:style-name="ce357"/>
          <table:table-cell table:style-name="ce285" table:number-columns-repeated="5"/>
          <table:table-cell table:style-name="ce264"/>
          <table:table-cell table:style-name="ce268" office:value-type="string" calcext:value-type="string">
            <text:p>Max</text:p>
          </table:table-cell>
          <table:table-cell table:style-name="ce1699" table:formula="of:=[.$C$115]" office:value-type="percentage" office:value="0.0502" calcext:value-type="percentage">
            <text:p>5,02 %</text:p>
          </table:table-cell>
          <table:table-cell table:style-name="ce1786" table:formula="of:=[.$D$115]" office:value-type="percentage" office:value="0.0973" calcext:value-type="percentage">
            <text:p>9,73 %</text:p>
          </table:table-cell>
          <table:table-cell table:style-name="ce1870" table:formula="of:=[.$E$115]" office:value-type="percentage" office:value="0.0778" calcext:value-type="percentage">
            <text:p>7,78 %</text:p>
          </table:table-cell>
          <table:table-cell table:style-name="ce1953" table:formula="of:=[.$F$115]" office:value-type="percentage" office:value="0.0692" calcext:value-type="percentage">
            <text:p>6,92 %</text:p>
          </table:table-cell>
          <table:table-cell table:style-name="ce2036" table:formula="of:=[.$G$115]" office:value-type="percentage" office:value="0.0873" calcext:value-type="percentage">
            <text:p>8,73 %</text:p>
          </table:table-cell>
          <table:table-cell table:style-name="ce2119" table:formula="of:=[.$H$115]" office:value-type="percentage" office:value="0.0764" calcext:value-type="percentage">
            <text:p>7,64 %</text:p>
          </table:table-cell>
          <table:table-cell table:style-name="ce2202" table:formula="of:=[.$I$115]" office:value-type="percentage" office:value="0.1146" calcext:value-type="percentage">
            <text:p>11,46 %</text:p>
          </table:table-cell>
          <table:table-cell table:style-name="ce2285" table:formula="of:=[.$J$115]" office:value-type="percentage" office:value="0.0198" calcext:value-type="percentage">
            <text:p>1,98 %</text:p>
          </table:table-cell>
          <table:table-cell table:style-name="ce2367" table:formula="of:=[.$K$115]" office:value-type="percentage" office:value="0.2128" calcext:value-type="percentage">
            <text:p>21,28 %</text:p>
          </table:table-cell>
          <table:table-cell table:style-name="ce2450" table:formula="of:=[.$L$115]" office:value-type="percentage" office:value="0.1946" calcext:value-type="percentage">
            <text:p>19,46 %</text:p>
          </table:table-cell>
          <table:table-cell table:style-name="ce2533" table:formula="of:=[.$M$115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Michael</text:p>
          </table:table-cell>
          <table:table-cell table:style-name="ce285" table:number-columns-repeated="11"/>
          <table:table-cell table:style-name="ce264"/>
          <table:table-cell table:style-name="ce268" office:value-type="string" calcext:value-type="string">
            <text:p>Michael</text:p>
          </table:table-cell>
          <table:table-cell table:style-name="ce1700" table:formula="of:=[.$C$116]" office:value-type="percentage" office:value="0.0499" calcext:value-type="percentage">
            <text:p>4,99 %</text:p>
          </table:table-cell>
          <table:table-cell table:style-name="ce1787" table:formula="of:=[.$D$116]" office:value-type="percentage" office:value="0.0929" calcext:value-type="percentage">
            <text:p>9,29 %</text:p>
          </table:table-cell>
          <table:table-cell table:style-name="ce1871" table:formula="of:=[.$E$116]" office:value-type="percentage" office:value="0.0753" calcext:value-type="percentage">
            <text:p>7,53 %</text:p>
          </table:table-cell>
          <table:table-cell table:style-name="ce1954" table:formula="of:=[.$F$116]" office:value-type="percentage" office:value="0.3207" calcext:value-type="percentage">
            <text:p>32,07 %</text:p>
          </table:table-cell>
          <table:table-cell table:style-name="ce2037" table:formula="of:=[.$G$116]" office:value-type="percentage" office:value="0.1478" calcext:value-type="percentage">
            <text:p>14,78 %</text:p>
          </table:table-cell>
          <table:table-cell table:style-name="ce2120" table:formula="of:=[.$H$116]" office:value-type="percentage" office:value="0.0692" calcext:value-type="percentage">
            <text:p>6,92 %</text:p>
          </table:table-cell>
          <table:table-cell table:style-name="ce2203" table:formula="of:=[.$I$116]" office:value-type="percentage" office:value="0.08" calcext:value-type="percentage">
            <text:p>8,00 %</text:p>
          </table:table-cell>
          <table:table-cell table:style-name="ce2286" table:formula="of:=[.$J$116]" office:value-type="percentage" office:value="0.0056" calcext:value-type="percentage">
            <text:p>0,56 %</text:p>
          </table:table-cell>
          <table:table-cell table:style-name="ce2368" table:formula="of:=[.$K$116]" office:value-type="percentage" office:value="0.0809" calcext:value-type="percentage">
            <text:p>8,09 %</text:p>
          </table:table-cell>
          <table:table-cell table:style-name="ce2451" table:formula="of:=[.$L$116]" office:value-type="percentage" office:value="0.0778" calcext:value-type="percentage">
            <text:p>7,78 %</text:p>
          </table:table-cell>
          <table:table-cell table:style-name="ce2534" table:formula="of:=[.$M$116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/>
          <table:table-cell table:style-name="ce268" office:value-type="string" calcext:value-type="string">
            <text:p>Luca</text:p>
          </table:table-cell>
          <table:table-cell table:style-name="ce285" table:number-columns-repeated="4"/>
          <table:table-cell table:style-name="ce357"/>
          <table:table-cell table:style-name="ce285" table:number-columns-repeated="6"/>
          <table:table-cell table:style-name="ce264"/>
          <table:table-cell table:style-name="ce268" office:value-type="string" calcext:value-type="string">
            <text:p>Luca</text:p>
          </table:table-cell>
          <table:table-cell table:style-name="ce1701" table:formula="of:=[.$C$117]" office:value-type="percentage" office:value="0.0488" calcext:value-type="percentage">
            <text:p>4,88 %</text:p>
          </table:table-cell>
          <table:table-cell table:style-name="ce1788" table:formula="of:=[.$D$117]" office:value-type="percentage" office:value="0.0987" calcext:value-type="percentage">
            <text:p>9,87 %</text:p>
          </table:table-cell>
          <table:table-cell table:style-name="ce1872" table:formula="of:=[.$E$117]" office:value-type="percentage" office:value="0.1882" calcext:value-type="percentage">
            <text:p>18,82 %</text:p>
          </table:table-cell>
          <table:table-cell table:style-name="ce1955" table:formula="of:=[.$F$117]" office:value-type="percentage" office:value="0.0694" calcext:value-type="percentage">
            <text:p>6,94 %</text:p>
          </table:table-cell>
          <table:table-cell table:style-name="ce2038" table:formula="of:=[.$G$117]" office:value-type="percentage" office:value="0.089" calcext:value-type="percentage">
            <text:p>8,90 %</text:p>
          </table:table-cell>
          <table:table-cell table:style-name="ce2121" table:formula="of:=[.$H$117]" office:value-type="percentage" office:value="0.0745" calcext:value-type="percentage">
            <text:p>7,45 %</text:p>
          </table:table-cell>
          <table:table-cell table:style-name="ce2204" table:formula="of:=[.$I$117]" office:value-type="percentage" office:value="0.0823" calcext:value-type="percentage">
            <text:p>8,23 %</text:p>
          </table:table-cell>
          <table:table-cell table:style-name="ce2287" table:formula="of:=[.$J$117]" office:value-type="percentage" office:value="0.0206" calcext:value-type="percentage">
            <text:p>2,06 %</text:p>
          </table:table-cell>
          <table:table-cell table:style-name="ce2369" table:formula="of:=[.$K$117]" office:value-type="percentage" office:value="0.2239" calcext:value-type="percentage">
            <text:p>22,39 %</text:p>
          </table:table-cell>
          <table:table-cell table:style-name="ce2452" table:formula="of:=[.$L$117]" office:value-type="percentage" office:value="0.1046" calcext:value-type="percentage">
            <text:p>10,46 %</text:p>
          </table:table-cell>
          <table:table-cell table:style-name="ce2535" table:formula="of:=[.$M$117]" office:value-type="percentage" office:value="0" calcext:value-type="percentage">
            <text:p>0,00 %</text:p>
          </table:table-cell>
          <table:table-cell table:style-name="ce264"/>
          <table:table-cell table:number-columns-repeated="997"/>
        </table:table-row>
        <table:table-row table:style-name="ro1">
          <table:table-cell table:style-name="ce264" table:number-columns-repeated="27"/>
          <table:table-cell table:number-columns-repeated="997"/>
        </table:table-row>
        <table:table-row table:style-name="ro1">
          <table:table-cell table:style-name="ce264"/>
          <table:table-cell table:style-name="ce266" office:value-type="string" calcext:value-type="string">
            <text:p>Spots:</text:p>
          </table:table-cell>
          <table:table-cell table:style-name="ce269"/>
          <table:table-cell table:style-name="ce26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373" table:number-columns-spanned="2" table:number-rows-spanned="1"/>
          <table:covered-table-cell/>
          <table:table-cell table:style-name="ce26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373" table:number-columns-spanned="2" table:number-rows-spanned="1"/>
          <table:covered-table-cell/>
          <table:table-cell table:style-name="ce264"/>
          <table:table-cell table:style-name="ce626" office:value-type="string" calcext:value-type="string">
            <text:p>Spots:</text:p>
          </table:table-cell>
          <table:table-cell table:style-name="ce627"/>
          <table:table-cell table:style-name="ce626" office:value-type="string" calcext:value-type="string">
            <text:p>Hit PM:</text:p>
          </table:table-cell>
          <table:table-cell table:style-name="ce627"/>
          <table:table-cell table:style-name="ce264" table:number-columns-repeated="9"/>
          <table:table-cell table:style-name="ce2576"/>
          <table:table-cell table:style-name="ce2579"/>
          <table:table-cell table:style-name="ce2576" table:number-columns-spanned="3" table:number-rows-spanned="1"/>
          <table:covered-table-cell table:number-columns-repeated="2" table:style-name="ce2578"/>
          <table:table-cell table:style-name="ce2627" table:number-columns-spanned="2" table:number-rows-spanned="1"/>
          <table:covered-table-cell table:style-name="ce2578"/>
          <table:table-cell table:style-name="ce2576" table:number-columns-spanned="3" table:number-rows-spanned="1"/>
          <table:covered-table-cell table:number-columns-repeated="2" table:style-name="ce2578"/>
          <table:table-cell table:style-name="ce2627" table:number-columns-spanned="2" table:number-rows-spanned="1"/>
          <table:covered-table-cell table:style-name="ce2578"/>
          <table:table-cell table:number-columns-repeated="985"/>
        </table:table-row>
        <table:table-row table:style-name="ro1">
          <table:table-cell table:style-name="ce264"/>
          <table:table-cell table:style-name="ce267" office:value-type="string" calcext:value-type="string">
            <text:p>MN6</text:p>
          </table:table-cell>
          <table:table-cell table:style-name="ce268" office:value-type="string" calcext:value-type="string">
            <text:p>Cecilia</text:p>
          </table:table-cell>
          <table:table-cell table:style-name="ce268" office:value-type="string" calcext:value-type="string">
            <text:p>Karina</text:p>
          </table:table-cell>
          <table:table-cell table:style-name="ce268" office:value-type="string" calcext:value-type="string">
            <text:p>Isabelle</text:p>
          </table:table-cell>
          <table:table-cell table:style-name="ce268" office:value-type="string" calcext:value-type="string">
            <text:p>Anna</text:p>
          </table:table-cell>
          <table:table-cell table:style-name="ce268" office:value-type="string" calcext:value-type="string">
            <text:p>Gina</text:p>
          </table:table-cell>
          <table:table-cell table:style-name="ce268" office:value-type="string" calcext:value-type="string">
            <text:p>Luisa</text:p>
          </table:table-cell>
          <table:table-cell table:style-name="ce268" office:value-type="string" calcext:value-type="string">
            <text:p>Celina</text:p>
          </table:table-cell>
          <table:table-cell table:style-name="ce268" office:value-type="string" calcext:value-type="string">
            <text:p>Ricarda</text:p>
          </table:table-cell>
          <table:table-cell table:style-name="ce268" office:value-type="string" calcext:value-type="string">
            <text:p>Zoe</text:p>
          </table:table-cell>
          <table:table-cell table:style-name="ce268" office:value-type="string" calcext:value-type="string">
            <text:p>Franziska</text:p>
          </table:table-cell>
          <table:table-cell table:style-name="ce268"/>
          <table:table-cell table:style-name="ce264"/>
          <table:table-cell table:style-name="ce267" office:value-type="string" calcext:value-type="string">
            <text:p>MN6</text:p>
          </table:table-cell>
          <table:table-cell table:style-name="ce268" office:value-type="string" calcext:value-type="string">
            <text:p>Cecilia</text:p>
          </table:table-cell>
          <table:table-cell table:style-name="ce268" office:value-type="string" calcext:value-type="string">
            <text:p>Karina</text:p>
          </table:table-cell>
          <table:table-cell table:style-name="ce268" office:value-type="string" calcext:value-type="string">
            <text:p>Isabelle</text:p>
          </table:table-cell>
          <table:table-cell table:style-name="ce268" office:value-type="string" calcext:value-type="string">
            <text:p>Anna</text:p>
          </table:table-cell>
          <table:table-cell table:style-name="ce268" office:value-type="string" calcext:value-type="string">
            <text:p>Gina</text:p>
          </table:table-cell>
          <table:table-cell table:style-name="ce268" office:value-type="string" calcext:value-type="string">
            <text:p>Luisa</text:p>
          </table:table-cell>
          <table:table-cell table:style-name="ce268" office:value-type="string" calcext:value-type="string">
            <text:p>Celina</text:p>
          </table:table-cell>
          <table:table-cell table:style-name="ce268" office:value-type="string" calcext:value-type="string">
            <text:p>Ricarda</text:p>
          </table:table-cell>
          <table:table-cell table:style-name="ce268" office:value-type="string" calcext:value-type="string">
            <text:p>Zoe</text:p>
          </table:table-cell>
          <table:table-cell table:style-name="ce268" office:value-type="string" calcext:value-type="string">
            <text:p>Franziska</text:p>
          </table:table-cell>
          <table:table-cell table:style-name="ce268"/>
          <table:table-cell table:style-name="ce264"/>
          <table:table-cell table:style-name="ce2577" table:number-columns-repeated="12"/>
          <table:table-cell table:number-columns-repeated="985"/>
        </table:table-row>
        <table:table-row table:style-name="ro1">
          <table:table-cell table:style-name="ce264"/>
          <table:table-cell table:style-name="ce268" office:value-type="string" calcext:value-type="string">
            <text:p>Calvin</text:p>
          </table:table-cell>
          <table:table-cell table:style-name="ce286"/>
          <table:table-cell table:style-name="ce287"/>
          <table:table-cell table:style-name="ce286"/>
          <table:table-cell table:style-name="ce287" table:number-columns-repeated="3"/>
          <table:table-cell table:style-name="ce286" table:number-columns-repeated="3"/>
          <table:table-cell table:style-name="ce287"/>
          <table:table-cell table:style-name="ce286"/>
          <table:table-cell table:style-name="ce264"/>
          <table:table-cell table:style-name="ce268" office:value-type="string" calcext:value-type="string">
            <text:p>Calvin</text:p>
          </table:table-cell>
          <table:table-cell table:style-name="ce1702" table:formula="of:=[.$C$108]" office:value-type="percentage" office:value="0.0538" calcext:value-type="percentage">
            <text:p>5,38 %</text:p>
          </table:table-cell>
          <table:table-cell table:style-name="ce1789" table:formula="of:=[.$D$108]" office:value-type="percentage" office:value="0.2521" calcext:value-type="percentage">
            <text:p>25,21 %</text:p>
          </table:table-cell>
          <table:table-cell table:style-name="ce1873" table:formula="of:=[.$E$108]" office:value-type="percentage" office:value="0.07" calcext:value-type="percentage">
            <text:p>7,00 %</text:p>
          </table:table-cell>
          <table:table-cell table:style-name="ce1956" table:formula="of:=[.$F$108]" office:value-type="percentage" office:value="0.0719" calcext:value-type="percentage">
            <text:p>7,19 %</text:p>
          </table:table-cell>
          <table:table-cell table:style-name="ce2039" table:formula="of:=[.$G$108]" office:value-type="percentage" office:value="0.2086" calcext:value-type="percentage">
            <text:p>20,86 %</text:p>
          </table:table-cell>
          <table:table-cell table:style-name="ce2122" table:formula="of:=[.$H$108]" office:value-type="percentage" office:value="0.0954" calcext:value-type="percentage">
            <text:p>9,54 %</text:p>
          </table:table-cell>
          <table:table-cell table:style-name="ce2205" table:formula="of:=[.$I$108]" office:value-type="percentage" office:value="0.0823" calcext:value-type="percentage">
            <text:p>8,23 %</text:p>
          </table:table-cell>
          <table:table-cell table:style-name="ce2288" table:formula="of:=[.$J$108]" office:value-type="percentage" office:value="0.0162" calcext:value-type="percentage">
            <text:p>1,62 %</text:p>
          </table:table-cell>
          <table:table-cell table:style-name="ce2370" table:formula="of:=[.$K$108]" office:value-type="percentage" office:value="0.0784" calcext:value-type="percentage">
            <text:p>7,84 %</text:p>
          </table:table-cell>
          <table:table-cell table:style-name="ce2453" table:formula="of:=[.$L$108]" office:value-type="percentage" office:value="0.0714" calcext:value-type="percentage">
            <text:p>7,14 %</text:p>
          </table:table-cell>
          <table:table-cell table:style-name="ce2536" table:formula="of:=[.$M$108]" office:value-type="percentage" office:value="0" calcext:value-type="percentage">
            <text:p>0,00 %</text:p>
          </table:table-cell>
          <table:table-cell table:style-name="ce264"/>
          <table:table-cell table:style-name="ce2577"/>
          <table:table-cell table:style-name="ce2580"/>
          <table:table-cell table:style-name="ce2581"/>
          <table:table-cell table:style-name="ce2580"/>
          <table:table-cell table:style-name="ce2581" table:number-columns-repeated="8"/>
          <table:table-cell table:number-columns-repeated="985"/>
        </table:table-row>
        <table:table-row table:style-name="ro1">
          <table:table-cell table:style-name="ce264"/>
          <table:table-cell table:style-name="ce268" office:value-type="string" calcext:value-type="string">
            <text:p>Lukas</text:p>
          </table:table-cell>
          <table:table-cell table:style-name="ce286"/>
          <table:table-cell table:style-name="ce287"/>
          <table:table-cell table:style-name="ce286" table:number-columns-repeated="5"/>
          <table:table-cell table:style-name="ce492"/>
          <table:table-cell table:style-name="ce287" table:number-columns-repeated="2"/>
          <table:table-cell table:style-name="ce286"/>
          <table:table-cell table:style-name="ce264"/>
          <table:table-cell table:style-name="ce268" office:value-type="string" calcext:value-type="string">
            <text:p>Lukas</text:p>
          </table:table-cell>
          <table:table-cell table:style-name="ce1703" table:formula="of:=[.$C$109]" office:value-type="percentage" office:value="0.0549" calcext:value-type="percentage">
            <text:p>5,49 %</text:p>
          </table:table-cell>
          <table:table-cell table:style-name="ce1790" table:formula="of:=[.$D$109]" office:value-type="percentage" office:value="0.1046" calcext:value-type="percentage">
            <text:p>10,46 %</text:p>
          </table:table-cell>
          <table:table-cell table:style-name="ce1874" table:formula="of:=[.$E$109]" office:value-type="percentage" office:value="0.2234" calcext:value-type="percentage">
            <text:p>22,34 %</text:p>
          </table:table-cell>
          <table:table-cell table:style-name="ce1957" table:formula="of:=[.$F$109]" office:value-type="percentage" office:value="0.075" calcext:value-type="percentage">
            <text:p>7,50 %</text:p>
          </table:table-cell>
          <table:table-cell table:style-name="ce2040" table:formula="of:=[.$G$109]" office:value-type="percentage" office:value="0.0976" calcext:value-type="percentage">
            <text:p>9,76 %</text:p>
          </table:table-cell>
          <table:table-cell table:style-name="ce2123" table:formula="of:=[.$H$109]" office:value-type="percentage" office:value="0.0837" calcext:value-type="percentage">
            <text:p>8,37 %</text:p>
          </table:table-cell>
          <table:table-cell table:style-name="ce2206" table:formula="of:=[.$I$109]" office:value-type="string" office:string-value="NM" calcext:value-type="string">
            <text:p>NM</text:p>
          </table:table-cell>
          <table:table-cell table:style-name="ce2289" table:formula="of:=[.$J$109]" office:value-type="percentage" office:value="0.0223" calcext:value-type="percentage">
            <text:p>2,23 %</text:p>
          </table:table-cell>
          <table:table-cell table:style-name="ce2371" table:formula="of:=[.$K$109]" office:value-type="percentage" office:value="0.1274" calcext:value-type="percentage">
            <text:p>12,74 %</text:p>
          </table:table-cell>
          <table:table-cell table:style-name="ce2454" table:formula="of:=[.$L$109]" office:value-type="percentage" office:value="0.2111" calcext:value-type="percentage">
            <text:p>21,11 %</text:p>
          </table:table-cell>
          <table:table-cell table:style-name="ce2537" table:formula="of:=[.$M$109]" office:value-type="percentage" office:value="0" calcext:value-type="percentage">
            <text:p>0,00 %</text:p>
          </table:table-cell>
          <table:table-cell table:style-name="ce264"/>
          <table:table-cell table:style-name="ce2577"/>
          <table:table-cell table:style-name="ce2580"/>
          <table:table-cell table:style-name="ce2581" table:number-columns-repeated="2"/>
          <table:table-cell table:style-name="ce2580"/>
          <table:table-cell table:style-name="ce2593"/>
          <table:table-cell table:style-name="ce2581" table:number-columns-repeated="2"/>
          <table:table-cell table:style-name="ce2658"/>
          <table:table-cell table:style-name="ce2581" table:number-columns-repeated="3"/>
          <table:table-cell table:number-columns-repeated="985"/>
        </table:table-row>
        <table:table-row table:style-name="ro1">
          <table:table-cell table:style-name="ce264"/>
          <table:table-cell table:style-name="ce268" office:value-type="string" calcext:value-type="string">
            <text:p>Maurice</text:p>
          </table:table-cell>
          <table:table-cell table:style-name="ce286"/>
          <table:table-cell table:style-name="ce310"/>
          <table:table-cell table:style-name="ce340"/>
          <table:table-cell table:style-name="ce360"/>
          <table:table-cell table:style-name="ce389"/>
          <table:table-cell table:style-name="ce407"/>
          <table:table-cell table:style-name="ce431"/>
          <table:table-cell table:style-name="ce493"/>
          <table:table-cell table:style-name="ce287"/>
          <table:table-cell table:style-name="ce286" table:number-columns-repeated="2"/>
          <table:table-cell table:style-name="ce264"/>
          <table:table-cell table:style-name="ce268" office:value-type="string" calcext:value-type="string">
            <text:p>Maurice</text:p>
          </table:table-cell>
          <table:table-cell table:style-name="ce1704" table:formula="of:=[.$C$110]" office:value-type="percentage" office:value="0.0059" calcext:value-type="percentage">
            <text:p>0,59 %</text:p>
          </table:table-cell>
          <table:table-cell table:style-name="ce1791" table:formula="of:=[.$D$110]" office:value-type="percentage" office:value="0.0268" calcext:value-type="percentage">
            <text:p>2,68 %</text:p>
          </table:table-cell>
          <table:table-cell table:style-name="ce1875" table:formula="of:=[.$E$110]" office:value-type="percentage" office:value="0.019" calcext:value-type="percentage">
            <text:p>1,90 %</text:p>
          </table:table-cell>
          <table:table-cell table:style-name="ce1958" table:formula="of:=[.$F$110]" office:value-type="percentage" office:value="0.0078" calcext:value-type="percentage">
            <text:p>0,78 %</text:p>
          </table:table-cell>
          <table:table-cell table:style-name="ce2041" table:formula="of:=[.$G$110]" office:value-type="percentage" office:value="0.0243" calcext:value-type="percentage">
            <text:p>2,43 %</text:p>
          </table:table-cell>
          <table:table-cell table:style-name="ce2124" table:formula="of:=[.$H$110]" office:value-type="percentage" office:value="0.0184" calcext:value-type="percentage">
            <text:p>1,84 %</text:p>
          </table:table-cell>
          <table:table-cell table:style-name="ce2207" table:formula="of:=[.$I$110]" office:value-type="percentage" office:value="0.0184" calcext:value-type="percentage">
            <text:p>1,84 %</text:p>
          </table:table-cell>
          <table:table-cell table:style-name="ce2290" table:formula="of:=[.$J$110]" office:value-type="percentage" office:value="0.8388" calcext:value-type="percentage">
            <text:p>83,88 %</text:p>
          </table:table-cell>
          <table:table-cell table:style-name="ce2372" table:formula="of:=[.$K$110]" office:value-type="percentage" office:value="0.0218" calcext:value-type="percentage">
            <text:p>2,18 %</text:p>
          </table:table-cell>
          <table:table-cell table:style-name="ce2455" table:formula="of:=[.$L$110]" office:value-type="percentage" office:value="0.019" calcext:value-type="percentage">
            <text:p>1,90 %</text:p>
          </table:table-cell>
          <table:table-cell table:style-name="ce2538" table:formula="of:=[.$M$110]" office:value-type="percentage" office:value="0" calcext:value-type="percentage">
            <text:p>0,00 %</text:p>
          </table:table-cell>
          <table:table-cell table:style-name="ce264"/>
          <table:table-cell table:style-name="ce2577"/>
          <table:table-cell table:style-name="ce2581" table:number-columns-repeated="6"/>
          <table:table-cell table:style-name="ce2580"/>
          <table:table-cell table:style-name="ce2581" table:number-columns-repeated="2"/>
          <table:table-cell table:style-name="ce2580" table:number-columns-repeated="2"/>
          <table:table-cell table:number-columns-repeated="985"/>
        </table:table-row>
        <table:table-row table:style-name="ro1">
          <table:table-cell table:style-name="ce264"/>
          <table:table-cell table:style-name="ce268" office:value-type="string" calcext:value-type="string">
            <text:p>Amadu</text:p>
          </table:table-cell>
          <table:table-cell table:style-name="ce287"/>
          <table:table-cell table:style-name="ce311"/>
          <table:table-cell table:style-name="ce341"/>
          <table:table-cell table:style-name="ce361"/>
          <table:table-cell table:style-name="ce390"/>
          <table:table-cell table:style-name="ce408"/>
          <table:table-cell table:style-name="ce432"/>
          <table:table-cell table:style-name="ce494"/>
          <table:table-cell table:style-name="ce286"/>
          <table:table-cell table:style-name="ce287"/>
          <table:table-cell table:style-name="ce286"/>
          <table:table-cell table:style-name="ce264"/>
          <table:table-cell table:style-name="ce268" office:value-type="string" calcext:value-type="string">
            <text:p>Amadu</text:p>
          </table:table-cell>
          <table:table-cell table:style-name="ce1705" table:formula="of:=[.$C$111]" office:value-type="percentage" office:value="0.5365" calcext:value-type="percentage">
            <text:p>53,65 %</text:p>
          </table:table-cell>
          <table:table-cell table:style-name="ce1792" table:formula="of:=[.$D$111]" office:value-type="percentage" office:value="0.0742" calcext:value-type="percentage">
            <text:p>7,42 %</text:p>
          </table:table-cell>
          <table:table-cell table:style-name="ce1876" table:formula="of:=[.$E$111]" office:value-type="percentage" office:value="0.0558" calcext:value-type="percentage">
            <text:p>5,58 %</text:p>
          </table:table-cell>
          <table:table-cell table:style-name="ce1959" table:formula="of:=[.$F$111]" office:value-type="percentage" office:value="0.0449" calcext:value-type="percentage">
            <text:p>4,49 %</text:p>
          </table:table-cell>
          <table:table-cell table:style-name="ce2042" table:formula="of:=[.$G$111]" office:value-type="percentage" office:value="0.0636" calcext:value-type="percentage">
            <text:p>6,36 %</text:p>
          </table:table-cell>
          <table:table-cell table:style-name="ce2125" table:formula="of:=[.$H$111]" office:value-type="percentage" office:value="0.0516" calcext:value-type="percentage">
            <text:p>5,16 %</text:p>
          </table:table-cell>
          <table:table-cell table:style-name="ce2208" table:formula="of:=[.$I$111]" office:value-type="percentage" office:value="0.0524" calcext:value-type="percentage">
            <text:p>5,24 %</text:p>
          </table:table-cell>
          <table:table-cell table:style-name="ce2291" table:formula="of:=[.$J$111]" office:value-type="percentage" office:value="0.0064" calcext:value-type="percentage">
            <text:p>0,64 %</text:p>
          </table:table-cell>
          <table:table-cell table:style-name="ce2373" table:formula="of:=[.$K$111]" office:value-type="percentage" office:value="0.0588" calcext:value-type="percentage">
            <text:p>5,88 %</text:p>
          </table:table-cell>
          <table:table-cell table:style-name="ce2456" table:formula="of:=[.$L$111]" office:value-type="percentage" office:value="0.0558" calcext:value-type="percentage">
            <text:p>5,58 %</text:p>
          </table:table-cell>
          <table:table-cell table:style-name="ce2539" table:formula="of:=[.$M$111]" office:value-type="percentage" office:value="0" calcext:value-type="percentage">
            <text:p>0,00 %</text:p>
          </table:table-cell>
          <table:table-cell table:style-name="ce264"/>
          <table:table-cell table:style-name="ce2577"/>
          <table:table-cell table:style-name="ce2581"/>
          <table:table-cell table:style-name="ce2592"/>
          <table:table-cell table:style-name="ce2581" table:number-columns-repeated="8"/>
          <table:table-cell table:style-name="ce2580"/>
          <table:table-cell table:number-columns-repeated="985"/>
        </table:table-row>
        <table:table-row table:style-name="ro1">
          <table:table-cell table:style-name="ce264"/>
          <table:table-cell table:style-name="ce268" office:value-type="string" calcext:value-type="string">
            <text:p>Martin</text:p>
          </table:table-cell>
          <table:table-cell table:style-name="ce287"/>
          <table:table-cell table:style-name="ce312"/>
          <table:table-cell table:style-name="ce342"/>
          <table:table-cell table:style-name="ce362"/>
          <table:table-cell table:style-name="ce391"/>
          <table:table-cell table:style-name="ce409"/>
          <table:table-cell table:style-name="ce433"/>
          <table:table-cell table:style-name="ce495"/>
          <table:table-cell table:style-name="ce286"/>
          <table:table-cell table:style-name="ce287"/>
          <table:table-cell table:style-name="ce286"/>
          <table:table-cell table:style-name="ce264"/>
          <table:table-cell table:style-name="ce268" office:value-type="string" calcext:value-type="string">
            <text:p>Martin</text:p>
          </table:table-cell>
          <table:table-cell table:style-name="ce1706" table:formula="of:=[.$C$112]" office:value-type="percentage" office:value="0.058" calcext:value-type="percentage">
            <text:p>5,80 %</text:p>
          </table:table-cell>
          <table:table-cell table:style-name="ce1793" table:formula="of:=[.$D$112]" office:value-type="percentage" office:value="0.1152" calcext:value-type="percentage">
            <text:p>11,52 %</text:p>
          </table:table-cell>
          <table:table-cell table:style-name="ce1877" table:formula="of:=[.$E$112]" office:value-type="percentage" office:value="0.1102" calcext:value-type="percentage">
            <text:p>11,02 %</text:p>
          </table:table-cell>
          <table:table-cell table:style-name="ce1960" table:formula="of:=[.$F$112]" office:value-type="percentage" office:value="0.164" calcext:value-type="percentage">
            <text:p>16,40 %</text:p>
          </table:table-cell>
          <table:table-cell table:style-name="ce2043" table:formula="of:=[.$G$112]" office:value-type="percentage" office:value="0.0917" calcext:value-type="percentage">
            <text:p>9,17 %</text:p>
          </table:table-cell>
          <table:table-cell table:style-name="ce2126" table:formula="of:=[.$H$112]" office:value-type="percentage" office:value="0.0851" calcext:value-type="percentage">
            <text:p>8,51 %</text:p>
          </table:table-cell>
          <table:table-cell table:style-name="ce2209" table:formula="of:=[.$I$112]" office:value-type="percentage" office:value="0.2621" calcext:value-type="percentage">
            <text:p>26,21 %</text:p>
          </table:table-cell>
          <table:table-cell table:style-name="ce2292" table:formula="of:=[.$J$112]" office:value-type="percentage" office:value="0.024" calcext:value-type="percentage">
            <text:p>2,40 %</text:p>
          </table:table-cell>
          <table:table-cell table:style-name="ce2374" table:formula="of:=[.$K$112]" office:value-type="string" office:string-value="NM" calcext:value-type="string">
            <text:p>NM</text:p>
          </table:table-cell>
          <table:table-cell table:style-name="ce2457" table:formula="of:=[.$L$112]" office:value-type="percentage" office:value="0.0898" calcext:value-type="percentage">
            <text:p>8,98 %</text:p>
          </table:table-cell>
          <table:table-cell table:style-name="ce2540" table:formula="of:=[.$M$112]" office:value-type="percentage" office:value="0" calcext:value-type="percentage">
            <text:p>0,00 %</text:p>
          </table:table-cell>
          <table:table-cell table:style-name="ce264"/>
          <table:table-cell table:style-name="ce2577"/>
          <table:table-cell table:style-name="ce2581" table:number-columns-repeated="3"/>
          <table:table-cell table:style-name="ce2614"/>
          <table:table-cell table:style-name="ce2581" table:number-columns-repeated="4"/>
          <table:table-cell table:style-name="ce2580"/>
          <table:table-cell table:style-name="ce2581" table:number-columns-repeated="2"/>
          <table:table-cell table:number-columns-repeated="985"/>
        </table:table-row>
        <table:table-row table:style-name="ro1">
          <table:table-cell table:style-name="ce264"/>
          <table:table-cell table:style-name="ce268" office:value-type="string" calcext:value-type="string">
            <text:p>Pharrell</text:p>
          </table:table-cell>
          <table:table-cell table:style-name="ce287"/>
          <table:table-cell table:style-name="ce313"/>
          <table:table-cell table:style-name="ce343"/>
          <table:table-cell table:style-name="ce363"/>
          <table:table-cell table:style-name="ce392"/>
          <table:table-cell table:style-name="ce410"/>
          <table:table-cell table:style-name="ce451"/>
          <table:table-cell table:style-name="ce513"/>
          <table:table-cell table:style-name="ce287"/>
          <table:table-cell table:style-name="ce286" table:number-columns-repeated="2"/>
          <table:table-cell table:style-name="ce264"/>
          <table:table-cell table:style-name="ce268" office:value-type="string" calcext:value-type="string">
            <text:p>Pharrell</text:p>
          </table:table-cell>
          <table:table-cell table:style-name="ce1707" table:formula="of:=[.$C$113]" office:value-type="percentage" office:value="0.0864" calcext:value-type="percentage">
            <text:p>8,64 %</text:p>
          </table:table-cell>
          <table:table-cell table:style-name="ce1794" table:formula="of:=[.$D$113]" office:value-type="string" office:string-value="NM" calcext:value-type="string">
            <text:p>NM</text:p>
          </table:table-cell>
          <table:table-cell table:style-name="ce1878" table:formula="of:=[.$E$113]" office:value-type="percentage" office:value="0.1032" calcext:value-type="percentage">
            <text:p>10,32 %</text:p>
          </table:table-cell>
          <table:table-cell table:style-name="ce1961" table:formula="of:=[.$F$113]" office:value-type="percentage" office:value="0.0973" calcext:value-type="percentage">
            <text:p>9,73 %</text:p>
          </table:table-cell>
          <table:table-cell table:style-name="ce2044" table:formula="of:=[.$G$113]" office:value-type="percentage" office:value="0.1049" calcext:value-type="percentage">
            <text:p>10,49 %</text:p>
          </table:table-cell>
          <table:table-cell table:style-name="ce2127" table:formula="of:=[.$H$113]" office:value-type="percentage" office:value="0.2546" calcext:value-type="percentage">
            <text:p>25,46 %</text:p>
          </table:table-cell>
          <table:table-cell table:style-name="ce2210" table:formula="of:=[.$I$113]" office:value-type="percentage" office:value="0.1138" calcext:value-type="percentage">
            <text:p>11,38 %</text:p>
          </table:table-cell>
          <table:table-cell table:style-name="ce2293" table:formula="of:=[.$J$113]" office:value-type="percentage" office:value="0.0282" calcext:value-type="percentage">
            <text:p>2,82 %</text:p>
          </table:table-cell>
          <table:table-cell table:style-name="ce2375" table:formula="of:=[.$K$113]" office:value-type="percentage" office:value="0.1127" calcext:value-type="percentage">
            <text:p>11,27 %</text:p>
          </table:table-cell>
          <table:table-cell table:style-name="ce2458" table:formula="of:=[.$L$113]" office:value-type="percentage" office:value="0.099" calcext:value-type="percentage">
            <text:p>9,90 %</text:p>
          </table:table-cell>
          <table:table-cell table:style-name="ce2541" table:formula="of:=[.$M$113]" office:value-type="percentage" office:value="0" calcext:value-type="percentage">
            <text:p>0,00 %</text:p>
          </table:table-cell>
          <table:table-cell table:style-name="ce264"/>
          <table:table-cell table:style-name="ce2577"/>
          <table:table-cell table:style-name="ce2581" table:number-columns-repeated="2"/>
          <table:table-cell table:style-name="ce2580"/>
          <table:table-cell table:style-name="ce2581" table:number-columns-repeated="3"/>
          <table:table-cell table:style-name="ce2580"/>
          <table:table-cell table:style-name="ce2581" table:number-columns-repeated="2"/>
          <table:table-cell table:style-name="ce2580"/>
          <table:table-cell table:style-name="ce2581"/>
          <table:table-cell table:number-columns-repeated="985"/>
        </table:table-row>
        <table:table-row table:style-name="ro1">
          <table:table-cell table:style-name="ce264"/>
          <table:table-cell table:style-name="ce268" office:value-type="string" calcext:value-type="string">
            <text:p>Fabio</text:p>
          </table:table-cell>
          <table:table-cell table:style-name="ce287"/>
          <table:table-cell table:style-name="ce314"/>
          <table:table-cell table:style-name="ce344"/>
          <table:table-cell table:style-name="ce364"/>
          <table:table-cell table:style-name="ce393"/>
          <table:table-cell table:style-name="ce411"/>
          <table:table-cell table:style-name="ce452"/>
          <table:table-cell table:style-name="ce514"/>
          <table:table-cell table:style-name="ce287" table:number-columns-repeated="2"/>
          <table:table-cell table:style-name="ce286"/>
          <table:table-cell table:style-name="ce264"/>
          <table:table-cell table:style-name="ce268" office:value-type="string" calcext:value-type="string">
            <text:p>Fabio</text:p>
          </table:table-cell>
          <table:table-cell table:style-name="ce1708" table:formula="of:=[.$C$114]" office:value-type="percentage" office:value="0.0555" calcext:value-type="percentage">
            <text:p>5,55 %</text:p>
          </table:table-cell>
          <table:table-cell table:style-name="ce1795" table:formula="of:=[.$D$114]" office:value-type="percentage" office:value="0.1383" calcext:value-type="percentage">
            <text:p>13,83 %</text:p>
          </table:table-cell>
          <table:table-cell table:style-name="ce1879" table:formula="of:=[.$E$114]" office:value-type="percentage" office:value="0.0772" calcext:value-type="percentage">
            <text:p>7,72 %</text:p>
          </table:table-cell>
          <table:table-cell table:style-name="ce1962" table:formula="of:=[.$F$114]" office:value-type="percentage" office:value="0.0798" calcext:value-type="percentage">
            <text:p>7,98 %</text:p>
          </table:table-cell>
          <table:table-cell table:style-name="ce2045" table:formula="of:=[.$G$114]" office:value-type="percentage" office:value="0.0853" calcext:value-type="percentage">
            <text:p>8,53 %</text:p>
          </table:table-cell>
          <table:table-cell table:style-name="ce2128" table:formula="of:=[.$H$114]" office:value-type="percentage" office:value="0.1913" calcext:value-type="percentage">
            <text:p>19,13 %</text:p>
          </table:table-cell>
          <table:table-cell table:style-name="ce2211" table:formula="of:=[.$I$114]" office:value-type="percentage" office:value="0.1941" calcext:value-type="percentage">
            <text:p>19,41 %</text:p>
          </table:table-cell>
          <table:table-cell table:style-name="ce2294" table:formula="of:=[.$J$114]" office:value-type="percentage" office:value="0.0181" calcext:value-type="percentage">
            <text:p>1,81 %</text:p>
          </table:table-cell>
          <table:table-cell table:style-name="ce2376" table:formula="of:=[.$K$114]" office:value-type="percentage" office:value="0.0834" calcext:value-type="percentage">
            <text:p>8,34 %</text:p>
          </table:table-cell>
          <table:table-cell table:style-name="ce2459" table:formula="of:=[.$L$114]" office:value-type="percentage" office:value="0.077" calcext:value-type="percentage">
            <text:p>7,70 %</text:p>
          </table:table-cell>
          <table:table-cell table:style-name="ce2542" table:formula="of:=[.$M$114]" office:value-type="percentage" office:value="0" calcext:value-type="percentage">
            <text:p>0,00 %</text:p>
          </table:table-cell>
          <table:table-cell table:style-name="ce264"/>
          <table:table-cell table:style-name="ce2577"/>
          <table:table-cell table:style-name="ce2581" table:number-columns-repeated="3"/>
          <table:table-cell table:style-name="ce2615"/>
          <table:table-cell table:style-name="ce2581"/>
          <table:table-cell table:style-name="ce2593" table:number-columns-repeated="2"/>
          <table:table-cell table:style-name="ce2592"/>
          <table:table-cell table:style-name="ce2581" table:number-columns-repeated="3"/>
          <table:table-cell table:number-columns-repeated="985"/>
        </table:table-row>
        <table:table-row table:style-name="ro1">
          <table:table-cell table:style-name="ce264"/>
          <table:table-cell table:style-name="ce268" office:value-type="string" calcext:value-type="string">
            <text:p>Max</text:p>
          </table:table-cell>
          <table:table-cell table:style-name="ce287"/>
          <table:table-cell table:style-name="ce315"/>
          <table:table-cell table:style-name="ce345"/>
          <table:table-cell table:style-name="ce365"/>
          <table:table-cell table:style-name="ce394"/>
          <table:table-cell table:style-name="ce412"/>
          <table:table-cell table:style-name="ce453"/>
          <table:table-cell table:style-name="ce515"/>
          <table:table-cell table:style-name="ce287" table:number-columns-repeated="2"/>
          <table:table-cell table:style-name="ce286"/>
          <table:table-cell table:style-name="ce264"/>
          <table:table-cell table:style-name="ce268" office:value-type="string" calcext:value-type="string">
            <text:p>Max</text:p>
          </table:table-cell>
          <table:table-cell table:style-name="ce1710" table:formula="of:=[.$C$115]" office:value-type="percentage" office:value="0.0502" calcext:value-type="percentage">
            <text:p>5,02 %</text:p>
          </table:table-cell>
          <table:table-cell table:style-name="ce1796" table:formula="of:=[.$D$115]" office:value-type="percentage" office:value="0.0973" calcext:value-type="percentage">
            <text:p>9,73 %</text:p>
          </table:table-cell>
          <table:table-cell table:style-name="ce1880" table:formula="of:=[.$E$115]" office:value-type="percentage" office:value="0.0778" calcext:value-type="percentage">
            <text:p>7,78 %</text:p>
          </table:table-cell>
          <table:table-cell table:style-name="ce1963" table:formula="of:=[.$F$115]" office:value-type="percentage" office:value="0.0692" calcext:value-type="percentage">
            <text:p>6,92 %</text:p>
          </table:table-cell>
          <table:table-cell table:style-name="ce2046" table:formula="of:=[.$G$115]" office:value-type="percentage" office:value="0.0873" calcext:value-type="percentage">
            <text:p>8,73 %</text:p>
          </table:table-cell>
          <table:table-cell table:style-name="ce2129" table:formula="of:=[.$H$115]" office:value-type="percentage" office:value="0.0764" calcext:value-type="percentage">
            <text:p>7,64 %</text:p>
          </table:table-cell>
          <table:table-cell table:style-name="ce2212" table:formula="of:=[.$I$115]" office:value-type="percentage" office:value="0.1146" calcext:value-type="percentage">
            <text:p>11,46 %</text:p>
          </table:table-cell>
          <table:table-cell table:style-name="ce2295" table:formula="of:=[.$J$115]" office:value-type="percentage" office:value="0.0198" calcext:value-type="percentage">
            <text:p>1,98 %</text:p>
          </table:table-cell>
          <table:table-cell table:style-name="ce2377" table:formula="of:=[.$K$115]" office:value-type="percentage" office:value="0.2128" calcext:value-type="percentage">
            <text:p>21,28 %</text:p>
          </table:table-cell>
          <table:table-cell table:style-name="ce2460" table:formula="of:=[.$L$115]" office:value-type="percentage" office:value="0.1946" calcext:value-type="percentage">
            <text:p>19,46 %</text:p>
          </table:table-cell>
          <table:table-cell table:style-name="ce2543" table:formula="of:=[.$M$115]" office:value-type="percentage" office:value="0" calcext:value-type="percentage">
            <text:p>0,00 %</text:p>
          </table:table-cell>
          <table:table-cell table:style-name="ce264"/>
          <table:table-cell table:style-name="ce2577"/>
          <table:table-cell table:style-name="ce2581"/>
          <table:table-cell table:style-name="ce2593"/>
          <table:table-cell table:style-name="ce2581"/>
          <table:table-cell table:style-name="ce2616"/>
          <table:table-cell table:style-name="ce2592"/>
          <table:table-cell table:style-name="ce2581" table:number-columns-repeated="6"/>
          <table:table-cell table:number-columns-repeated="985"/>
        </table:table-row>
        <table:table-row table:style-name="ro1">
          <table:table-cell table:style-name="ce264"/>
          <table:table-cell table:style-name="ce268" office:value-type="string" calcext:value-type="string">
            <text:p>Michael</text:p>
          </table:table-cell>
          <table:table-cell table:style-name="ce286"/>
          <table:table-cell table:style-name="ce316"/>
          <table:table-cell table:style-name="ce346"/>
          <table:table-cell table:style-name="ce366"/>
          <table:table-cell table:style-name="ce396"/>
          <table:table-cell table:style-name="ce413"/>
          <table:table-cell table:style-name="ce454"/>
          <table:table-cell table:style-name="ce516"/>
          <table:table-cell table:style-name="ce287" table:number-columns-repeated="2"/>
          <table:table-cell table:style-name="ce286"/>
          <table:table-cell table:style-name="ce264"/>
          <table:table-cell table:style-name="ce268" office:value-type="string" calcext:value-type="string">
            <text:p>Michael</text:p>
          </table:table-cell>
          <table:table-cell table:style-name="ce1711" table:formula="of:=[.$C$116]" office:value-type="percentage" office:value="0.0499" calcext:value-type="percentage">
            <text:p>4,99 %</text:p>
          </table:table-cell>
          <table:table-cell table:style-name="ce1797" table:formula="of:=[.$D$116]" office:value-type="percentage" office:value="0.0929" calcext:value-type="percentage">
            <text:p>9,29 %</text:p>
          </table:table-cell>
          <table:table-cell table:style-name="ce1881" table:formula="of:=[.$E$116]" office:value-type="percentage" office:value="0.0753" calcext:value-type="percentage">
            <text:p>7,53 %</text:p>
          </table:table-cell>
          <table:table-cell table:style-name="ce1964" table:formula="of:=[.$F$116]" office:value-type="percentage" office:value="0.3207" calcext:value-type="percentage">
            <text:p>32,07 %</text:p>
          </table:table-cell>
          <table:table-cell table:style-name="ce2047" table:formula="of:=[.$G$116]" office:value-type="percentage" office:value="0.1478" calcext:value-type="percentage">
            <text:p>14,78 %</text:p>
          </table:table-cell>
          <table:table-cell table:style-name="ce2130" table:formula="of:=[.$H$116]" office:value-type="percentage" office:value="0.0692" calcext:value-type="percentage">
            <text:p>6,92 %</text:p>
          </table:table-cell>
          <table:table-cell table:style-name="ce2213" table:formula="of:=[.$I$116]" office:value-type="percentage" office:value="0.08" calcext:value-type="percentage">
            <text:p>8,00 %</text:p>
          </table:table-cell>
          <table:table-cell table:style-name="ce2296" table:formula="of:=[.$J$116]" office:value-type="percentage" office:value="0.0056" calcext:value-type="percentage">
            <text:p>0,56 %</text:p>
          </table:table-cell>
          <table:table-cell table:style-name="ce2378" table:formula="of:=[.$K$116]" office:value-type="percentage" office:value="0.0809" calcext:value-type="percentage">
            <text:p>8,09 %</text:p>
          </table:table-cell>
          <table:table-cell table:style-name="ce2461" table:formula="of:=[.$L$116]" office:value-type="percentage" office:value="0.0778" calcext:value-type="percentage">
            <text:p>7,78 %</text:p>
          </table:table-cell>
          <table:table-cell table:style-name="ce2544" table:formula="of:=[.$M$116]" office:value-type="percentage" office:value="0" calcext:value-type="percentage">
            <text:p>0,00 %</text:p>
          </table:table-cell>
          <table:table-cell table:style-name="ce264"/>
          <table:table-cell table:style-name="ce2577"/>
          <table:table-cell table:style-name="ce2581" table:number-columns-repeated="4"/>
          <table:table-cell table:style-name="ce2593"/>
          <table:table-cell table:style-name="ce2592"/>
          <table:table-cell table:style-name="ce2581" table:number-columns-repeated="5"/>
          <table:table-cell table:number-columns-repeated="985"/>
        </table:table-row>
        <table:table-row table:style-name="ro1">
          <table:table-cell table:style-name="ce264"/>
          <table:table-cell table:style-name="ce268" office:value-type="string" calcext:value-type="string">
            <text:p>Luca</text:p>
          </table:table-cell>
          <table:table-cell table:style-name="ce286"/>
          <table:table-cell table:style-name="ce287" table:number-columns-repeated="3"/>
          <table:table-cell table:style-name="ce286"/>
          <table:table-cell table:style-name="ce287" table:number-columns-repeated="3"/>
          <table:table-cell table:style-name="ce286"/>
          <table:table-cell table:style-name="ce287"/>
          <table:table-cell table:style-name="ce286"/>
          <table:table-cell table:style-name="ce264"/>
          <table:table-cell table:style-name="ce268" office:value-type="string" calcext:value-type="string">
            <text:p>Luca</text:p>
          </table:table-cell>
          <table:table-cell table:style-name="ce1712" table:formula="of:=[.$C$117]" office:value-type="percentage" office:value="0.0488" calcext:value-type="percentage">
            <text:p>4,88 %</text:p>
          </table:table-cell>
          <table:table-cell table:style-name="ce1798" table:formula="of:=[.$D$117]" office:value-type="percentage" office:value="0.0987" calcext:value-type="percentage">
            <text:p>9,87 %</text:p>
          </table:table-cell>
          <table:table-cell table:style-name="ce1882" table:formula="of:=[.$E$117]" office:value-type="percentage" office:value="0.1882" calcext:value-type="percentage">
            <text:p>18,82 %</text:p>
          </table:table-cell>
          <table:table-cell table:style-name="ce1965" table:formula="of:=[.$F$117]" office:value-type="percentage" office:value="0.0694" calcext:value-type="percentage">
            <text:p>6,94 %</text:p>
          </table:table-cell>
          <table:table-cell table:style-name="ce2048" table:formula="of:=[.$G$117]" office:value-type="percentage" office:value="0.089" calcext:value-type="percentage">
            <text:p>8,90 %</text:p>
          </table:table-cell>
          <table:table-cell table:style-name="ce2131" table:formula="of:=[.$H$117]" office:value-type="percentage" office:value="0.0745" calcext:value-type="percentage">
            <text:p>7,45 %</text:p>
          </table:table-cell>
          <table:table-cell table:style-name="ce2214" table:formula="of:=[.$I$117]" office:value-type="percentage" office:value="0.0823" calcext:value-type="percentage">
            <text:p>8,23 %</text:p>
          </table:table-cell>
          <table:table-cell table:style-name="ce2297" table:formula="of:=[.$J$117]" office:value-type="percentage" office:value="0.0206" calcext:value-type="percentage">
            <text:p>2,06 %</text:p>
          </table:table-cell>
          <table:table-cell table:style-name="ce2379" table:formula="of:=[.$K$117]" office:value-type="percentage" office:value="0.2239" calcext:value-type="percentage">
            <text:p>22,39 %</text:p>
          </table:table-cell>
          <table:table-cell table:style-name="ce2462" table:formula="of:=[.$L$117]" office:value-type="percentage" office:value="0.1046" calcext:value-type="percentage">
            <text:p>10,46 %</text:p>
          </table:table-cell>
          <table:table-cell table:style-name="ce2545" table:formula="of:=[.$M$117]" office:value-type="percentage" office:value="0" calcext:value-type="percentage">
            <text:p>0,00 %</text:p>
          </table:table-cell>
          <table:table-cell table:style-name="ce264"/>
          <table:table-cell table:style-name="ce2577"/>
          <table:table-cell table:style-name="ce2580"/>
          <table:table-cell table:style-name="ce2581" table:number-columns-repeated="7"/>
          <table:table-cell table:style-name="ce2580"/>
          <table:table-cell table:style-name="ce2581" table:number-columns-repeated="2"/>
          <table:table-cell table:number-columns-repeated="985"/>
        </table:table-row>
        <table:table-row table:style-name="ro1">
          <table:table-cell table:style-name="ce264" table:number-columns-repeated="13"/>
          <table:table-cell table:number-columns-repeated="2"/>
          <table:table-cell table:style-name="ce1713" table:number-columns-repeated="11"/>
          <table:table-cell/>
          <table:table-cell table:style-name="ce2578" table:number-columns-repeated="12"/>
          <table:table-cell table:number-columns-repeated="985"/>
        </table:table-row>
        <table:table-row table:style-name="ro1">
          <table:table-cell table:style-name="ce264"/>
          <table:table-cell table:style-name="ce266" office:value-type="string" calcext:value-type="string">
            <text:p>Spots:</text:p>
          </table:table-cell>
          <table:table-cell table:style-name="ce269"/>
          <table:table-cell table:style-name="ce26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373" table:number-columns-spanned="2" table:number-rows-spanned="1"/>
          <table:covered-table-cell/>
          <table:table-cell table:style-name="ce26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373" table:number-columns-spanned="2" table:number-rows-spanned="1"/>
          <table:covered-table-cell/>
          <table:table-cell/>
          <table:table-cell table:style-name="ce626" office:value-type="string" calcext:value-type="string">
            <text:p>Spots:</text:p>
          </table:table-cell>
          <table:table-cell table:style-name="ce627"/>
          <table:table-cell table:style-name="ce626" office:value-type="string" calcext:value-type="string">
            <text:p>Hit PM:</text:p>
          </table:table-cell>
          <table:table-cell table:style-name="ce627"/>
          <table:table-cell table:style-name="ce264" table:number-columns-repeated="8"/>
          <table:table-cell table:number-columns-repeated="998"/>
        </table:table-row>
        <table:table-row table:style-name="ro1">
          <table:table-cell table:style-name="ce264"/>
          <table:table-cell table:style-name="ce267" office:value-type="string" calcext:value-type="string">
            <text:p>MN7</text:p>
          </table:table-cell>
          <table:table-cell table:style-name="ce268" office:value-type="string" calcext:value-type="string">
            <text:p>Cecilia</text:p>
          </table:table-cell>
          <table:table-cell table:style-name="ce268" office:value-type="string" calcext:value-type="string">
            <text:p>Karina</text:p>
          </table:table-cell>
          <table:table-cell table:style-name="ce268" office:value-type="string" calcext:value-type="string">
            <text:p>Isabelle</text:p>
          </table:table-cell>
          <table:table-cell table:style-name="ce268" office:value-type="string" calcext:value-type="string">
            <text:p>Anna</text:p>
          </table:table-cell>
          <table:table-cell table:style-name="ce268" office:value-type="string" calcext:value-type="string">
            <text:p>Gina</text:p>
          </table:table-cell>
          <table:table-cell table:style-name="ce268" office:value-type="string" calcext:value-type="string">
            <text:p>Luisa</text:p>
          </table:table-cell>
          <table:table-cell table:style-name="ce268" office:value-type="string" calcext:value-type="string">
            <text:p>Celina</text:p>
          </table:table-cell>
          <table:table-cell table:style-name="ce268" office:value-type="string" calcext:value-type="string">
            <text:p>Ricarda</text:p>
          </table:table-cell>
          <table:table-cell table:style-name="ce268" office:value-type="string" calcext:value-type="string">
            <text:p>Zoe</text:p>
          </table:table-cell>
          <table:table-cell table:style-name="ce268" office:value-type="string" calcext:value-type="string">
            <text:p>Franziska</text:p>
          </table:table-cell>
          <table:table-cell table:style-name="ce268"/>
          <table:table-cell/>
          <table:table-cell table:style-name="ce267" office:value-type="string" calcext:value-type="string">
            <text:p>MN7</text:p>
          </table:table-cell>
          <table:table-cell table:style-name="ce268" office:value-type="string" calcext:value-type="string">
            <text:p>Cecilia</text:p>
          </table:table-cell>
          <table:table-cell table:style-name="ce268" office:value-type="string" calcext:value-type="string">
            <text:p>Karina</text:p>
          </table:table-cell>
          <table:table-cell table:style-name="ce268" office:value-type="string" calcext:value-type="string">
            <text:p>Isabelle</text:p>
          </table:table-cell>
          <table:table-cell table:style-name="ce268" office:value-type="string" calcext:value-type="string">
            <text:p>Anna</text:p>
          </table:table-cell>
          <table:table-cell table:style-name="ce268" office:value-type="string" calcext:value-type="string">
            <text:p>Gina</text:p>
          </table:table-cell>
          <table:table-cell table:style-name="ce268" office:value-type="string" calcext:value-type="string">
            <text:p>Luisa</text:p>
          </table:table-cell>
          <table:table-cell table:style-name="ce268" office:value-type="string" calcext:value-type="string">
            <text:p>Celina</text:p>
          </table:table-cell>
          <table:table-cell table:style-name="ce268" office:value-type="string" calcext:value-type="string">
            <text:p>Ricarda</text:p>
          </table:table-cell>
          <table:table-cell table:style-name="ce268" office:value-type="string" calcext:value-type="string">
            <text:p>Zoe</text:p>
          </table:table-cell>
          <table:table-cell table:style-name="ce268" office:value-type="string" calcext:value-type="string">
            <text:p>Franziska</text:p>
          </table:table-cell>
          <table:table-cell table:style-name="ce268"/>
          <table:table-cell table:number-columns-repeated="998"/>
        </table:table-row>
        <table:table-row table:style-name="ro1">
          <table:table-cell table:style-name="ce264"/>
          <table:table-cell table:style-name="ce268" office:value-type="string" calcext:value-type="string">
            <text:p>Calvin</text:p>
          </table:table-cell>
          <table:table-cell table:style-name="ce288"/>
          <table:table-cell table:style-name="ce289" table:number-columns-repeated="5"/>
          <table:table-cell table:style-name="ce288" table:number-columns-repeated="2"/>
          <table:table-cell table:style-name="ce289"/>
          <table:table-cell table:style-name="ce288" table:number-columns-repeated="2"/>
          <table:table-cell/>
          <table:table-cell table:style-name="ce268" office:value-type="string" calcext:value-type="string">
            <text:p>Calvin</text:p>
          </table:table-cell>
          <table:table-cell table:style-name="ce1714" table:formula="of:=[.$C$108]" office:value-type="percentage" office:value="0.0538" calcext:value-type="percentage">
            <text:p>5,38 %</text:p>
          </table:table-cell>
          <table:table-cell table:style-name="ce1799" table:formula="of:=[.$D$108]" office:value-type="percentage" office:value="0.2521" calcext:value-type="percentage">
            <text:p>25,21 %</text:p>
          </table:table-cell>
          <table:table-cell table:style-name="ce1883" table:formula="of:=[.$E$108]" office:value-type="percentage" office:value="0.07" calcext:value-type="percentage">
            <text:p>7,00 %</text:p>
          </table:table-cell>
          <table:table-cell table:style-name="ce1966" table:formula="of:=[.$F$108]" office:value-type="percentage" office:value="0.0719" calcext:value-type="percentage">
            <text:p>7,19 %</text:p>
          </table:table-cell>
          <table:table-cell table:style-name="ce2049" table:formula="of:=[.$G$108]" office:value-type="percentage" office:value="0.2086" calcext:value-type="percentage">
            <text:p>20,86 %</text:p>
          </table:table-cell>
          <table:table-cell table:style-name="ce2132" table:formula="of:=[.$H$108]" office:value-type="percentage" office:value="0.0954" calcext:value-type="percentage">
            <text:p>9,54 %</text:p>
          </table:table-cell>
          <table:table-cell table:style-name="ce2215" table:formula="of:=[.$I$108]" office:value-type="percentage" office:value="0.0823" calcext:value-type="percentage">
            <text:p>8,23 %</text:p>
          </table:table-cell>
          <table:table-cell table:style-name="ce2298" table:formula="of:=[.$J$108]" office:value-type="percentage" office:value="0.0162" calcext:value-type="percentage">
            <text:p>1,62 %</text:p>
          </table:table-cell>
          <table:table-cell table:style-name="ce2380" table:formula="of:=[.$K$108]" office:value-type="percentage" office:value="0.0784" calcext:value-type="percentage">
            <text:p>7,84 %</text:p>
          </table:table-cell>
          <table:table-cell table:style-name="ce2463" table:formula="of:=[.$L$108]" office:value-type="percentage" office:value="0.0714" calcext:value-type="percentage">
            <text:p>7,14 %</text:p>
          </table:table-cell>
          <table:table-cell table:style-name="ce2546" table:formula="of:=[.$M$108]" office:value-type="percentage" office:value="0" calcext:value-type="percentage">
            <text:p>0,00 %</text:p>
          </table:table-cell>
          <table:table-cell table:number-columns-repeated="998"/>
        </table:table-row>
        <table:table-row table:style-name="ro1">
          <table:table-cell table:style-name="ce264"/>
          <table:table-cell table:style-name="ce268" office:value-type="string" calcext:value-type="string">
            <text:p>Lukas</text:p>
          </table:table-cell>
          <table:table-cell table:style-name="ce289" table:number-columns-repeated="2"/>
          <table:table-cell table:style-name="ce288" table:number-columns-repeated="5"/>
          <table:table-cell table:style-name="ce517"/>
          <table:table-cell table:style-name="ce289"/>
          <table:table-cell table:style-name="ce288"/>
          <table:table-cell table:style-name="ce289"/>
          <table:table-cell/>
          <table:table-cell table:style-name="ce268" office:value-type="string" calcext:value-type="string">
            <text:p>Lukas</text:p>
          </table:table-cell>
          <table:table-cell table:style-name="ce1715" table:formula="of:=[.$C$109]" office:value-type="percentage" office:value="0.0549" calcext:value-type="percentage">
            <text:p>5,49 %</text:p>
          </table:table-cell>
          <table:table-cell table:style-name="ce1800" table:formula="of:=[.$D$109]" office:value-type="percentage" office:value="0.1046" calcext:value-type="percentage">
            <text:p>10,46 %</text:p>
          </table:table-cell>
          <table:table-cell table:style-name="ce1884" table:formula="of:=[.$E$109]" office:value-type="percentage" office:value="0.2234" calcext:value-type="percentage">
            <text:p>22,34 %</text:p>
          </table:table-cell>
          <table:table-cell table:style-name="ce1967" table:formula="of:=[.$F$109]" office:value-type="percentage" office:value="0.075" calcext:value-type="percentage">
            <text:p>7,50 %</text:p>
          </table:table-cell>
          <table:table-cell table:style-name="ce2050" table:formula="of:=[.$G$109]" office:value-type="percentage" office:value="0.0976" calcext:value-type="percentage">
            <text:p>9,76 %</text:p>
          </table:table-cell>
          <table:table-cell table:style-name="ce2133" table:formula="of:=[.$H$109]" office:value-type="percentage" office:value="0.0837" calcext:value-type="percentage">
            <text:p>8,37 %</text:p>
          </table:table-cell>
          <table:table-cell table:style-name="ce2216" table:formula="of:=[.$I$109]" office:value-type="string" office:string-value="NM" calcext:value-type="string">
            <text:p>NM</text:p>
          </table:table-cell>
          <table:table-cell table:style-name="ce2299" table:formula="of:=[.$J$109]" office:value-type="percentage" office:value="0.0223" calcext:value-type="percentage">
            <text:p>2,23 %</text:p>
          </table:table-cell>
          <table:table-cell table:style-name="ce2381" table:formula="of:=[.$K$109]" office:value-type="percentage" office:value="0.1274" calcext:value-type="percentage">
            <text:p>12,74 %</text:p>
          </table:table-cell>
          <table:table-cell table:style-name="ce2464" table:formula="of:=[.$L$109]" office:value-type="percentage" office:value="0.2111" calcext:value-type="percentage">
            <text:p>21,11 %</text:p>
          </table:table-cell>
          <table:table-cell table:style-name="ce2547" table:formula="of:=[.$M$109]" office:value-type="percentage" office:value="0" calcext:value-type="percentage">
            <text:p>0,00 %</text:p>
          </table:table-cell>
          <table:table-cell table:number-columns-repeated="998"/>
        </table:table-row>
        <table:table-row table:style-name="ro1">
          <table:table-cell table:style-name="ce264"/>
          <table:table-cell table:style-name="ce268" office:value-type="string" calcext:value-type="string">
            <text:p>Maurice</text:p>
          </table:table-cell>
          <table:table-cell table:style-name="ce288"/>
          <table:table-cell table:style-name="ce289" table:number-columns-repeated="6"/>
          <table:table-cell table:style-name="ce288"/>
          <table:table-cell table:style-name="ce289"/>
          <table:table-cell table:style-name="ce288"/>
          <table:table-cell table:style-name="ce289"/>
          <table:table-cell/>
          <table:table-cell table:style-name="ce268" office:value-type="string" calcext:value-type="string">
            <text:p>Maurice</text:p>
          </table:table-cell>
          <table:table-cell table:style-name="ce1716" table:formula="of:=[.$C$110]" office:value-type="percentage" office:value="0.0059" calcext:value-type="percentage">
            <text:p>0,59 %</text:p>
          </table:table-cell>
          <table:table-cell table:style-name="ce1801" table:formula="of:=[.$D$110]" office:value-type="percentage" office:value="0.0268" calcext:value-type="percentage">
            <text:p>2,68 %</text:p>
          </table:table-cell>
          <table:table-cell table:style-name="ce1885" table:formula="of:=[.$E$110]" office:value-type="percentage" office:value="0.019" calcext:value-type="percentage">
            <text:p>1,90 %</text:p>
          </table:table-cell>
          <table:table-cell table:style-name="ce1968" table:formula="of:=[.$F$110]" office:value-type="percentage" office:value="0.0078" calcext:value-type="percentage">
            <text:p>0,78 %</text:p>
          </table:table-cell>
          <table:table-cell table:style-name="ce2051" table:formula="of:=[.$G$110]" office:value-type="percentage" office:value="0.0243" calcext:value-type="percentage">
            <text:p>2,43 %</text:p>
          </table:table-cell>
          <table:table-cell table:style-name="ce2134" table:formula="of:=[.$H$110]" office:value-type="percentage" office:value="0.0184" calcext:value-type="percentage">
            <text:p>1,84 %</text:p>
          </table:table-cell>
          <table:table-cell table:style-name="ce2217" table:formula="of:=[.$I$110]" office:value-type="percentage" office:value="0.0184" calcext:value-type="percentage">
            <text:p>1,84 %</text:p>
          </table:table-cell>
          <table:table-cell table:style-name="ce2300" table:formula="of:=[.$J$110]" office:value-type="percentage" office:value="0.8388" calcext:value-type="percentage">
            <text:p>83,88 %</text:p>
          </table:table-cell>
          <table:table-cell table:style-name="ce2382" table:formula="of:=[.$K$110]" office:value-type="percentage" office:value="0.0218" calcext:value-type="percentage">
            <text:p>2,18 %</text:p>
          </table:table-cell>
          <table:table-cell table:style-name="ce2465" table:formula="of:=[.$L$110]" office:value-type="percentage" office:value="0.019" calcext:value-type="percentage">
            <text:p>1,90 %</text:p>
          </table:table-cell>
          <table:table-cell table:style-name="ce2548" table:formula="of:=[.$M$110]" office:value-type="percentage" office:value="0" calcext:value-type="percentage">
            <text:p>0,00 %</text:p>
          </table:table-cell>
          <table:table-cell table:number-columns-repeated="998"/>
        </table:table-row>
        <table:table-row table:style-name="ro1">
          <table:table-cell table:style-name="ce264"/>
          <table:table-cell table:style-name="ce268" office:value-type="string" calcext:value-type="string">
            <text:p>Amadu</text:p>
          </table:table-cell>
          <table:table-cell table:style-name="ce289"/>
          <table:table-cell table:style-name="ce317"/>
          <table:table-cell table:style-name="ce319"/>
          <table:table-cell table:style-name="ce318" table:number-columns-repeated="4"/>
          <table:table-cell table:style-name="ce319"/>
          <table:table-cell table:style-name="ce288" table:number-columns-repeated="3"/>
          <table:table-cell/>
          <table:table-cell table:style-name="ce268" office:value-type="string" calcext:value-type="string">
            <text:p>Amadu</text:p>
          </table:table-cell>
          <table:table-cell table:style-name="ce1717" table:formula="of:=[.$C$111]" office:value-type="percentage" office:value="0.5365" calcext:value-type="percentage">
            <text:p>53,65 %</text:p>
          </table:table-cell>
          <table:table-cell table:style-name="ce1802" table:formula="of:=[.$D$111]" office:value-type="percentage" office:value="0.0742" calcext:value-type="percentage">
            <text:p>7,42 %</text:p>
          </table:table-cell>
          <table:table-cell table:style-name="ce1886" table:formula="of:=[.$E$111]" office:value-type="percentage" office:value="0.0558" calcext:value-type="percentage">
            <text:p>5,58 %</text:p>
          </table:table-cell>
          <table:table-cell table:style-name="ce1969" table:formula="of:=[.$F$111]" office:value-type="percentage" office:value="0.0449" calcext:value-type="percentage">
            <text:p>4,49 %</text:p>
          </table:table-cell>
          <table:table-cell table:style-name="ce2052" table:formula="of:=[.$G$111]" office:value-type="percentage" office:value="0.0636" calcext:value-type="percentage">
            <text:p>6,36 %</text:p>
          </table:table-cell>
          <table:table-cell table:style-name="ce2135" table:formula="of:=[.$H$111]" office:value-type="percentage" office:value="0.0516" calcext:value-type="percentage">
            <text:p>5,16 %</text:p>
          </table:table-cell>
          <table:table-cell table:style-name="ce2218" table:formula="of:=[.$I$111]" office:value-type="percentage" office:value="0.0524" calcext:value-type="percentage">
            <text:p>5,24 %</text:p>
          </table:table-cell>
          <table:table-cell table:style-name="ce2301" table:formula="of:=[.$J$111]" office:value-type="percentage" office:value="0.0064" calcext:value-type="percentage">
            <text:p>0,64 %</text:p>
          </table:table-cell>
          <table:table-cell table:style-name="ce2383" table:formula="of:=[.$K$111]" office:value-type="percentage" office:value="0.0588" calcext:value-type="percentage">
            <text:p>5,88 %</text:p>
          </table:table-cell>
          <table:table-cell table:style-name="ce2466" table:formula="of:=[.$L$111]" office:value-type="percentage" office:value="0.0558" calcext:value-type="percentage">
            <text:p>5,58 %</text:p>
          </table:table-cell>
          <table:table-cell table:style-name="ce2549" table:formula="of:=[.$M$111]" office:value-type="percentage" office:value="0" calcext:value-type="percentage">
            <text:p>0,00 %</text:p>
          </table:table-cell>
          <table:table-cell table:number-columns-repeated="998"/>
        </table:table-row>
        <table:table-row table:style-name="ro1">
          <table:table-cell table:style-name="ce264"/>
          <table:table-cell table:style-name="ce268" office:value-type="string" calcext:value-type="string">
            <text:p>Martin</text:p>
          </table:table-cell>
          <table:table-cell table:style-name="ce289"/>
          <table:table-cell table:style-name="ce318"/>
          <table:table-cell table:style-name="ce319"/>
          <table:table-cell table:style-name="ce367"/>
          <table:table-cell table:style-name="ce319"/>
          <table:table-cell table:style-name="ce318" table:number-columns-repeated="3"/>
          <table:table-cell table:style-name="ce288" table:number-columns-repeated="2"/>
          <table:table-cell table:style-name="ce289"/>
          <table:table-cell/>
          <table:table-cell table:style-name="ce268" office:value-type="string" calcext:value-type="string">
            <text:p>Martin</text:p>
          </table:table-cell>
          <table:table-cell table:style-name="ce1718" table:formula="of:=[.$C$112]" office:value-type="percentage" office:value="0.058" calcext:value-type="percentage">
            <text:p>5,80 %</text:p>
          </table:table-cell>
          <table:table-cell table:style-name="ce1803" table:formula="of:=[.$D$112]" office:value-type="percentage" office:value="0.1152" calcext:value-type="percentage">
            <text:p>11,52 %</text:p>
          </table:table-cell>
          <table:table-cell table:style-name="ce1887" table:formula="of:=[.$E$112]" office:value-type="percentage" office:value="0.1102" calcext:value-type="percentage">
            <text:p>11,02 %</text:p>
          </table:table-cell>
          <table:table-cell table:style-name="ce1970" table:formula="of:=[.$F$112]" office:value-type="percentage" office:value="0.164" calcext:value-type="percentage">
            <text:p>16,40 %</text:p>
          </table:table-cell>
          <table:table-cell table:style-name="ce2053" table:formula="of:=[.$G$112]" office:value-type="percentage" office:value="0.0917" calcext:value-type="percentage">
            <text:p>9,17 %</text:p>
          </table:table-cell>
          <table:table-cell table:style-name="ce2136" table:formula="of:=[.$H$112]" office:value-type="percentage" office:value="0.0851" calcext:value-type="percentage">
            <text:p>8,51 %</text:p>
          </table:table-cell>
          <table:table-cell table:style-name="ce2219" table:formula="of:=[.$I$112]" office:value-type="percentage" office:value="0.2621" calcext:value-type="percentage">
            <text:p>26,21 %</text:p>
          </table:table-cell>
          <table:table-cell table:style-name="ce2302" table:formula="of:=[.$J$112]" office:value-type="percentage" office:value="0.024" calcext:value-type="percentage">
            <text:p>2,40 %</text:p>
          </table:table-cell>
          <table:table-cell table:style-name="ce2384" table:formula="of:=[.$K$112]" office:value-type="string" office:string-value="NM" calcext:value-type="string">
            <text:p>NM</text:p>
          </table:table-cell>
          <table:table-cell table:style-name="ce2467" table:formula="of:=[.$L$112]" office:value-type="percentage" office:value="0.0898" calcext:value-type="percentage">
            <text:p>8,98 %</text:p>
          </table:table-cell>
          <table:table-cell table:style-name="ce2550" table:formula="of:=[.$M$112]" office:value-type="percentage" office:value="0" calcext:value-type="percentage">
            <text:p>0,00 %</text:p>
          </table:table-cell>
          <table:table-cell table:number-columns-repeated="998"/>
        </table:table-row>
        <table:table-row table:style-name="ro1">
          <table:table-cell table:style-name="ce264"/>
          <table:table-cell table:style-name="ce268" office:value-type="string" calcext:value-type="string">
            <text:p>Pharrell</text:p>
          </table:table-cell>
          <table:table-cell table:style-name="ce288"/>
          <table:table-cell table:style-name="ce319" table:number-columns-repeated="7"/>
          <table:table-cell table:style-name="ce288" table:number-columns-repeated="2"/>
          <table:table-cell table:style-name="ce289"/>
          <table:table-cell/>
          <table:table-cell table:style-name="ce268" office:value-type="string" calcext:value-type="string">
            <text:p>Pharrell</text:p>
          </table:table-cell>
          <table:table-cell table:style-name="ce1719" table:formula="of:=[.$C$113]" office:value-type="percentage" office:value="0.0864" calcext:value-type="percentage">
            <text:p>8,64 %</text:p>
          </table:table-cell>
          <table:table-cell table:style-name="ce1804" table:formula="of:=[.$D$113]" office:value-type="string" office:string-value="NM" calcext:value-type="string">
            <text:p>NM</text:p>
          </table:table-cell>
          <table:table-cell table:style-name="ce1888" table:formula="of:=[.$E$113]" office:value-type="percentage" office:value="0.1032" calcext:value-type="percentage">
            <text:p>10,32 %</text:p>
          </table:table-cell>
          <table:table-cell table:style-name="ce1971" table:formula="of:=[.$F$113]" office:value-type="percentage" office:value="0.0973" calcext:value-type="percentage">
            <text:p>9,73 %</text:p>
          </table:table-cell>
          <table:table-cell table:style-name="ce2054" table:formula="of:=[.$G$113]" office:value-type="percentage" office:value="0.1049" calcext:value-type="percentage">
            <text:p>10,49 %</text:p>
          </table:table-cell>
          <table:table-cell table:style-name="ce2137" table:formula="of:=[.$H$113]" office:value-type="percentage" office:value="0.2546" calcext:value-type="percentage">
            <text:p>25,46 %</text:p>
          </table:table-cell>
          <table:table-cell table:style-name="ce2220" table:formula="of:=[.$I$113]" office:value-type="percentage" office:value="0.1138" calcext:value-type="percentage">
            <text:p>11,38 %</text:p>
          </table:table-cell>
          <table:table-cell table:style-name="ce2303" table:formula="of:=[.$J$113]" office:value-type="percentage" office:value="0.0282" calcext:value-type="percentage">
            <text:p>2,82 %</text:p>
          </table:table-cell>
          <table:table-cell table:style-name="ce2385" table:formula="of:=[.$K$113]" office:value-type="percentage" office:value="0.1127" calcext:value-type="percentage">
            <text:p>11,27 %</text:p>
          </table:table-cell>
          <table:table-cell table:style-name="ce2468" table:formula="of:=[.$L$113]" office:value-type="percentage" office:value="0.099" calcext:value-type="percentage">
            <text:p>9,90 %</text:p>
          </table:table-cell>
          <table:table-cell table:style-name="ce2551" table:formula="of:=[.$M$113]" office:value-type="percentage" office:value="0" calcext:value-type="percentage">
            <text:p>0,00 %</text:p>
          </table:table-cell>
          <table:table-cell table:number-columns-repeated="998"/>
        </table:table-row>
        <table:table-row table:style-name="ro1">
          <table:table-cell table:style-name="ce264"/>
          <table:table-cell table:style-name="ce268" office:value-type="string" calcext:value-type="string">
            <text:p>Fabio</text:p>
          </table:table-cell>
          <table:table-cell table:style-name="ce289"/>
          <table:table-cell table:style-name="ce319" table:number-columns-repeated="2"/>
          <table:table-cell table:style-name="ce368"/>
          <table:table-cell table:style-name="ce318"/>
          <table:table-cell table:style-name="ce319" table:number-columns-repeated="2"/>
          <table:table-cell table:style-name="ce317"/>
          <table:table-cell table:style-name="ce289"/>
          <table:table-cell table:style-name="ce288"/>
          <table:table-cell table:style-name="ce289"/>
          <table:table-cell/>
          <table:table-cell table:style-name="ce268" office:value-type="string" calcext:value-type="string">
            <text:p>Fabio</text:p>
          </table:table-cell>
          <table:table-cell table:style-name="ce1720" table:formula="of:=[.$C$114]" office:value-type="percentage" office:value="0.0555" calcext:value-type="percentage">
            <text:p>5,55 %</text:p>
          </table:table-cell>
          <table:table-cell table:style-name="ce1805" table:formula="of:=[.$D$114]" office:value-type="percentage" office:value="0.1383" calcext:value-type="percentage">
            <text:p>13,83 %</text:p>
          </table:table-cell>
          <table:table-cell table:style-name="ce1889" table:formula="of:=[.$E$114]" office:value-type="percentage" office:value="0.0772" calcext:value-type="percentage">
            <text:p>7,72 %</text:p>
          </table:table-cell>
          <table:table-cell table:style-name="ce1972" table:formula="of:=[.$F$114]" office:value-type="percentage" office:value="0.0798" calcext:value-type="percentage">
            <text:p>7,98 %</text:p>
          </table:table-cell>
          <table:table-cell table:style-name="ce2055" table:formula="of:=[.$G$114]" office:value-type="percentage" office:value="0.0853" calcext:value-type="percentage">
            <text:p>8,53 %</text:p>
          </table:table-cell>
          <table:table-cell table:style-name="ce2138" table:formula="of:=[.$H$114]" office:value-type="percentage" office:value="0.1913" calcext:value-type="percentage">
            <text:p>19,13 %</text:p>
          </table:table-cell>
          <table:table-cell table:style-name="ce2221" table:formula="of:=[.$I$114]" office:value-type="percentage" office:value="0.1941" calcext:value-type="percentage">
            <text:p>19,41 %</text:p>
          </table:table-cell>
          <table:table-cell table:style-name="ce2304" table:formula="of:=[.$J$114]" office:value-type="percentage" office:value="0.0181" calcext:value-type="percentage">
            <text:p>1,81 %</text:p>
          </table:table-cell>
          <table:table-cell table:style-name="ce2386" table:formula="of:=[.$K$114]" office:value-type="percentage" office:value="0.0834" calcext:value-type="percentage">
            <text:p>8,34 %</text:p>
          </table:table-cell>
          <table:table-cell table:style-name="ce2469" table:formula="of:=[.$L$114]" office:value-type="percentage" office:value="0.077" calcext:value-type="percentage">
            <text:p>7,70 %</text:p>
          </table:table-cell>
          <table:table-cell table:style-name="ce2552" table:formula="of:=[.$M$114]" office:value-type="percentage" office:value="0" calcext:value-type="percentage">
            <text:p>0,00 %</text:p>
          </table:table-cell>
          <table:table-cell table:number-columns-repeated="998"/>
        </table:table-row>
        <table:table-row table:style-name="ro1">
          <table:table-cell table:style-name="ce264"/>
          <table:table-cell table:style-name="ce268" office:value-type="string" calcext:value-type="string">
            <text:p>Max</text:p>
          </table:table-cell>
          <table:table-cell table:style-name="ce289"/>
          <table:table-cell table:style-name="ce319"/>
          <table:table-cell table:style-name="ce318"/>
          <table:table-cell table:style-name="ce369"/>
          <table:table-cell table:style-name="ce317"/>
          <table:table-cell table:style-name="ce318" table:number-columns-repeated="3"/>
          <table:table-cell table:style-name="ce289"/>
          <table:table-cell table:style-name="ce288"/>
          <table:table-cell table:style-name="ce289"/>
          <table:table-cell/>
          <table:table-cell table:style-name="ce268" office:value-type="string" calcext:value-type="string">
            <text:p>Max</text:p>
          </table:table-cell>
          <table:table-cell table:style-name="ce1721" table:formula="of:=[.$C$115]" office:value-type="percentage" office:value="0.0502" calcext:value-type="percentage">
            <text:p>5,02 %</text:p>
          </table:table-cell>
          <table:table-cell table:style-name="ce1806" table:formula="of:=[.$D$115]" office:value-type="percentage" office:value="0.0973" calcext:value-type="percentage">
            <text:p>9,73 %</text:p>
          </table:table-cell>
          <table:table-cell table:style-name="ce1890" table:formula="of:=[.$E$115]" office:value-type="percentage" office:value="0.0778" calcext:value-type="percentage">
            <text:p>7,78 %</text:p>
          </table:table-cell>
          <table:table-cell table:style-name="ce1973" table:formula="of:=[.$F$115]" office:value-type="percentage" office:value="0.0692" calcext:value-type="percentage">
            <text:p>6,92 %</text:p>
          </table:table-cell>
          <table:table-cell table:style-name="ce2056" table:formula="of:=[.$G$115]" office:value-type="percentage" office:value="0.0873" calcext:value-type="percentage">
            <text:p>8,73 %</text:p>
          </table:table-cell>
          <table:table-cell table:style-name="ce2139" table:formula="of:=[.$H$115]" office:value-type="percentage" office:value="0.0764" calcext:value-type="percentage">
            <text:p>7,64 %</text:p>
          </table:table-cell>
          <table:table-cell table:style-name="ce2222" table:formula="of:=[.$I$115]" office:value-type="percentage" office:value="0.1146" calcext:value-type="percentage">
            <text:p>11,46 %</text:p>
          </table:table-cell>
          <table:table-cell table:style-name="ce2305" table:formula="of:=[.$J$115]" office:value-type="percentage" office:value="0.0198" calcext:value-type="percentage">
            <text:p>1,98 %</text:p>
          </table:table-cell>
          <table:table-cell table:style-name="ce2387" table:formula="of:=[.$K$115]" office:value-type="percentage" office:value="0.2128" calcext:value-type="percentage">
            <text:p>21,28 %</text:p>
          </table:table-cell>
          <table:table-cell table:style-name="ce2470" table:formula="of:=[.$L$115]" office:value-type="percentage" office:value="0.1946" calcext:value-type="percentage">
            <text:p>19,46 %</text:p>
          </table:table-cell>
          <table:table-cell table:style-name="ce2553" table:formula="of:=[.$M$115]" office:value-type="percentage" office:value="0" calcext:value-type="percentage">
            <text:p>0,00 %</text:p>
          </table:table-cell>
          <table:table-cell table:number-columns-repeated="998"/>
        </table:table-row>
        <table:table-row table:style-name="ro1">
          <table:table-cell table:style-name="ce264"/>
          <table:table-cell table:style-name="ce268" office:value-type="string" calcext:value-type="string">
            <text:p>Michael</text:p>
          </table:table-cell>
          <table:table-cell table:style-name="ce288"/>
          <table:table-cell table:style-name="ce318" table:number-columns-repeated="2"/>
          <table:table-cell table:style-name="ce319" table:number-columns-repeated="2"/>
          <table:table-cell table:style-name="ce317"/>
          <table:table-cell table:style-name="ce319" table:number-columns-repeated="2"/>
          <table:table-cell table:style-name="ce289"/>
          <table:table-cell table:style-name="ce288" table:number-columns-repeated="2"/>
          <table:table-cell/>
          <table:table-cell table:style-name="ce268" office:value-type="string" calcext:value-type="string">
            <text:p>Michael</text:p>
          </table:table-cell>
          <table:table-cell table:style-name="ce1722" table:formula="of:=[.$C$116]" office:value-type="percentage" office:value="0.0499" calcext:value-type="percentage">
            <text:p>4,99 %</text:p>
          </table:table-cell>
          <table:table-cell table:style-name="ce1807" table:formula="of:=[.$D$116]" office:value-type="percentage" office:value="0.0929" calcext:value-type="percentage">
            <text:p>9,29 %</text:p>
          </table:table-cell>
          <table:table-cell table:style-name="ce1891" table:formula="of:=[.$E$116]" office:value-type="percentage" office:value="0.0753" calcext:value-type="percentage">
            <text:p>7,53 %</text:p>
          </table:table-cell>
          <table:table-cell table:style-name="ce1974" table:formula="of:=[.$F$116]" office:value-type="percentage" office:value="0.3207" calcext:value-type="percentage">
            <text:p>32,07 %</text:p>
          </table:table-cell>
          <table:table-cell table:style-name="ce2057" table:formula="of:=[.$G$116]" office:value-type="percentage" office:value="0.1478" calcext:value-type="percentage">
            <text:p>14,78 %</text:p>
          </table:table-cell>
          <table:table-cell table:style-name="ce2140" table:formula="of:=[.$H$116]" office:value-type="percentage" office:value="0.0692" calcext:value-type="percentage">
            <text:p>6,92 %</text:p>
          </table:table-cell>
          <table:table-cell table:style-name="ce2223" table:formula="of:=[.$I$116]" office:value-type="percentage" office:value="0.08" calcext:value-type="percentage">
            <text:p>8,00 %</text:p>
          </table:table-cell>
          <table:table-cell table:style-name="ce2306" table:formula="of:=[.$J$116]" office:value-type="percentage" office:value="0.0056" calcext:value-type="percentage">
            <text:p>0,56 %</text:p>
          </table:table-cell>
          <table:table-cell table:style-name="ce2388" table:formula="of:=[.$K$116]" office:value-type="percentage" office:value="0.0809" calcext:value-type="percentage">
            <text:p>8,09 %</text:p>
          </table:table-cell>
          <table:table-cell table:style-name="ce2471" table:formula="of:=[.$L$116]" office:value-type="percentage" office:value="0.0778" calcext:value-type="percentage">
            <text:p>7,78 %</text:p>
          </table:table-cell>
          <table:table-cell table:style-name="ce2554" table:formula="of:=[.$M$116]" office:value-type="percentage" office:value="0" calcext:value-type="percentage">
            <text:p>0,00 %</text:p>
          </table:table-cell>
          <table:table-cell table:number-columns-repeated="998"/>
        </table:table-row>
        <table:table-row table:style-name="ro1">
          <table:table-cell table:style-name="ce264"/>
          <table:table-cell table:style-name="ce268" office:value-type="string" calcext:value-type="string">
            <text:p>Luca</text:p>
          </table:table-cell>
          <table:table-cell table:style-name="ce288"/>
          <table:table-cell table:style-name="ce289" table:number-columns-repeated="8"/>
          <table:table-cell table:style-name="ce288"/>
          <table:table-cell table:style-name="ce289"/>
          <table:table-cell/>
          <table:table-cell table:style-name="ce268" office:value-type="string" calcext:value-type="string">
            <text:p>Luca</text:p>
          </table:table-cell>
          <table:table-cell table:style-name="ce1723" table:formula="of:=[.$C$117]" office:value-type="percentage" office:value="0.0488" calcext:value-type="percentage">
            <text:p>4,88 %</text:p>
          </table:table-cell>
          <table:table-cell table:style-name="ce1808" table:formula="of:=[.$D$117]" office:value-type="percentage" office:value="0.0987" calcext:value-type="percentage">
            <text:p>9,87 %</text:p>
          </table:table-cell>
          <table:table-cell table:style-name="ce1892" table:formula="of:=[.$E$117]" office:value-type="percentage" office:value="0.1882" calcext:value-type="percentage">
            <text:p>18,82 %</text:p>
          </table:table-cell>
          <table:table-cell table:style-name="ce1975" table:formula="of:=[.$F$117]" office:value-type="percentage" office:value="0.0694" calcext:value-type="percentage">
            <text:p>6,94 %</text:p>
          </table:table-cell>
          <table:table-cell table:style-name="ce2058" table:formula="of:=[.$G$117]" office:value-type="percentage" office:value="0.089" calcext:value-type="percentage">
            <text:p>8,90 %</text:p>
          </table:table-cell>
          <table:table-cell table:style-name="ce2141" table:formula="of:=[.$H$117]" office:value-type="percentage" office:value="0.0745" calcext:value-type="percentage">
            <text:p>7,45 %</text:p>
          </table:table-cell>
          <table:table-cell table:style-name="ce2224" table:formula="of:=[.$I$117]" office:value-type="percentage" office:value="0.0823" calcext:value-type="percentage">
            <text:p>8,23 %</text:p>
          </table:table-cell>
          <table:table-cell table:style-name="ce2307" table:formula="of:=[.$J$117]" office:value-type="percentage" office:value="0.0206" calcext:value-type="percentage">
            <text:p>2,06 %</text:p>
          </table:table-cell>
          <table:table-cell table:style-name="ce2389" table:formula="of:=[.$K$117]" office:value-type="percentage" office:value="0.2239" calcext:value-type="percentage">
            <text:p>22,39 %</text:p>
          </table:table-cell>
          <table:table-cell table:style-name="ce2472" table:formula="of:=[.$L$117]" office:value-type="percentage" office:value="0.1046" calcext:value-type="percentage">
            <text:p>10,46 %</text:p>
          </table:table-cell>
          <table:table-cell table:style-name="ce2555" table:formula="of:=[.$M$117]" office:value-type="percentage" office:value="0" calcext:value-type="percentage">
            <text:p>0,00 %</text:p>
          </table:table-cell>
          <table:table-cell table:number-columns-repeated="998"/>
        </table:table-row>
        <table:table-row table:style-name="ro1">
          <table:table-cell table:style-name="ce264" table:number-columns-repeated="13"/>
          <table:table-cell table:number-columns-repeated="2"/>
          <table:table-cell table:style-name="ce1713" table:number-columns-repeated="11"/>
          <table:table-cell table:number-columns-repeated="998"/>
        </table:table-row>
        <table:table-row table:style-name="ro1">
          <table:table-cell table:style-name="ce264"/>
          <table:table-cell table:style-name="ce266" office:value-type="string" calcext:value-type="string">
            <text:p>Spots:</text:p>
          </table:table-cell>
          <table:table-cell table:style-name="ce269"/>
          <table:table-cell table:style-name="ce26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373" table:number-columns-spanned="2" table:number-rows-spanned="1"/>
          <table:covered-table-cell/>
          <table:table-cell table:style-name="ce26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373" table:number-columns-spanned="2" table:number-rows-spanned="1"/>
          <table:covered-table-cell/>
          <table:table-cell/>
          <table:table-cell table:style-name="ce626" office:value-type="string" calcext:value-type="string">
            <text:p>Spots:</text:p>
          </table:table-cell>
          <table:table-cell table:style-name="ce627"/>
          <table:table-cell table:style-name="ce626" office:value-type="string" calcext:value-type="string">
            <text:p>Hit PM:</text:p>
          </table:table-cell>
          <table:table-cell table:style-name="ce627"/>
          <table:table-cell table:style-name="ce264" table:number-columns-repeated="8"/>
          <table:table-cell table:number-columns-repeated="998"/>
        </table:table-row>
        <table:table-row table:style-name="ro1">
          <table:table-cell table:style-name="ce264"/>
          <table:table-cell table:style-name="ce267" office:value-type="string" calcext:value-type="string">
            <text:p>MN8</text:p>
          </table:table-cell>
          <table:table-cell table:style-name="ce268" office:value-type="string" calcext:value-type="string">
            <text:p>Cecilia</text:p>
          </table:table-cell>
          <table:table-cell table:style-name="ce268" office:value-type="string" calcext:value-type="string">
            <text:p>Karina</text:p>
          </table:table-cell>
          <table:table-cell table:style-name="ce268" office:value-type="string" calcext:value-type="string">
            <text:p>Isabelle</text:p>
          </table:table-cell>
          <table:table-cell table:style-name="ce268" office:value-type="string" calcext:value-type="string">
            <text:p>Anna</text:p>
          </table:table-cell>
          <table:table-cell table:style-name="ce268" office:value-type="string" calcext:value-type="string">
            <text:p>Gina</text:p>
          </table:table-cell>
          <table:table-cell table:style-name="ce268" office:value-type="string" calcext:value-type="string">
            <text:p>Luisa</text:p>
          </table:table-cell>
          <table:table-cell table:style-name="ce268" office:value-type="string" calcext:value-type="string">
            <text:p>Celina</text:p>
          </table:table-cell>
          <table:table-cell table:style-name="ce268" office:value-type="string" calcext:value-type="string">
            <text:p>Ricarda</text:p>
          </table:table-cell>
          <table:table-cell table:style-name="ce268" office:value-type="string" calcext:value-type="string">
            <text:p>Zoe</text:p>
          </table:table-cell>
          <table:table-cell table:style-name="ce268" office:value-type="string" calcext:value-type="string">
            <text:p>Franziska</text:p>
          </table:table-cell>
          <table:table-cell table:style-name="ce268"/>
          <table:table-cell/>
          <table:table-cell table:style-name="ce267" office:value-type="string" calcext:value-type="string">
            <text:p>MN8</text:p>
          </table:table-cell>
          <table:table-cell table:style-name="ce268" office:value-type="string" calcext:value-type="string">
            <text:p>Cecilia</text:p>
          </table:table-cell>
          <table:table-cell table:style-name="ce268" office:value-type="string" calcext:value-type="string">
            <text:p>Karina</text:p>
          </table:table-cell>
          <table:table-cell table:style-name="ce268" office:value-type="string" calcext:value-type="string">
            <text:p>Isabelle</text:p>
          </table:table-cell>
          <table:table-cell table:style-name="ce268" office:value-type="string" calcext:value-type="string">
            <text:p>Anna</text:p>
          </table:table-cell>
          <table:table-cell table:style-name="ce268" office:value-type="string" calcext:value-type="string">
            <text:p>Gina</text:p>
          </table:table-cell>
          <table:table-cell table:style-name="ce268" office:value-type="string" calcext:value-type="string">
            <text:p>Luisa</text:p>
          </table:table-cell>
          <table:table-cell table:style-name="ce268" office:value-type="string" calcext:value-type="string">
            <text:p>Celina</text:p>
          </table:table-cell>
          <table:table-cell table:style-name="ce268" office:value-type="string" calcext:value-type="string">
            <text:p>Ricarda</text:p>
          </table:table-cell>
          <table:table-cell table:style-name="ce268" office:value-type="string" calcext:value-type="string">
            <text:p>Zoe</text:p>
          </table:table-cell>
          <table:table-cell table:style-name="ce268" office:value-type="string" calcext:value-type="string">
            <text:p>Franziska</text:p>
          </table:table-cell>
          <table:table-cell table:style-name="ce268"/>
          <table:table-cell table:number-columns-repeated="998"/>
        </table:table-row>
        <table:table-row table:style-name="ro1">
          <table:table-cell table:style-name="ce264"/>
          <table:table-cell table:style-name="ce268" office:value-type="string" calcext:value-type="string">
            <text:p>Calvin</text:p>
          </table:table-cell>
          <table:table-cell table:style-name="ce290" table:number-columns-repeated="11"/>
          <table:table-cell/>
          <table:table-cell table:style-name="ce268" office:value-type="string" calcext:value-type="string">
            <text:p>Calvin</text:p>
          </table:table-cell>
          <table:table-cell table:style-name="ce1724" table:formula="of:=[.$C$108]" office:value-type="percentage" office:value="0.0538" calcext:value-type="percentage">
            <text:p>5,38 %</text:p>
          </table:table-cell>
          <table:table-cell table:style-name="ce1809" table:formula="of:=[.$D$108]" office:value-type="percentage" office:value="0.2521" calcext:value-type="percentage">
            <text:p>25,21 %</text:p>
          </table:table-cell>
          <table:table-cell table:style-name="ce1893" table:formula="of:=[.$E$108]" office:value-type="percentage" office:value="0.07" calcext:value-type="percentage">
            <text:p>7,00 %</text:p>
          </table:table-cell>
          <table:table-cell table:style-name="ce1976" table:formula="of:=[.$F$108]" office:value-type="percentage" office:value="0.0719" calcext:value-type="percentage">
            <text:p>7,19 %</text:p>
          </table:table-cell>
          <table:table-cell table:style-name="ce2059" table:formula="of:=[.$G$108]" office:value-type="percentage" office:value="0.2086" calcext:value-type="percentage">
            <text:p>20,86 %</text:p>
          </table:table-cell>
          <table:table-cell table:style-name="ce2142" table:formula="of:=[.$H$108]" office:value-type="percentage" office:value="0.0954" calcext:value-type="percentage">
            <text:p>9,54 %</text:p>
          </table:table-cell>
          <table:table-cell table:style-name="ce2225" table:formula="of:=[.$I$108]" office:value-type="percentage" office:value="0.0823" calcext:value-type="percentage">
            <text:p>8,23 %</text:p>
          </table:table-cell>
          <table:table-cell table:style-name="ce2308" table:formula="of:=[.$J$108]" office:value-type="percentage" office:value="0.0162" calcext:value-type="percentage">
            <text:p>1,62 %</text:p>
          </table:table-cell>
          <table:table-cell table:style-name="ce2390" table:formula="of:=[.$K$108]" office:value-type="percentage" office:value="0.0784" calcext:value-type="percentage">
            <text:p>7,84 %</text:p>
          </table:table-cell>
          <table:table-cell table:style-name="ce2473" table:formula="of:=[.$L$108]" office:value-type="percentage" office:value="0.0714" calcext:value-type="percentage">
            <text:p>7,14 %</text:p>
          </table:table-cell>
          <table:table-cell table:style-name="ce2556" table:formula="of:=[.$M$108]" office:value-type="percentage" office:value="0" calcext:value-type="percentage">
            <text:p>0,00 %</text:p>
          </table:table-cell>
          <table:table-cell table:number-columns-repeated="998"/>
        </table:table-row>
        <table:table-row table:style-name="ro1">
          <table:table-cell table:style-name="ce264"/>
          <table:table-cell table:style-name="ce268" office:value-type="string" calcext:value-type="string">
            <text:p>Lukas</text:p>
          </table:table-cell>
          <table:table-cell table:style-name="ce290" table:number-columns-repeated="7"/>
          <table:table-cell table:style-name="ce518"/>
          <table:table-cell table:style-name="ce290" table:number-columns-repeated="3"/>
          <table:table-cell/>
          <table:table-cell table:style-name="ce268" office:value-type="string" calcext:value-type="string">
            <text:p>Lukas</text:p>
          </table:table-cell>
          <table:table-cell table:style-name="ce1725" table:formula="of:=[.$C$109]" office:value-type="percentage" office:value="0.0549" calcext:value-type="percentage">
            <text:p>5,49 %</text:p>
          </table:table-cell>
          <table:table-cell table:style-name="ce1810" table:formula="of:=[.$D$109]" office:value-type="percentage" office:value="0.1046" calcext:value-type="percentage">
            <text:p>10,46 %</text:p>
          </table:table-cell>
          <table:table-cell table:style-name="ce1894" table:formula="of:=[.$E$109]" office:value-type="percentage" office:value="0.2234" calcext:value-type="percentage">
            <text:p>22,34 %</text:p>
          </table:table-cell>
          <table:table-cell table:style-name="ce1977" table:formula="of:=[.$F$109]" office:value-type="percentage" office:value="0.075" calcext:value-type="percentage">
            <text:p>7,50 %</text:p>
          </table:table-cell>
          <table:table-cell table:style-name="ce2060" table:formula="of:=[.$G$109]" office:value-type="percentage" office:value="0.0976" calcext:value-type="percentage">
            <text:p>9,76 %</text:p>
          </table:table-cell>
          <table:table-cell table:style-name="ce2143" table:formula="of:=[.$H$109]" office:value-type="percentage" office:value="0.0837" calcext:value-type="percentage">
            <text:p>8,37 %</text:p>
          </table:table-cell>
          <table:table-cell table:style-name="ce2226" table:formula="of:=[.$I$109]" office:value-type="string" office:string-value="NM" calcext:value-type="string">
            <text:p>NM</text:p>
          </table:table-cell>
          <table:table-cell table:style-name="ce2309" table:formula="of:=[.$J$109]" office:value-type="percentage" office:value="0.0223" calcext:value-type="percentage">
            <text:p>2,23 %</text:p>
          </table:table-cell>
          <table:table-cell table:style-name="ce2391" table:formula="of:=[.$K$109]" office:value-type="percentage" office:value="0.1274" calcext:value-type="percentage">
            <text:p>12,74 %</text:p>
          </table:table-cell>
          <table:table-cell table:style-name="ce2474" table:formula="of:=[.$L$109]" office:value-type="percentage" office:value="0.2111" calcext:value-type="percentage">
            <text:p>21,11 %</text:p>
          </table:table-cell>
          <table:table-cell table:style-name="ce2557" table:formula="of:=[.$M$109]" office:value-type="percentage" office:value="0" calcext:value-type="percentage">
            <text:p>0,00 %</text:p>
          </table:table-cell>
          <table:table-cell table:number-columns-repeated="998"/>
        </table:table-row>
        <table:table-row table:style-name="ro1">
          <table:table-cell table:style-name="ce264"/>
          <table:table-cell table:style-name="ce268" office:value-type="string" calcext:value-type="string">
            <text:p>Maurice</text:p>
          </table:table-cell>
          <table:table-cell table:style-name="ce290" table:number-columns-repeated="11"/>
          <table:table-cell/>
          <table:table-cell table:style-name="ce268" office:value-type="string" calcext:value-type="string">
            <text:p>Maurice</text:p>
          </table:table-cell>
          <table:table-cell table:style-name="ce1726" table:formula="of:=[.$C$110]" office:value-type="percentage" office:value="0.0059" calcext:value-type="percentage">
            <text:p>0,59 %</text:p>
          </table:table-cell>
          <table:table-cell table:style-name="ce1811" table:formula="of:=[.$D$110]" office:value-type="percentage" office:value="0.0268" calcext:value-type="percentage">
            <text:p>2,68 %</text:p>
          </table:table-cell>
          <table:table-cell table:style-name="ce1895" table:formula="of:=[.$E$110]" office:value-type="percentage" office:value="0.019" calcext:value-type="percentage">
            <text:p>1,90 %</text:p>
          </table:table-cell>
          <table:table-cell table:style-name="ce1978" table:formula="of:=[.$F$110]" office:value-type="percentage" office:value="0.0078" calcext:value-type="percentage">
            <text:p>0,78 %</text:p>
          </table:table-cell>
          <table:table-cell table:style-name="ce2061" table:formula="of:=[.$G$110]" office:value-type="percentage" office:value="0.0243" calcext:value-type="percentage">
            <text:p>2,43 %</text:p>
          </table:table-cell>
          <table:table-cell table:style-name="ce2144" table:formula="of:=[.$H$110]" office:value-type="percentage" office:value="0.0184" calcext:value-type="percentage">
            <text:p>1,84 %</text:p>
          </table:table-cell>
          <table:table-cell table:style-name="ce2227" table:formula="of:=[.$I$110]" office:value-type="percentage" office:value="0.0184" calcext:value-type="percentage">
            <text:p>1,84 %</text:p>
          </table:table-cell>
          <table:table-cell table:style-name="ce2310" table:formula="of:=[.$J$110]" office:value-type="percentage" office:value="0.8388" calcext:value-type="percentage">
            <text:p>83,88 %</text:p>
          </table:table-cell>
          <table:table-cell table:style-name="ce2392" table:formula="of:=[.$K$110]" office:value-type="percentage" office:value="0.0218" calcext:value-type="percentage">
            <text:p>2,18 %</text:p>
          </table:table-cell>
          <table:table-cell table:style-name="ce2475" table:formula="of:=[.$L$110]" office:value-type="percentage" office:value="0.019" calcext:value-type="percentage">
            <text:p>1,90 %</text:p>
          </table:table-cell>
          <table:table-cell table:style-name="ce2558" table:formula="of:=[.$M$110]" office:value-type="percentage" office:value="0" calcext:value-type="percentage">
            <text:p>0,00 %</text:p>
          </table:table-cell>
          <table:table-cell table:number-columns-repeated="998"/>
        </table:table-row>
        <table:table-row table:style-name="ro1">
          <table:table-cell table:style-name="ce264"/>
          <table:table-cell table:style-name="ce268" office:value-type="string" calcext:value-type="string">
            <text:p>Amadu</text:p>
          </table:table-cell>
          <table:table-cell table:style-name="ce290"/>
          <table:table-cell table:style-name="ce320"/>
          <table:table-cell table:style-name="ce321" table:number-columns-repeated="6"/>
          <table:table-cell table:style-name="ce547"/>
          <table:table-cell table:style-name="ce290" table:number-columns-repeated="2"/>
          <table:table-cell/>
          <table:table-cell table:style-name="ce268" office:value-type="string" calcext:value-type="string">
            <text:p>Amadu</text:p>
          </table:table-cell>
          <table:table-cell table:style-name="ce1727" table:formula="of:=[.$C$111]" office:value-type="percentage" office:value="0.5365" calcext:value-type="percentage">
            <text:p>53,65 %</text:p>
          </table:table-cell>
          <table:table-cell table:style-name="ce1812" table:formula="of:=[.$D$111]" office:value-type="percentage" office:value="0.0742" calcext:value-type="percentage">
            <text:p>7,42 %</text:p>
          </table:table-cell>
          <table:table-cell table:style-name="ce1896" table:formula="of:=[.$E$111]" office:value-type="percentage" office:value="0.0558" calcext:value-type="percentage">
            <text:p>5,58 %</text:p>
          </table:table-cell>
          <table:table-cell table:style-name="ce1979" table:formula="of:=[.$F$111]" office:value-type="percentage" office:value="0.0449" calcext:value-type="percentage">
            <text:p>4,49 %</text:p>
          </table:table-cell>
          <table:table-cell table:style-name="ce2062" table:formula="of:=[.$G$111]" office:value-type="percentage" office:value="0.0636" calcext:value-type="percentage">
            <text:p>6,36 %</text:p>
          </table:table-cell>
          <table:table-cell table:style-name="ce2145" table:formula="of:=[.$H$111]" office:value-type="percentage" office:value="0.0516" calcext:value-type="percentage">
            <text:p>5,16 %</text:p>
          </table:table-cell>
          <table:table-cell table:style-name="ce2228" table:formula="of:=[.$I$111]" office:value-type="percentage" office:value="0.0524" calcext:value-type="percentage">
            <text:p>5,24 %</text:p>
          </table:table-cell>
          <table:table-cell table:style-name="ce2311" table:formula="of:=[.$J$111]" office:value-type="percentage" office:value="0.0064" calcext:value-type="percentage">
            <text:p>0,64 %</text:p>
          </table:table-cell>
          <table:table-cell table:style-name="ce2393" table:formula="of:=[.$K$111]" office:value-type="percentage" office:value="0.0588" calcext:value-type="percentage">
            <text:p>5,88 %</text:p>
          </table:table-cell>
          <table:table-cell table:style-name="ce2476" table:formula="of:=[.$L$111]" office:value-type="percentage" office:value="0.0558" calcext:value-type="percentage">
            <text:p>5,58 %</text:p>
          </table:table-cell>
          <table:table-cell table:style-name="ce2559" table:formula="of:=[.$M$111]" office:value-type="percentage" office:value="0" calcext:value-type="percentage">
            <text:p>0,00 %</text:p>
          </table:table-cell>
          <table:table-cell table:number-columns-repeated="998"/>
        </table:table-row>
        <table:table-row table:style-name="ro1">
          <table:table-cell table:style-name="ce264"/>
          <table:table-cell table:style-name="ce268" office:value-type="string" calcext:value-type="string">
            <text:p>Martin</text:p>
          </table:table-cell>
          <table:table-cell table:style-name="ce290"/>
          <table:table-cell table:style-name="ce321" table:number-columns-repeated="2"/>
          <table:table-cell table:style-name="ce370"/>
          <table:table-cell table:style-name="ce321" table:number-columns-repeated="4"/>
          <table:table-cell table:style-name="ce290" table:number-columns-repeated="3"/>
          <table:table-cell/>
          <table:table-cell table:style-name="ce268" office:value-type="string" calcext:value-type="string">
            <text:p>Martin</text:p>
          </table:table-cell>
          <table:table-cell table:style-name="ce1728" table:formula="of:=[.$C$112]" office:value-type="percentage" office:value="0.058" calcext:value-type="percentage">
            <text:p>5,80 %</text:p>
          </table:table-cell>
          <table:table-cell table:style-name="ce1813" table:formula="of:=[.$D$112]" office:value-type="percentage" office:value="0.1152" calcext:value-type="percentage">
            <text:p>11,52 %</text:p>
          </table:table-cell>
          <table:table-cell table:style-name="ce1897" table:formula="of:=[.$E$112]" office:value-type="percentage" office:value="0.1102" calcext:value-type="percentage">
            <text:p>11,02 %</text:p>
          </table:table-cell>
          <table:table-cell table:style-name="ce1980" table:formula="of:=[.$F$112]" office:value-type="percentage" office:value="0.164" calcext:value-type="percentage">
            <text:p>16,40 %</text:p>
          </table:table-cell>
          <table:table-cell table:style-name="ce2063" table:formula="of:=[.$G$112]" office:value-type="percentage" office:value="0.0917" calcext:value-type="percentage">
            <text:p>9,17 %</text:p>
          </table:table-cell>
          <table:table-cell table:style-name="ce2146" table:formula="of:=[.$H$112]" office:value-type="percentage" office:value="0.0851" calcext:value-type="percentage">
            <text:p>8,51 %</text:p>
          </table:table-cell>
          <table:table-cell table:style-name="ce2229" table:formula="of:=[.$I$112]" office:value-type="percentage" office:value="0.2621" calcext:value-type="percentage">
            <text:p>26,21 %</text:p>
          </table:table-cell>
          <table:table-cell table:style-name="ce2312" table:formula="of:=[.$J$112]" office:value-type="percentage" office:value="0.024" calcext:value-type="percentage">
            <text:p>2,40 %</text:p>
          </table:table-cell>
          <table:table-cell table:style-name="ce2394" table:formula="of:=[.$K$112]" office:value-type="string" office:string-value="NM" calcext:value-type="string">
            <text:p>NM</text:p>
          </table:table-cell>
          <table:table-cell table:style-name="ce2477" table:formula="of:=[.$L$112]" office:value-type="percentage" office:value="0.0898" calcext:value-type="percentage">
            <text:p>8,98 %</text:p>
          </table:table-cell>
          <table:table-cell table:style-name="ce2560" table:formula="of:=[.$M$112]" office:value-type="percentage" office:value="0" calcext:value-type="percentage">
            <text:p>0,00 %</text:p>
          </table:table-cell>
          <table:table-cell table:number-columns-repeated="998"/>
        </table:table-row>
        <table:table-row table:style-name="ro1">
          <table:table-cell table:style-name="ce264"/>
          <table:table-cell table:style-name="ce268" office:value-type="string" calcext:value-type="string">
            <text:p>Pharrell</text:p>
          </table:table-cell>
          <table:table-cell table:style-name="ce290"/>
          <table:table-cell table:style-name="ce321" table:number-columns-repeated="7"/>
          <table:table-cell table:style-name="ce290" table:number-columns-repeated="3"/>
          <table:table-cell/>
          <table:table-cell table:style-name="ce268" office:value-type="string" calcext:value-type="string">
            <text:p>Pharrell</text:p>
          </table:table-cell>
          <table:table-cell table:style-name="ce1729" table:formula="of:=[.$C$113]" office:value-type="percentage" office:value="0.0864" calcext:value-type="percentage">
            <text:p>8,64 %</text:p>
          </table:table-cell>
          <table:table-cell table:style-name="ce1814" table:formula="of:=[.$D$113]" office:value-type="string" office:string-value="NM" calcext:value-type="string">
            <text:p>NM</text:p>
          </table:table-cell>
          <table:table-cell table:style-name="ce1898" table:formula="of:=[.$E$113]" office:value-type="percentage" office:value="0.1032" calcext:value-type="percentage">
            <text:p>10,32 %</text:p>
          </table:table-cell>
          <table:table-cell table:style-name="ce1981" table:formula="of:=[.$F$113]" office:value-type="percentage" office:value="0.0973" calcext:value-type="percentage">
            <text:p>9,73 %</text:p>
          </table:table-cell>
          <table:table-cell table:style-name="ce2064" table:formula="of:=[.$G$113]" office:value-type="percentage" office:value="0.1049" calcext:value-type="percentage">
            <text:p>10,49 %</text:p>
          </table:table-cell>
          <table:table-cell table:style-name="ce2147" table:formula="of:=[.$H$113]" office:value-type="percentage" office:value="0.2546" calcext:value-type="percentage">
            <text:p>25,46 %</text:p>
          </table:table-cell>
          <table:table-cell table:style-name="ce2230" table:formula="of:=[.$I$113]" office:value-type="percentage" office:value="0.1138" calcext:value-type="percentage">
            <text:p>11,38 %</text:p>
          </table:table-cell>
          <table:table-cell table:style-name="ce2313" table:formula="of:=[.$J$113]" office:value-type="percentage" office:value="0.0282" calcext:value-type="percentage">
            <text:p>2,82 %</text:p>
          </table:table-cell>
          <table:table-cell table:style-name="ce2395" table:formula="of:=[.$K$113]" office:value-type="percentage" office:value="0.1127" calcext:value-type="percentage">
            <text:p>11,27 %</text:p>
          </table:table-cell>
          <table:table-cell table:style-name="ce2478" table:formula="of:=[.$L$113]" office:value-type="percentage" office:value="0.099" calcext:value-type="percentage">
            <text:p>9,90 %</text:p>
          </table:table-cell>
          <table:table-cell table:style-name="ce2561" table:formula="of:=[.$M$113]" office:value-type="percentage" office:value="0" calcext:value-type="percentage">
            <text:p>0,00 %</text:p>
          </table:table-cell>
          <table:table-cell table:number-columns-repeated="998"/>
        </table:table-row>
        <table:table-row table:style-name="ro1">
          <table:table-cell table:style-name="ce264"/>
          <table:table-cell table:style-name="ce268" office:value-type="string" calcext:value-type="string">
            <text:p>Fabio</text:p>
          </table:table-cell>
          <table:table-cell table:style-name="ce290"/>
          <table:table-cell table:style-name="ce321" table:number-columns-repeated="2"/>
          <table:table-cell table:style-name="ce371"/>
          <table:table-cell table:style-name="ce321" table:number-columns-repeated="3"/>
          <table:table-cell table:style-name="ce320"/>
          <table:table-cell table:style-name="ce290" table:number-columns-repeated="3"/>
          <table:table-cell/>
          <table:table-cell table:style-name="ce268" office:value-type="string" calcext:value-type="string">
            <text:p>Fabio</text:p>
          </table:table-cell>
          <table:table-cell table:style-name="ce1730" table:formula="of:=[.$C$114]" office:value-type="percentage" office:value="0.0555" calcext:value-type="percentage">
            <text:p>5,55 %</text:p>
          </table:table-cell>
          <table:table-cell table:style-name="ce1815" table:formula="of:=[.$D$114]" office:value-type="percentage" office:value="0.1383" calcext:value-type="percentage">
            <text:p>13,83 %</text:p>
          </table:table-cell>
          <table:table-cell table:style-name="ce1899" table:formula="of:=[.$E$114]" office:value-type="percentage" office:value="0.0772" calcext:value-type="percentage">
            <text:p>7,72 %</text:p>
          </table:table-cell>
          <table:table-cell table:style-name="ce1982" table:formula="of:=[.$F$114]" office:value-type="percentage" office:value="0.0798" calcext:value-type="percentage">
            <text:p>7,98 %</text:p>
          </table:table-cell>
          <table:table-cell table:style-name="ce2065" table:formula="of:=[.$G$114]" office:value-type="percentage" office:value="0.0853" calcext:value-type="percentage">
            <text:p>8,53 %</text:p>
          </table:table-cell>
          <table:table-cell table:style-name="ce2148" table:formula="of:=[.$H$114]" office:value-type="percentage" office:value="0.1913" calcext:value-type="percentage">
            <text:p>19,13 %</text:p>
          </table:table-cell>
          <table:table-cell table:style-name="ce2231" table:formula="of:=[.$I$114]" office:value-type="percentage" office:value="0.1941" calcext:value-type="percentage">
            <text:p>19,41 %</text:p>
          </table:table-cell>
          <table:table-cell table:style-name="ce2314" table:formula="of:=[.$J$114]" office:value-type="percentage" office:value="0.0181" calcext:value-type="percentage">
            <text:p>1,81 %</text:p>
          </table:table-cell>
          <table:table-cell table:style-name="ce2396" table:formula="of:=[.$K$114]" office:value-type="percentage" office:value="0.0834" calcext:value-type="percentage">
            <text:p>8,34 %</text:p>
          </table:table-cell>
          <table:table-cell table:style-name="ce2479" table:formula="of:=[.$L$114]" office:value-type="percentage" office:value="0.077" calcext:value-type="percentage">
            <text:p>7,70 %</text:p>
          </table:table-cell>
          <table:table-cell table:style-name="ce2562" table:formula="of:=[.$M$114]" office:value-type="percentage" office:value="0" calcext:value-type="percentage">
            <text:p>0,00 %</text:p>
          </table:table-cell>
          <table:table-cell table:number-columns-repeated="998"/>
        </table:table-row>
        <table:table-row table:style-name="ro1">
          <table:table-cell table:style-name="ce264"/>
          <table:table-cell table:style-name="ce268" office:value-type="string" calcext:value-type="string">
            <text:p>Max</text:p>
          </table:table-cell>
          <table:table-cell table:style-name="ce290"/>
          <table:table-cell table:style-name="ce321" table:number-columns-repeated="2"/>
          <table:table-cell table:style-name="ce372"/>
          <table:table-cell table:style-name="ce320"/>
          <table:table-cell table:style-name="ce321" table:number-columns-repeated="3"/>
          <table:table-cell table:style-name="ce290" table:number-columns-repeated="3"/>
          <table:table-cell/>
          <table:table-cell table:style-name="ce268" office:value-type="string" calcext:value-type="string">
            <text:p>Max</text:p>
          </table:table-cell>
          <table:table-cell table:style-name="ce1731" table:formula="of:=[.$C$115]" office:value-type="percentage" office:value="0.0502" calcext:value-type="percentage">
            <text:p>5,02 %</text:p>
          </table:table-cell>
          <table:table-cell table:style-name="ce1816" table:formula="of:=[.$D$115]" office:value-type="percentage" office:value="0.0973" calcext:value-type="percentage">
            <text:p>9,73 %</text:p>
          </table:table-cell>
          <table:table-cell table:style-name="ce1900" table:formula="of:=[.$E$115]" office:value-type="percentage" office:value="0.0778" calcext:value-type="percentage">
            <text:p>7,78 %</text:p>
          </table:table-cell>
          <table:table-cell table:style-name="ce1983" table:formula="of:=[.$F$115]" office:value-type="percentage" office:value="0.0692" calcext:value-type="percentage">
            <text:p>6,92 %</text:p>
          </table:table-cell>
          <table:table-cell table:style-name="ce2066" table:formula="of:=[.$G$115]" office:value-type="percentage" office:value="0.0873" calcext:value-type="percentage">
            <text:p>8,73 %</text:p>
          </table:table-cell>
          <table:table-cell table:style-name="ce2149" table:formula="of:=[.$H$115]" office:value-type="percentage" office:value="0.0764" calcext:value-type="percentage">
            <text:p>7,64 %</text:p>
          </table:table-cell>
          <table:table-cell table:style-name="ce2232" table:formula="of:=[.$I$115]" office:value-type="percentage" office:value="0.1146" calcext:value-type="percentage">
            <text:p>11,46 %</text:p>
          </table:table-cell>
          <table:table-cell table:style-name="ce2315" table:formula="of:=[.$J$115]" office:value-type="percentage" office:value="0.0198" calcext:value-type="percentage">
            <text:p>1,98 %</text:p>
          </table:table-cell>
          <table:table-cell table:style-name="ce2397" table:formula="of:=[.$K$115]" office:value-type="percentage" office:value="0.2128" calcext:value-type="percentage">
            <text:p>21,28 %</text:p>
          </table:table-cell>
          <table:table-cell table:style-name="ce2480" table:formula="of:=[.$L$115]" office:value-type="percentage" office:value="0.1946" calcext:value-type="percentage">
            <text:p>19,46 %</text:p>
          </table:table-cell>
          <table:table-cell table:style-name="ce2563" table:formula="of:=[.$M$115]" office:value-type="percentage" office:value="0" calcext:value-type="percentage">
            <text:p>0,00 %</text:p>
          </table:table-cell>
          <table:table-cell table:number-columns-repeated="998"/>
        </table:table-row>
        <table:table-row table:style-name="ro1">
          <table:table-cell table:style-name="ce264"/>
          <table:table-cell table:style-name="ce268" office:value-type="string" calcext:value-type="string">
            <text:p>Michael</text:p>
          </table:table-cell>
          <table:table-cell table:style-name="ce290"/>
          <table:table-cell table:style-name="ce321" table:number-columns-repeated="4"/>
          <table:table-cell table:style-name="ce320"/>
          <table:table-cell table:style-name="ce321" table:number-columns-repeated="2"/>
          <table:table-cell table:style-name="ce290" table:number-columns-repeated="3"/>
          <table:table-cell/>
          <table:table-cell table:style-name="ce268" office:value-type="string" calcext:value-type="string">
            <text:p>Michael</text:p>
          </table:table-cell>
          <table:table-cell table:style-name="ce1732" table:formula="of:=[.$C$116]" office:value-type="percentage" office:value="0.0499" calcext:value-type="percentage">
            <text:p>4,99 %</text:p>
          </table:table-cell>
          <table:table-cell table:style-name="ce1817" table:formula="of:=[.$D$116]" office:value-type="percentage" office:value="0.0929" calcext:value-type="percentage">
            <text:p>9,29 %</text:p>
          </table:table-cell>
          <table:table-cell table:style-name="ce1901" table:formula="of:=[.$E$116]" office:value-type="percentage" office:value="0.0753" calcext:value-type="percentage">
            <text:p>7,53 %</text:p>
          </table:table-cell>
          <table:table-cell table:style-name="ce1984" table:formula="of:=[.$F$116]" office:value-type="percentage" office:value="0.3207" calcext:value-type="percentage">
            <text:p>32,07 %</text:p>
          </table:table-cell>
          <table:table-cell table:style-name="ce2067" table:formula="of:=[.$G$116]" office:value-type="percentage" office:value="0.1478" calcext:value-type="percentage">
            <text:p>14,78 %</text:p>
          </table:table-cell>
          <table:table-cell table:style-name="ce2150" table:formula="of:=[.$H$116]" office:value-type="percentage" office:value="0.0692" calcext:value-type="percentage">
            <text:p>6,92 %</text:p>
          </table:table-cell>
          <table:table-cell table:style-name="ce2233" table:formula="of:=[.$I$116]" office:value-type="percentage" office:value="0.08" calcext:value-type="percentage">
            <text:p>8,00 %</text:p>
          </table:table-cell>
          <table:table-cell table:style-name="ce2316" table:formula="of:=[.$J$116]" office:value-type="percentage" office:value="0.0056" calcext:value-type="percentage">
            <text:p>0,56 %</text:p>
          </table:table-cell>
          <table:table-cell table:style-name="ce2398" table:formula="of:=[.$K$116]" office:value-type="percentage" office:value="0.0809" calcext:value-type="percentage">
            <text:p>8,09 %</text:p>
          </table:table-cell>
          <table:table-cell table:style-name="ce2481" table:formula="of:=[.$L$116]" office:value-type="percentage" office:value="0.0778" calcext:value-type="percentage">
            <text:p>7,78 %</text:p>
          </table:table-cell>
          <table:table-cell table:style-name="ce2564" table:formula="of:=[.$M$116]" office:value-type="percentage" office:value="0" calcext:value-type="percentage">
            <text:p>0,00 %</text:p>
          </table:table-cell>
          <table:table-cell table:number-columns-repeated="998"/>
        </table:table-row>
        <table:table-row table:style-name="ro1">
          <table:table-cell table:style-name="ce264"/>
          <table:table-cell table:style-name="ce268" office:value-type="string" calcext:value-type="string">
            <text:p>Luca</text:p>
          </table:table-cell>
          <table:table-cell table:style-name="ce290" table:number-columns-repeated="11"/>
          <table:table-cell/>
          <table:table-cell table:style-name="ce268" office:value-type="string" calcext:value-type="string">
            <text:p>Luca</text:p>
          </table:table-cell>
          <table:table-cell table:style-name="ce1733" table:formula="of:=[.$C$117]" office:value-type="percentage" office:value="0.0488" calcext:value-type="percentage">
            <text:p>4,88 %</text:p>
          </table:table-cell>
          <table:table-cell table:style-name="ce1818" table:formula="of:=[.$D$117]" office:value-type="percentage" office:value="0.0987" calcext:value-type="percentage">
            <text:p>9,87 %</text:p>
          </table:table-cell>
          <table:table-cell table:style-name="ce1902" table:formula="of:=[.$E$117]" office:value-type="percentage" office:value="0.1882" calcext:value-type="percentage">
            <text:p>18,82 %</text:p>
          </table:table-cell>
          <table:table-cell table:style-name="ce1985" table:formula="of:=[.$F$117]" office:value-type="percentage" office:value="0.0694" calcext:value-type="percentage">
            <text:p>6,94 %</text:p>
          </table:table-cell>
          <table:table-cell table:style-name="ce2068" table:formula="of:=[.$G$117]" office:value-type="percentage" office:value="0.089" calcext:value-type="percentage">
            <text:p>8,90 %</text:p>
          </table:table-cell>
          <table:table-cell table:style-name="ce2151" table:formula="of:=[.$H$117]" office:value-type="percentage" office:value="0.0745" calcext:value-type="percentage">
            <text:p>7,45 %</text:p>
          </table:table-cell>
          <table:table-cell table:style-name="ce2234" table:formula="of:=[.$I$117]" office:value-type="percentage" office:value="0.0823" calcext:value-type="percentage">
            <text:p>8,23 %</text:p>
          </table:table-cell>
          <table:table-cell table:style-name="ce2317" table:formula="of:=[.$J$117]" office:value-type="percentage" office:value="0.0206" calcext:value-type="percentage">
            <text:p>2,06 %</text:p>
          </table:table-cell>
          <table:table-cell table:style-name="ce2399" table:formula="of:=[.$K$117]" office:value-type="percentage" office:value="0.2239" calcext:value-type="percentage">
            <text:p>22,39 %</text:p>
          </table:table-cell>
          <table:table-cell table:style-name="ce2482" table:formula="of:=[.$L$117]" office:value-type="percentage" office:value="0.1046" calcext:value-type="percentage">
            <text:p>10,46 %</text:p>
          </table:table-cell>
          <table:table-cell table:style-name="ce2565" table:formula="of:=[.$M$117]" office:value-type="percentage" office:value="0" calcext:value-type="percentage">
            <text:p>0,00 %</text:p>
          </table:table-cell>
          <table:table-cell table:number-columns-repeated="998"/>
        </table:table-row>
        <table:table-row table:style-name="ro1">
          <table:table-cell table:style-name="ce264" table:number-columns-repeated="13"/>
          <table:table-cell table:number-columns-repeated="2"/>
          <table:table-cell table:style-name="ce1713" table:number-columns-repeated="11"/>
          <table:table-cell table:number-columns-repeated="998"/>
        </table:table-row>
        <table:table-row table:style-name="ro1">
          <table:table-cell table:style-name="ce264"/>
          <table:table-cell table:style-name="ce266" office:value-type="string" calcext:value-type="string">
            <text:p>Spots:</text:p>
          </table:table-cell>
          <table:table-cell table:style-name="ce269"/>
          <table:table-cell table:style-name="ce26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373" table:number-columns-spanned="2" table:number-rows-spanned="1"/>
          <table:covered-table-cell/>
          <table:table-cell table:style-name="ce26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373" table:number-columns-spanned="2" table:number-rows-spanned="1"/>
          <table:covered-table-cell/>
          <table:table-cell/>
          <table:table-cell table:style-name="ce626" office:value-type="string" calcext:value-type="string">
            <text:p>Spots:</text:p>
          </table:table-cell>
          <table:table-cell table:style-name="ce627"/>
          <table:table-cell table:style-name="ce626" office:value-type="string" calcext:value-type="string">
            <text:p>Hit PM:</text:p>
          </table:table-cell>
          <table:table-cell table:style-name="ce627"/>
          <table:table-cell table:style-name="ce264" table:number-columns-repeated="8"/>
          <table:table-cell table:number-columns-repeated="998"/>
        </table:table-row>
        <table:table-row table:style-name="ro2">
          <table:table-cell table:style-name="ce264"/>
          <table:table-cell table:style-name="ce267" office:value-type="string" calcext:value-type="string">
            <text:p>MN9</text:p>
          </table:table-cell>
          <table:table-cell table:style-name="ce268" office:value-type="string" calcext:value-type="string">
            <text:p>Cecilia</text:p>
          </table:table-cell>
          <table:table-cell table:style-name="ce268" office:value-type="string" calcext:value-type="string">
            <text:p>Karina</text:p>
          </table:table-cell>
          <table:table-cell table:style-name="ce268" office:value-type="string" calcext:value-type="string">
            <text:p>Isabelle</text:p>
          </table:table-cell>
          <table:table-cell table:style-name="ce268" office:value-type="string" calcext:value-type="string">
            <text:p>Anna</text:p>
          </table:table-cell>
          <table:table-cell table:style-name="ce268" office:value-type="string" calcext:value-type="string">
            <text:p>Gina</text:p>
          </table:table-cell>
          <table:table-cell table:style-name="ce268" office:value-type="string" calcext:value-type="string">
            <text:p>Luisa</text:p>
          </table:table-cell>
          <table:table-cell table:style-name="ce268" office:value-type="string" calcext:value-type="string">
            <text:p>Celina</text:p>
          </table:table-cell>
          <table:table-cell table:style-name="ce268" office:value-type="string" calcext:value-type="string">
            <text:p>Ricarda</text:p>
          </table:table-cell>
          <table:table-cell table:style-name="ce268" office:value-type="string" calcext:value-type="string">
            <text:p>Zoe</text:p>
          </table:table-cell>
          <table:table-cell table:style-name="ce268" office:value-type="string" calcext:value-type="string">
            <text:p>Franziska</text:p>
          </table:table-cell>
          <table:table-cell table:style-name="ce268"/>
          <table:table-cell/>
          <table:table-cell table:style-name="ce267" office:value-type="string" calcext:value-type="string">
            <text:p>MN9</text:p>
          </table:table-cell>
          <table:table-cell table:style-name="ce268" office:value-type="string" calcext:value-type="string">
            <text:p>Cecilia</text:p>
          </table:table-cell>
          <table:table-cell table:style-name="ce268" office:value-type="string" calcext:value-type="string">
            <text:p>Karina</text:p>
          </table:table-cell>
          <table:table-cell table:style-name="ce268" office:value-type="string" calcext:value-type="string">
            <text:p>Isabelle</text:p>
          </table:table-cell>
          <table:table-cell table:style-name="ce268" office:value-type="string" calcext:value-type="string">
            <text:p>Anna</text:p>
          </table:table-cell>
          <table:table-cell table:style-name="ce268" office:value-type="string" calcext:value-type="string">
            <text:p>Gina</text:p>
          </table:table-cell>
          <table:table-cell table:style-name="ce268" office:value-type="string" calcext:value-type="string">
            <text:p>Luisa</text:p>
          </table:table-cell>
          <table:table-cell table:style-name="ce268" office:value-type="string" calcext:value-type="string">
            <text:p>Celina</text:p>
          </table:table-cell>
          <table:table-cell table:style-name="ce268" office:value-type="string" calcext:value-type="string">
            <text:p>Ricarda</text:p>
          </table:table-cell>
          <table:table-cell table:style-name="ce268" office:value-type="string" calcext:value-type="string">
            <text:p>Zoe</text:p>
          </table:table-cell>
          <table:table-cell table:style-name="ce268" office:value-type="string" calcext:value-type="string">
            <text:p>Franziska</text:p>
          </table:table-cell>
          <table:table-cell table:style-name="ce268"/>
          <table:table-cell/>
          <table:table-cell table:style-name="ce267" office:value-type="string" calcext:value-type="string">
            <text:p>Lösung</text:p>
          </table:table-cell>
          <table:table-cell table:style-name="ce268" office:value-type="string" calcext:value-type="string">
            <text:p>Cecilia</text:p>
          </table:table-cell>
          <table:table-cell table:style-name="ce268" office:value-type="string" calcext:value-type="string">
            <text:p>Karina</text:p>
          </table:table-cell>
          <table:table-cell table:style-name="ce268" office:value-type="string" calcext:value-type="string">
            <text:p>Isabelle</text:p>
          </table:table-cell>
          <table:table-cell table:style-name="ce268" office:value-type="string" calcext:value-type="string">
            <text:p>Anna</text:p>
          </table:table-cell>
          <table:table-cell table:style-name="ce268" office:value-type="string" calcext:value-type="string">
            <text:p>Gina</text:p>
          </table:table-cell>
          <table:table-cell table:style-name="ce268" office:value-type="string" calcext:value-type="string">
            <text:p>Luisa</text:p>
          </table:table-cell>
          <table:table-cell table:style-name="ce268" office:value-type="string" calcext:value-type="string">
            <text:p>Celina</text:p>
          </table:table-cell>
          <table:table-cell table:style-name="ce268" office:value-type="string" calcext:value-type="string">
            <text:p>Ricarda</text:p>
          </table:table-cell>
          <table:table-cell table:style-name="ce268" office:value-type="string" calcext:value-type="string">
            <text:p>Zoe</text:p>
          </table:table-cell>
          <table:table-cell table:style-name="ce268" office:value-type="string" calcext:value-type="string">
            <text:p>Franziska</text:p>
          </table:table-cell>
          <table:table-cell table:style-name="ce268"/>
          <table:table-cell table:number-columns-repeated="985"/>
        </table:table-row>
        <table:table-row table:style-name="ro1">
          <table:table-cell table:style-name="ce264"/>
          <table:table-cell table:style-name="ce268" office:value-type="string" calcext:value-type="string">
            <text:p>Calvin</text:p>
          </table:table-cell>
          <table:table-cell table:style-name="ce291" office:value-type="percentage" office:value="0.0538" calcext:value-type="percentage">
            <text:p>5,38 %</text:p>
          </table:table-cell>
          <table:table-cell table:style-name="ce291" office:value-type="percentage" office:value="0.2521" calcext:value-type="percentage">
            <text:p>25,21 %</text:p>
          </table:table-cell>
          <table:table-cell table:style-name="ce291" office:value-type="percentage" office:value="0.07" calcext:value-type="percentage">
            <text:p>7,00 %</text:p>
          </table:table-cell>
          <table:table-cell table:style-name="ce291" office:value-type="percentage" office:value="0.0719" calcext:value-type="percentage">
            <text:p>7,19 %</text:p>
          </table:table-cell>
          <table:table-cell table:style-name="ce291" office:value-type="percentage" office:value="0.2086" calcext:value-type="percentage">
            <text:p>20,86 %</text:p>
          </table:table-cell>
          <table:table-cell table:style-name="ce291" office:value-type="percentage" office:value="0.0954" calcext:value-type="percentage">
            <text:p>9,54 %</text:p>
          </table:table-cell>
          <table:table-cell table:style-name="ce291" office:value-type="percentage" office:value="0.0823" calcext:value-type="percentage">
            <text:p>8,23 %</text:p>
          </table:table-cell>
          <table:table-cell table:style-name="ce291" office:value-type="percentage" office:value="0.0162" calcext:value-type="percentage">
            <text:p>1,62 %</text:p>
          </table:table-cell>
          <table:table-cell table:style-name="ce548" office:value-type="percentage" office:value="0.0784" calcext:value-type="percentage">
            <text:p>7,84 %</text:p>
          </table:table-cell>
          <table:table-cell table:style-name="ce291" office:value-type="percentage" office:value="0.0714" calcext:value-type="percentage">
            <text:p>7,14 %</text:p>
          </table:table-cell>
          <table:table-cell table:style-name="ce605"/>
          <table:table-cell/>
          <table:table-cell table:style-name="ce268" office:value-type="string" calcext:value-type="string">
            <text:p>Calvin</text:p>
          </table:table-cell>
          <table:table-cell table:style-name="ce1734" table:formula="of:=[.$C$108]" office:value-type="percentage" office:value="0.0538" calcext:value-type="percentage">
            <text:p>5,38 %</text:p>
          </table:table-cell>
          <table:table-cell table:style-name="ce1819" table:formula="of:=[.$D$108]" office:value-type="percentage" office:value="0.2521" calcext:value-type="percentage">
            <text:p>25,21 %</text:p>
          </table:table-cell>
          <table:table-cell table:style-name="ce1903" table:formula="of:=[.$E$108]" office:value-type="percentage" office:value="0.07" calcext:value-type="percentage">
            <text:p>7,00 %</text:p>
          </table:table-cell>
          <table:table-cell table:style-name="ce1986" table:formula="of:=[.$F$108]" office:value-type="percentage" office:value="0.0719" calcext:value-type="percentage">
            <text:p>7,19 %</text:p>
          </table:table-cell>
          <table:table-cell table:style-name="ce2069" table:formula="of:=[.$G$108]" office:value-type="percentage" office:value="0.2086" calcext:value-type="percentage">
            <text:p>20,86 %</text:p>
          </table:table-cell>
          <table:table-cell table:style-name="ce2152" table:formula="of:=[.$H$108]" office:value-type="percentage" office:value="0.0954" calcext:value-type="percentage">
            <text:p>9,54 %</text:p>
          </table:table-cell>
          <table:table-cell table:style-name="ce2235" table:formula="of:=[.$I$108]" office:value-type="percentage" office:value="0.0823" calcext:value-type="percentage">
            <text:p>8,23 %</text:p>
          </table:table-cell>
          <table:table-cell table:style-name="ce2318" table:formula="of:=[.$J$108]" office:value-type="percentage" office:value="0.0162" calcext:value-type="percentage">
            <text:p>1,62 %</text:p>
          </table:table-cell>
          <table:table-cell table:style-name="ce2400" table:formula="of:=[.$K$108]" office:value-type="percentage" office:value="0.0784" calcext:value-type="percentage">
            <text:p>7,84 %</text:p>
          </table:table-cell>
          <table:table-cell table:style-name="ce2483" table:formula="of:=[.$L$108]" office:value-type="percentage" office:value="0.0714" calcext:value-type="percentage">
            <text:p>7,14 %</text:p>
          </table:table-cell>
          <table:table-cell table:style-name="ce2566" table:formula="of:=[.$M$108]" office:value-type="percentage" office:value="0" calcext:value-type="percentage">
            <text:p>0,00 %</text:p>
          </table:table-cell>
          <table:table-cell/>
          <table:table-cell table:style-name="ce268" office:value-type="string" calcext:value-type="string">
            <text:p>Calvin</text:p>
          </table:table-cell>
          <table:table-cell table:style-name="ce2582"/>
          <table:table-cell table:style-name="ce2594"/>
          <table:table-cell table:style-name="ce2604"/>
          <table:table-cell table:style-name="ce2617"/>
          <table:table-cell table:style-name="ce2628"/>
          <table:table-cell table:style-name="ce2638"/>
          <table:table-cell table:style-name="ce2648"/>
          <table:table-cell table:style-name="ce2659"/>
          <table:table-cell table:style-name="ce2669"/>
          <table:table-cell table:style-name="ce2679"/>
          <table:table-cell table:style-name="ce2689"/>
          <table:table-cell table:number-columns-repeated="985"/>
        </table:table-row>
        <table:table-row table:style-name="ro6">
          <table:table-cell table:style-name="ce264"/>
          <table:table-cell table:style-name="ce268" office:value-type="string" calcext:value-type="string">
            <text:p>Lukas</text:p>
          </table:table-cell>
          <table:table-cell table:style-name="ce291" office:value-type="percentage" office:value="0.0549" calcext:value-type="percentage">
            <text:p>5,49 %</text:p>
          </table:table-cell>
          <table:table-cell table:style-name="ce291" office:value-type="percentage" office:value="0.1046" calcext:value-type="percentage">
            <text:p>10,46 %</text:p>
          </table:table-cell>
          <table:table-cell table:style-name="ce291" office:value-type="percentage" office:value="0.2234" calcext:value-type="percentage">
            <text:p>22,34 %</text:p>
          </table:table-cell>
          <table:table-cell table:style-name="ce291" office:value-type="percentage" office:value="0.075" calcext:value-type="percentage">
            <text:p>7,50 %</text:p>
          </table:table-cell>
          <table:table-cell table:style-name="ce291" office:value-type="percentage" office:value="0.0976" calcext:value-type="percentage">
            <text:p>9,76 %</text:p>
          </table:table-cell>
          <table:table-cell table:style-name="ce291" office:value-type="percentage" office:value="0.0837" calcext:value-type="percentage">
            <text:p>8,37 %</text:p>
          </table:table-cell>
          <table:table-cell table:style-name="ce455" office:value-type="string" calcext:value-type="string">
            <text:p>NM</text:p>
          </table:table-cell>
          <table:table-cell table:style-name="ce291" office:value-type="percentage" office:value="0.0223" calcext:value-type="percentage">
            <text:p>2,23 %</text:p>
          </table:table-cell>
          <table:table-cell table:style-name="ce291" office:value-type="percentage" office:value="0.1274" calcext:value-type="percentage">
            <text:p>12,74 %</text:p>
          </table:table-cell>
          <table:table-cell table:style-name="ce291" office:value-type="percentage" office:value="0.2111" calcext:value-type="percentage">
            <text:p>21,11 %</text:p>
          </table:table-cell>
          <table:table-cell table:style-name="ce606"/>
          <table:table-cell/>
          <table:table-cell table:style-name="ce268" office:value-type="string" calcext:value-type="string">
            <text:p>Lukas</text:p>
          </table:table-cell>
          <table:table-cell table:style-name="ce1735" table:formula="of:=[.$C$109]" office:value-type="percentage" office:value="0.0549" calcext:value-type="percentage">
            <text:p>5,49 %</text:p>
          </table:table-cell>
          <table:table-cell table:style-name="ce1820" table:formula="of:=[.$D$109]" office:value-type="percentage" office:value="0.1046" calcext:value-type="percentage">
            <text:p>10,46 %</text:p>
          </table:table-cell>
          <table:table-cell table:style-name="ce1904" table:formula="of:=[.$E$109]" office:value-type="percentage" office:value="0.2234" calcext:value-type="percentage">
            <text:p>22,34 %</text:p>
          </table:table-cell>
          <table:table-cell table:style-name="ce1987" table:formula="of:=[.$F$109]" office:value-type="percentage" office:value="0.075" calcext:value-type="percentage">
            <text:p>7,50 %</text:p>
          </table:table-cell>
          <table:table-cell table:style-name="ce2070" table:formula="of:=[.$G$109]" office:value-type="percentage" office:value="0.0976" calcext:value-type="percentage">
            <text:p>9,76 %</text:p>
          </table:table-cell>
          <table:table-cell table:style-name="ce2153" table:formula="of:=[.$H$109]" office:value-type="percentage" office:value="0.0837" calcext:value-type="percentage">
            <text:p>8,37 %</text:p>
          </table:table-cell>
          <table:table-cell table:style-name="ce2236" table:formula="of:=[.$I$109]" office:value-type="string" office:string-value="NM" calcext:value-type="string">
            <text:p>NM</text:p>
          </table:table-cell>
          <table:table-cell table:style-name="ce2319" table:formula="of:=[.$J$109]" office:value-type="percentage" office:value="0.0223" calcext:value-type="percentage">
            <text:p>2,23 %</text:p>
          </table:table-cell>
          <table:table-cell table:style-name="ce2401" table:formula="of:=[.$K$109]" office:value-type="percentage" office:value="0.1274" calcext:value-type="percentage">
            <text:p>12,74 %</text:p>
          </table:table-cell>
          <table:table-cell table:style-name="ce2484" table:formula="of:=[.$L$109]" office:value-type="percentage" office:value="0.2111" calcext:value-type="percentage">
            <text:p>21,11 %</text:p>
          </table:table-cell>
          <table:table-cell table:style-name="ce2567" table:formula="of:=[.$M$109]" office:value-type="percentage" office:value="0" calcext:value-type="percentage">
            <text:p>0,00 %</text:p>
          </table:table-cell>
          <table:table-cell/>
          <table:table-cell table:style-name="ce268" office:value-type="string" calcext:value-type="string">
            <text:p>Lukas</text:p>
          </table:table-cell>
          <table:table-cell table:style-name="ce2583"/>
          <table:table-cell table:style-name="ce2595"/>
          <table:table-cell table:style-name="ce2605"/>
          <table:table-cell table:style-name="ce2618"/>
          <table:table-cell table:style-name="ce2629"/>
          <table:table-cell table:style-name="ce2639"/>
          <table:table-cell table:style-name="ce2649"/>
          <table:table-cell table:style-name="ce2660"/>
          <table:table-cell table:style-name="ce2670"/>
          <table:table-cell table:style-name="ce2680"/>
          <table:table-cell table:style-name="ce2690"/>
          <table:table-cell table:number-columns-repeated="985"/>
        </table:table-row>
        <table:table-row table:style-name="ro1">
          <table:table-cell table:style-name="ce264"/>
          <table:table-cell table:style-name="ce268" office:value-type="string" calcext:value-type="string">
            <text:p>Maurice</text:p>
          </table:table-cell>
          <table:table-cell table:style-name="ce291" office:value-type="percentage" office:value="0.0059" calcext:value-type="percentage">
            <text:p>0,59 %</text:p>
          </table:table-cell>
          <table:table-cell table:style-name="ce291" office:value-type="percentage" office:value="0.0268" calcext:value-type="percentage">
            <text:p>2,68 %</text:p>
          </table:table-cell>
          <table:table-cell table:style-name="ce291" office:value-type="percentage" office:value="0.019" calcext:value-type="percentage">
            <text:p>1,90 %</text:p>
          </table:table-cell>
          <table:table-cell table:style-name="ce291" office:value-type="percentage" office:value="0.0078" calcext:value-type="percentage">
            <text:p>0,78 %</text:p>
          </table:table-cell>
          <table:table-cell table:style-name="ce291" office:value-type="percentage" office:value="0.0243" calcext:value-type="percentage">
            <text:p>2,43 %</text:p>
          </table:table-cell>
          <table:table-cell table:number-columns-repeated="2" table:style-name="ce291" office:value-type="percentage" office:value="0.0184" calcext:value-type="percentage">
            <text:p>1,84 %</text:p>
          </table:table-cell>
          <table:table-cell table:style-name="ce291" office:value-type="percentage" office:value="0.8388" calcext:value-type="percentage">
            <text:p>83,88 %</text:p>
          </table:table-cell>
          <table:table-cell table:style-name="ce291" office:value-type="percentage" office:value="0.0218" calcext:value-type="percentage">
            <text:p>2,18 %</text:p>
          </table:table-cell>
          <table:table-cell table:style-name="ce291" office:value-type="percentage" office:value="0.019" calcext:value-type="percentage">
            <text:p>1,90 %</text:p>
          </table:table-cell>
          <table:table-cell table:style-name="ce607"/>
          <table:table-cell/>
          <table:table-cell table:style-name="ce268" office:value-type="string" calcext:value-type="string">
            <text:p>Maurice</text:p>
          </table:table-cell>
          <table:table-cell table:style-name="ce1736" table:formula="of:=[.$C$110]" office:value-type="percentage" office:value="0.0059" calcext:value-type="percentage">
            <text:p>0,59 %</text:p>
          </table:table-cell>
          <table:table-cell table:style-name="ce1821" table:formula="of:=[.$D$110]" office:value-type="percentage" office:value="0.0268" calcext:value-type="percentage">
            <text:p>2,68 %</text:p>
          </table:table-cell>
          <table:table-cell table:style-name="ce1905" table:formula="of:=[.$E$110]" office:value-type="percentage" office:value="0.019" calcext:value-type="percentage">
            <text:p>1,90 %</text:p>
          </table:table-cell>
          <table:table-cell table:style-name="ce1988" table:formula="of:=[.$F$110]" office:value-type="percentage" office:value="0.0078" calcext:value-type="percentage">
            <text:p>0,78 %</text:p>
          </table:table-cell>
          <table:table-cell table:style-name="ce2071" table:formula="of:=[.$G$110]" office:value-type="percentage" office:value="0.0243" calcext:value-type="percentage">
            <text:p>2,43 %</text:p>
          </table:table-cell>
          <table:table-cell table:style-name="ce2154" table:formula="of:=[.$H$110]" office:value-type="percentage" office:value="0.0184" calcext:value-type="percentage">
            <text:p>1,84 %</text:p>
          </table:table-cell>
          <table:table-cell table:style-name="ce2237" table:formula="of:=[.$I$110]" office:value-type="percentage" office:value="0.0184" calcext:value-type="percentage">
            <text:p>1,84 %</text:p>
          </table:table-cell>
          <table:table-cell table:style-name="ce2320" table:formula="of:=[.$J$110]" office:value-type="percentage" office:value="0.8388" calcext:value-type="percentage">
            <text:p>83,88 %</text:p>
          </table:table-cell>
          <table:table-cell table:style-name="ce2402" table:formula="of:=[.$K$110]" office:value-type="percentage" office:value="0.0218" calcext:value-type="percentage">
            <text:p>2,18 %</text:p>
          </table:table-cell>
          <table:table-cell table:style-name="ce2485" table:formula="of:=[.$L$110]" office:value-type="percentage" office:value="0.019" calcext:value-type="percentage">
            <text:p>1,90 %</text:p>
          </table:table-cell>
          <table:table-cell table:style-name="ce2568" table:formula="of:=[.$M$110]" office:value-type="percentage" office:value="0" calcext:value-type="percentage">
            <text:p>0,00 %</text:p>
          </table:table-cell>
          <table:table-cell/>
          <table:table-cell table:style-name="ce268" office:value-type="string" calcext:value-type="string">
            <text:p>Maurice</text:p>
          </table:table-cell>
          <table:table-cell table:style-name="ce2584"/>
          <table:table-cell table:style-name="ce2596"/>
          <table:table-cell table:style-name="ce2606"/>
          <table:table-cell table:style-name="ce2619"/>
          <table:table-cell table:style-name="ce2630"/>
          <table:table-cell table:style-name="ce2640"/>
          <table:table-cell table:style-name="ce2650"/>
          <table:table-cell table:style-name="ce2661"/>
          <table:table-cell table:style-name="ce2671"/>
          <table:table-cell table:style-name="ce2681"/>
          <table:table-cell table:style-name="ce2691"/>
          <table:table-cell table:number-columns-repeated="985"/>
        </table:table-row>
        <table:table-row table:style-name="ro1">
          <table:table-cell table:style-name="ce264"/>
          <table:table-cell table:style-name="ce268" office:value-type="string" calcext:value-type="string">
            <text:p>Amadu</text:p>
          </table:table-cell>
          <table:table-cell table:style-name="ce291" office:value-type="percentage" office:value="0.5365" calcext:value-type="percentage">
            <text:p>53,65 %</text:p>
          </table:table-cell>
          <table:table-cell table:style-name="ce291" office:value-type="percentage" office:value="0.0742" calcext:value-type="percentage">
            <text:p>7,42 %</text:p>
          </table:table-cell>
          <table:table-cell table:style-name="ce291" office:value-type="percentage" office:value="0.0558" calcext:value-type="percentage">
            <text:p>5,58 %</text:p>
          </table:table-cell>
          <table:table-cell table:style-name="ce291" office:value-type="percentage" office:value="0.0449" calcext:value-type="percentage">
            <text:p>4,49 %</text:p>
          </table:table-cell>
          <table:table-cell table:style-name="ce291" office:value-type="percentage" office:value="0.0636" calcext:value-type="percentage">
            <text:p>6,36 %</text:p>
          </table:table-cell>
          <table:table-cell table:style-name="ce291" office:value-type="percentage" office:value="0.0516" calcext:value-type="percentage">
            <text:p>5,16 %</text:p>
          </table:table-cell>
          <table:table-cell table:style-name="ce291" office:value-type="percentage" office:value="0.0524" calcext:value-type="percentage">
            <text:p>5,24 %</text:p>
          </table:table-cell>
          <table:table-cell table:style-name="ce291" office:value-type="percentage" office:value="0.0064" calcext:value-type="percentage">
            <text:p>0,64 %</text:p>
          </table:table-cell>
          <table:table-cell table:style-name="ce291" office:value-type="percentage" office:value="0.0588" calcext:value-type="percentage">
            <text:p>5,88 %</text:p>
          </table:table-cell>
          <table:table-cell table:style-name="ce291" office:value-type="percentage" office:value="0.0558" calcext:value-type="percentage">
            <text:p>5,58 %</text:p>
          </table:table-cell>
          <table:table-cell table:style-name="ce608"/>
          <table:table-cell/>
          <table:table-cell table:style-name="ce268" office:value-type="string" calcext:value-type="string">
            <text:p>Amadu</text:p>
          </table:table-cell>
          <table:table-cell table:style-name="ce1737" table:formula="of:=[.$C$111]" office:value-type="percentage" office:value="0.5365" calcext:value-type="percentage">
            <text:p>53,65 %</text:p>
          </table:table-cell>
          <table:table-cell table:style-name="ce1822" table:formula="of:=[.$D$111]" office:value-type="percentage" office:value="0.0742" calcext:value-type="percentage">
            <text:p>7,42 %</text:p>
          </table:table-cell>
          <table:table-cell table:style-name="ce1906" table:formula="of:=[.$E$111]" office:value-type="percentage" office:value="0.0558" calcext:value-type="percentage">
            <text:p>5,58 %</text:p>
          </table:table-cell>
          <table:table-cell table:style-name="ce1989" table:formula="of:=[.$F$111]" office:value-type="percentage" office:value="0.0449" calcext:value-type="percentage">
            <text:p>4,49 %</text:p>
          </table:table-cell>
          <table:table-cell table:style-name="ce2072" table:formula="of:=[.$G$111]" office:value-type="percentage" office:value="0.0636" calcext:value-type="percentage">
            <text:p>6,36 %</text:p>
          </table:table-cell>
          <table:table-cell table:style-name="ce2155" table:formula="of:=[.$H$111]" office:value-type="percentage" office:value="0.0516" calcext:value-type="percentage">
            <text:p>5,16 %</text:p>
          </table:table-cell>
          <table:table-cell table:style-name="ce2238" table:formula="of:=[.$I$111]" office:value-type="percentage" office:value="0.0524" calcext:value-type="percentage">
            <text:p>5,24 %</text:p>
          </table:table-cell>
          <table:table-cell table:style-name="ce2321" table:formula="of:=[.$J$111]" office:value-type="percentage" office:value="0.0064" calcext:value-type="percentage">
            <text:p>0,64 %</text:p>
          </table:table-cell>
          <table:table-cell table:style-name="ce2403" table:formula="of:=[.$K$111]" office:value-type="percentage" office:value="0.0588" calcext:value-type="percentage">
            <text:p>5,88 %</text:p>
          </table:table-cell>
          <table:table-cell table:style-name="ce2486" table:formula="of:=[.$L$111]" office:value-type="percentage" office:value="0.0558" calcext:value-type="percentage">
            <text:p>5,58 %</text:p>
          </table:table-cell>
          <table:table-cell table:style-name="ce2569" table:formula="of:=[.$M$111]" office:value-type="percentage" office:value="0" calcext:value-type="percentage">
            <text:p>0,00 %</text:p>
          </table:table-cell>
          <table:table-cell/>
          <table:table-cell table:style-name="ce268" office:value-type="string" calcext:value-type="string">
            <text:p>Amadu</text:p>
          </table:table-cell>
          <table:table-cell table:style-name="ce2585"/>
          <table:table-cell table:style-name="ce2597"/>
          <table:table-cell table:style-name="ce2607"/>
          <table:table-cell table:style-name="ce2620"/>
          <table:table-cell table:style-name="ce2631"/>
          <table:table-cell table:style-name="ce2641"/>
          <table:table-cell table:style-name="ce2651"/>
          <table:table-cell table:style-name="ce2662"/>
          <table:table-cell table:style-name="ce2672"/>
          <table:table-cell table:style-name="ce2682"/>
          <table:table-cell table:style-name="ce2692"/>
          <table:table-cell table:number-columns-repeated="985"/>
        </table:table-row>
        <table:table-row table:style-name="ro1">
          <table:table-cell table:style-name="ce264"/>
          <table:table-cell table:style-name="ce268" office:value-type="string" calcext:value-type="string">
            <text:p>Martin</text:p>
          </table:table-cell>
          <table:table-cell table:style-name="ce291" office:value-type="percentage" office:value="0.058" calcext:value-type="percentage">
            <text:p>5,80 %</text:p>
          </table:table-cell>
          <table:table-cell table:style-name="ce322" office:value-type="percentage" office:value="0.1152" calcext:value-type="percentage">
            <text:p>11,52 %</text:p>
          </table:table-cell>
          <table:table-cell table:style-name="ce291" office:value-type="percentage" office:value="0.1102" calcext:value-type="percentage">
            <text:p>11,02 %</text:p>
          </table:table-cell>
          <table:table-cell table:style-name="ce291" office:value-type="percentage" office:value="0.164" calcext:value-type="percentage">
            <text:p>16,40 %</text:p>
          </table:table-cell>
          <table:table-cell table:style-name="ce291" office:value-type="percentage" office:value="0.0917" calcext:value-type="percentage">
            <text:p>9,17 %</text:p>
          </table:table-cell>
          <table:table-cell table:style-name="ce291" office:value-type="percentage" office:value="0.0851" calcext:value-type="percentage">
            <text:p>8,51 %</text:p>
          </table:table-cell>
          <table:table-cell table:style-name="ce291" office:value-type="percentage" office:value="0.2621" calcext:value-type="percentage">
            <text:p>26,21 %</text:p>
          </table:table-cell>
          <table:table-cell table:style-name="ce291" office:value-type="percentage" office:value="0.024" calcext:value-type="percentage">
            <text:p>2,40 %</text:p>
          </table:table-cell>
          <table:table-cell table:style-name="ce291" office:value-type="string" calcext:value-type="string">
            <text:p>NM</text:p>
          </table:table-cell>
          <table:table-cell table:style-name="ce291" office:value-type="percentage" office:value="0.0898" calcext:value-type="percentage">
            <text:p>8,98 %</text:p>
          </table:table-cell>
          <table:table-cell table:style-name="ce620"/>
          <table:table-cell/>
          <table:table-cell table:style-name="ce268" office:value-type="string" calcext:value-type="string">
            <text:p>Martin</text:p>
          </table:table-cell>
          <table:table-cell table:style-name="ce1738" table:formula="of:=[.$C$112]" office:value-type="percentage" office:value="0.058" calcext:value-type="percentage">
            <text:p>5,80 %</text:p>
          </table:table-cell>
          <table:table-cell table:style-name="ce1823" table:formula="of:=[.$D$112]" office:value-type="percentage" office:value="0.1152" calcext:value-type="percentage">
            <text:p>11,52 %</text:p>
          </table:table-cell>
          <table:table-cell table:style-name="ce1907" table:formula="of:=[.$E$112]" office:value-type="percentage" office:value="0.1102" calcext:value-type="percentage">
            <text:p>11,02 %</text:p>
          </table:table-cell>
          <table:table-cell table:style-name="ce1990" table:formula="of:=[.$F$112]" office:value-type="percentage" office:value="0.164" calcext:value-type="percentage">
            <text:p>16,40 %</text:p>
          </table:table-cell>
          <table:table-cell table:style-name="ce2073" table:formula="of:=[.$G$112]" office:value-type="percentage" office:value="0.0917" calcext:value-type="percentage">
            <text:p>9,17 %</text:p>
          </table:table-cell>
          <table:table-cell table:style-name="ce2156" table:formula="of:=[.$H$112]" office:value-type="percentage" office:value="0.0851" calcext:value-type="percentage">
            <text:p>8,51 %</text:p>
          </table:table-cell>
          <table:table-cell table:style-name="ce2239" table:formula="of:=[.$I$112]" office:value-type="percentage" office:value="0.2621" calcext:value-type="percentage">
            <text:p>26,21 %</text:p>
          </table:table-cell>
          <table:table-cell table:style-name="ce2322" table:formula="of:=[.$J$112]" office:value-type="percentage" office:value="0.024" calcext:value-type="percentage">
            <text:p>2,40 %</text:p>
          </table:table-cell>
          <table:table-cell table:style-name="ce2404" table:formula="of:=[.$K$112]" office:value-type="string" office:string-value="NM" calcext:value-type="string">
            <text:p>NM</text:p>
          </table:table-cell>
          <table:table-cell table:style-name="ce2487" table:formula="of:=[.$L$112]" office:value-type="percentage" office:value="0.0898" calcext:value-type="percentage">
            <text:p>8,98 %</text:p>
          </table:table-cell>
          <table:table-cell table:style-name="ce2570" table:formula="of:=[.$M$112]" office:value-type="percentage" office:value="0" calcext:value-type="percentage">
            <text:p>0,00 %</text:p>
          </table:table-cell>
          <table:table-cell/>
          <table:table-cell table:style-name="ce268" office:value-type="string" calcext:value-type="string">
            <text:p>Martin</text:p>
          </table:table-cell>
          <table:table-cell table:style-name="ce2586"/>
          <table:table-cell table:style-name="ce2598"/>
          <table:table-cell table:style-name="ce2608"/>
          <table:table-cell table:style-name="ce2621"/>
          <table:table-cell table:style-name="ce2632"/>
          <table:table-cell table:style-name="ce2642"/>
          <table:table-cell table:style-name="ce2652"/>
          <table:table-cell table:style-name="ce2663"/>
          <table:table-cell table:style-name="ce2673"/>
          <table:table-cell table:style-name="ce2683"/>
          <table:table-cell table:style-name="ce2693"/>
          <table:table-cell table:number-columns-repeated="985"/>
        </table:table-row>
        <table:table-row table:style-name="ro1">
          <table:table-cell table:style-name="ce264"/>
          <table:table-cell table:style-name="ce268" office:value-type="string" calcext:value-type="string">
            <text:p>Pharrell</text:p>
          </table:table-cell>
          <table:table-cell table:style-name="ce291" office:value-type="percentage" office:value="0.0864" calcext:value-type="percentage">
            <text:p>8,64 %</text:p>
          </table:table-cell>
          <table:table-cell table:style-name="ce291" office:value-type="string" calcext:value-type="string">
            <text:p>NM</text:p>
          </table:table-cell>
          <table:table-cell table:style-name="ce291" office:value-type="percentage" office:value="0.1032" calcext:value-type="percentage">
            <text:p>10,32 %</text:p>
          </table:table-cell>
          <table:table-cell table:style-name="ce291" office:value-type="percentage" office:value="0.0973" calcext:value-type="percentage">
            <text:p>9,73 %</text:p>
          </table:table-cell>
          <table:table-cell table:style-name="ce291" office:value-type="percentage" office:value="0.1049" calcext:value-type="percentage">
            <text:p>10,49 %</text:p>
          </table:table-cell>
          <table:table-cell table:style-name="ce291" office:value-type="percentage" office:value="0.2546" calcext:value-type="percentage">
            <text:p>25,46 %</text:p>
          </table:table-cell>
          <table:table-cell table:style-name="ce291" office:value-type="percentage" office:value="0.1138" calcext:value-type="percentage">
            <text:p>11,38 %</text:p>
          </table:table-cell>
          <table:table-cell table:style-name="ce291" office:value-type="percentage" office:value="0.0282" calcext:value-type="percentage">
            <text:p>2,82 %</text:p>
          </table:table-cell>
          <table:table-cell table:style-name="ce291" office:value-type="percentage" office:value="0.1127" calcext:value-type="percentage">
            <text:p>11,27 %</text:p>
          </table:table-cell>
          <table:table-cell table:style-name="ce291" office:value-type="percentage" office:value="0.099" calcext:value-type="percentage">
            <text:p>9,90 %</text:p>
          </table:table-cell>
          <table:table-cell table:style-name="ce621"/>
          <table:table-cell/>
          <table:table-cell table:style-name="ce268" office:value-type="string" calcext:value-type="string">
            <text:p>Pharrell</text:p>
          </table:table-cell>
          <table:table-cell table:style-name="ce1739" table:formula="of:=[.$C$113]" office:value-type="percentage" office:value="0.0864" calcext:value-type="percentage">
            <text:p>8,64 %</text:p>
          </table:table-cell>
          <table:table-cell table:style-name="ce1824" table:formula="of:=[.$D$113]" office:value-type="string" office:string-value="NM" calcext:value-type="string">
            <text:p>NM</text:p>
          </table:table-cell>
          <table:table-cell table:style-name="ce1908" table:formula="of:=[.$E$113]" office:value-type="percentage" office:value="0.1032" calcext:value-type="percentage">
            <text:p>10,32 %</text:p>
          </table:table-cell>
          <table:table-cell table:style-name="ce1991" table:formula="of:=[.$F$113]" office:value-type="percentage" office:value="0.0973" calcext:value-type="percentage">
            <text:p>9,73 %</text:p>
          </table:table-cell>
          <table:table-cell table:style-name="ce2074" table:formula="of:=[.$G$113]" office:value-type="percentage" office:value="0.1049" calcext:value-type="percentage">
            <text:p>10,49 %</text:p>
          </table:table-cell>
          <table:table-cell table:style-name="ce2157" table:formula="of:=[.$H$113]" office:value-type="percentage" office:value="0.2546" calcext:value-type="percentage">
            <text:p>25,46 %</text:p>
          </table:table-cell>
          <table:table-cell table:style-name="ce2240" table:formula="of:=[.$I$113]" office:value-type="percentage" office:value="0.1138" calcext:value-type="percentage">
            <text:p>11,38 %</text:p>
          </table:table-cell>
          <table:table-cell table:style-name="ce2323" table:formula="of:=[.$J$113]" office:value-type="percentage" office:value="0.0282" calcext:value-type="percentage">
            <text:p>2,82 %</text:p>
          </table:table-cell>
          <table:table-cell table:style-name="ce2405" table:formula="of:=[.$K$113]" office:value-type="percentage" office:value="0.1127" calcext:value-type="percentage">
            <text:p>11,27 %</text:p>
          </table:table-cell>
          <table:table-cell table:style-name="ce2488" table:formula="of:=[.$L$113]" office:value-type="percentage" office:value="0.099" calcext:value-type="percentage">
            <text:p>9,90 %</text:p>
          </table:table-cell>
          <table:table-cell table:style-name="ce2571" table:formula="of:=[.$M$113]" office:value-type="percentage" office:value="0" calcext:value-type="percentage">
            <text:p>0,00 %</text:p>
          </table:table-cell>
          <table:table-cell/>
          <table:table-cell table:style-name="ce268" office:value-type="string" calcext:value-type="string">
            <text:p>Pharrell</text:p>
          </table:table-cell>
          <table:table-cell table:style-name="ce2587"/>
          <table:table-cell table:style-name="ce2599"/>
          <table:table-cell table:style-name="ce2609"/>
          <table:table-cell table:style-name="ce2622"/>
          <table:table-cell table:style-name="ce2633"/>
          <table:table-cell table:style-name="ce2643"/>
          <table:table-cell table:style-name="ce2653"/>
          <table:table-cell table:style-name="ce2664"/>
          <table:table-cell table:style-name="ce2674"/>
          <table:table-cell table:style-name="ce2684"/>
          <table:table-cell table:style-name="ce2694"/>
          <table:table-cell table:number-columns-repeated="985"/>
        </table:table-row>
        <table:table-row table:style-name="ro1">
          <table:table-cell table:style-name="ce264"/>
          <table:table-cell table:style-name="ce268" office:value-type="string" calcext:value-type="string">
            <text:p>Fabio</text:p>
          </table:table-cell>
          <table:table-cell table:style-name="ce291" office:value-type="percentage" office:value="0.0555" calcext:value-type="percentage">
            <text:p>5,55 %</text:p>
          </table:table-cell>
          <table:table-cell table:style-name="ce291" office:value-type="percentage" office:value="0.1383" calcext:value-type="percentage">
            <text:p>13,83 %</text:p>
          </table:table-cell>
          <table:table-cell table:style-name="ce291" office:value-type="percentage" office:value="0.0772" calcext:value-type="percentage">
            <text:p>7,72 %</text:p>
          </table:table-cell>
          <table:table-cell table:style-name="ce291" office:value-type="percentage" office:value="0.0798" calcext:value-type="percentage">
            <text:p>7,98 %</text:p>
          </table:table-cell>
          <table:table-cell table:style-name="ce291" office:value-type="percentage" office:value="0.0853" calcext:value-type="percentage">
            <text:p>8,53 %</text:p>
          </table:table-cell>
          <table:table-cell table:style-name="ce291" office:value-type="percentage" office:value="0.1913" calcext:value-type="percentage">
            <text:p>19,13 %</text:p>
          </table:table-cell>
          <table:table-cell table:style-name="ce291" office:value-type="percentage" office:value="0.1941" calcext:value-type="percentage">
            <text:p>19,41 %</text:p>
          </table:table-cell>
          <table:table-cell table:style-name="ce291" office:value-type="percentage" office:value="0.0181" calcext:value-type="percentage">
            <text:p>1,81 %</text:p>
          </table:table-cell>
          <table:table-cell table:style-name="ce291" office:value-type="percentage" office:value="0.0834" calcext:value-type="percentage">
            <text:p>8,34 %</text:p>
          </table:table-cell>
          <table:table-cell table:style-name="ce291" office:value-type="percentage" office:value="0.077" calcext:value-type="percentage">
            <text:p>7,70 %</text:p>
          </table:table-cell>
          <table:table-cell table:style-name="ce622"/>
          <table:table-cell/>
          <table:table-cell table:style-name="ce268" office:value-type="string" calcext:value-type="string">
            <text:p>Fabio</text:p>
          </table:table-cell>
          <table:table-cell table:style-name="ce1740" table:formula="of:=[.$C$114]" office:value-type="percentage" office:value="0.0555" calcext:value-type="percentage">
            <text:p>5,55 %</text:p>
          </table:table-cell>
          <table:table-cell table:style-name="ce1825" table:formula="of:=[.$D$114]" office:value-type="percentage" office:value="0.1383" calcext:value-type="percentage">
            <text:p>13,83 %</text:p>
          </table:table-cell>
          <table:table-cell table:style-name="ce1909" table:formula="of:=[.$E$114]" office:value-type="percentage" office:value="0.0772" calcext:value-type="percentage">
            <text:p>7,72 %</text:p>
          </table:table-cell>
          <table:table-cell table:style-name="ce1992" table:formula="of:=[.$F$114]" office:value-type="percentage" office:value="0.0798" calcext:value-type="percentage">
            <text:p>7,98 %</text:p>
          </table:table-cell>
          <table:table-cell table:style-name="ce2075" table:formula="of:=[.$G$114]" office:value-type="percentage" office:value="0.0853" calcext:value-type="percentage">
            <text:p>8,53 %</text:p>
          </table:table-cell>
          <table:table-cell table:style-name="ce2158" table:formula="of:=[.$H$114]" office:value-type="percentage" office:value="0.1913" calcext:value-type="percentage">
            <text:p>19,13 %</text:p>
          </table:table-cell>
          <table:table-cell table:style-name="ce2241" table:formula="of:=[.$I$114]" office:value-type="percentage" office:value="0.1941" calcext:value-type="percentage">
            <text:p>19,41 %</text:p>
          </table:table-cell>
          <table:table-cell table:style-name="ce2324" table:formula="of:=[.$J$114]" office:value-type="percentage" office:value="0.0181" calcext:value-type="percentage">
            <text:p>1,81 %</text:p>
          </table:table-cell>
          <table:table-cell table:style-name="ce2406" table:formula="of:=[.$K$114]" office:value-type="percentage" office:value="0.0834" calcext:value-type="percentage">
            <text:p>8,34 %</text:p>
          </table:table-cell>
          <table:table-cell table:style-name="ce2489" table:formula="of:=[.$L$114]" office:value-type="percentage" office:value="0.077" calcext:value-type="percentage">
            <text:p>7,70 %</text:p>
          </table:table-cell>
          <table:table-cell table:style-name="ce2572" table:formula="of:=[.$M$114]" office:value-type="percentage" office:value="0" calcext:value-type="percentage">
            <text:p>0,00 %</text:p>
          </table:table-cell>
          <table:table-cell/>
          <table:table-cell table:style-name="ce268" office:value-type="string" calcext:value-type="string">
            <text:p>Fabio</text:p>
          </table:table-cell>
          <table:table-cell table:style-name="ce2588"/>
          <table:table-cell table:style-name="ce2600"/>
          <table:table-cell table:style-name="ce2610"/>
          <table:table-cell table:style-name="ce2623"/>
          <table:table-cell table:style-name="ce2634"/>
          <table:table-cell table:style-name="ce2644"/>
          <table:table-cell table:style-name="ce2654"/>
          <table:table-cell table:style-name="ce2665"/>
          <table:table-cell table:style-name="ce2675"/>
          <table:table-cell table:style-name="ce2685"/>
          <table:table-cell table:style-name="ce2695"/>
          <table:table-cell table:number-columns-repeated="985"/>
        </table:table-row>
        <table:table-row table:style-name="ro1">
          <table:table-cell table:style-name="ce264"/>
          <table:table-cell table:style-name="ce268" office:value-type="string" calcext:value-type="string">
            <text:p>Max</text:p>
          </table:table-cell>
          <table:table-cell table:style-name="ce291" office:value-type="percentage" office:value="0.0502" calcext:value-type="percentage">
            <text:p>5,02 %</text:p>
          </table:table-cell>
          <table:table-cell table:style-name="ce291" office:value-type="percentage" office:value="0.0973" calcext:value-type="percentage">
            <text:p>9,73 %</text:p>
          </table:table-cell>
          <table:table-cell table:style-name="ce291" office:value-type="percentage" office:value="0.0778" calcext:value-type="percentage">
            <text:p>7,78 %</text:p>
          </table:table-cell>
          <table:table-cell table:style-name="ce291" office:value-type="percentage" office:value="0.0692" calcext:value-type="percentage">
            <text:p>6,92 %</text:p>
          </table:table-cell>
          <table:table-cell table:style-name="ce291" office:value-type="percentage" office:value="0.0873" calcext:value-type="percentage">
            <text:p>8,73 %</text:p>
          </table:table-cell>
          <table:table-cell table:style-name="ce291" office:value-type="percentage" office:value="0.0764" calcext:value-type="percentage">
            <text:p>7,64 %</text:p>
          </table:table-cell>
          <table:table-cell table:style-name="ce291" office:value-type="percentage" office:value="0.1146" calcext:value-type="percentage">
            <text:p>11,46 %</text:p>
          </table:table-cell>
          <table:table-cell table:style-name="ce291" office:value-type="percentage" office:value="0.0198" calcext:value-type="percentage">
            <text:p>1,98 %</text:p>
          </table:table-cell>
          <table:table-cell table:style-name="ce291" office:value-type="percentage" office:value="0.2128" calcext:value-type="percentage">
            <text:p>21,28 %</text:p>
          </table:table-cell>
          <table:table-cell table:style-name="ce291" office:value-type="percentage" office:value="0.1946" calcext:value-type="percentage">
            <text:p>19,46 %</text:p>
          </table:table-cell>
          <table:table-cell table:style-name="ce623"/>
          <table:table-cell/>
          <table:table-cell table:style-name="ce268" office:value-type="string" calcext:value-type="string">
            <text:p>Max</text:p>
          </table:table-cell>
          <table:table-cell table:style-name="ce1741" table:formula="of:=[.$C$115]" office:value-type="percentage" office:value="0.0502" calcext:value-type="percentage">
            <text:p>5,02 %</text:p>
          </table:table-cell>
          <table:table-cell table:style-name="ce1826" table:formula="of:=[.$D$115]" office:value-type="percentage" office:value="0.0973" calcext:value-type="percentage">
            <text:p>9,73 %</text:p>
          </table:table-cell>
          <table:table-cell table:style-name="ce1910" table:formula="of:=[.$E$115]" office:value-type="percentage" office:value="0.0778" calcext:value-type="percentage">
            <text:p>7,78 %</text:p>
          </table:table-cell>
          <table:table-cell table:style-name="ce1993" table:formula="of:=[.$F$115]" office:value-type="percentage" office:value="0.0692" calcext:value-type="percentage">
            <text:p>6,92 %</text:p>
          </table:table-cell>
          <table:table-cell table:style-name="ce2076" table:formula="of:=[.$G$115]" office:value-type="percentage" office:value="0.0873" calcext:value-type="percentage">
            <text:p>8,73 %</text:p>
          </table:table-cell>
          <table:table-cell table:style-name="ce2159" table:formula="of:=[.$H$115]" office:value-type="percentage" office:value="0.0764" calcext:value-type="percentage">
            <text:p>7,64 %</text:p>
          </table:table-cell>
          <table:table-cell table:style-name="ce2242" table:formula="of:=[.$I$115]" office:value-type="percentage" office:value="0.1146" calcext:value-type="percentage">
            <text:p>11,46 %</text:p>
          </table:table-cell>
          <table:table-cell table:style-name="ce2325" table:formula="of:=[.$J$115]" office:value-type="percentage" office:value="0.0198" calcext:value-type="percentage">
            <text:p>1,98 %</text:p>
          </table:table-cell>
          <table:table-cell table:style-name="ce2407" table:formula="of:=[.$K$115]" office:value-type="percentage" office:value="0.2128" calcext:value-type="percentage">
            <text:p>21,28 %</text:p>
          </table:table-cell>
          <table:table-cell table:style-name="ce2490" table:formula="of:=[.$L$115]" office:value-type="percentage" office:value="0.1946" calcext:value-type="percentage">
            <text:p>19,46 %</text:p>
          </table:table-cell>
          <table:table-cell table:style-name="ce2573" table:formula="of:=[.$M$115]" office:value-type="percentage" office:value="0" calcext:value-type="percentage">
            <text:p>0,00 %</text:p>
          </table:table-cell>
          <table:table-cell/>
          <table:table-cell table:style-name="ce268" office:value-type="string" calcext:value-type="string">
            <text:p>Max</text:p>
          </table:table-cell>
          <table:table-cell table:style-name="ce2589"/>
          <table:table-cell table:style-name="ce2601"/>
          <table:table-cell table:style-name="ce2611"/>
          <table:table-cell table:style-name="ce2624"/>
          <table:table-cell table:style-name="ce2635"/>
          <table:table-cell table:style-name="ce2645"/>
          <table:table-cell table:style-name="ce2655"/>
          <table:table-cell table:style-name="ce2666"/>
          <table:table-cell table:style-name="ce2676"/>
          <table:table-cell table:style-name="ce2686"/>
          <table:table-cell table:style-name="ce2696"/>
          <table:table-cell table:number-columns-repeated="985"/>
        </table:table-row>
        <table:table-row table:style-name="ro1">
          <table:table-cell table:style-name="ce264"/>
          <table:table-cell table:style-name="ce268" office:value-type="string" calcext:value-type="string">
            <text:p>Michael</text:p>
          </table:table-cell>
          <table:table-cell table:style-name="ce291" office:value-type="percentage" office:value="0.0499" calcext:value-type="percentage">
            <text:p>4,99 %</text:p>
          </table:table-cell>
          <table:table-cell table:style-name="ce291" office:value-type="percentage" office:value="0.0929" calcext:value-type="percentage">
            <text:p>9,29 %</text:p>
          </table:table-cell>
          <table:table-cell table:style-name="ce291" office:value-type="percentage" office:value="0.0753" calcext:value-type="percentage">
            <text:p>7,53 %</text:p>
          </table:table-cell>
          <table:table-cell table:style-name="ce291" office:value-type="percentage" office:value="0.3207" calcext:value-type="percentage">
            <text:p>32,07 %</text:p>
          </table:table-cell>
          <table:table-cell table:style-name="ce291" office:value-type="percentage" office:value="0.1478" calcext:value-type="percentage">
            <text:p>14,78 %</text:p>
          </table:table-cell>
          <table:table-cell table:style-name="ce291" office:value-type="percentage" office:value="0.0692" calcext:value-type="percentage">
            <text:p>6,92 %</text:p>
          </table:table-cell>
          <table:table-cell table:style-name="ce291" office:value-type="percentage" office:value="0.08" calcext:value-type="percentage">
            <text:p>8,00 %</text:p>
          </table:table-cell>
          <table:table-cell table:style-name="ce291" office:value-type="percentage" office:value="0.0056" calcext:value-type="percentage">
            <text:p>0,56 %</text:p>
          </table:table-cell>
          <table:table-cell table:style-name="ce291" office:value-type="percentage" office:value="0.0809" calcext:value-type="percentage">
            <text:p>8,09 %</text:p>
          </table:table-cell>
          <table:table-cell table:style-name="ce291" office:value-type="percentage" office:value="0.0778" calcext:value-type="percentage">
            <text:p>7,78 %</text:p>
          </table:table-cell>
          <table:table-cell table:style-name="ce624"/>
          <table:table-cell/>
          <table:table-cell table:style-name="ce268" office:value-type="string" calcext:value-type="string">
            <text:p>Michael</text:p>
          </table:table-cell>
          <table:table-cell table:style-name="ce1742" table:formula="of:=[.$C$116]" office:value-type="percentage" office:value="0.0499" calcext:value-type="percentage">
            <text:p>4,99 %</text:p>
          </table:table-cell>
          <table:table-cell table:style-name="ce1827" table:formula="of:=[.$D$116]" office:value-type="percentage" office:value="0.0929" calcext:value-type="percentage">
            <text:p>9,29 %</text:p>
          </table:table-cell>
          <table:table-cell table:style-name="ce1911" table:formula="of:=[.$E$116]" office:value-type="percentage" office:value="0.0753" calcext:value-type="percentage">
            <text:p>7,53 %</text:p>
          </table:table-cell>
          <table:table-cell table:style-name="ce1994" table:formula="of:=[.$F$116]" office:value-type="percentage" office:value="0.3207" calcext:value-type="percentage">
            <text:p>32,07 %</text:p>
          </table:table-cell>
          <table:table-cell table:style-name="ce2077" table:formula="of:=[.$G$116]" office:value-type="percentage" office:value="0.1478" calcext:value-type="percentage">
            <text:p>14,78 %</text:p>
          </table:table-cell>
          <table:table-cell table:style-name="ce2160" table:formula="of:=[.$H$116]" office:value-type="percentage" office:value="0.0692" calcext:value-type="percentage">
            <text:p>6,92 %</text:p>
          </table:table-cell>
          <table:table-cell table:style-name="ce2243" table:formula="of:=[.$I$116]" office:value-type="percentage" office:value="0.08" calcext:value-type="percentage">
            <text:p>8,00 %</text:p>
          </table:table-cell>
          <table:table-cell table:style-name="ce2326" table:formula="of:=[.$J$116]" office:value-type="percentage" office:value="0.0056" calcext:value-type="percentage">
            <text:p>0,56 %</text:p>
          </table:table-cell>
          <table:table-cell table:style-name="ce2408" table:formula="of:=[.$K$116]" office:value-type="percentage" office:value="0.0809" calcext:value-type="percentage">
            <text:p>8,09 %</text:p>
          </table:table-cell>
          <table:table-cell table:style-name="ce2491" table:formula="of:=[.$L$116]" office:value-type="percentage" office:value="0.0778" calcext:value-type="percentage">
            <text:p>7,78 %</text:p>
          </table:table-cell>
          <table:table-cell table:style-name="ce2574" table:formula="of:=[.$M$116]" office:value-type="percentage" office:value="0" calcext:value-type="percentage">
            <text:p>0,00 %</text:p>
          </table:table-cell>
          <table:table-cell/>
          <table:table-cell table:style-name="ce268" office:value-type="string" calcext:value-type="string">
            <text:p>Michael</text:p>
          </table:table-cell>
          <table:table-cell table:style-name="ce2590"/>
          <table:table-cell table:style-name="ce2602"/>
          <table:table-cell table:style-name="ce2612"/>
          <table:table-cell table:style-name="ce2625"/>
          <table:table-cell table:style-name="ce2636"/>
          <table:table-cell table:style-name="ce2646"/>
          <table:table-cell table:style-name="ce2656"/>
          <table:table-cell table:style-name="ce2667"/>
          <table:table-cell table:style-name="ce2677"/>
          <table:table-cell table:style-name="ce2687"/>
          <table:table-cell table:style-name="ce2697"/>
          <table:table-cell table:number-columns-repeated="985"/>
        </table:table-row>
        <table:table-row table:style-name="ro1">
          <table:table-cell table:style-name="ce264"/>
          <table:table-cell table:style-name="ce268" office:value-type="string" calcext:value-type="string">
            <text:p>Luca</text:p>
          </table:table-cell>
          <table:table-cell table:style-name="ce291" office:value-type="percentage" office:value="0.0488" calcext:value-type="percentage">
            <text:p>4,88 %</text:p>
          </table:table-cell>
          <table:table-cell table:style-name="ce291" office:value-type="percentage" office:value="0.0987" calcext:value-type="percentage">
            <text:p>9,87 %</text:p>
          </table:table-cell>
          <table:table-cell table:style-name="ce291" office:value-type="percentage" office:value="0.1882" calcext:value-type="percentage">
            <text:p>18,82 %</text:p>
          </table:table-cell>
          <table:table-cell table:style-name="ce291" office:value-type="percentage" office:value="0.0694" calcext:value-type="percentage">
            <text:p>6,94 %</text:p>
          </table:table-cell>
          <table:table-cell table:style-name="ce291" office:value-type="percentage" office:value="0.089" calcext:value-type="percentage">
            <text:p>8,90 %</text:p>
          </table:table-cell>
          <table:table-cell table:style-name="ce291" office:value-type="percentage" office:value="0.0745" calcext:value-type="percentage">
            <text:p>7,45 %</text:p>
          </table:table-cell>
          <table:table-cell table:style-name="ce291" office:value-type="percentage" office:value="0.0823" calcext:value-type="percentage">
            <text:p>8,23 %</text:p>
          </table:table-cell>
          <table:table-cell table:style-name="ce291" office:value-type="percentage" office:value="0.0206" calcext:value-type="percentage">
            <text:p>2,06 %</text:p>
          </table:table-cell>
          <table:table-cell table:style-name="ce291" office:value-type="percentage" office:value="0.2239" calcext:value-type="percentage">
            <text:p>22,39 %</text:p>
          </table:table-cell>
          <table:table-cell table:style-name="ce291" office:value-type="percentage" office:value="0.1046" calcext:value-type="percentage">
            <text:p>10,46 %</text:p>
          </table:table-cell>
          <table:table-cell table:style-name="ce625"/>
          <table:table-cell/>
          <table:table-cell table:style-name="ce268" office:value-type="string" calcext:value-type="string">
            <text:p>Luca</text:p>
          </table:table-cell>
          <table:table-cell table:style-name="ce1743" table:formula="of:=[.$C$117]" office:value-type="percentage" office:value="0.0488" calcext:value-type="percentage">
            <text:p>4,88 %</text:p>
          </table:table-cell>
          <table:table-cell table:style-name="ce1828" table:formula="of:=[.$D$117]" office:value-type="percentage" office:value="0.0987" calcext:value-type="percentage">
            <text:p>9,87 %</text:p>
          </table:table-cell>
          <table:table-cell table:style-name="ce1912" table:formula="of:=[.$E$117]" office:value-type="percentage" office:value="0.1882" calcext:value-type="percentage">
            <text:p>18,82 %</text:p>
          </table:table-cell>
          <table:table-cell table:style-name="ce1995" table:formula="of:=[.$F$117]" office:value-type="percentage" office:value="0.0694" calcext:value-type="percentage">
            <text:p>6,94 %</text:p>
          </table:table-cell>
          <table:table-cell table:style-name="ce2078" table:formula="of:=[.$G$117]" office:value-type="percentage" office:value="0.089" calcext:value-type="percentage">
            <text:p>8,90 %</text:p>
          </table:table-cell>
          <table:table-cell table:style-name="ce2161" table:formula="of:=[.$H$117]" office:value-type="percentage" office:value="0.0745" calcext:value-type="percentage">
            <text:p>7,45 %</text:p>
          </table:table-cell>
          <table:table-cell table:style-name="ce2244" table:formula="of:=[.$I$117]" office:value-type="percentage" office:value="0.0823" calcext:value-type="percentage">
            <text:p>8,23 %</text:p>
          </table:table-cell>
          <table:table-cell table:style-name="ce2327" table:formula="of:=[.$J$117]" office:value-type="percentage" office:value="0.0206" calcext:value-type="percentage">
            <text:p>2,06 %</text:p>
          </table:table-cell>
          <table:table-cell table:style-name="ce2409" table:formula="of:=[.$K$117]" office:value-type="percentage" office:value="0.2239" calcext:value-type="percentage">
            <text:p>22,39 %</text:p>
          </table:table-cell>
          <table:table-cell table:style-name="ce2492" table:formula="of:=[.$L$117]" office:value-type="percentage" office:value="0.1046" calcext:value-type="percentage">
            <text:p>10,46 %</text:p>
          </table:table-cell>
          <table:table-cell table:style-name="ce2575" table:formula="of:=[.$M$117]" office:value-type="percentage" office:value="0" calcext:value-type="percentage">
            <text:p>0,00 %</text:p>
          </table:table-cell>
          <table:table-cell/>
          <table:table-cell table:style-name="ce268" office:value-type="string" calcext:value-type="string">
            <text:p>Luca</text:p>
          </table:table-cell>
          <table:table-cell table:style-name="ce2591"/>
          <table:table-cell table:style-name="ce2603"/>
          <table:table-cell table:style-name="ce2613"/>
          <table:table-cell table:style-name="ce2626"/>
          <table:table-cell table:style-name="ce2637"/>
          <table:table-cell table:style-name="ce2647"/>
          <table:table-cell table:style-name="ce2657"/>
          <table:table-cell table:style-name="ce2668"/>
          <table:table-cell table:style-name="ce2678"/>
          <table:table-cell table:style-name="ce2688"/>
          <table:table-cell table:style-name="ce2698"/>
          <table:table-cell table:number-columns-repeated="985"/>
        </table:table-row>
        <table:table-row table:style-name="ro1">
          <table:table-cell table:number-columns-repeated="15"/>
          <table:table-cell table:style-name="ce1713" table:number-columns-repeated="11"/>
          <table:table-cell table:number-columns-repeated="998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vipSeason2-2022'.C43:'vipSeason2-2022'.M52 'vipSeason2-2022'.C56:'vipSeason2-2022'.M65 'vipSeason2-2022'.AC69:'vipSeason2-2022'.AM78 'vipSeason2-2022'.C82:'vipSeason2-2022'.M91 'vipSeason2-2022'.C95:'vipSeason2-2022'.M104 'vipSeason2-2022'.C4:'vipSeason2-2022'.M13 'vipSeason2-2022'.C108:'vipSeason2-2022'.M117 'vipSeason2-2022'.P4:'vipSeason2-2022'.Z13 'vipSeason2-2022'.C69:'vipSeason2-2022'.M78 'vipSeason2-2022'.P43:'vipSeason2-2022'.Z52 'vipSeason2-2022'.P56:'vipSeason2-2022'.Z65 'vipSeason2-2022'.P69:'vipSeason2-2022'.Z78 'vipSeason2-2022'.P82:'vipSeason2-2022'.Z91 'vipSeason2-2022'.P95:'vipSeason2-2022'.Z104 'vipSeason2-2022'.P108:'vipSeason2-2022'.Z117 'vipSeason2-2022'.AC108:'vipSeason2-2022'.AM117 'vipSeason2-2022'.P17:'vipSeason2-2022'.Z26 'vipSeason2-2022'.C17:'vipSeason2-2022'.M26 'vipSeason2-2022'.C30:'vipSeason2-2022'.M39 'vipSeason2-2022'.P30:'vipSeason2-2022'.Z39">
            <calcext:condition calcext:apply-style-name="NoMatch" calcext:value="=&quot;NM&quot;" calcext:base-cell-address="'vipSeason2-2022'.C4"/>
          </calcext:conditional-format>
          <calcext:conditional-format calcext:target-range-address="'vipSeason2-2022'.C43:'vipSeason2-2022'.M52 'vipSeason2-2022'.C56:'vipSeason2-2022'.M65 'vipSeason2-2022'.AC69:'vipSeason2-2022'.AM78 'vipSeason2-2022'.C82:'vipSeason2-2022'.M91 'vipSeason2-2022'.C95:'vipSeason2-2022'.M104 'vipSeason2-2022'.C4:'vipSeason2-2022'.M13 'vipSeason2-2022'.C108:'vipSeason2-2022'.M117 'vipSeason2-2022'.P4:'vipSeason2-2022'.Z13 'vipSeason2-2022'.C69:'vipSeason2-2022'.M78 'vipSeason2-2022'.P43:'vipSeason2-2022'.Z52 'vipSeason2-2022'.P56:'vipSeason2-2022'.Z65 'vipSeason2-2022'.P69:'vipSeason2-2022'.Z78 'vipSeason2-2022'.P82:'vipSeason2-2022'.Z91 'vipSeason2-2022'.P95:'vipSeason2-2022'.Z104 'vipSeason2-2022'.P108:'vipSeason2-2022'.Z117 'vipSeason2-2022'.AC108:'vipSeason2-2022'.AM117 'vipSeason2-2022'.P17:'vipSeason2-2022'.Z26 'vipSeason2-2022'.C17:'vipSeason2-2022'.M26 'vipSeason2-2022'.C30:'vipSeason2-2022'.M39 'vipSeason2-2022'.P30:'vipSeason2-2022'.Z39">
            <calcext:condition calcext:apply-style-name="PerfectMatch" calcext:value="=&quot;PM&quot;" calcext:base-cell-address="'vipSeason2-2022'.C4"/>
          </calcext:conditional-format>
          <calcext:conditional-format calcext:target-range-address="'vipSeason2-2022'.C43:'vipSeason2-2022'.M52 'vipSeason2-2022'.C56:'vipSeason2-2022'.M65 'vipSeason2-2022'.AC69:'vipSeason2-2022'.AM78 'vipSeason2-2022'.C82:'vipSeason2-2022'.M91 'vipSeason2-2022'.C95:'vipSeason2-2022'.M104 'vipSeason2-2022'.C4:'vipSeason2-2022'.M13 'vipSeason2-2022'.C108:'vipSeason2-2022'.M117 'vipSeason2-2022'.P4:'vipSeason2-2022'.Z13 'vipSeason2-2022'.C69:'vipSeason2-2022'.M78 'vipSeason2-2022'.P43:'vipSeason2-2022'.Z52 'vipSeason2-2022'.P56:'vipSeason2-2022'.Z65 'vipSeason2-2022'.P69:'vipSeason2-2022'.Z78 'vipSeason2-2022'.P82:'vipSeason2-2022'.Z91 'vipSeason2-2022'.P95:'vipSeason2-2022'.Z104 'vipSeason2-2022'.P108:'vipSeason2-2022'.Z117 'vipSeason2-2022'.AC108:'vipSeason2-2022'.AM117 'vipSeason2-2022'.P17:'vipSeason2-2022'.Z26 'vipSeason2-2022'.C17:'vipSeason2-2022'.M26 'vipSeason2-2022'.C30:'vipSeason2-2022'.M39 'vipSeason2-2022'.P30:'vipSeason2-2022'.Z39">
            <calcext:condition calcext:apply-style-name="NotPossible" calcext:value="=&quot;X&quot;" calcext:base-cell-address="'vipSeason2-2022'.C4"/>
          </calcext:conditional-format>
          <calcext:conditional-format calcext:target-range-address="'vipSeason2-2022'.C17:'vipSeason2-2022'.M20 'vipSeason2-2022'.C23:'vipSeason2-2022'.M26 'vipSeason2-2022'.C21:'vipSeason2-2022'.I21 'vipSeason2-2022'.K21:'vipSeason2-2022'.M21 'vipSeason2-2022'.C22:'vipSeason2-2022'.C22 'vipSeason2-2022'.E22:'vipSeason2-2022'.M2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32:'vipSeason2-2022'.M33 'vipSeason2-2022'.C35:'vipSeason2-2022'.M39 'vipSeason2-2022'.C34:'vipSeason2-2022'.C34 'vipSeason2-2022'.E34:'vipSeason2-2022'.M34 'vipSeason2-2022'.C30:'vipSeason2-2022'.J30 'vipSeason2-2022'.L30:'vipSeason2-2022'.M30 'vipSeason2-2022'.C31:'vipSeason2-2022'.H31 'vipSeason2-2022'.J31:'vipSeason2-2022'.M3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43:'vipSeason2-2022'.M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56:'vipSeason2-2022'.M56 'vipSeason2-2022'.C58:'vipSeason2-2022'.M59 'vipSeason2-2022'.C57:'vipSeason2-2022'.I57 'vipSeason2-2022'.K57:'vipSeason2-2022'.M57 'vipSeason2-2022'.C61:'vipSeason2-2022'.M65 'vipSeason2-2022'.C60:'vipSeason2-2022'.E60 'vipSeason2-2022'.G60:'vipSeason2-2022'.M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57:'vipSeason2-2022'.J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60:'vipSeason2-2022'.F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69:'vipSeason2-2022'.M69 'vipSeason2-2022'.K71:'vipSeason2-2022'.M71 'vipSeason2-2022'.C70:'vipSeason2-2022'.I70 'vipSeason2-2022'.K70:'vipSeason2-2022'.M70 'vipSeason2-2022'.C78:'vipSeason2-2022'.M78 'vipSeason2-2022'.C71:'vipSeason2-2022'.C77 'vipSeason2-2022'.K72:'vipSeason2-2022'.M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70:'vipSeason2-2022'.J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C69:'vipSeason2-2022'.AM69 'vipSeason2-2022'.AC71:'vipSeason2-2022'.AM72 'vipSeason2-2022'.AC70:'vipSeason2-2022'.AI70 'vipSeason2-2022'.AK70:'vipSeason2-2022'.AM70 'vipSeason2-2022'.AC74:'vipSeason2-2022'.AM74 'vipSeason2-2022'.AC73:'vipSeason2-2022'.AE73 'vipSeason2-2022'.AG73:'vipSeason2-2022'.AM73 'vipSeason2-2022'.AC77:'vipSeason2-2022'.AM78 'vipSeason2-2022'.AC75:'vipSeason2-2022'.AE76 'vipSeason2-2022'.AG75:'vipSeason2-2022'.AM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J70:'vipSeason2-2022'.AJ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F73:'vipSeason2-2022'.AF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F76:'vipSeason2-2022'.AF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F75:'vipSeason2-2022'.AF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82:'vipSeason2-2022'.M82 'vipSeason2-2022'.C84:'vipSeason2-2022'.M84 'vipSeason2-2022'.C83:'vipSeason2-2022'.I83 'vipSeason2-2022'.K83:'vipSeason2-2022'.M83 'vipSeason2-2022'.C91:'vipSeason2-2022'.M91 'vipSeason2-2022'.C85:'vipSeason2-2022'.C90 'vipSeason2-2022'.K85:'vipSeason2-2022'.M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83:'vipSeason2-2022'.J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85:'vipSeason2-2022'.J85 'vipSeason2-2022'.D87:'vipSeason2-2022'.J87 'vipSeason2-2022'.D86:'vipSeason2-2022'.E86 'vipSeason2-2022'.G86:'vipSeason2-2022'.J86 'vipSeason2-2022'.D90:'vipSeason2-2022'.J90 'vipSeason2-2022'.D88:'vipSeason2-2022'.E89 'vipSeason2-2022'.G88:'vipSeason2-2022'.J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86:'vipSeason2-2022'.F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89:'vipSeason2-2022'.F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88:'vipSeason2-2022'.F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5:'vipSeason2-2022'.Y5 'vipSeason2-2022'.Z4:'vipSeason2-2022'.Z5 'vipSeason2-2022'.Z8:'vipSeason2-2022'.Z13 'vipSeason2-2022'.P6:'vipSeason2-2022'.P6 'vipSeason2-2022'.P8:'vipSeason2-2022'.P13 'vipSeason2-2022'.P4:'vipSeason2-2022'.P4 'vipSeason2-2022'.Q4:'vipSeason2-2022'.Q6 'vipSeason2-2022'.Q10:'vipSeason2-2022'.Q13 'vipSeason2-2022'.U4:'vipSeason2-2022'.Y4 'vipSeason2-2022'.R9:'vipSeason2-2022'.X9 'vipSeason2-2022'.R8:'vipSeason2-2022'.R8 'vipSeason2-2022'.W8:'vipSeason2-2022'.Y8 'vipSeason2-2022'.Y13:'vipSeason2-2022'.Y13 'vipSeason2-2022'.R11:'vipSeason2-2022'.S11 'vipSeason2-2022'.U11:'vipSeason2-2022'.X11 'vipSeason2-2022'.T12:'vipSeason2-2022'.T12 'vipSeason2-2022'.V12:'vipSeason2-2022'.Y12 'vipSeason2-2022'.R7:'vipSeason2-2022'.Y7 'vipSeason2-2022'.R6:'vipSeason2-2022'.U6 'vipSeason2-2022'.X6:'vipSeason2-2022'.Y6 'vipSeason2-2022'.V10:'vipSeason2-2022'.V10 'vipSeason2-2022'.X10:'vipSeason2-2022'.Y10 'vipSeason2-2022'.R12:'vipSeason2-2022'.R12 'vipSeason2-2022'.S4:'vipSeason2-2022'.S4 'vipSeason2-2022'.R10:'vipSeason2-2022'.T10 'vipSeason2-2022'.T8:'vipSeason2-2022'.U8 'vipSeason2-2022'.R13:'vipSeason2-2022'.W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7:'vipSeason2-2022'.Z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95:'vipSeason2-2022'.M95 'vipSeason2-2022'.C97:'vipSeason2-2022'.M97 'vipSeason2-2022'.C96:'vipSeason2-2022'.I96 'vipSeason2-2022'.K96:'vipSeason2-2022'.M96 'vipSeason2-2022'.C104:'vipSeason2-2022'.M104 'vipSeason2-2022'.C98:'vipSeason2-2022'.C103 'vipSeason2-2022'.K98:'vipSeason2-2022'.M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96:'vipSeason2-2022'.J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98:'vipSeason2-2022'.J98 'vipSeason2-2022'.D100:'vipSeason2-2022'.J100 'vipSeason2-2022'.D99:'vipSeason2-2022'.E99 'vipSeason2-2022'.G99:'vipSeason2-2022'.J99 'vipSeason2-2022'.D103:'vipSeason2-2022'.J103 'vipSeason2-2022'.D101:'vipSeason2-2022'.E102 'vipSeason2-2022'.G101:'vipSeason2-2022'.J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99:'vipSeason2-2022'.F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102:'vipSeason2-2022'.F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101:'vipSeason2-2022'.F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4:'vipSeason2-2022'.M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5:'vipSeason2-2022'.M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6:'vipSeason2-2022'.M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7:'vipSeason2-2022'.M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9:'vipSeason2-2022'.M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0:'vipSeason2-2022'.M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1:'vipSeason2-2022'.M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2:'vipSeason2-2022'.M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13:'vipSeason2-2022'.C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12:'vipSeason2-2022'.C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11:'vipSeason2-2022'.C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10:'vipSeason2-2022'.C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9:'vipSeason2-2022'.C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7:'vipSeason2-2022'.C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4:'vipSeason2-2022'.C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5:'vipSeason2-2022'.C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6:'vipSeason2-2022'.C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4:'vipSeason2-2022'.D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5:'vipSeason2-2022'.D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6:'vipSeason2-2022'.D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7:'vipSeason2-2022'.D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10:'vipSeason2-2022'.D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11:'vipSeason2-2022'.D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12:'vipSeason2-2022'.D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13:'vipSeason2-2022'.D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13:'vipSeason2-2022'.E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13:'vipSeason2-2022'.F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13:'vipSeason2-2022'.G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13:'vipSeason2-2022'.H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13:'vipSeason2-2022'.I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13:'vipSeason2-2022'.J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3:'vipSeason2-2022'.M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8:'vipSeason2-2022'.M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8:'vipSeason2-2022'.J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8:'vipSeason2-2022'.I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8:'vipSeason2-2022'.H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8:'vipSeason2-2022'.G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8:'vipSeason2-2022'.F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8:'vipSeason2-2022'.E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8:'vipSeason2-2022'.D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8:'vipSeason2-2022'.C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9:'vipSeason2-2022'.D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5:'vipSeason2-2022'.E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12:'vipSeason2-2022'.F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4:'vipSeason2-2022'.G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10:'vipSeason2-2022'.H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6:'vipSeason2-2022'.J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13:'vipSeason2-2022'.K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13:'vipSeason2-2022'.L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12:'vipSeason2-2022'.E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11:'vipSeason2-2022'.E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10:'vipSeason2-2022'.E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9:'vipSeason2-2022'.E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7:'vipSeason2-2022'.E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6:'vipSeason2-2022'.E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4:'vipSeason2-2022'.E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4:'vipSeason2-2022'.F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5:'vipSeason2-2022'.F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6:'vipSeason2-2022'.F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7:'vipSeason2-2022'.F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9:'vipSeason2-2022'.F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10:'vipSeason2-2022'.F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11:'vipSeason2-2022'.F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5:'vipSeason2-2022'.G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6:'vipSeason2-2022'.G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7:'vipSeason2-2022'.G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9:'vipSeason2-2022'.G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10:'vipSeason2-2022'.G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11:'vipSeason2-2022'.G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12:'vipSeason2-2022'.G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4:'vipSeason2-2022'.H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5:'vipSeason2-2022'.H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6:'vipSeason2-2022'.H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7:'vipSeason2-2022'.H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9:'vipSeason2-2022'.H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11:'vipSeason2-2022'.H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12:'vipSeason2-2022'.H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12:'vipSeason2-2022'.I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11:'vipSeason2-2022'.I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10:'vipSeason2-2022'.I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9:'vipSeason2-2022'.I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7:'vipSeason2-2022'.I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6:'vipSeason2-2022'.I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5:'vipSeason2-2022'.I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4:'vipSeason2-2022'.I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4:'vipSeason2-2022'.J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5:'vipSeason2-2022'.J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7:'vipSeason2-2022'.J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9:'vipSeason2-2022'.J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10:'vipSeason2-2022'.J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11:'vipSeason2-2022'.J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12:'vipSeason2-2022'.J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4:'vipSeason2-2022'.L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5:'vipSeason2-2022'.L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6:'vipSeason2-2022'.L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7:'vipSeason2-2022'.L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9:'vipSeason2-2022'.L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10:'vipSeason2-2022'.L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11:'vipSeason2-2022'.L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12:'vipSeason2-2022'.L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8:'vipSeason2-2022'.K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8:'vipSeason2-2022'.L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4:'vipSeason2-2022'.K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5:'vipSeason2-2022'.K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6:'vipSeason2-2022'.K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7:'vipSeason2-2022'.K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9:'vipSeason2-2022'.K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10:'vipSeason2-2022'.K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11:'vipSeason2-2022'.K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12:'vipSeason2-2022'.K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08:'vipSeason2-2022'.M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09:'vipSeason2-2022'.M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10:'vipSeason2-2022'.M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11:'vipSeason2-2022'.M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13:'vipSeason2-2022'.M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14:'vipSeason2-2022'.M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15:'vipSeason2-2022'.M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16:'vipSeason2-2022'.M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17:'vipSeason2-2022'.M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12:'vipSeason2-2022'.M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5:'vipSeason2-2022'.P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8:'vipSeason2-2022'.Q8 'vipSeason2-2022'.P8:'vipSeason2-2022'.P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7:'vipSeason2-2022'.P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9:'vipSeason2-2022'.Q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4:'vipSeason2-2022'.R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8:'vipSeason2-2022'.S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7:'vipSeason2-2022'.Q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1:'vipSeason2-2022'.T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2:'vipSeason2-2022'.U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6:'vipSeason2-2022'.V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0:'vipSeason2-2022'.W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9:'vipSeason2-2022'.Y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6:'vipSeason2-2022'.Z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5:'vipSeason2-2022'.R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2:'vipSeason2-2022'.S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4:'vipSeason2-2022'.T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0:'vipSeason2-2022'.U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8:'vipSeason2-2022'.V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6:'vipSeason2-2022'.W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3:'vipSeason2-2022'.X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1:'vipSeason2-2022'.Y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71:'vipSeason2-2022'.D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71:'vipSeason2-2022'.E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71:'vipSeason2-2022'.F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71:'vipSeason2-2022'.G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71:'vipSeason2-2022'.H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71:'vipSeason2-2022'.I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71:'vipSeason2-2022'.J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72:'vipSeason2-2022'.D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72:'vipSeason2-2022'.E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72:'vipSeason2-2022'.F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72:'vipSeason2-2022'.G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72:'vipSeason2-2022'.H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72:'vipSeason2-2022'.I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72:'vipSeason2-2022'.J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73:'vipSeason2-2022'.D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73:'vipSeason2-2022'.E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73:'vipSeason2-2022'.F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73:'vipSeason2-2022'.G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73:'vipSeason2-2022'.H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73:'vipSeason2-2022'.I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73:'vipSeason2-2022'.J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74:'vipSeason2-2022'.D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74:'vipSeason2-2022'.E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74:'vipSeason2-2022'.F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74:'vipSeason2-2022'.G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74:'vipSeason2-2022'.H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74:'vipSeason2-2022'.I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74:'vipSeason2-2022'.J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75:'vipSeason2-2022'.D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75:'vipSeason2-2022'.E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75:'vipSeason2-2022'.F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75:'vipSeason2-2022'.G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75:'vipSeason2-2022'.H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75:'vipSeason2-2022'.I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75:'vipSeason2-2022'.J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76:'vipSeason2-2022'.D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76:'vipSeason2-2022'.E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76:'vipSeason2-2022'.F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76:'vipSeason2-2022'.G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76:'vipSeason2-2022'.H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76:'vipSeason2-2022'.I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76:'vipSeason2-2022'.J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77:'vipSeason2-2022'.D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77:'vipSeason2-2022'.E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77:'vipSeason2-2022'.F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77:'vipSeason2-2022'.G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77:'vipSeason2-2022'.H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77:'vipSeason2-2022'.I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77:'vipSeason2-2022'.J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7:'vipSeason2-2022'.P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7:'vipSeason2-2022'.Q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7:'vipSeason2-2022'.R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7:'vipSeason2-2022'.S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7:'vipSeason2-2022'.T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7:'vipSeason2-2022'.V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7:'vipSeason2-2022'.W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7:'vipSeason2-2022'.X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7:'vipSeason2-2022'.Y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7:'vipSeason2-2022'.Z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8:'vipSeason2-2022'.P1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8:'vipSeason2-2022'.Q1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8:'vipSeason2-2022'.R1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8:'vipSeason2-2022'.S1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8:'vipSeason2-2022'.T1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8:'vipSeason2-2022'.U1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8:'vipSeason2-2022'.V1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8:'vipSeason2-2022'.W1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8:'vipSeason2-2022'.Y1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8:'vipSeason2-2022'.Z1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9:'vipSeason2-2022'.P1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9:'vipSeason2-2022'.Q1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9:'vipSeason2-2022'.R1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9:'vipSeason2-2022'.S1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9:'vipSeason2-2022'.T1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9:'vipSeason2-2022'.U1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9:'vipSeason2-2022'.V1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9:'vipSeason2-2022'.X1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9:'vipSeason2-2022'.Y1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9:'vipSeason2-2022'.Z1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20:'vipSeason2-2022'.P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20:'vipSeason2-2022'.Q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20:'vipSeason2-2022'.R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20:'vipSeason2-2022'.S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20:'vipSeason2-2022'.U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20:'vipSeason2-2022'.V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20:'vipSeason2-2022'.W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20:'vipSeason2-2022'.X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20:'vipSeason2-2022'.Y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20:'vipSeason2-2022'.Z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21:'vipSeason2-2022'.P2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21:'vipSeason2-2022'.Q2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21:'vipSeason2-2022'.S2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21:'vipSeason2-2022'.T2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21:'vipSeason2-2022'.U2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21:'vipSeason2-2022'.V2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21:'vipSeason2-2022'.W2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21:'vipSeason2-2022'.X2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21:'vipSeason2-2022'.Y2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21:'vipSeason2-2022'.Z2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22:'vipSeason2-2022'.Q2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22:'vipSeason2-2022'.R2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22:'vipSeason2-2022'.S2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22:'vipSeason2-2022'.T2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22:'vipSeason2-2022'.U2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22:'vipSeason2-2022'.V2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22:'vipSeason2-2022'.W2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22:'vipSeason2-2022'.X2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22:'vipSeason2-2022'.Y2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22:'vipSeason2-2022'.Z2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23:'vipSeason2-2022'.P2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23:'vipSeason2-2022'.R2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23:'vipSeason2-2022'.S2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23:'vipSeason2-2022'.T2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23:'vipSeason2-2022'.U2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23:'vipSeason2-2022'.V2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23:'vipSeason2-2022'.W2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23:'vipSeason2-2022'.X2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23:'vipSeason2-2022'.Y2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23:'vipSeason2-2022'.Z2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24:'vipSeason2-2022'.P2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24:'vipSeason2-2022'.Q2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24:'vipSeason2-2022'.R2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24:'vipSeason2-2022'.S2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24:'vipSeason2-2022'.T2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24:'vipSeason2-2022'.U2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24:'vipSeason2-2022'.W2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24:'vipSeason2-2022'.X2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24:'vipSeason2-2022'.Y2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24:'vipSeason2-2022'.Z2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25:'vipSeason2-2022'.P2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25:'vipSeason2-2022'.Q2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25:'vipSeason2-2022'.R2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25:'vipSeason2-2022'.T2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25:'vipSeason2-2022'.U2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25:'vipSeason2-2022'.V2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25:'vipSeason2-2022'.W2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25:'vipSeason2-2022'.X2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25:'vipSeason2-2022'.Y2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25:'vipSeason2-2022'.Z2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26:'vipSeason2-2022'.P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26:'vipSeason2-2022'.Q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26:'vipSeason2-2022'.R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26:'vipSeason2-2022'.S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26:'vipSeason2-2022'.T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26:'vipSeason2-2022'.U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26:'vipSeason2-2022'.V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26:'vipSeason2-2022'.W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26:'vipSeason2-2022'.X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26:'vipSeason2-2022'.Z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30:'vipSeason2-2022'.P3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30:'vipSeason2-2022'.R3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30:'vipSeason2-2022'.S3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30:'vipSeason2-2022'.T3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30:'vipSeason2-2022'.U3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30:'vipSeason2-2022'.V3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30:'vipSeason2-2022'.W3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30:'vipSeason2-2022'.X3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30:'vipSeason2-2022'.Y3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30:'vipSeason2-2022'.Z3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31:'vipSeason2-2022'.P3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31:'vipSeason2-2022'.Q3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31:'vipSeason2-2022'.R3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31:'vipSeason2-2022'.S3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31:'vipSeason2-2022'.T3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31:'vipSeason2-2022'.U3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31:'vipSeason2-2022'.V3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31:'vipSeason2-2022'.W3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31:'vipSeason2-2022'.X3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31:'vipSeason2-2022'.Z3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32:'vipSeason2-2022'.P3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32:'vipSeason2-2022'.Q3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32:'vipSeason2-2022'.R3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32:'vipSeason2-2022'.S3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32:'vipSeason2-2022'.T3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32:'vipSeason2-2022'.U3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32:'vipSeason2-2022'.V3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32:'vipSeason2-2022'.X3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32:'vipSeason2-2022'.Y3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32:'vipSeason2-2022'.Z3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33:'vipSeason2-2022'.Q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33:'vipSeason2-2022'.R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33:'vipSeason2-2022'.S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33:'vipSeason2-2022'.T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33:'vipSeason2-2022'.U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33:'vipSeason2-2022'.V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33:'vipSeason2-2022'.W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33:'vipSeason2-2022'.X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33:'vipSeason2-2022'.Y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33:'vipSeason2-2022'.Z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34:'vipSeason2-2022'.P3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34:'vipSeason2-2022'.Q3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34:'vipSeason2-2022'.R3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34:'vipSeason2-2022'.T3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34:'vipSeason2-2022'.U3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34:'vipSeason2-2022'.V3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34:'vipSeason2-2022'.W3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34:'vipSeason2-2022'.X3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34:'vipSeason2-2022'.Y3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34:'vipSeason2-2022'.Z3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35:'vipSeason2-2022'.P3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35:'vipSeason2-2022'.Q3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35:'vipSeason2-2022'.R3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35:'vipSeason2-2022'.S3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35:'vipSeason2-2022'.T3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35:'vipSeason2-2022'.V3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35:'vipSeason2-2022'.W3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35:'vipSeason2-2022'.X3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35:'vipSeason2-2022'.Y3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35:'vipSeason2-2022'.Z3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36:'vipSeason2-2022'.P3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36:'vipSeason2-2022'.Q3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36:'vipSeason2-2022'.R3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36:'vipSeason2-2022'.S3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36:'vipSeason2-2022'.T3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36:'vipSeason2-2022'.U3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36:'vipSeason2-2022'.W3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36:'vipSeason2-2022'.X3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36:'vipSeason2-2022'.Y3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36:'vipSeason2-2022'.Z3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37:'vipSeason2-2022'.P3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37:'vipSeason2-2022'.Q3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37:'vipSeason2-2022'.R3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37:'vipSeason2-2022'.S3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37:'vipSeason2-2022'.T3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37:'vipSeason2-2022'.U3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37:'vipSeason2-2022'.V3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37:'vipSeason2-2022'.W3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37:'vipSeason2-2022'.Y3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37:'vipSeason2-2022'.Z3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38:'vipSeason2-2022'.P3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38:'vipSeason2-2022'.Q3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38:'vipSeason2-2022'.R3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38:'vipSeason2-2022'.S3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38:'vipSeason2-2022'.U3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38:'vipSeason2-2022'.V3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38:'vipSeason2-2022'.W3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38:'vipSeason2-2022'.X3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38:'vipSeason2-2022'.Y3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38:'vipSeason2-2022'.Z3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39:'vipSeason2-2022'.P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39:'vipSeason2-2022'.Q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39:'vipSeason2-2022'.S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39:'vipSeason2-2022'.T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39:'vipSeason2-2022'.U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39:'vipSeason2-2022'.V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39:'vipSeason2-2022'.W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39:'vipSeason2-2022'.X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39:'vipSeason2-2022'.Y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39:'vipSeason2-2022'.Z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43:'vipSeason2-2022'.P4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43:'vipSeason2-2022'.Q4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43:'vipSeason2-2022'.R4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43:'vipSeason2-2022'.S4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43:'vipSeason2-2022'.T4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43:'vipSeason2-2022'.U4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43:'vipSeason2-2022'.V4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43:'vipSeason2-2022'.W4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43:'vipSeason2-2022'.X4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43:'vipSeason2-2022'.Y4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43:'vipSeason2-2022'.Z4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44:'vipSeason2-2022'.P4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44:'vipSeason2-2022'.Q4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44:'vipSeason2-2022'.R4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44:'vipSeason2-2022'.S4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44:'vipSeason2-2022'.T4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44:'vipSeason2-2022'.U4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44:'vipSeason2-2022'.V4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44:'vipSeason2-2022'.W4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44:'vipSeason2-2022'.X4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44:'vipSeason2-2022'.Y4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44:'vipSeason2-2022'.Z4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45:'vipSeason2-2022'.P4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45:'vipSeason2-2022'.Q4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45:'vipSeason2-2022'.R4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45:'vipSeason2-2022'.S4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45:'vipSeason2-2022'.T4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45:'vipSeason2-2022'.U4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45:'vipSeason2-2022'.V4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45:'vipSeason2-2022'.W4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45:'vipSeason2-2022'.X4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45:'vipSeason2-2022'.Y4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45:'vipSeason2-2022'.Z4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46:'vipSeason2-2022'.P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46:'vipSeason2-2022'.Q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46:'vipSeason2-2022'.R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46:'vipSeason2-2022'.S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46:'vipSeason2-2022'.T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46:'vipSeason2-2022'.U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46:'vipSeason2-2022'.V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46:'vipSeason2-2022'.W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46:'vipSeason2-2022'.X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46:'vipSeason2-2022'.Y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46:'vipSeason2-2022'.Z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47:'vipSeason2-2022'.P4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47:'vipSeason2-2022'.Q4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47:'vipSeason2-2022'.R4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47:'vipSeason2-2022'.S4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47:'vipSeason2-2022'.T4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47:'vipSeason2-2022'.U4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47:'vipSeason2-2022'.V4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47:'vipSeason2-2022'.W4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47:'vipSeason2-2022'.X4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47:'vipSeason2-2022'.Y4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47:'vipSeason2-2022'.Z4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48:'vipSeason2-2022'.P4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48:'vipSeason2-2022'.Q4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48:'vipSeason2-2022'.R4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48:'vipSeason2-2022'.S4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48:'vipSeason2-2022'.T4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48:'vipSeason2-2022'.U4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48:'vipSeason2-2022'.V4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48:'vipSeason2-2022'.W4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48:'vipSeason2-2022'.X4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48:'vipSeason2-2022'.Y4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48:'vipSeason2-2022'.Z4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49:'vipSeason2-2022'.P4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49:'vipSeason2-2022'.Q4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49:'vipSeason2-2022'.R4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49:'vipSeason2-2022'.S4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49:'vipSeason2-2022'.T4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49:'vipSeason2-2022'.U4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49:'vipSeason2-2022'.V4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49:'vipSeason2-2022'.W4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49:'vipSeason2-2022'.X4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49:'vipSeason2-2022'.Y4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49:'vipSeason2-2022'.Z4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50:'vipSeason2-2022'.P5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50:'vipSeason2-2022'.Q5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50:'vipSeason2-2022'.R5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50:'vipSeason2-2022'.S5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50:'vipSeason2-2022'.T5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50:'vipSeason2-2022'.U5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50:'vipSeason2-2022'.V5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50:'vipSeason2-2022'.W5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50:'vipSeason2-2022'.X5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50:'vipSeason2-2022'.Y5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50:'vipSeason2-2022'.Z5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51:'vipSeason2-2022'.P5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51:'vipSeason2-2022'.Q5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51:'vipSeason2-2022'.R5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51:'vipSeason2-2022'.S5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51:'vipSeason2-2022'.T5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51:'vipSeason2-2022'.U5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51:'vipSeason2-2022'.V5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51:'vipSeason2-2022'.W5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51:'vipSeason2-2022'.X5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51:'vipSeason2-2022'.Y5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51:'vipSeason2-2022'.Z5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52:'vipSeason2-2022'.P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52:'vipSeason2-2022'.Q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52:'vipSeason2-2022'.R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52:'vipSeason2-2022'.S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52:'vipSeason2-2022'.T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52:'vipSeason2-2022'.U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52:'vipSeason2-2022'.V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52:'vipSeason2-2022'.W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52:'vipSeason2-2022'.X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52:'vipSeason2-2022'.Y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52:'vipSeason2-2022'.Z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56:'vipSeason2-2022'.P5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56:'vipSeason2-2022'.Q5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56:'vipSeason2-2022'.R5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56:'vipSeason2-2022'.S5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56:'vipSeason2-2022'.T5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56:'vipSeason2-2022'.U5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56:'vipSeason2-2022'.V5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56:'vipSeason2-2022'.W5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56:'vipSeason2-2022'.X5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56:'vipSeason2-2022'.Y5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56:'vipSeason2-2022'.Z5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57:'vipSeason2-2022'.P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57:'vipSeason2-2022'.Q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57:'vipSeason2-2022'.R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57:'vipSeason2-2022'.S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57:'vipSeason2-2022'.T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57:'vipSeason2-2022'.U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57:'vipSeason2-2022'.V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57:'vipSeason2-2022'.W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57:'vipSeason2-2022'.X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57:'vipSeason2-2022'.Y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57:'vipSeason2-2022'.Z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58:'vipSeason2-2022'.P5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58:'vipSeason2-2022'.Q5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58:'vipSeason2-2022'.R5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58:'vipSeason2-2022'.S5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58:'vipSeason2-2022'.T5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58:'vipSeason2-2022'.U5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58:'vipSeason2-2022'.V5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58:'vipSeason2-2022'.W5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58:'vipSeason2-2022'.X5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58:'vipSeason2-2022'.Y5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58:'vipSeason2-2022'.Z5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59:'vipSeason2-2022'.P5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59:'vipSeason2-2022'.Q5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59:'vipSeason2-2022'.R5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59:'vipSeason2-2022'.S5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59:'vipSeason2-2022'.T5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59:'vipSeason2-2022'.U5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59:'vipSeason2-2022'.V5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59:'vipSeason2-2022'.W5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59:'vipSeason2-2022'.X5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59:'vipSeason2-2022'.Y5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59:'vipSeason2-2022'.Z5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60:'vipSeason2-2022'.P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60:'vipSeason2-2022'.Q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60:'vipSeason2-2022'.R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60:'vipSeason2-2022'.S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60:'vipSeason2-2022'.T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60:'vipSeason2-2022'.U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60:'vipSeason2-2022'.V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60:'vipSeason2-2022'.W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60:'vipSeason2-2022'.X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60:'vipSeason2-2022'.Y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60:'vipSeason2-2022'.Z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61:'vipSeason2-2022'.P6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61:'vipSeason2-2022'.Q6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61:'vipSeason2-2022'.R6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61:'vipSeason2-2022'.S6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61:'vipSeason2-2022'.T6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61:'vipSeason2-2022'.U6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61:'vipSeason2-2022'.V6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61:'vipSeason2-2022'.W6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61:'vipSeason2-2022'.X6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61:'vipSeason2-2022'.Y6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61:'vipSeason2-2022'.Z6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62:'vipSeason2-2022'.P6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62:'vipSeason2-2022'.Q6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62:'vipSeason2-2022'.R6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62:'vipSeason2-2022'.S6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62:'vipSeason2-2022'.T6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62:'vipSeason2-2022'.U6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62:'vipSeason2-2022'.V6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62:'vipSeason2-2022'.W6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62:'vipSeason2-2022'.X6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62:'vipSeason2-2022'.Y6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62:'vipSeason2-2022'.Z6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63:'vipSeason2-2022'.P6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63:'vipSeason2-2022'.Q6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63:'vipSeason2-2022'.R6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63:'vipSeason2-2022'.S6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63:'vipSeason2-2022'.T6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63:'vipSeason2-2022'.U6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63:'vipSeason2-2022'.V6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63:'vipSeason2-2022'.W6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63:'vipSeason2-2022'.X6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63:'vipSeason2-2022'.Y6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63:'vipSeason2-2022'.Z6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64:'vipSeason2-2022'.P6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64:'vipSeason2-2022'.Q6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64:'vipSeason2-2022'.R6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64:'vipSeason2-2022'.S6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64:'vipSeason2-2022'.T6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64:'vipSeason2-2022'.U6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64:'vipSeason2-2022'.V6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64:'vipSeason2-2022'.W6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64:'vipSeason2-2022'.X6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64:'vipSeason2-2022'.Y6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64:'vipSeason2-2022'.Z6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65:'vipSeason2-2022'.P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65:'vipSeason2-2022'.Q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65:'vipSeason2-2022'.R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65:'vipSeason2-2022'.S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65:'vipSeason2-2022'.T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65:'vipSeason2-2022'.U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65:'vipSeason2-2022'.V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65:'vipSeason2-2022'.W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65:'vipSeason2-2022'.X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65:'vipSeason2-2022'.Y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65:'vipSeason2-2022'.Z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69:'vipSeason2-2022'.P6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69:'vipSeason2-2022'.Q6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69:'vipSeason2-2022'.R6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69:'vipSeason2-2022'.S6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69:'vipSeason2-2022'.T6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69:'vipSeason2-2022'.U6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69:'vipSeason2-2022'.V6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69:'vipSeason2-2022'.W6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69:'vipSeason2-2022'.X6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69:'vipSeason2-2022'.Y6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69:'vipSeason2-2022'.Z6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70:'vipSeason2-2022'.P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70:'vipSeason2-2022'.Q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70:'vipSeason2-2022'.R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70:'vipSeason2-2022'.S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70:'vipSeason2-2022'.T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70:'vipSeason2-2022'.U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70:'vipSeason2-2022'.V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70:'vipSeason2-2022'.W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70:'vipSeason2-2022'.X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70:'vipSeason2-2022'.Y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70:'vipSeason2-2022'.Z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71:'vipSeason2-2022'.P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71:'vipSeason2-2022'.Q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71:'vipSeason2-2022'.R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71:'vipSeason2-2022'.S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71:'vipSeason2-2022'.T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71:'vipSeason2-2022'.U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71:'vipSeason2-2022'.V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71:'vipSeason2-2022'.W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71:'vipSeason2-2022'.X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71:'vipSeason2-2022'.Y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71:'vipSeason2-2022'.Z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72:'vipSeason2-2022'.P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72:'vipSeason2-2022'.Q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72:'vipSeason2-2022'.R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72:'vipSeason2-2022'.S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72:'vipSeason2-2022'.T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72:'vipSeason2-2022'.U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72:'vipSeason2-2022'.V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72:'vipSeason2-2022'.W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72:'vipSeason2-2022'.X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72:'vipSeason2-2022'.Y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72:'vipSeason2-2022'.Z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73:'vipSeason2-2022'.P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73:'vipSeason2-2022'.Q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73:'vipSeason2-2022'.R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73:'vipSeason2-2022'.S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73:'vipSeason2-2022'.T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73:'vipSeason2-2022'.U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73:'vipSeason2-2022'.V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73:'vipSeason2-2022'.W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73:'vipSeason2-2022'.X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73:'vipSeason2-2022'.Y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73:'vipSeason2-2022'.Z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74:'vipSeason2-2022'.P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74:'vipSeason2-2022'.Q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74:'vipSeason2-2022'.R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74:'vipSeason2-2022'.S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74:'vipSeason2-2022'.T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74:'vipSeason2-2022'.U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74:'vipSeason2-2022'.V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74:'vipSeason2-2022'.W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74:'vipSeason2-2022'.X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74:'vipSeason2-2022'.Y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74:'vipSeason2-2022'.Z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75:'vipSeason2-2022'.P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75:'vipSeason2-2022'.Q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75:'vipSeason2-2022'.R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75:'vipSeason2-2022'.S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75:'vipSeason2-2022'.T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75:'vipSeason2-2022'.U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75:'vipSeason2-2022'.V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75:'vipSeason2-2022'.W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75:'vipSeason2-2022'.X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75:'vipSeason2-2022'.Y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75:'vipSeason2-2022'.Z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76:'vipSeason2-2022'.P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76:'vipSeason2-2022'.Q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76:'vipSeason2-2022'.R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76:'vipSeason2-2022'.S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76:'vipSeason2-2022'.T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76:'vipSeason2-2022'.U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76:'vipSeason2-2022'.V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76:'vipSeason2-2022'.W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76:'vipSeason2-2022'.X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76:'vipSeason2-2022'.Y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76:'vipSeason2-2022'.Z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77:'vipSeason2-2022'.P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77:'vipSeason2-2022'.Q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77:'vipSeason2-2022'.R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77:'vipSeason2-2022'.S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77:'vipSeason2-2022'.T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77:'vipSeason2-2022'.U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77:'vipSeason2-2022'.V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77:'vipSeason2-2022'.W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77:'vipSeason2-2022'.X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77:'vipSeason2-2022'.Y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77:'vipSeason2-2022'.Z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78:'vipSeason2-2022'.P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78:'vipSeason2-2022'.Q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78:'vipSeason2-2022'.R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78:'vipSeason2-2022'.S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78:'vipSeason2-2022'.T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78:'vipSeason2-2022'.U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78:'vipSeason2-2022'.V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78:'vipSeason2-2022'.W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78:'vipSeason2-2022'.X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78:'vipSeason2-2022'.Y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78:'vipSeason2-2022'.Z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82:'vipSeason2-2022'.P8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82:'vipSeason2-2022'.Q8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82:'vipSeason2-2022'.R8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82:'vipSeason2-2022'.S8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82:'vipSeason2-2022'.T8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82:'vipSeason2-2022'.U8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82:'vipSeason2-2022'.V8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82:'vipSeason2-2022'.W8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82:'vipSeason2-2022'.X8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82:'vipSeason2-2022'.Y8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82:'vipSeason2-2022'.Z8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83:'vipSeason2-2022'.P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83:'vipSeason2-2022'.Q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83:'vipSeason2-2022'.R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83:'vipSeason2-2022'.S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83:'vipSeason2-2022'.T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83:'vipSeason2-2022'.U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83:'vipSeason2-2022'.V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83:'vipSeason2-2022'.W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83:'vipSeason2-2022'.X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83:'vipSeason2-2022'.Y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83:'vipSeason2-2022'.Z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84:'vipSeason2-2022'.P8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84:'vipSeason2-2022'.Q8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84:'vipSeason2-2022'.R8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84:'vipSeason2-2022'.S8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84:'vipSeason2-2022'.T8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84:'vipSeason2-2022'.U8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84:'vipSeason2-2022'.V8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84:'vipSeason2-2022'.W8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84:'vipSeason2-2022'.X8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84:'vipSeason2-2022'.Y8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84:'vipSeason2-2022'.Z8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85:'vipSeason2-2022'.P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85:'vipSeason2-2022'.Q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85:'vipSeason2-2022'.R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85:'vipSeason2-2022'.S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85:'vipSeason2-2022'.T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85:'vipSeason2-2022'.U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85:'vipSeason2-2022'.V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85:'vipSeason2-2022'.W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85:'vipSeason2-2022'.X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85:'vipSeason2-2022'.Y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85:'vipSeason2-2022'.Z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86:'vipSeason2-2022'.P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86:'vipSeason2-2022'.Q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86:'vipSeason2-2022'.R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86:'vipSeason2-2022'.S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86:'vipSeason2-2022'.T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86:'vipSeason2-2022'.U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86:'vipSeason2-2022'.V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86:'vipSeason2-2022'.W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86:'vipSeason2-2022'.X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86:'vipSeason2-2022'.Y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86:'vipSeason2-2022'.Z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87:'vipSeason2-2022'.P8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87:'vipSeason2-2022'.Q8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87:'vipSeason2-2022'.R8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87:'vipSeason2-2022'.S8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87:'vipSeason2-2022'.T8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87:'vipSeason2-2022'.U8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87:'vipSeason2-2022'.V8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87:'vipSeason2-2022'.W8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87:'vipSeason2-2022'.X8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87:'vipSeason2-2022'.Y8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87:'vipSeason2-2022'.Z8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88:'vipSeason2-2022'.P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88:'vipSeason2-2022'.Q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88:'vipSeason2-2022'.R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88:'vipSeason2-2022'.S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88:'vipSeason2-2022'.T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88:'vipSeason2-2022'.U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88:'vipSeason2-2022'.V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88:'vipSeason2-2022'.W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88:'vipSeason2-2022'.X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88:'vipSeason2-2022'.Y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88:'vipSeason2-2022'.Z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89:'vipSeason2-2022'.P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89:'vipSeason2-2022'.Q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89:'vipSeason2-2022'.R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89:'vipSeason2-2022'.S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89:'vipSeason2-2022'.T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89:'vipSeason2-2022'.U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89:'vipSeason2-2022'.V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89:'vipSeason2-2022'.W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89:'vipSeason2-2022'.X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89:'vipSeason2-2022'.Y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89:'vipSeason2-2022'.Z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90:'vipSeason2-2022'.P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90:'vipSeason2-2022'.Q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90:'vipSeason2-2022'.R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90:'vipSeason2-2022'.S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90:'vipSeason2-2022'.T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90:'vipSeason2-2022'.U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90:'vipSeason2-2022'.V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90:'vipSeason2-2022'.W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90:'vipSeason2-2022'.X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90:'vipSeason2-2022'.Y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90:'vipSeason2-2022'.Z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91:'vipSeason2-2022'.P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91:'vipSeason2-2022'.Q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91:'vipSeason2-2022'.R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91:'vipSeason2-2022'.S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91:'vipSeason2-2022'.T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91:'vipSeason2-2022'.U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91:'vipSeason2-2022'.V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91:'vipSeason2-2022'.W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91:'vipSeason2-2022'.X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91:'vipSeason2-2022'.Y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91:'vipSeason2-2022'.Z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95:'vipSeason2-2022'.P9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95:'vipSeason2-2022'.Q9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95:'vipSeason2-2022'.R9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95:'vipSeason2-2022'.S9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95:'vipSeason2-2022'.T9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95:'vipSeason2-2022'.U9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95:'vipSeason2-2022'.V9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95:'vipSeason2-2022'.W9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95:'vipSeason2-2022'.X9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95:'vipSeason2-2022'.Y9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95:'vipSeason2-2022'.Z9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96:'vipSeason2-2022'.P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96:'vipSeason2-2022'.Q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96:'vipSeason2-2022'.R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96:'vipSeason2-2022'.S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96:'vipSeason2-2022'.T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96:'vipSeason2-2022'.U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96:'vipSeason2-2022'.V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96:'vipSeason2-2022'.W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96:'vipSeason2-2022'.X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96:'vipSeason2-2022'.Y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96:'vipSeason2-2022'.Z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97:'vipSeason2-2022'.P9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97:'vipSeason2-2022'.Q9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97:'vipSeason2-2022'.R9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97:'vipSeason2-2022'.S9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97:'vipSeason2-2022'.T9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97:'vipSeason2-2022'.U9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97:'vipSeason2-2022'.V9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97:'vipSeason2-2022'.W9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97:'vipSeason2-2022'.X9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97:'vipSeason2-2022'.Y9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97:'vipSeason2-2022'.Z9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98:'vipSeason2-2022'.P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98:'vipSeason2-2022'.Q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98:'vipSeason2-2022'.R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98:'vipSeason2-2022'.S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98:'vipSeason2-2022'.T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98:'vipSeason2-2022'.U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98:'vipSeason2-2022'.V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98:'vipSeason2-2022'.W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98:'vipSeason2-2022'.X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98:'vipSeason2-2022'.Y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98:'vipSeason2-2022'.Z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99:'vipSeason2-2022'.P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99:'vipSeason2-2022'.Q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99:'vipSeason2-2022'.R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99:'vipSeason2-2022'.S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99:'vipSeason2-2022'.T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99:'vipSeason2-2022'.U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99:'vipSeason2-2022'.V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99:'vipSeason2-2022'.W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99:'vipSeason2-2022'.X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99:'vipSeason2-2022'.Y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99:'vipSeason2-2022'.Z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00:'vipSeason2-2022'.P10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00:'vipSeason2-2022'.Q10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00:'vipSeason2-2022'.R10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00:'vipSeason2-2022'.S10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00:'vipSeason2-2022'.T10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00:'vipSeason2-2022'.U10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00:'vipSeason2-2022'.V10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00:'vipSeason2-2022'.W10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00:'vipSeason2-2022'.X10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00:'vipSeason2-2022'.Y10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00:'vipSeason2-2022'.Z10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01:'vipSeason2-2022'.P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01:'vipSeason2-2022'.Q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01:'vipSeason2-2022'.R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01:'vipSeason2-2022'.S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01:'vipSeason2-2022'.T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01:'vipSeason2-2022'.U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01:'vipSeason2-2022'.V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01:'vipSeason2-2022'.W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01:'vipSeason2-2022'.X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01:'vipSeason2-2022'.Y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01:'vipSeason2-2022'.Z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02:'vipSeason2-2022'.P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02:'vipSeason2-2022'.Q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02:'vipSeason2-2022'.R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02:'vipSeason2-2022'.S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02:'vipSeason2-2022'.T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02:'vipSeason2-2022'.U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02:'vipSeason2-2022'.V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02:'vipSeason2-2022'.W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02:'vipSeason2-2022'.X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02:'vipSeason2-2022'.Y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02:'vipSeason2-2022'.Z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03:'vipSeason2-2022'.P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03:'vipSeason2-2022'.Q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03:'vipSeason2-2022'.R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03:'vipSeason2-2022'.S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03:'vipSeason2-2022'.T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03:'vipSeason2-2022'.U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03:'vipSeason2-2022'.V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03:'vipSeason2-2022'.W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03:'vipSeason2-2022'.X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03:'vipSeason2-2022'.Y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03:'vipSeason2-2022'.Z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04:'vipSeason2-2022'.P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04:'vipSeason2-2022'.Q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04:'vipSeason2-2022'.R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04:'vipSeason2-2022'.S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04:'vipSeason2-2022'.T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04:'vipSeason2-2022'.U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04:'vipSeason2-2022'.V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04:'vipSeason2-2022'.W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04:'vipSeason2-2022'.X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04:'vipSeason2-2022'.Y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04:'vipSeason2-2022'.Z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08:'vipSeason2-2022'.P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08:'vipSeason2-2022'.Q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08:'vipSeason2-2022'.R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08:'vipSeason2-2022'.S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08:'vipSeason2-2022'.T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08:'vipSeason2-2022'.U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08:'vipSeason2-2022'.V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08:'vipSeason2-2022'.W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08:'vipSeason2-2022'.X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08:'vipSeason2-2022'.Y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08:'vipSeason2-2022'.Z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09:'vipSeason2-2022'.P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09:'vipSeason2-2022'.Q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09:'vipSeason2-2022'.R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09:'vipSeason2-2022'.S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09:'vipSeason2-2022'.T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09:'vipSeason2-2022'.U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09:'vipSeason2-2022'.V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09:'vipSeason2-2022'.W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09:'vipSeason2-2022'.X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09:'vipSeason2-2022'.Y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09:'vipSeason2-2022'.Z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10:'vipSeason2-2022'.P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10:'vipSeason2-2022'.Q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10:'vipSeason2-2022'.R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10:'vipSeason2-2022'.S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10:'vipSeason2-2022'.T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10:'vipSeason2-2022'.U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10:'vipSeason2-2022'.V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10:'vipSeason2-2022'.W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10:'vipSeason2-2022'.X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10:'vipSeason2-2022'.Y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10:'vipSeason2-2022'.Z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11:'vipSeason2-2022'.P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11:'vipSeason2-2022'.Q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11:'vipSeason2-2022'.R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11:'vipSeason2-2022'.S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11:'vipSeason2-2022'.T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11:'vipSeason2-2022'.U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11:'vipSeason2-2022'.V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11:'vipSeason2-2022'.W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11:'vipSeason2-2022'.X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11:'vipSeason2-2022'.Y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11:'vipSeason2-2022'.Z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12:'vipSeason2-2022'.P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12:'vipSeason2-2022'.Q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12:'vipSeason2-2022'.R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12:'vipSeason2-2022'.S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12:'vipSeason2-2022'.T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12:'vipSeason2-2022'.U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12:'vipSeason2-2022'.V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12:'vipSeason2-2022'.W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12:'vipSeason2-2022'.X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12:'vipSeason2-2022'.Y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12:'vipSeason2-2022'.Z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13:'vipSeason2-2022'.P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13:'vipSeason2-2022'.Q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13:'vipSeason2-2022'.R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13:'vipSeason2-2022'.S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13:'vipSeason2-2022'.T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13:'vipSeason2-2022'.U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13:'vipSeason2-2022'.V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13:'vipSeason2-2022'.W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13:'vipSeason2-2022'.X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13:'vipSeason2-2022'.Y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13:'vipSeason2-2022'.Z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14:'vipSeason2-2022'.P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14:'vipSeason2-2022'.Q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14:'vipSeason2-2022'.R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14:'vipSeason2-2022'.S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14:'vipSeason2-2022'.T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14:'vipSeason2-2022'.U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14:'vipSeason2-2022'.V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14:'vipSeason2-2022'.W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14:'vipSeason2-2022'.X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14:'vipSeason2-2022'.Y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14:'vipSeason2-2022'.Z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15:'vipSeason2-2022'.P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15:'vipSeason2-2022'.Q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15:'vipSeason2-2022'.R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15:'vipSeason2-2022'.S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15:'vipSeason2-2022'.T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15:'vipSeason2-2022'.U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15:'vipSeason2-2022'.V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15:'vipSeason2-2022'.W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15:'vipSeason2-2022'.X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15:'vipSeason2-2022'.Y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15:'vipSeason2-2022'.Z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16:'vipSeason2-2022'.P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16:'vipSeason2-2022'.Q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16:'vipSeason2-2022'.R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16:'vipSeason2-2022'.S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16:'vipSeason2-2022'.T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16:'vipSeason2-2022'.U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16:'vipSeason2-2022'.V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16:'vipSeason2-2022'.W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16:'vipSeason2-2022'.X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16:'vipSeason2-2022'.Y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16:'vipSeason2-2022'.Z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17:'vipSeason2-2022'.P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17:'vipSeason2-2022'.Q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17:'vipSeason2-2022'.R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17:'vipSeason2-2022'.S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17:'vipSeason2-2022'.T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17:'vipSeason2-2022'.U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17:'vipSeason2-2022'.V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17:'vipSeason2-2022'.W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17:'vipSeason2-2022'.X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17:'vipSeason2-2022'.Y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17:'vipSeason2-2022'.Z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C108:'vipSeason2-2022'.AC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D108:'vipSeason2-2022'.AD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E108:'vipSeason2-2022'.AE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F108:'vipSeason2-2022'.AF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G108:'vipSeason2-2022'.AG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H108:'vipSeason2-2022'.AH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I108:'vipSeason2-2022'.AI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J108:'vipSeason2-2022'.AJ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K108:'vipSeason2-2022'.AK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L108:'vipSeason2-2022'.AL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M108:'vipSeason2-2022'.AM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C109:'vipSeason2-2022'.AC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D109:'vipSeason2-2022'.AD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E109:'vipSeason2-2022'.AE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F109:'vipSeason2-2022'.AF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G109:'vipSeason2-2022'.AG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H109:'vipSeason2-2022'.AH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I109:'vipSeason2-2022'.AI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J109:'vipSeason2-2022'.AJ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K109:'vipSeason2-2022'.AK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L109:'vipSeason2-2022'.AL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M109:'vipSeason2-2022'.AM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C110:'vipSeason2-2022'.AC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D110:'vipSeason2-2022'.AD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E110:'vipSeason2-2022'.AE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F110:'vipSeason2-2022'.AF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G110:'vipSeason2-2022'.AG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H110:'vipSeason2-2022'.AH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I110:'vipSeason2-2022'.AI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J110:'vipSeason2-2022'.AJ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K110:'vipSeason2-2022'.AK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L110:'vipSeason2-2022'.AL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M110:'vipSeason2-2022'.AM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C111:'vipSeason2-2022'.AC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D111:'vipSeason2-2022'.AD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E111:'vipSeason2-2022'.AE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F111:'vipSeason2-2022'.AF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G111:'vipSeason2-2022'.AG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H111:'vipSeason2-2022'.AH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I111:'vipSeason2-2022'.AI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J111:'vipSeason2-2022'.AJ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K111:'vipSeason2-2022'.AK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L111:'vipSeason2-2022'.AL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M111:'vipSeason2-2022'.AM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C112:'vipSeason2-2022'.AC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D112:'vipSeason2-2022'.AD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E112:'vipSeason2-2022'.AE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F112:'vipSeason2-2022'.AF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G112:'vipSeason2-2022'.AG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H112:'vipSeason2-2022'.AH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I112:'vipSeason2-2022'.AI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J112:'vipSeason2-2022'.AJ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K112:'vipSeason2-2022'.AK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L112:'vipSeason2-2022'.AL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M112:'vipSeason2-2022'.AM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C113:'vipSeason2-2022'.AC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D113:'vipSeason2-2022'.AD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E113:'vipSeason2-2022'.AE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F113:'vipSeason2-2022'.AF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G113:'vipSeason2-2022'.AG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H113:'vipSeason2-2022'.AH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I113:'vipSeason2-2022'.AI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J113:'vipSeason2-2022'.AJ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K113:'vipSeason2-2022'.AK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L113:'vipSeason2-2022'.AL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M113:'vipSeason2-2022'.AM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C114:'vipSeason2-2022'.AC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D114:'vipSeason2-2022'.AD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E114:'vipSeason2-2022'.AE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F114:'vipSeason2-2022'.AF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G114:'vipSeason2-2022'.AG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H114:'vipSeason2-2022'.AH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I114:'vipSeason2-2022'.AI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J114:'vipSeason2-2022'.AJ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K114:'vipSeason2-2022'.AK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L114:'vipSeason2-2022'.AL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M114:'vipSeason2-2022'.AM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C115:'vipSeason2-2022'.AC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D115:'vipSeason2-2022'.AD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E115:'vipSeason2-2022'.AE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F115:'vipSeason2-2022'.AF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G115:'vipSeason2-2022'.AG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H115:'vipSeason2-2022'.AH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I115:'vipSeason2-2022'.AI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J115:'vipSeason2-2022'.AJ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K115:'vipSeason2-2022'.AK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L115:'vipSeason2-2022'.AL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M115:'vipSeason2-2022'.AM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C116:'vipSeason2-2022'.AC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D116:'vipSeason2-2022'.AD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E116:'vipSeason2-2022'.AE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F116:'vipSeason2-2022'.AF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G116:'vipSeason2-2022'.AG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H116:'vipSeason2-2022'.AH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I116:'vipSeason2-2022'.AI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J116:'vipSeason2-2022'.AJ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K116:'vipSeason2-2022'.AK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L116:'vipSeason2-2022'.AL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M116:'vipSeason2-2022'.AM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C117:'vipSeason2-2022'.AC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D117:'vipSeason2-2022'.AD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E117:'vipSeason2-2022'.AE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F117:'vipSeason2-2022'.AF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G117:'vipSeason2-2022'.AG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H117:'vipSeason2-2022'.AH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I117:'vipSeason2-2022'.AI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J117:'vipSeason2-2022'.AJ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K117:'vipSeason2-2022'.AK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L117:'vipSeason2-2022'.AL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M117:'vipSeason2-2022'.AM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21:'vipSeason2-2022'.J2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7:'vipSeason2-2022'.U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8:'vipSeason2-2022'.X1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9:'vipSeason2-2022'.W1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20:'vipSeason2-2022'.T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21:'vipSeason2-2022'.R2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22:'vipSeason2-2022'.P2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23:'vipSeason2-2022'.Q2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24:'vipSeason2-2022'.V2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25:'vipSeason2-2022'.S2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26:'vipSeason2-2022'.Y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22:'vipSeason2-2022'.D2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34:'vipSeason2-2022'.D3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30:'vipSeason2-2022'.K3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31:'vipSeason2-2022'.I3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110:'vipSeason2-2022'.L111 'vipSeason2-2022'.C113:'vipSeason2-2022'.L117 'vipSeason2-2022'.C112:'vipSeason2-2022'.C112 'vipSeason2-2022'.E112:'vipSeason2-2022'.L112 'vipSeason2-2022'.C108:'vipSeason2-2022'.J108 'vipSeason2-2022'.L108:'vipSeason2-2022'.L108 'vipSeason2-2022'.C109:'vipSeason2-2022'.H109 'vipSeason2-2022'.J109:'vipSeason2-2022'.L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112:'vipSeason2-2022'.D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108:'vipSeason2-2022'.K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109:'vipSeason2-2022'.I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30:'vipSeason2-2022'.Q3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31:'vipSeason2-2022'.Y3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32:'vipSeason2-2022'.W3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33:'vipSeason2-2022'.P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34:'vipSeason2-2022'.S3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35:'vipSeason2-2022'.U3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36:'vipSeason2-2022'.V3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37:'vipSeason2-2022'.X3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38:'vipSeason2-2022'.T3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39:'vipSeason2-2022'.R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  <style:font-face style:name="Ubuntu Mono1" svg:font-family="'Ubuntu Mono'"/>
    <style:font-face style:name="Ubuntu Mono2" svg:font-family="'Ubuntu Mono'" style:font-adornments="Standard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Match" style:family="table-cell" style:parent-style-name="Default">
      <style:table-cell-properties fo:background-color="#ff0000"/>
      <style:text-properties style:font-name="Ubuntu Mono2" fo:font-family="'Ubuntu Mono'" style:font-style-name="Standard" style:font-pitch="fixed" fo:font-size="12pt"/>
    </style:style>
    <style:style style:name="PerfectMatch" style:family="table-cell" style:parent-style-name="Default">
      <style:table-cell-properties fo:background-color="#81d41a"/>
      <style:text-properties style:font-name="Ubuntu Mono2" fo:font-family="'Ubuntu Mono'" style:font-style-name="Standard" style:font-pitch="fixed" fo:font-size="12pt"/>
    </style:style>
    <style:style style:name="NotPossible" style:family="table-cell" style:parent-style-name="Default">
      <style:table-cell-properties fo:background-color="#808080"/>
      <style:text-properties style:font-name="Ubuntu Mono2" fo:font-family="'Ubuntu Mono'" style:font-style-name="Standard" style:font-pitch="fixed" fo:font-size="12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3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4T12:43:16.100810986</meta:creation-date>
    <meta:generator>LibreOffice/7.3.0.3$Windows_X86_64 LibreOffice_project/0f246aa12d0eee4a0f7adcefbf7c878fc2238db3</meta:generator>
    <dc:date>2022-08-23T21:37:06.144000000</dc:date>
    <meta:editing-duration>PT3H3M21S</meta:editing-duration>
    <meta:editing-cycles>52</meta:editing-cycles>
    <meta:document-statistic meta:table-count="2" meta:cell-count="4440" meta:object-count="0"/>
  </office:meta>
</office:document-meta>
</file>